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style:font-face style:name="apple-system1" svg:font-family="apple-system, BlinkMacSystemFont, 'Segoe UI', 'PingFang SC', 'Hiragino Sans GB', 'Microsoft YaHei', 'Helvetica Neue', Helvetica, Arial, sans-serif, 'Apple Color Emoji', 'Segoe UI Emoji', 'Segoe UI Symbol'"/>
  </office:font-face-decls>
  <office:automatic-styles>
    <style:style style:name="P1" style:family="paragraph" style:parent-style-name="Preformatted_20_Text">
      <style:paragraph-properties fo:margin-top="0in" fo:margin-bottom="0.1965in" style:contextual-spacing="false" fo:padding="0in" fo:border="none"/>
    </style:style>
    <style:style style:name="P2" style:family="paragraph" style:parent-style-name="Preformatted_20_Text">
      <style:paragraph-properties fo:padding="0in" fo:border="none"/>
    </style:style>
    <style:style style:name="P3" style:family="paragraph" style:parent-style-name="Preformatted_20_Text">
      <style:text-properties officeooo:rsid="001dab70" officeooo:paragraph-rsid="001dab70"/>
    </style:style>
    <style:style style:name="P4" style:family="paragraph" style:parent-style-name="Preformatted_20_Text">
      <style:paragraph-properties fo:padding="0in" fo:border="none"/>
      <style:text-properties fo:font-size="8pt" style:font-size-asian="8pt" style:font-size-complex="8pt"/>
    </style:style>
    <style:style style:name="P5" style:family="paragraph" style:parent-style-name="Preformatted_20_Text">
      <style:text-properties officeooo:paragraph-rsid="001dab70"/>
    </style:style>
    <style:style style:name="P6" style:family="paragraph" style:parent-style-name="Preformatted_20_Text">
      <style:paragraph-properties fo:padding="0in" fo:border="none"/>
      <style:text-properties officeooo:paragraph-rsid="001e8696"/>
    </style:style>
    <style:style style:name="P7" style:family="paragraph" style:parent-style-name="Preformatted_20_Text">
      <style:paragraph-properties fo:margin-top="0in" fo:margin-bottom="0.1965in" style:contextual-spacing="false" fo:padding="0in" fo:border="none"/>
      <style:text-properties officeooo:paragraph-rsid="001e8696"/>
    </style:style>
    <style:style style:name="P8" style:family="paragraph" style:parent-style-name="Preformatted_20_Text">
      <style:paragraph-properties fo:padding="0in" fo:border="none"/>
      <style:text-properties fo:font-size="9pt" style:font-size-asian="9pt" style:font-size-complex="9pt"/>
    </style:style>
    <style:style style:name="P9" style:family="paragraph" style:parent-style-name="Preformatted_20_Text">
      <style:paragraph-properties fo:margin-top="0in" fo:margin-bottom="0.1965in" style:contextual-spacing="false" fo:padding="0in" fo:border="none"/>
      <style:text-properties officeooo:paragraph-rsid="001fc33e"/>
    </style:style>
    <style:style style:name="P10" style:family="paragraph" style:parent-style-name="Preformatted_20_Text">
      <style:paragraph-properties fo:padding="0in" fo:border="none"/>
      <style:text-properties officeooo:rsid="00201ba0" officeooo:paragraph-rsid="00201ba0"/>
    </style:style>
    <style:style style:name="P11" style:family="paragraph" style:parent-style-name="Preformatted_20_Text">
      <style:paragraph-properties fo:padding="0in" fo:border="none"/>
      <style:text-properties officeooo:paragraph-rsid="00201ba0"/>
    </style:style>
    <style:style style:name="P12" style:family="paragraph" style:parent-style-name="Preformatted_20_Text">
      <style:paragraph-properties fo:padding="0in" fo:border="none"/>
      <style:text-properties officeooo:paragraph-rsid="00224d3c"/>
    </style:style>
    <style:style style:name="P13" style:family="paragraph" style:parent-style-name="Preformatted_20_Text">
      <style:paragraph-properties fo:margin-top="0in" fo:margin-bottom="0.1965in" style:contextual-spacing="false" fo:padding="0in" fo:border="none"/>
      <style:text-properties officeooo:paragraph-rsid="00224d3c"/>
    </style:style>
    <style:style style:name="P14" style:family="paragraph" style:parent-style-name="Preformatted_20_Text">
      <style:paragraph-properties fo:margin-top="0in" fo:margin-bottom="0.1965in" style:contextual-spacing="false" fo:padding="0in" fo:border="none"/>
      <style:text-properties officeooo:paragraph-rsid="00234ac1"/>
    </style:style>
    <style:style style:name="P15" style:family="paragraph" style:parent-style-name="Preformatted_20_Text">
      <style:paragraph-properties fo:margin-top="0in" fo:margin-bottom="0.1965in" style:contextual-spacing="false" fo:padding="0in" fo:border="none"/>
      <style:text-properties officeooo:paragraph-rsid="0024a267"/>
    </style:style>
    <style:style style:name="P16" style:family="paragraph" style:parent-style-name="Preformatted_20_Text">
      <style:text-properties officeooo:paragraph-rsid="0024a267"/>
    </style:style>
    <style:style style:name="P17" style:family="paragraph" style:parent-style-name="Preformatted_20_Text">
      <style:text-properties officeooo:paragraph-rsid="0025173a"/>
    </style:style>
    <style:style style:name="P18" style:family="paragraph" style:parent-style-name="Standard">
      <style:text-properties officeooo:rsid="001dab70" officeooo:paragraph-rsid="001dab70"/>
    </style:style>
    <style:style style:name="P19" style:family="paragraph" style:parent-style-name="Standard">
      <style:text-properties officeooo:paragraph-rsid="001dab70"/>
    </style:style>
    <style:style style:name="P20" style:family="paragraph" style:parent-style-name="Standard">
      <style:text-properties fo:font-size="9pt" officeooo:rsid="001dab70" officeooo:paragraph-rsid="001dab70" style:font-size-asian="9pt" style:font-size-complex="9pt"/>
    </style:style>
    <style:style style:name="P21" style:family="paragraph" style:parent-style-name="Standard">
      <style:text-properties fo:font-weight="bold" officeooo:rsid="001dab70" officeooo:paragraph-rsid="001dab70" style:font-weight-asian="bold" style:font-weight-complex="bold"/>
    </style:style>
    <style:style style:name="P22" style:family="paragraph" style:parent-style-name="Standard">
      <style:text-properties fo:font-weight="bold" officeooo:rsid="001fc33e" officeooo:paragraph-rsid="001fc33e" style:font-weight-asian="bold" style:font-weight-complex="bold"/>
    </style:style>
    <style:style style:name="P23" style:family="paragraph" style:parent-style-name="Text_20_body">
      <style:paragraph-properties fo:padding="0in" fo:border="none"/>
    </style:style>
    <style:style style:name="P24" style:family="paragraph" style:parent-style-name="Text_20_body" style:list-style-name="L1">
      <style:paragraph-properties fo:margin-top="0in" fo:margin-bottom="0in" style:contextual-spacing="false" fo:padding="0in" fo:border="none"/>
    </style:style>
    <style:style style:name="P25" style:family="paragraph" style:parent-style-name="Text_20_body" style:list-style-name="L1">
      <style:paragraph-properties fo:padding="0in" fo:border="none"/>
    </style:style>
    <style:style style:name="P26" style:family="paragraph" style:parent-style-name="Text_20_body">
      <style:text-properties officeooo:paragraph-rsid="001dab70"/>
    </style:style>
    <style:style style:name="P27" style:family="paragraph" style:parent-style-name="Text_20_body">
      <style:text-properties officeooo:rsid="001e8696" officeooo:paragraph-rsid="001e8696"/>
    </style:style>
    <style:style style:name="P28" style:family="paragraph" style:parent-style-name="Text_20_body">
      <style:text-properties officeooo:paragraph-rsid="001e8696"/>
    </style:style>
    <style:style style:name="P29" style:family="paragraph" style:parent-style-name="Text_20_body">
      <style:paragraph-properties fo:padding="0in" fo:border="none"/>
      <style:text-properties officeooo:paragraph-rsid="001e8696"/>
    </style:style>
    <style:style style:name="P30" style:family="paragraph" style:parent-style-name="Text_20_body" style:list-style-name="L2">
      <style:paragraph-properties fo:margin-top="0in" fo:margin-bottom="0in" style:contextual-spacing="false" fo:padding="0in" fo:border="none"/>
    </style:style>
    <style:style style:name="P31" style:family="paragraph" style:parent-style-name="Text_20_body" style:list-style-name="L2">
      <style:paragraph-properties fo:padding="0in" fo:border="none"/>
    </style:style>
    <style:style style:name="P32" style:family="paragraph" style:parent-style-name="Text_20_body">
      <style:text-properties officeooo:paragraph-rsid="001fc33e"/>
    </style:style>
    <style:style style:name="P33" style:family="paragraph" style:parent-style-name="Text_20_body">
      <style:paragraph-properties fo:padding="0in" fo:border="none"/>
      <style:text-properties officeooo:paragraph-rsid="001fc33e"/>
    </style:style>
    <style:style style:name="P34" style:family="paragraph" style:parent-style-name="Text_20_body" style:list-style-name="L3">
      <style:paragraph-properties fo:margin-top="0in" fo:margin-bottom="0in" style:contextual-spacing="false" fo:padding="0in" fo:border="none"/>
    </style:style>
    <style:style style:name="P35" style:family="paragraph" style:parent-style-name="Text_20_body" style:list-style-name="L3">
      <style:paragraph-properties fo:padding="0in" fo:border="none"/>
    </style:style>
    <style:style style:name="P36" style:family="paragraph" style:parent-style-name="Text_20_body">
      <style:paragraph-properties fo:padding="0in" fo:border="none"/>
      <style:text-properties officeooo:rsid="001fc33e" officeooo:paragraph-rsid="001fc33e"/>
    </style:style>
    <style:style style:name="P37" style:family="paragraph" style:parent-style-name="Text_20_body" style:list-style-name="L4">
      <style:paragraph-properties fo:margin-top="0in" fo:margin-bottom="0in" style:contextual-spacing="false" fo:padding="0in" fo:border="none"/>
    </style:style>
    <style:style style:name="P38" style:family="paragraph" style:parent-style-name="Text_20_body" style:list-style-name="L4">
      <style:paragraph-properties fo:padding="0in" fo:border="none"/>
    </style:style>
    <style:style style:name="P39" style:family="paragraph" style:parent-style-name="Text_20_body">
      <style:paragraph-properties fo:padding="0in" fo:border="none"/>
      <style:text-properties officeooo:rsid="00201ba0" officeooo:paragraph-rsid="00201ba0"/>
    </style:style>
    <style:style style:name="P40" style:family="paragraph" style:parent-style-name="Text_20_body">
      <style:paragraph-properties fo:padding="0in" fo:border="none"/>
      <style:text-properties officeooo:paragraph-rsid="00201ba0"/>
    </style:style>
    <style:style style:name="P41" style:family="paragraph" style:parent-style-name="Text_20_body">
      <style:paragraph-properties fo:padding="0in" fo:border="none"/>
      <style:text-properties officeooo:paragraph-rsid="0021ee00"/>
    </style:style>
    <style:style style:name="P42" style:family="paragraph" style:parent-style-name="Text_20_body" style:list-style-name="L6">
      <style:paragraph-properties fo:margin-top="0in" fo:margin-bottom="0in" style:contextual-spacing="false" fo:padding="0in" fo:border="none"/>
    </style:style>
    <style:style style:name="P43" style:family="paragraph" style:parent-style-name="Text_20_body" style:list-style-name="L6">
      <style:paragraph-properties fo:padding="0in" fo:border="none"/>
    </style:style>
    <style:style style:name="P44" style:family="paragraph" style:parent-style-name="Text_20_body" style:list-style-name="L7">
      <style:paragraph-properties fo:padding="0in" fo:border="none"/>
    </style:style>
    <style:style style:name="P45" style:family="paragraph" style:parent-style-name="Text_20_body" style:list-style-name="L8">
      <style:paragraph-properties fo:margin-top="0in" fo:margin-bottom="0in" style:contextual-spacing="false" fo:padding="0in" fo:border="none"/>
    </style:style>
    <style:style style:name="P46" style:family="paragraph" style:parent-style-name="Text_20_body" style:list-style-name="L8">
      <style:paragraph-properties fo:padding="0in" fo:border="none"/>
    </style:style>
    <style:style style:name="P47" style:family="paragraph" style:parent-style-name="Text_20_body" style:list-style-name="L9">
      <style:paragraph-properties fo:padding="0in" fo:border="none"/>
    </style:style>
    <style:style style:name="P48" style:family="paragraph" style:parent-style-name="Text_20_body">
      <style:paragraph-properties fo:padding="0in" fo:border="none"/>
      <style:text-properties officeooo:paragraph-rsid="00224d3c"/>
    </style:style>
    <style:style style:name="P49" style:family="paragraph" style:parent-style-name="Text_20_body">
      <style:text-properties officeooo:paragraph-rsid="00224d3c"/>
    </style:style>
    <style:style style:name="P50" style:family="paragraph" style:parent-style-name="Text_20_body" style:list-style-name="L10">
      <style:paragraph-properties fo:padding="0in" fo:border="none"/>
    </style:style>
    <style:style style:name="P51" style:family="paragraph" style:parent-style-name="Text_20_body" style:list-style-name="L11">
      <style:paragraph-properties fo:margin-top="0in" fo:margin-bottom="0in" style:contextual-spacing="false" fo:padding="0in" fo:border="none"/>
    </style:style>
    <style:style style:name="P52" style:family="paragraph" style:parent-style-name="Text_20_body" style:list-style-name="L11">
      <style:paragraph-properties fo:padding="0in" fo:border="none"/>
    </style:style>
    <style:style style:name="P53" style:family="paragraph" style:parent-style-name="Text_20_body" style:list-style-name="L12">
      <style:paragraph-properties fo:margin-top="0in" fo:margin-bottom="0in" style:contextual-spacing="false" fo:padding="0in" fo:border="none"/>
    </style:style>
    <style:style style:name="P54" style:family="paragraph" style:parent-style-name="Text_20_body" style:list-style-name="L12">
      <style:paragraph-properties fo:padding="0in" fo:border="none"/>
    </style:style>
    <style:style style:name="P55" style:family="paragraph" style:parent-style-name="Text_20_body" style:list-style-name="L13">
      <style:paragraph-properties fo:margin-top="0in" fo:margin-bottom="0in" style:contextual-spacing="false" fo:padding="0in" fo:border="none"/>
    </style:style>
    <style:style style:name="P56" style:family="paragraph" style:parent-style-name="Text_20_body" style:list-style-name="L13">
      <style:paragraph-properties fo:padding="0in" fo:border="none"/>
    </style:style>
    <style:style style:name="P57" style:family="paragraph" style:parent-style-name="Text_20_body" style:list-style-name="L14">
      <style:paragraph-properties fo:margin-top="0in" fo:margin-bottom="0in" style:contextual-spacing="false" fo:padding="0in" fo:border="none"/>
    </style:style>
    <style:style style:name="P58" style:family="paragraph" style:parent-style-name="Text_20_body" style:list-style-name="L14">
      <style:paragraph-properties fo:padding="0in" fo:border="none"/>
    </style:style>
    <style:style style:name="P59" style:family="paragraph" style:parent-style-name="Text_20_body" style:list-style-name="L15">
      <style:paragraph-properties fo:margin-top="0in" fo:margin-bottom="0in" style:contextual-spacing="false" fo:padding="0in" fo:border="none"/>
    </style:style>
    <style:style style:name="P60" style:family="paragraph" style:parent-style-name="Text_20_body" style:list-style-name="L15">
      <style:paragraph-properties fo:padding="0in" fo:border="none"/>
    </style:style>
    <style:style style:name="P61" style:family="paragraph" style:parent-style-name="Text_20_body">
      <style:text-properties officeooo:paragraph-rsid="0024a267"/>
    </style:style>
    <style:style style:name="P62" style:family="paragraph" style:parent-style-name="Text_20_body" style:list-style-name="L16">
      <style:paragraph-properties fo:padding="0in" fo:border="none"/>
    </style:style>
    <style:style style:name="P63" style:family="paragraph" style:parent-style-name="Text_20_body" style:list-style-name="L17">
      <style:paragraph-properties fo:margin-top="0in" fo:margin-bottom="0in" style:contextual-spacing="false" fo:padding="0in" fo:border="none"/>
    </style:style>
    <style:style style:name="P64" style:family="paragraph" style:parent-style-name="Text_20_body" style:list-style-name="L17">
      <style:paragraph-properties fo:padding="0in" fo:border="none"/>
    </style:style>
    <style:style style:name="P65" style:family="paragraph" style:parent-style-name="Text_20_body" style:list-style-name="L18">
      <style:paragraph-properties fo:padding="0in" fo:border="none"/>
    </style:style>
    <style:style style:name="P66" style:family="paragraph" style:parent-style-name="Text_20_body">
      <style:text-properties officeooo:paragraph-rsid="0025173a"/>
    </style:style>
    <style:style style:name="P67" style:family="paragraph" style:parent-style-name="Text_20_body" style:list-style-name="L19">
      <style:paragraph-properties fo:margin-top="0in" fo:margin-bottom="0in" style:contextual-spacing="false" fo:padding="0in" fo:border="none"/>
    </style:style>
    <style:style style:name="P68" style:family="paragraph" style:parent-style-name="Text_20_body" style:list-style-name="L19">
      <style:paragraph-properties fo:padding="0in" fo:border="none"/>
    </style:style>
    <style:style style:name="T1" style:family="text">
      <style:text-properties officeooo:rsid="001dab70"/>
    </style:style>
    <style:style style:name="T2" style:family="text">
      <style:text-properties officeooo:rsid="001dab70" loext:padding="0in" loext:border="none"/>
    </style:style>
    <style:style style:name="T3" style:family="text">
      <style:text-properties loext:padding="0in" loext:border="none"/>
    </style:style>
    <style:style style:name="T4" style:family="text">
      <style:text-properties fo:font-variant="normal" fo:text-transform="none" fo:color="#262626" loext:opacity="100%" style:font-name="apple-system" fo:font-size="10.5pt" fo:letter-spacing="normal" fo:font-style="normal" fo:font-weight="normal"/>
    </style:style>
    <style:style style:name="T5" style:family="text">
      <style:text-properties fo:font-variant="normal" fo:text-transform="none" fo:color="#262626" loext:opacity="100%" style:font-name="apple-system" fo:font-size="10.5pt" fo:letter-spacing="normal" fo:font-style="normal" fo:font-weight="normal" loext:padding="0in" loext:border="none"/>
    </style:style>
    <style:style style:name="T6" style:family="text">
      <style:text-properties fo:font-variant="normal" fo:text-transform="none" fo:color="#262626" loext:opacity="100%" style:font-name="apple-system" fo:font-size="10.5pt" fo:letter-spacing="normal" fo:font-style="normal" fo:font-weight="normal" officeooo:rsid="001dab70"/>
    </style:style>
    <style:style style:name="T7" style:family="text">
      <style:text-properties fo:font-variant="normal" fo:text-transform="none" fo:color="#262626" loext:opacity="100%" style:font-name="apple-system" fo:font-size="10.5pt" fo:letter-spacing="normal" fo:font-style="normal" fo:font-weight="normal" officeooo:rsid="001dab70" style:font-size-asian="9pt" style:font-size-complex="9pt"/>
    </style:style>
    <style:style style:name="T8" style:family="text">
      <style:text-properties fo:font-variant="normal" fo:text-transform="none" fo:color="#262626" loext:opacity="100%" style:font-name="apple-system" fo:font-size="10.5pt" fo:letter-spacing="normal" fo:font-style="normal" fo:font-weight="normal" officeooo:rsid="001e8696"/>
    </style:style>
    <style:style style:name="T9" style:family="text">
      <style:text-properties fo:font-variant="normal" fo:text-transform="none" fo:color="#262626" loext:opacity="100%" style:font-name="apple-system" fo:font-size="10.5pt" fo:letter-spacing="normal" fo:font-style="normal" fo:font-weight="normal" officeooo:rsid="0021ee00"/>
    </style:style>
    <style:style style:name="T10" style:family="text">
      <style:text-properties fo:font-variant="normal" fo:text-transform="none" fo:color="#262626" loext:opacity="100%" style:font-name="apple-system" fo:letter-spacing="normal" fo:font-style="normal" fo:font-weight="normal"/>
    </style:style>
    <style:style style:name="T11" style:family="text">
      <style:text-properties fo:font-variant="normal" fo:text-transform="none" fo:color="#262626" loext:opacity="100%" style:font-name="apple-system" fo:letter-spacing="normal" fo:font-style="normal" fo:font-weight="normal" loext:padding="0in" loext:border="none"/>
    </style:style>
    <style:style style:name="T12" style:family="text">
      <style:text-properties fo:font-variant="normal" fo:text-transform="none" fo:color="#262626" loext:opacity="100%" style:font-name="apple-system" fo:font-size="10pt" fo:letter-spacing="normal" fo:font-style="normal" fo:font-weight="normal" style:font-size-asian="10pt" style:font-size-complex="10pt"/>
    </style:style>
    <style:style style:name="T13" style:family="text">
      <style:text-properties fo:font-variant="normal" fo:text-transform="none" fo:color="#262626" loext:opacity="100%" style:font-name="apple-system" fo:font-size="9pt" fo:letter-spacing="normal" fo:font-style="normal" fo:font-weight="normal" style:font-size-asian="9pt" style:font-size-complex="9pt"/>
    </style:style>
    <style:style style:name="T14" style:family="text">
      <style:text-properties fo:font-variant="normal" fo:text-transform="none" fo:color="#262626" loext:opacity="100%" style:font-name="apple-system" fo:font-size="9pt" fo:letter-spacing="normal" fo:font-style="normal" fo:font-weight="normal" officeooo:rsid="001dab70" style:font-size-asian="9pt" style:font-size-complex="9pt"/>
    </style:style>
    <style:style style:name="T15" style:family="text">
      <style:text-properties fo:font-variant="normal" fo:text-transform="none" fo:color="#262626" loext:opacity="100%" style:font-name="apple-system" fo:font-size="9pt" fo:letter-spacing="normal" fo:font-weight="normal" officeooo:rsid="001dab70" style:font-size-asian="9pt" style:font-size-complex="9pt" loext:padding="0in" loext:border="none"/>
    </style:style>
    <style:style style:name="T16" style:family="text">
      <style:text-properties fo:font-variant="normal" fo:text-transform="none" fo:color="#262626" loext:opacity="100%" fo:letter-spacing="normal"/>
    </style:style>
    <style:style style:name="T17" style:family="text">
      <style:text-properties fo:font-variant="normal" fo:text-transform="none" fo:color="#262626" loext:opacity="100%" fo:letter-spacing="normal" loext:padding="0in" loext:border="none"/>
    </style:style>
    <style:style style:name="T18" style:family="text">
      <style:text-properties fo:font-variant="normal" fo:text-transform="none" fo:color="#262626" loext:opacity="100%" fo:font-size="10.5pt" fo:letter-spacing="normal" fo:font-style="normal" fo:font-weight="normal"/>
    </style:style>
    <style:style style:name="T19" style:family="text">
      <style:text-properties fo:font-variant="normal" fo:text-transform="none" fo:color="#262626" loext:opacity="100%" fo:font-size="10.5pt" fo:letter-spacing="normal" fo:font-style="normal" fo:font-weight="normal" loext:padding="0in" loext:border="none"/>
    </style:style>
    <style:style style:name="T20" style:family="text">
      <style:text-properties fo:font-variant="normal" fo:text-transform="none" fo:color="#262626" loext:opacity="100%" fo:font-size="10.5pt" fo:letter-spacing="normal" fo:font-style="normal" fo:font-weight="normal" loext:padding="0.0193in" loext:border="0.06pt solid #000000"/>
    </style:style>
    <style:style style:name="T21" style:family="text">
      <style:text-properties fo:font-variant="normal" fo:text-transform="none" fo:color="#262626" loext:opacity="100%" fo:font-size="10.5pt" fo:letter-spacing="normal" fo:font-style="normal" fo:font-weight="normal" officeooo:rsid="001e8696" loext:padding="0.0193in" loext:border="0.06pt solid #000000"/>
    </style:style>
    <style:style style:name="T22" style:family="text">
      <style:text-properties fo:font-variant="normal" fo:text-transform="none" fo:color="#262626" loext:opacity="100%" fo:font-size="10.5pt" fo:letter-spacing="normal" fo:font-style="normal" fo:font-weight="normal" officeooo:rsid="0021ee00"/>
    </style:style>
    <style:style style:name="T23" style:family="text">
      <style:text-properties fo:font-variant="normal" fo:text-transform="none" fo:color="#262626" loext:opacity="100%" fo:font-size="10.5pt" fo:letter-spacing="normal" fo:font-style="normal" fo:font-weight="normal" officeooo:rsid="0021ee00" loext:padding="0in" loext:border="none"/>
    </style:style>
    <style:style style:name="T24" style:family="text">
      <style:text-properties fo:font-variant="normal" fo:text-transform="none" fo:color="#262626" loext:opacity="100%" fo:font-size="10.5pt" fo:letter-spacing="normal" fo:font-style="normal" fo:font-weight="normal" officeooo:rsid="0021ee00" loext:padding="0.0193in" loext:border="0.06pt solid #000000"/>
    </style:style>
    <style:style style:name="T25" style:family="text">
      <style:text-properties fo:font-variant="normal" fo:text-transform="none" fo:color="#262626" loext:opacity="100%" fo:font-size="10.5pt" fo:letter-spacing="normal" fo:font-style="normal" fo:font-weight="normal" officeooo:rsid="00224d3c"/>
    </style:style>
    <style:style style:name="T26" style:family="text">
      <style:text-properties fo:font-variant="normal" fo:text-transform="none" fo:color="#262626" loext:opacity="100%" fo:font-size="10.5pt" fo:letter-spacing="normal" fo:font-style="normal" fo:font-weight="normal" officeooo:rsid="00224d3c" loext:padding="0in" loext:border="none"/>
    </style:style>
    <style:style style:name="T27" style:family="text">
      <style:text-properties fo:font-variant="normal" fo:text-transform="none" fo:color="#262626" loext:opacity="100%" fo:font-size="10.5pt" fo:letter-spacing="normal" fo:font-style="normal" fo:font-weight="normal" officeooo:rsid="00224d3c" loext:padding="0.0193in" loext:border="0.06pt solid #000000"/>
    </style:style>
    <style:style style:name="T28" style:family="text">
      <style:text-properties fo:font-variant="normal" fo:text-transform="none" fo:color="#262626" loext:opacity="100%" fo:font-size="10.5pt" fo:letter-spacing="normal" fo:font-style="normal" officeooo:rsid="0021ee00" loext:padding="0in" loext:border="none"/>
    </style:style>
    <style:style style:name="T29" style:family="text">
      <style:text-properties fo:font-variant="normal" fo:text-transform="none" fo:color="#262626" loext:opacity="100%" fo:font-size="10.5pt" fo:letter-spacing="normal" fo:font-style="normal" loext:padding="0in" loext:border="none"/>
    </style:style>
    <style:style style:name="T30" style:family="text">
      <style:text-properties fo:font-variant="normal" fo:text-transform="none" fo:color="#262626" loext:opacity="100%" fo:font-size="10.5pt" fo:letter-spacing="normal" fo:font-weight="normal" officeooo:rsid="0021ee00" loext:padding="0in" loext:border="none"/>
    </style:style>
    <style:style style:name="T31" style:family="text">
      <style:text-properties fo:font-variant="normal" fo:text-transform="none" fo:color="#262626" loext:opacity="100%" fo:font-size="10.5pt" fo:letter-spacing="normal" fo:font-weight="normal" loext:padding="0in" loext:border="none"/>
    </style:style>
    <style:style style:name="T32" style:family="text">
      <style:text-properties fo:font-variant="normal" fo:text-transform="none" fo:color="#262626" loext:opacity="100%" fo:font-size="8pt" fo:letter-spacing="normal" fo:font-style="normal" fo:font-weight="normal" style:font-size-asian="8pt" style:font-size-complex="8pt" loext:padding="0in" loext:border="none"/>
    </style:style>
    <style:style style:name="T33" style:family="text">
      <style:text-properties fo:font-variant="normal" fo:text-transform="none" fo:color="#262626" loext:opacity="100%" fo:font-size="10pt" fo:letter-spacing="normal" fo:font-style="normal" fo:font-weight="normal" style:font-size-asian="10pt" style:font-size-complex="10pt" loext:padding="0.0193in" loext:border="0.06pt solid #000000"/>
    </style:style>
    <style:style style:name="T34" style:family="text">
      <style:text-properties fo:font-variant="normal" fo:text-transform="none" fo:color="#262626" loext:opacity="100%" fo:font-size="9pt" fo:letter-spacing="normal" fo:font-style="normal" fo:font-weight="normal" style:font-size-asian="9pt" style:font-size-complex="9pt" loext:padding="0in" loext:border="none"/>
    </style:style>
    <style:style style:name="T35" style:family="text">
      <style:text-properties fo:font-variant="normal" fo:text-transform="none" fo:color="#262626" loext:opacity="100%" fo:font-size="9pt" fo:letter-spacing="normal" fo:font-style="normal" fo:font-weight="normal" officeooo:rsid="001dab70" style:font-size-asian="9pt" style:font-size-complex="9pt" loext:padding="0.0193in" loext:border="0.06pt solid #000000"/>
    </style:style>
    <style:style style:name="T36" style:family="text">
      <style:text-properties fo:font-variant="normal" fo:text-transform="none" fo:color="#424242" loext:opacity="100%" style:font-name="apple-system1" fo:font-size="10.5pt" fo:letter-spacing="normal" fo:font-style="normal" officeooo:rsid="0024a267" loext:padding="0in" loext:border="none"/>
    </style:style>
    <style:style style:name="T37" style:family="text">
      <style:text-properties fo:font-variant="normal" fo:text-transform="none" fo:color="#424242" loext:opacity="100%" style:font-name="apple-system1" fo:font-size="10.5pt" fo:letter-spacing="normal" fo:font-style="normal" fo:font-weight="bold" officeooo:rsid="0024a267" style:font-weight-asian="bold" style:font-weight-complex="bold" loext:padding="0in" loext:border="none"/>
    </style:style>
    <style:style style:name="T38" style:family="text">
      <style:text-properties fo:font-variant="normal" fo:text-transform="none" fo:color="#424242" loext:opacity="100%" style:font-name="apple-system1" fo:font-size="10.5pt" fo:letter-spacing="normal" fo:font-style="normal" fo:font-weight="bold" officeooo:rsid="0025173a" style:font-weight-asian="bold" style:font-weight-complex="bold" loext:padding="0in" loext:border="none"/>
    </style:style>
    <style:style style:name="T39" style:family="text">
      <style:text-properties fo:font-variant="normal" fo:text-transform="none" fo:color="#424242" loext:opacity="100%" style:font-name="apple-system1" fo:font-size="10.5pt" fo:letter-spacing="normal" fo:font-style="normal" fo:font-weight="normal" officeooo:rsid="0024a267" style:font-weight-asian="normal" style:font-weight-complex="normal" loext:padding="0in" loext:border="none"/>
    </style:style>
    <style:style style:name="T40" style:family="text">
      <style:text-properties fo:font-variant="normal" fo:text-transform="none" fo:color="#424242" loext:opacity="100%" fo:font-size="10.5pt" fo:letter-spacing="normal" fo:font-style="normal" fo:font-weight="bold" officeooo:rsid="0024a267" style:font-weight-asian="bold" style:font-weight-complex="bold" loext:padding="0in" loext:border="none"/>
    </style:style>
    <style:style style:name="T41" style:family="text">
      <style:text-properties fo:font-variant="normal" fo:text-transform="none" fo:color="#424242" loext:opacity="100%" fo:font-size="10.5pt" fo:letter-spacing="normal" fo:font-style="normal" fo:font-weight="bold" officeooo:rsid="0024a267" style:font-weight-asian="bold" style:font-weight-complex="bold" loext:padding="0.0193in" loext:border="0.06pt solid #000000"/>
    </style:style>
    <style:style style:name="T42" style:family="text">
      <style:text-properties fo:font-variant="normal" fo:text-transform="none" fo:color="#424242" loext:opacity="100%" fo:font-size="10.5pt" fo:letter-spacing="normal" fo:font-style="normal" fo:font-weight="bold" officeooo:rsid="0025173a" style:font-weight-asian="bold" style:font-weight-complex="bold" loext:padding="0in" loext:border="none"/>
    </style:style>
    <style:style style:name="T43" style:family="text">
      <style:text-properties fo:font-variant="normal" fo:text-transform="none" fo:color="#424242" loext:opacity="100%" fo:font-size="10.5pt" fo:letter-spacing="normal" fo:font-style="normal" fo:font-weight="bold" officeooo:rsid="0025173a" style:font-weight-asian="bold" style:font-weight-complex="bold" loext:padding="0.0193in" loext:border="0.06pt solid #000000"/>
    </style:style>
    <style:style style:name="T44" style:family="text">
      <style:text-properties loext:padding="0.0193in" loext:border="0.06pt solid #000000"/>
    </style:style>
    <style:style style:name="T45" style:family="text">
      <style:text-properties fo:font-size="8pt" style:font-size-asian="8pt" style:font-size-complex="8pt" loext:padding="0in" loext:border="none"/>
    </style:style>
    <style:style style:name="T46" style:family="text">
      <style:text-properties fo:font-size="10pt" style:font-size-asian="10pt" style:font-size-complex="10pt"/>
    </style:style>
    <style:style style:name="T47" style:family="text">
      <style:text-properties fo:font-size="10pt" style:font-size-asian="10pt" style:font-size-complex="10pt" loext:padding="0.0193in" loext:border="0.06pt solid #000000"/>
    </style:style>
    <style:style style:name="T48" style:family="text">
      <style:text-properties fo:font-size="10pt" style:font-size-asian="10pt" style:font-size-complex="10pt" loext:padding="0in" loext:border="none"/>
    </style:style>
    <style:style style:name="T49" style:family="text">
      <style:text-properties fo:font-size="9pt" style:font-size-asian="9pt" style:font-size-complex="9pt"/>
    </style:style>
    <style:style style:name="T50" style:family="text">
      <style:text-properties fo:font-size="9pt" style:font-size-asian="9pt" style:font-size-complex="9pt" loext:padding="0in" loext:border="none"/>
    </style:style>
    <style:style style:name="T51" style:family="text">
      <style:text-properties fo:font-size="9pt" officeooo:rsid="001e8696" style:font-size-asian="9pt" style:font-size-complex="9pt"/>
    </style:style>
    <style:style style:name="T52" style:family="text">
      <style:text-properties fo:font-size="9pt" officeooo:rsid="001e8696" style:font-size-asian="9pt" style:font-size-complex="9pt" loext:padding="0in" loext:border="none"/>
    </style:style>
    <style:style style:name="T53" style:family="text">
      <style:text-properties fo:font-size="9pt" style:font-size-asian="9pt" style:font-size-complex="9pt" loext:padding="0.0193in" loext:border="0.06pt solid #000000"/>
    </style:style>
    <style:style style:name="T54" style:family="text">
      <style:text-properties fo:font-size="9pt" officeooo:rsid="001fc33e" style:font-size-asian="9pt" style:font-size-complex="9pt" loext:padding="0in" loext:border="none"/>
    </style:style>
    <style:style style:name="T55" style:family="text">
      <style:text-properties fo:font-size="9pt" officeooo:rsid="001fc33e" style:font-size-asian="9pt" style:font-size-complex="9pt" loext:padding="0.0193in" loext:border="0.06pt solid #000000"/>
    </style:style>
    <style:style style:name="T56" style:family="text">
      <style:text-properties officeooo:rsid="001e8696" loext:padding="0in" loext:border="none"/>
    </style:style>
    <style:style style:name="T57" style:family="text">
      <style:text-properties officeooo:rsid="001fc33e"/>
    </style:style>
    <style:style style:name="T58" style:family="text">
      <style:text-properties officeooo:rsid="00201ba0"/>
    </style:style>
    <style:style style:name="T59" style:family="text">
      <style:text-properties fo:font-weight="bold" loext:padding="0in" loext:border="none"/>
    </style:style>
    <style:style style:name="T60" style:family="text">
      <style:text-properties fo:font-weight="bold" officeooo:rsid="0024a267" style:font-weight-asian="bold" style:font-weight-complex="bold" loext:padding="0in" loext:border="none"/>
    </style:style>
    <style:style style:name="T61" style:family="text">
      <style:text-properties officeooo:rsid="0021ee00"/>
    </style:style>
    <style:style style:name="T62" style:family="text">
      <style:text-properties officeooo:rsid="00224d3c"/>
    </style:style>
    <style:style style:name="T63" style:family="text">
      <style:text-properties officeooo:rsid="00224d3c" loext:padding="0in" loext:border="none"/>
    </style:style>
    <style:style style:name="T64" style:family="text">
      <style:text-properties officeooo:rsid="00224d3c" loext:padding="0.0193in" loext:border="0.06pt solid #000000"/>
    </style:style>
    <style:style style:name="T65" style:family="text">
      <style:text-properties officeooo:rsid="00234ac1" loext:padding="0in" loext:border="none"/>
    </style:style>
    <style:style style:name="T66" style:family="text">
      <style:text-properties officeooo:rsid="00234ac1" loext:padding="0.0193in" loext:border="0.06pt solid #000000"/>
    </style:style>
    <style:style style:name="T67" style:family="text">
      <style:text-properties style:text-underline-style="solid" style:text-underline-width="auto" style:text-underline-color="font-color" loext:padding="0in" loext: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ynamic programming</text:p>
      <text:p text:style-name="P22">part 1: <text:s/>linear dp</text:p>
      <text:p text:style-name="P19"><text:span text:style-name="T1">Question 1: <text:s/></text:span><text:a xlink:type="simple" xlink:href="https://leetcode.com/problems/longest-palindromic-substring/" text:style-name="Internet_20_link" text:visited-style-name="Visited_20_Internet_20_Link"><text:span text:style-name="T3">Longest Palindromic Substring</text:span></text:a><text:line-break/><text:span text:style-name="T4">Given a string </text:span><text:span text:style-name="Source_20_Text"><text:span text:style-name="T44">s</text:span></text:span><text:span text:style-name="T4">, return </text:span><text:span text:style-name="Emphasis"><text:span text:style-name="T3">the longest</text:span></text:span><text:span text:style-name="T16">  </text:span><text:span text:style-name="Emphasis"><text:span text:style-name="T3">Palindromic</text:span></text:span><text:span text:style-name="Emphasis"><text:span text:style-name="T17"> </text:span></text:span><text:span text:style-name="Emphasis"><text:span text:style-name="T3">Substring</text:span></text:span><text:span text:style-name="Emphasis"><text:span text:style-name="T17"> </text:span></text:span><text:span text:style-name="T4">in </text:span><text:span text:style-name="Source_20_Text"><text:span text:style-name="T44">s</text:span></text:span><text:span text:style-name="T4">.</text:span></text:p>
      <text:p text:style-name="P18"><text:span text:style-name="T4">Ans:</text:span></text:p>
      <text:p text:style-name="P3"><text:span text:style-name="Source_20_Text"><text:span text:style-name="T32">public class Solution {</text:span></text:span></text:p>
      <text:p text:style-name="P2"><text:span text:style-name="Source_20_Text"><text:span text:style-name="T45"><text:s text:c="4"/>public String longestPalindrome(String s) {</text:span></text:span></text:p>
      <text:p text:style-name="P2"><text:span text:style-name="Source_20_Text"><text:span text:style-name="T45"><text:s text:c="8"/>if (s.length() &lt;= 1) {</text:span></text:span></text:p>
      <text:p text:style-name="P2"><text:span text:style-name="Source_20_Text"><text:span text:style-name="T45"><text:s text:c="12"/>return s;</text:span></text:span></text:p>
      <text:p text:style-name="P2"><text:span text:style-name="Source_20_Text"><text:span text:style-name="T45"><text:s text:c="8"/>}</text:span></text:span></text:p>
      <text:p text:style-name="P4"/>
      <text:p text:style-name="P2"><text:span text:style-name="Source_20_Text"><text:span text:style-name="T45"><text:s text:c="8"/>int maxLen = 1;</text:span></text:span></text:p>
      <text:p text:style-name="P2"><text:span text:style-name="Source_20_Text"><text:span text:style-name="T45"><text:s text:c="8"/>String maxStr = s.substring(0, 1);</text:span></text:span></text:p>
      <text:p text:style-name="P4"/>
      <text:p text:style-name="P2"><text:span text:style-name="Source_20_Text"><text:span text:style-name="T45"><text:s text:c="8"/>for (int i = 0; i &lt; s.length(); i++) {</text:span></text:span></text:p>
      <text:p text:style-name="P2"><text:span text:style-name="Source_20_Text"><text:span text:style-name="T45"><text:s text:c="12"/>for (int j = i + maxLen; j &lt;= s.length(); j++) {</text:span></text:span></text:p>
      <text:p text:style-name="P2"><text:span text:style-name="Source_20_Text"><text:span text:style-name="T45"><text:s text:c="16"/>if (j - i &gt; maxLen &amp;&amp; isPalindrome(s.substring(i, j))) {</text:span></text:span></text:p>
      <text:p text:style-name="P2"><text:span text:style-name="Source_20_Text"><text:span text:style-name="T45"><text:s text:c="20"/>maxLen = j - i;</text:span></text:span></text:p>
      <text:p text:style-name="P2"><text:span text:style-name="Source_20_Text"><text:span text:style-name="T45"><text:s text:c="20"/>maxStr = s.substring(i, j);</text:span></text:span></text:p>
      <text:p text:style-name="P2"><text:span text:style-name="Source_20_Text"><text:span text:style-name="T45"><text:s text:c="16"/>}</text:span></text:span></text:p>
      <text:p text:style-name="P2"><text:span text:style-name="Source_20_Text"><text:span text:style-name="T45"><text:s text:c="12"/>}</text:span></text:span></text:p>
      <text:p text:style-name="P2"><text:span text:style-name="Source_20_Text"><text:span text:style-name="T45"><text:s text:c="8"/>}</text:span></text:span></text:p>
      <text:p text:style-name="P4"/>
      <text:p text:style-name="P2"><text:span text:style-name="Source_20_Text"><text:span text:style-name="T45"><text:s text:c="8"/>return maxStr;</text:span></text:span></text:p>
      <text:p text:style-name="P2"><text:span text:style-name="Source_20_Text"><text:span text:style-name="T45"><text:s text:c="4"/>}</text:span></text:span></text:p>
      <text:p text:style-name="P4"/>
      <text:p text:style-name="P2"><text:span text:style-name="Source_20_Text"><text:span text:style-name="T45"><text:s text:c="4"/>private boolean isPalindrome(String str) {</text:span></text:span></text:p>
      <text:p text:style-name="P2"><text:span text:style-name="Source_20_Text"><text:span text:style-name="T45"><text:s text:c="8"/>int left = 0;</text:span></text:span></text:p>
      <text:p text:style-name="P2"><text:span text:style-name="Source_20_Text"><text:span text:style-name="T45"><text:s text:c="8"/>int right = str.length() - 1;</text:span></text:span></text:p>
      <text:p text:style-name="P4"/>
      <text:p text:style-name="P2"><text:span text:style-name="Source_20_Text"><text:span text:style-name="T45"><text:s text:c="8"/>while (left &lt; right) {</text:span></text:span></text:p>
      <text:p text:style-name="P2"><text:span text:style-name="Source_20_Text"><text:span text:style-name="T45"><text:s text:c="12"/>if (str.charAt(left) != str.charAt(right)) {</text:span></text:span></text:p>
      <text:p text:style-name="P2"><text:span text:style-name="Source_20_Text"><text:span text:style-name="T45"><text:s text:c="16"/>return false;</text:span></text:span></text:p>
      <text:p text:style-name="P2"><text:span text:style-name="Source_20_Text"><text:span text:style-name="T45"><text:s text:c="12"/>}</text:span></text:span></text:p>
      <text:p text:style-name="P2"><text:span text:style-name="Source_20_Text"><text:span text:style-name="T45"><text:s text:c="12"/>left++;</text:span></text:span></text:p>
      <text:p text:style-name="P2"><text:span text:style-name="Source_20_Text"><text:span text:style-name="T45"><text:s text:c="12"/>right--;</text:span></text:span></text:p>
      <text:p text:style-name="P2"><text:span text:style-name="Source_20_Text"><text:span text:style-name="T45"><text:s text:c="8"/>}</text:span></text:span></text:p>
      <text:p text:style-name="P4"/>
      <text:p text:style-name="P2"><text:span text:style-name="Source_20_Text"><text:span text:style-name="T45"><text:s text:c="8"/>return true;</text:span></text:span></text:p>
      <text:p text:style-name="P2"><text:span text:style-name="Source_20_Text"><text:span text:style-name="T45"><text:s text:c="4"/>}</text:span></text:span></text:p>
      <text:p text:style-name="P1"><text:span text:style-name="Source_20_Text"><text:span text:style-name="T45">}</text:span></text:span></text:p>
      <text:p text:style-name="P19"><text:span text:style-name="T6">Question 2: <text:s/></text:span><text:a xlink:type="simple" xlink:href="https://leetcode.com/problems/regular-expression-matching/" text:style-name="Internet_20_link" text:visited-style-name="Visited_20_Internet_20_Link"><text:span text:style-name="T5">Regular Expression Matching</text:span></text:a><text:span text:style-name="T4"><text:line-break/></text:span><text:span text:style-name="T12">Given an input string </text:span><text:span text:style-name="Source_20_Text"><text:span text:style-name="T33">s</text:span></text:span><text:span text:style-name="T12"> and a pattern </text:span><text:span text:style-name="Source_20_Text"><text:span text:style-name="T33">p</text:span></text:span><text:span text:style-name="T12">, implement regular expression matching with support for </text:span><text:span text:style-name="Source_20_Text"><text:span text:style-name="T33">'.'</text:span></text:span><text:span text:style-name="T12"> and </text:span><text:span text:style-name="Source_20_Text"><text:span text:style-name="T33">'*'</text:span></text:span><text:span text:style-name="T12"> where:</text:span></text:p>
      <text:list xml:id="list3949171158" text:style-name="L1">
        <text:list-item>
          <text:p text:style-name="P24"><text:span text:style-name="Source_20_Text"><text:span text:style-name="T47">'.'</text:span></text:span><text:span text:style-name="T46"> Matches any single character.​​​​</text:span></text:p>
        </text:list-item>
        <text:list-item>
          <text:p text:style-name="P25"><text:span text:style-name="Source_20_Text"><text:span text:style-name="T47">'*'</text:span></text:span><text:span text:style-name="T46"> Matches zero or more of the preceding element.</text:span></text:p>
        </text:list-item>
      </text:list>
      <text:p text:style-name="P23"><text:span text:style-name="T46">The matching should cover the </text:span><text:span text:style-name="Strong_20_Emphasis"><text:span text:style-name="T48">entire</text:span></text:span><text:span text:style-name="T46"> input string (not partial).</text:span></text:p>
      <text:p text:style-name="P18"><text:span text:style-name="T4">Ans:</text:span></text:p>
      <text:p text:style-name="P3"><text:span text:style-name="Source_20_Text"><text:span text:style-name="T34">class Solution {</text:span></text:span></text:p>
      <text:p text:style-name="P2"><text:span text:style-name="Source_20_Text"><text:span text:style-name="T50"><text:s text:c="4"/>public boolean isMatch(String s, String p) {</text:span></text:span></text:p>
      <text:p text:style-name="P2"><text:span text:style-name="Source_20_Text"><text:span text:style-name="T50"><text:s text:c="8"/>int dp[][]=new int[s.length()+1][p.length()+1];</text:span></text:span></text:p>
      <text:p text:style-name="P2"><text:span text:style-name="Source_20_Text"><text:span text:style-name="T50"><text:s text:c="8"/>return sol(s,p,dp);</text:span></text:span></text:p>
      <text:p text:style-name="P2"><text:span text:style-name="Source_20_Text"><text:span text:style-name="T50"><text:s text:c="4"/>}</text:span></text:span></text:p>
      <text:p text:style-name="P2"><text:span text:style-name="Source_20_Text"><text:span text:style-name="T50"><text:s text:c="4"/>public boolean sol(String s,String p,int[][] dp){</text:span></text:span></text:p>
      <text:p text:style-name="P2"><text:span text:style-name="Source_20_Text"><text:span text:style-name="T50"><text:s text:c="8"/>int m=s.length(),n=p.length();</text:span></text:span></text:p>
      <text:p text:style-name="P2"><text:span text:style-name="Source_20_Text"><text:span text:style-name="T50"><text:s text:c="8"/>if(n==0) return m==0;</text:span></text:span></text:p>
      <text:p text:style-name="P2"><text:span text:style-name="Source_20_Text"><text:span text:style-name="T50"><text:s text:c="8"/>if(dp[m][n]!=0) return dp[m][n]==1;</text:span></text:span></text:p>
      <text:p text:style-name="P2"><text:span text:style-name="Source_20_Text"><text:span text:style-name="T50"><text:s text:c="8"/>boolean f=(s.length()&gt;0 &amp;&amp; (s.charAt(0)==p.charAt(0) || p.charAt(0)=='.'));</text:span></text:span></text:p>
      <text:p text:style-name="P2"><text:span text:style-name="Source_20_Text"><text:span text:style-name="T50"><text:s text:c="8"/>boolean ans=false;</text:span></text:span></text:p>
      <text:p text:style-name="P2"><text:span text:style-name="Source_20_Text"><text:span text:style-name="T50"><text:s text:c="8"/>if(n&gt;1 &amp;&amp; p.charAt(1)=='*'){</text:span></text:span></text:p>
      <text:p text:style-name="P2"><text:span text:style-name="Source_20_Text"><text:span text:style-name="T50"><text:s text:c="12"/>ans=(sol(s,p.substring(2),dp) || (f &amp;&amp; sol(s.substring(1),p,dp)));</text:span></text:span></text:p>
      <text:p text:style-name="P2"><text:span text:style-name="Source_20_Text"><text:span text:style-name="T50"><text:s text:c="8"/>}else{</text:span></text:span></text:p>
      <text:p text:style-name="P2"><text:span text:style-name="Source_20_Text"><text:span text:style-name="T50"><text:s text:c="12"/>ans=(f &amp;&amp; sol(s.substring(1),p.substring(1),dp));</text:span></text:span></text:p>
      <text:p text:style-name="P2"><text:soft-page-break/><text:span text:style-name="Source_20_Text"><text:span text:style-name="T50"><text:s text:c="8"/>}</text:span></text:span></text:p>
      <text:p text:style-name="P2"><text:span text:style-name="Source_20_Text"><text:span text:style-name="T50"><text:s text:c="8"/>if(ans) dp[m][n]=1;</text:span></text:span></text:p>
      <text:p text:style-name="P2"><text:span text:style-name="Source_20_Text"><text:span text:style-name="T50"><text:s text:c="8"/>else dp[m][n]=-1;</text:span></text:span></text:p>
      <text:p text:style-name="P2"><text:span text:style-name="Source_20_Text"><text:span text:style-name="T50"><text:s text:c="8"/>return ans;</text:span></text:span></text:p>
      <text:p text:style-name="P2"><text:span text:style-name="Source_20_Text"><text:span text:style-name="T50"><text:s text:c="4"/>}</text:span></text:span></text:p>
      <text:p text:style-name="P1"><text:span text:style-name="Source_20_Text"><text:span text:style-name="T50">}</text:span></text:span></text:p>
      <text:p text:style-name="P19"><text:span text:style-name="T14">Question 3: </text:span><text:a xlink:type="simple" xlink:href="https://leetcode.com/problems/generate-parentheses/" text:style-name="Internet_20_link" text:visited-style-name="Visited_20_Internet_20_Link"><text:span text:style-name="T11">Generate Parentheses</text:span></text:a><text:span text:style-name="T10"><text:line-break/></text:span><text:span text:style-name="T7">Given </text:span><text:span text:style-name="Source_20_Text"><text:span text:style-name="T35">n</text:span></text:span><text:span text:style-name="T14"> </text:span><text:span text:style-name="T7">pairs of parentheses, write a function to </text:span><text:span text:style-name="Emphasis"><text:span text:style-name="T15">generate all combinations of well-formed parentheses</text:span></text:span><text:span text:style-name="T7">.</text:span></text:p>
      <text:p text:style-name="P18"><text:span text:style-name="T13">Ans:</text:span></text:p>
      <text:p text:style-name="P3"><text:span text:style-name="Source_20_Text"><text:span text:style-name="T34">class Solution {</text:span></text:span></text:p>
      <text:p text:style-name="P2"><text:span text:style-name="Source_20_Text"><text:span text:style-name="T3"><text:s text:c="4"/>public List&lt;String&gt; generateParenthesis(int n) {</text:span></text:span></text:p>
      <text:p text:style-name="P2"><text:span text:style-name="Source_20_Text"><text:span text:style-name="T3"><text:s text:c="8"/>List&lt;String&gt; res = new ArrayList&lt;String&gt;();</text:span></text:span></text:p>
      <text:p text:style-name="P2"><text:span text:style-name="Source_20_Text"><text:span text:style-name="T3"><text:s text:c="8"/>recurse(res, 0, 0, "", n);</text:span></text:span></text:p>
      <text:p text:style-name="P2"><text:span text:style-name="Source_20_Text"><text:span text:style-name="T3"><text:s text:c="8"/>return res;</text:span></text:span></text:p>
      <text:p text:style-name="P2"><text:span text:style-name="Source_20_Text"><text:span text:style-name="T3"><text:s text:c="4"/>}</text:span></text:span></text:p>
      <text:p text:style-name="P2"><text:span text:style-name="Source_20_Text"><text:span text:style-name="T3"><text:s text:c="4"/></text:span></text:span></text:p>
      <text:p text:style-name="P2"><text:span text:style-name="Source_20_Text"><text:span text:style-name="T3"><text:s text:c="4"/>public void recurse(List&lt;String&gt; res, int left, int right, String s, int n) {</text:span></text:span></text:p>
      <text:p text:style-name="P2"><text:span text:style-name="Source_20_Text"><text:span text:style-name="T3"><text:s text:c="8"/>if (s.length() == n * 2) {</text:span></text:span></text:p>
      <text:p text:style-name="P2"><text:span text:style-name="Source_20_Text"><text:span text:style-name="T3"><text:s text:c="12"/>res.add(s);</text:span></text:span></text:p>
      <text:p text:style-name="P2"><text:span text:style-name="Source_20_Text"><text:span text:style-name="T3"><text:s text:c="12"/>return;</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if (left &lt; n) {</text:span></text:span></text:p>
      <text:p text:style-name="P2"><text:span text:style-name="Source_20_Text"><text:span text:style-name="T3"><text:s text:c="12"/>recurse(res, left + 1, right, s + "(", n);</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if (right &lt; left) {</text:span></text:span></text:p>
      <text:p text:style-name="P2"><text:span text:style-name="Source_20_Text"><text:span text:style-name="T3"><text:s text:c="12"/>recurse(res, left, right + 1, s + ")", n);</text:span></text:span></text:p>
      <text:p text:style-name="P2"><text:span text:style-name="Source_20_Text"><text:span text:style-name="T3"><text:s text:c="8"/>}</text:span></text:span></text:p>
      <text:p text:style-name="P2"><text:span text:style-name="Source_20_Text"><text:span text:style-name="T3"><text:s text:c="4"/></text:span></text:span><text:span text:style-name="Source_20_Text"><text:span text:style-name="T2">}</text:span></text:span></text:p>
      <text:p text:style-name="P1"><text:span text:style-name="Source_20_Text"><text:span text:style-name="T3">}</text:span></text:span></text:p>
      <text:p text:style-name="P26"><text:span text:style-name="T1">Question 4: </text:span><text:a xlink:type="simple" xlink:href="https://leetcode.com/problems/longest-valid-parentheses/" text:style-name="Internet_20_link" text:visited-style-name="Visited_20_Internet_20_Link"><text:span text:style-name="T3">Longest Valid Parentheses</text:span></text:a><text:line-break/><text:span text:style-name="T4">Given a string containing just the characters </text:span><text:span text:style-name="Source_20_Text"><text:span text:style-name="T44">'('</text:span></text:span><text:span text:style-name="T16"> </text:span><text:span text:style-name="T4">and </text:span><text:span text:style-name="Source_20_Text"><text:span text:style-name="T44">')'</text:span></text:span><text:span text:style-name="T4">, return </text:span><text:span text:style-name="Emphasis"><text:span text:style-name="T3">the length of the longest valid (well-formed) parentheses  substring.</text:span></text:span></text:p>
      <text:p text:style-name="P26"><text:span text:style-name="Emphasis"><text:span text:style-name="T1">Ans:</text:span></text:span></text:p>
      <text:p text:style-name="P5"><text:span text:style-name="Emphasis"><text:span text:style-name="Source_20_Text"><text:span text:style-name="T3">class Solution {</text:span></text:span></text:span></text:p>
      <text:p text:style-name="P2"><text:span text:style-name="Source_20_Text"><text:span text:style-name="T3"><text:s text:c="4"/>public int longestValidParentheses(String s) {</text:span></text:span></text:p>
      <text:p text:style-name="P2"><text:span text:style-name="Source_20_Text"><text:span text:style-name="T3"><text:s text:c="8"/>Stack&lt;Integer&gt; stack = new Stack&lt;&gt;();</text:span></text:span></text:p>
      <text:p text:style-name="P2"><text:span text:style-name="Source_20_Text"><text:span text:style-name="T3"><text:s text:c="8"/>stack.push(-1);</text:span></text:span></text:p>
      <text:p text:style-name="P2"><text:span text:style-name="Source_20_Text"><text:span text:style-name="T3"><text:s text:c="8"/>int max =0;</text:span></text:span></text:p>
      <text:p text:style-name="P2"><text:span text:style-name="Source_20_Text"><text:span text:style-name="T3"><text:s text:c="8"/>for(int i=0;i&lt;s.length();i++){</text:span></text:span></text:p>
      <text:p text:style-name="P2"><text:span text:style-name="Source_20_Text"><text:span text:style-name="T3"><text:s text:c="12"/>if(s.charAt(i)=='('){</text:span></text:span></text:p>
      <text:p text:style-name="P2"><text:span text:style-name="Source_20_Text"><text:span text:style-name="T3"><text:s text:c="16"/>stack.push(i);</text:span></text:span></text:p>
      <text:p text:style-name="P2"><text:span text:style-name="Source_20_Text"><text:span text:style-name="T3"><text:s text:c="12"/>}else{</text:span></text:span></text:p>
      <text:p text:style-name="P2"><text:span text:style-name="Source_20_Text"><text:span text:style-name="T3"><text:s text:c="16"/>stack.pop();</text:span></text:span></text:p>
      <text:p text:style-name="P2"/>
      <text:p text:style-name="P2"><text:span text:style-name="Source_20_Text"><text:span text:style-name="T3"><text:s text:c="16"/>if(!stack.isEmpty()){</text:span></text:span></text:p>
      <text:p text:style-name="P2"><text:span text:style-name="Source_20_Text"><text:span text:style-name="T3"><text:s text:c="20"/>max = Math.max(max,i-stack.peek());</text:span></text:span></text:p>
      <text:p text:style-name="P2"><text:span text:style-name="Source_20_Text"><text:span text:style-name="T3"><text:s text:c="16"/>}</text:span></text:span></text:p>
      <text:p text:style-name="P2"><text:span text:style-name="Source_20_Text"><text:span text:style-name="T3"><text:s text:c="16"/>else{</text:span></text:span></text:p>
      <text:p text:style-name="P2"><text:span text:style-name="Source_20_Text"><text:span text:style-name="T3"><text:s text:c="20"/>stack.push(i);</text:span></text:span></text:p>
      <text:p text:style-name="P2"><text:span text:style-name="Source_20_Text"><text:span text:style-name="T3"><text:s text:c="16"/></text:span></text:span><text:span text:style-name="Source_20_Text"><text:span text:style-name="T56">}</text:span></text:span><text:span text:style-name="Source_20_Text"><text:span text:style-name="T3"> } }</text:span></text:span></text:p>
      <text:p text:style-name="P2"><text:span text:style-name="Source_20_Text"><text:span text:style-name="T3"><text:s/>return max;</text:span></text:span></text:p>
      <text:p text:style-name="P2"><text:soft-page-break/><text:span text:style-name="Source_20_Text"><text:span text:style-name="T3"><text:s text:c="4"/></text:span></text:span><text:span text:style-name="Source_20_Text"><text:span text:style-name="T56">} </text:span></text:span><text:span text:style-name="Source_20_Text"><text:span text:style-name="T3">}</text:span></text:span></text:p>
      <text:p text:style-name="P28"><text:span text:style-name="T8">Question 5: </text:span><text:a xlink:type="simple" xlink:href="https://leetcode.com/problems/trapping-rain-water/" text:style-name="Internet_20_link" text:visited-style-name="Visited_20_Internet_20_Link"><text:span text:style-name="T5">Trapping Rain Water</text:span></text:a><text:span text:style-name="T4"><text:line-break/></text:span><text:span text:style-name="T8">Given </text:span><text:span text:style-name="Source_20_Text"><text:span text:style-name="T21">n</text:span></text:span><text:span text:style-name="T8"> non-negative integers representing an elevation map where the width of each bar is </text:span><text:span text:style-name="Source_20_Text"><text:span text:style-name="T21">1</text:span></text:span><text:span text:style-name="T8">, compute how much water it can trap after raining.</text:span></text:p>
      <text:p text:style-name="P27"><text:span text:style-name="T4">Ans: </text:span><text:span text:style-name="Source_20_Text"><text:span text:style-name="T34">public class Solution {</text:span></text:span></text:p>
      <text:p text:style-name="P2"><text:span text:style-name="Source_20_Text"><text:span text:style-name="T50"><text:s text:c="4"/>public int trap(int[] h) {</text:span></text:span></text:p>
      <text:p text:style-name="P2"><text:span text:style-name="Source_20_Text"><text:span text:style-name="T50"><text:s text:c="8"/>int l = 0, r = h.length - 1, lmax = Integer.MIN_VALUE, rmax = Integer.MIN_VALUE, ans = 0;</text:span></text:span></text:p>
      <text:p text:style-name="P2"><text:span text:style-name="Source_20_Text"><text:span text:style-name="T50"><text:s text:c="8"/>while (l &lt; r) {</text:span></text:span></text:p>
      <text:p text:style-name="P2"><text:span text:style-name="Source_20_Text"><text:span text:style-name="T50"><text:s text:c="8"/>lmax = Math.max(lmax, h[l]);</text:span></text:span></text:p>
      <text:p text:style-name="P2"><text:span text:style-name="Source_20_Text"><text:span text:style-name="T50"><text:s text:c="8"/>rmax = Math.max(rmax, h[r]);</text:span></text:span></text:p>
      <text:p text:style-name="P2"><text:span text:style-name="Source_20_Text"><text:span text:style-name="T50"><text:s text:c="8"/>ans += (lmax &lt; rmax) ? lmax - h[l++] : rmax - h[r--];</text:span></text:span></text:p>
      <text:p text:style-name="P2"><text:span text:style-name="Source_20_Text"><text:span text:style-name="T50"><text:s text:c="8"/>}</text:span></text:span></text:p>
      <text:p text:style-name="P2"><text:span text:style-name="Source_20_Text"><text:span text:style-name="T50"><text:s text:c="8"/>return ans;</text:span></text:span></text:p>
      <text:p text:style-name="P2"><text:span text:style-name="Source_20_Text"><text:span text:style-name="T50"><text:s text:c="4"/>} }</text:span></text:span></text:p>
      <text:p text:style-name="P6"><text:span text:style-name="Source_20_Text"><text:span text:style-name="T51">Question 6: </text:span></text:span><text:a xlink:type="simple" xlink:href="https://leetcode.com/problems/wildcard-matching/" text:style-name="Internet_20_link" text:visited-style-name="Visited_20_Internet_20_Link"><text:span text:style-name="Source_20_Text"><text:span text:style-name="T50">Wildcard Matching</text:span></text:span></text:a><text:span text:style-name="Source_20_Text"><text:span text:style-name="T49"><text:line-break/>Given an input string (</text:span></text:span><text:span text:style-name="Source_20_Text"><text:span text:style-name="T53">s</text:span></text:span><text:span text:style-name="Source_20_Text"><text:span text:style-name="T49">) and a pattern (</text:span></text:span><text:span text:style-name="Source_20_Text"><text:span text:style-name="T53">p</text:span></text:span><text:span text:style-name="Source_20_Text"><text:span text:style-name="T49">), implement wildcard pattern matching with support for </text:span></text:span><text:span text:style-name="Source_20_Text"><text:span text:style-name="T53">'?'</text:span></text:span><text:span text:style-name="Source_20_Text"><text:span text:style-name="T49"> and </text:span></text:span><text:span text:style-name="Source_20_Text"><text:span text:style-name="T53">'*'</text:span></text:span><text:span text:style-name="Source_20_Text"><text:span text:style-name="T49"> where:</text:span></text:span></text:p>
      <text:list xml:id="list1019046451" text:style-name="L2">
        <text:list-item>
          <text:p text:style-name="P30"><text:span text:style-name="Source_20_Text"><text:span text:style-name="T53">'?'</text:span></text:span><text:span text:style-name="T49"> Matches any single character.</text:span></text:p>
        </text:list-item>
        <text:list-item>
          <text:p text:style-name="P31"><text:span text:style-name="Source_20_Text"><text:span text:style-name="T53">'*'</text:span></text:span><text:span text:style-name="T49"> Matches any sequence of characters (including the empty sequence).</text:span></text:p>
        </text:list-item>
      </text:list>
      <text:p text:style-name="P29"><text:span text:style-name="T49">The matching should cover the </text:span><text:span text:style-name="Strong_20_Emphasis"><text:span text:style-name="T50">entire</text:span></text:span><text:span text:style-name="T49"> input string (not partial).</text:span></text:p>
      <text:p text:style-name="P29"><text:span text:style-name="T51">Ans: </text:span><text:span text:style-name="Source_20_Text"><text:span text:style-name="T52">class Solution {</text:span></text:span></text:p>
      <text:p text:style-name="P2"><text:span text:style-name="Source_20_Text"><text:span text:style-name="T50"><text:s text:c="4"/>public boolean isMatch(String s, String p) {</text:span></text:span></text:p>
      <text:p text:style-name="P2"><text:span text:style-name="Source_20_Text"><text:span text:style-name="T50"><text:s text:c="8"/>dp = new int[s.length()][p.length()];</text:span></text:span></text:p>
      <text:p text:style-name="P2"><text:span text:style-name="Source_20_Text"><text:span text:style-name="T50"><text:s text:c="8"/>return helper(s, p, 0, 0);</text:span></text:span></text:p>
      <text:p text:style-name="P2"><text:span text:style-name="Source_20_Text"><text:span text:style-name="T50"><text:s text:c="4"/>}</text:span></text:span></text:p>
      <text:p text:style-name="P8"/>
      <text:p text:style-name="P2"><text:span text:style-name="Source_20_Text"><text:span text:style-name="T50"><text:s text:c="4"/>int[][] dp;</text:span></text:span></text:p>
      <text:p text:style-name="P2"><text:span text:style-name="Source_20_Text"><text:span text:style-name="T50"><text:s text:c="4"/></text:span></text:span></text:p>
      <text:p text:style-name="P2"><text:span text:style-name="Source_20_Text"><text:span text:style-name="T50"><text:s text:c="4"/>private boolean helper(String s, String p, int iS, int iP) {</text:span></text:span></text:p>
      <text:p text:style-name="P2"><text:span text:style-name="Source_20_Text"><text:span text:style-name="T50"><text:s text:c="8"/>// base case one: retrun true if we match all chars to the end</text:span></text:span></text:p>
      <text:p text:style-name="P2"><text:span text:style-name="Source_20_Text"><text:span text:style-name="T50"><text:s text:c="8"/>if((iS == s.length() &amp;&amp; iP == p.length()) </text:span></text:span></text:p>
      <text:p text:style-name="P2"><text:span text:style-name="Source_20_Text"><text:span text:style-name="T50"><text:s text:c="8"/>|| (iS == s.length() &amp;&amp; isRestAllAsterisk(p, iP))) {</text:span></text:span></text:p>
      <text:p text:style-name="P2"><text:span text:style-name="Source_20_Text"><text:span text:style-name="T50"><text:s text:c="12"/>return true;</text:span></text:span></text:p>
      <text:p text:style-name="P2"><text:span text:style-name="Source_20_Text"><text:span text:style-name="T50"><text:s text:c="8"/>}</text:span></text:span></text:p>
      <text:p text:style-name="P2"><text:span text:style-name="Source_20_Text"><text:span text:style-name="T50"><text:s text:c="8"/>// base case two: return false if only one of them make it to the end</text:span></text:span></text:p>
      <text:p text:style-name="P2"><text:span text:style-name="Source_20_Text"><text:span text:style-name="T50"><text:s text:c="8"/>if(iS &gt;= s.length() || iP &gt;= p.length()) {</text:span></text:span></text:p>
      <text:p text:style-name="P2"><text:span text:style-name="Source_20_Text"><text:span text:style-name="T50"><text:s text:c="12"/>return false;</text:span></text:span></text:p>
      <text:p text:style-name="P2"><text:span text:style-name="Source_20_Text"><text:span text:style-name="T50"><text:s text:c="8"/>}</text:span></text:span></text:p>
      <text:p text:style-name="P2"><text:span text:style-name="Source_20_Text"><text:span text:style-name="T50"><text:s text:c="8"/>// base case three: return false if current p is not '?' or '*' and is nat a matched char to s</text:span></text:span></text:p>
      <text:p text:style-name="P2"><text:span text:style-name="Source_20_Text"><text:span text:style-name="T50"><text:s text:c="8"/>if(p.charAt(iP) != '?' &amp;&amp; p.charAt(iP) != '*' &amp;&amp; s.charAt(iS) != p.charAt(iP)) {</text:span></text:span></text:p>
      <text:p text:style-name="P2"><text:span text:style-name="Source_20_Text"><text:span text:style-name="T50"><text:s text:c="12"/>return false;</text:span></text:span></text:p>
      <text:p text:style-name="P2"><text:span text:style-name="Source_20_Text"><text:span text:style-name="T50"><text:s text:c="8"/>}</text:span></text:span></text:p>
      <text:p text:style-name="P2"><text:span text:style-name="Source_20_Text"><text:span text:style-name="T50"><text:s text:c="8"/>// if we already have an answer, just return the answer</text:span></text:span></text:p>
      <text:p text:style-name="P2"><text:span text:style-name="Source_20_Text"><text:span text:style-name="T50"><text:s text:c="8"/>if(dp[iS][iP] != 0) {</text:span></text:span></text:p>
      <text:p text:style-name="P2"><text:span text:style-name="Source_20_Text"><text:span text:style-name="T50"><text:s text:c="12"/>return dp[iS][iP] == 1;</text:span></text:span></text:p>
      <text:p text:style-name="P2"><text:span text:style-name="Source_20_Text"><text:span text:style-name="T50"><text:s text:c="8"/>}</text:span></text:span></text:p>
      <text:p text:style-name="P2"><text:span text:style-name="Source_20_Text"><text:span text:style-name="T50"><text:s text:c="8"/>boolean res = false;</text:span></text:span></text:p>
      <text:p text:style-name="P2"><text:span text:style-name="Source_20_Text"><text:span text:style-name="T50"><text:s text:c="8"/>switch(p.charAt(iP)) {</text:span></text:span></text:p>
      <text:p text:style-name="P2"><text:span text:style-name="Source_20_Text"><text:span text:style-name="T50"><text:s text:c="12"/>case '?':</text:span></text:span></text:p>
      <text:p text:style-name="P2"><text:span text:style-name="Source_20_Text"><text:span text:style-name="T50"><text:s text:c="16"/>// have to match one char</text:span></text:span></text:p>
      <text:p text:style-name="P2"><text:span text:style-name="Source_20_Text"><text:span text:style-name="T50"><text:s text:c="16"/>res = res || helper(s, p, iS + 1, iP + 1);</text:span></text:span></text:p>
      <text:p text:style-name="P2"><text:span text:style-name="Source_20_Text"><text:span text:style-name="T50"><text:s text:c="16"/>break;</text:span></text:span></text:p>
      <text:p text:style-name="P2"><text:span text:style-name="Source_20_Text"><text:span text:style-name="T50"><text:s text:c="12"/>case '*':</text:span></text:span></text:p>
      <text:p text:style-name="P2"><text:span text:style-name="Source_20_Text"><text:span text:style-name="T50"><text:s text:c="16"/>// tricky part</text:span></text:span></text:p>
      <text:p text:style-name="P2"><text:span text:style-name="Source_20_Text"><text:span text:style-name="T50"><text:s text:c="16"/>// we can either match multiple chars or nothing</text:span></text:span></text:p>
      <text:p text:style-name="P2"><text:span text:style-name="Source_20_Text"><text:span text:style-name="T50"><text:s text:c="16"/>res = res || helper(s, p, iS, iP + 1); // match nothing</text:span></text:span></text:p>
      <text:p text:style-name="P2"><text:soft-page-break/><text:span text:style-name="Source_20_Text"><text:span text:style-name="T50"><text:s text:c="16"/>res = res || helper(s, p, iS + 1, iP + 1); // match one char</text:span></text:span></text:p>
      <text:p text:style-name="P2"><text:span text:style-name="Source_20_Text"><text:span text:style-name="T50"><text:s text:c="16"/>res = res || helper(s, p, iS + 1, iP); // match one char with no cost</text:span></text:span></text:p>
      <text:p text:style-name="P2"><text:span text:style-name="Source_20_Text"><text:span text:style-name="T50"><text:s text:c="16"/>break;</text:span></text:span></text:p>
      <text:p text:style-name="P2"><text:span text:style-name="Source_20_Text"><text:span text:style-name="T50"><text:s text:c="12"/>default:</text:span></text:span></text:p>
      <text:p text:style-name="P2"><text:span text:style-name="Source_20_Text"><text:span text:style-name="T50"><text:s text:c="16"/>// same char, have to match one char</text:span></text:span></text:p>
      <text:p text:style-name="P2"><text:span text:style-name="Source_20_Text"><text:span text:style-name="T50"><text:s text:c="16"/>res = res || helper(s, p, iS + 1, iP + 1);</text:span></text:span></text:p>
      <text:p text:style-name="P2"><text:span text:style-name="Source_20_Text"><text:span text:style-name="T50"><text:s text:c="8"/>}</text:span></text:span></text:p>
      <text:p text:style-name="P2"><text:span text:style-name="Source_20_Text"><text:span text:style-name="T50"><text:s text:c="8"/>// memorize answer for later use</text:span></text:span></text:p>
      <text:p text:style-name="P2"><text:span text:style-name="Source_20_Text"><text:span text:style-name="T50"><text:s text:c="8"/>dp[iS][iP] = res ? 1 : -1;</text:span></text:span></text:p>
      <text:p text:style-name="P2"><text:span text:style-name="Source_20_Text"><text:span text:style-name="T50"><text:s text:c="8"/>return res;</text:span></text:span></text:p>
      <text:p text:style-name="P2"><text:span text:style-name="Source_20_Text"><text:span text:style-name="T50"><text:s text:c="4"/>}</text:span></text:span></text:p>
      <text:p text:style-name="P8"/>
      <text:p text:style-name="P2"><text:span text:style-name="Source_20_Text"><text:span text:style-name="T50"><text:s text:c="4"/>private boolean isRestAllAsterisk(String p, int iP) {</text:span></text:span></text:p>
      <text:p text:style-name="P2"><text:span text:style-name="Source_20_Text"><text:span text:style-name="T50"><text:s text:c="8"/>for(int i = iP ; i &lt; p.length() ; i++) {</text:span></text:span></text:p>
      <text:p text:style-name="P2"><text:span text:style-name="Source_20_Text"><text:span text:style-name="T50"><text:s text:c="12"/>if(p.charAt(i) != '*') {</text:span></text:span></text:p>
      <text:p text:style-name="P2"><text:span text:style-name="Source_20_Text"><text:span text:style-name="T50"><text:s text:c="16"/>return false;</text:span></text:span></text:p>
      <text:p text:style-name="P2"><text:span text:style-name="Source_20_Text"><text:span text:style-name="T50"><text:s text:c="12"/>}</text:span></text:span></text:p>
      <text:p text:style-name="P2"><text:span text:style-name="Source_20_Text"><text:span text:style-name="T50"><text:s text:c="8"/>}</text:span></text:span></text:p>
      <text:p text:style-name="P2"><text:span text:style-name="Source_20_Text"><text:span text:style-name="T50"><text:s text:c="8"/>return true;</text:span></text:span></text:p>
      <text:p text:style-name="P2"><text:span text:style-name="Source_20_Text"><text:span text:style-name="T50"><text:s text:c="4"/>}</text:span></text:span></text:p>
      <text:p text:style-name="P7"><text:span text:style-name="Source_20_Text"><text:span text:style-name="T50">}</text:span></text:span></text:p>
      <text:p text:style-name="P7"><text:span text:style-name="Source_20_Text"><text:span text:style-name="T52">Question </text:span></text:span><text:span text:style-name="Source_20_Text"><text:span text:style-name="T54">7:</text:span></text:span><text:a xlink:type="simple" xlink:href="https://leetcode.com/problems/climbing-stairs/" text:style-name="Internet_20_link" text:visited-style-name="Visited_20_Internet_20_Link"><text:span text:style-name="Source_20_Text"><text:span text:style-name="T54">Climbing Stairs</text:span></text:span></text:a><text:span text:style-name="Source_20_Text"><text:span text:style-name="T54"><text:line-break/>You are climbing a staircase. It takes </text:span></text:span><text:span text:style-name="Source_20_Text"><text:span text:style-name="T55">n</text:span></text:span><text:span text:style-name="Source_20_Text"><text:span text:style-name="T54"> steps to reach the top. </text:span></text:span>Each time you can either climb <text:span text:style-name="Source_20_Text"><text:span text:style-name="T44">1</text:span></text:span> or <text:span text:style-name="Source_20_Text"><text:span text:style-name="T44">2</text:span></text:span> steps. In how many distinct ways can you climb to the top?</text:p>
      <text:p text:style-name="P9"><text:span text:style-name="Source_20_Text"><text:span text:style-name="T54">Ans: class Solution { </text:span></text:span><text:span text:style-name="Source_20_Text"><text:span text:style-name="T3"><text:s/>public int climbStairs(int n) {</text:span></text:span></text:p>
      <text:p text:style-name="P2"><text:span text:style-name="Source_20_Text"><text:span text:style-name="T3"><text:s text:c="8"/>if (n == 0 || n == 1) {</text:span></text:span></text:p>
      <text:p text:style-name="P2"><text:span text:style-name="Source_20_Text"><text:span text:style-name="T3"><text:s text:c="12"/>return 1;</text:span></text:span></text:p>
      <text:p text:style-name="P2"><text:span text:style-name="Source_20_Text"><text:span text:style-name="T3"><text:s text:c="8"/>}</text:span></text:span></text:p>
      <text:p text:style-name="P2"><text:span text:style-name="Source_20_Text"><text:span text:style-name="T3"><text:s text:c="8"/>return climbStairs(n-1) + climbStairs(n-2);</text:span></text:span></text:p>
      <text:p text:style-name="P2"><text:span text:style-name="Source_20_Text"><text:span text:style-name="T3"><text:s text:c="4"/>} }</text:span></text:span></text:p>
      <text:p text:style-name="P9"><text:span text:style-name="Source_20_Text"><text:span text:style-name="T54">Question 8: </text:span></text:span><text:a xlink:type="simple" xlink:href="https://leetcode.com/problems/best-time-to-buy-and-sell-stock/" text:style-name="Internet_20_link" text:visited-style-name="Visited_20_Internet_20_Link"><text:span text:style-name="Source_20_Text"><text:span text:style-name="T54">Best Time to Buy and Sell Stock</text:span></text:span></text:a><text:span text:style-name="Source_20_Text"><text:span text:style-name="T54"><text:line-break/>You are given an array </text:span></text:span><text:span text:style-name="Source_20_Text"><text:span text:style-name="T55">prices</text:span></text:span><text:span text:style-name="Source_20_Text"><text:span text:style-name="T54"> where </text:span></text:span><text:span text:style-name="Source_20_Text"><text:span text:style-name="T55">prices[i]</text:span></text:span><text:span text:style-name="Source_20_Text"><text:span text:style-name="T54"> is the price of a given stock on the </text:span></text:span><text:span text:style-name="Source_20_Text"><text:span text:style-name="T55">i</text:span></text:span><text:span text:style-name="Source_20_Text"><text:span text:style-name="T54">th day. </text:span></text:span>You want to maximize your profit by choosing a <text:span text:style-name="Strong_20_Emphasis"><text:span text:style-name="T3">single day</text:span></text:span> to buy one stock and choosing a <text:span text:style-name="Strong_20_Emphasis"><text:span text:style-name="T3">different day in the future</text:span></text:span> to sell that stock. Return <text:span text:style-name="Emphasis"><text:span text:style-name="T3">the maximum profit you can achieve from this transaction</text:span></text:span>. If you cannot achieve any profit, return <text:span text:style-name="Source_20_Text"><text:span text:style-name="T44">0</text:span></text:span>.</text:p>
      <text:p text:style-name="P9"><text:span text:style-name="Source_20_Text"><text:span text:style-name="T54">Ans:class Solution { </text:span></text:span><text:span text:style-name="Source_20_Text"><text:span text:style-name="T3">public int maxProfit(int[] prices) {</text:span></text:span></text:p>
      <text:p text:style-name="P2"><text:span text:style-name="Source_20_Text"><text:span text:style-name="T3"><text:s text:c="8"/>int lsf = Integer.MAX_VALUE;</text:span></text:span></text:p>
      <text:p text:style-name="P2"><text:span text:style-name="Source_20_Text"><text:span text:style-name="T3"><text:s text:c="8"/>int op = 0;</text:span></text:span></text:p>
      <text:p text:style-name="P2"><text:span text:style-name="Source_20_Text"><text:span text:style-name="T3"><text:s text:c="8"/>int pist = 0;</text:span></text:span></text:p>
      <text:p text:style-name="P2"><text:span text:style-name="Source_20_Text"><text:span text:style-name="T3"><text:s text:c="8"/></text:span></text:span></text:p>
      <text:p text:style-name="P2"><text:span text:style-name="Source_20_Text"><text:span text:style-name="T3"><text:s text:c="8"/>for(int i = 0; i &lt; prices.length; i++){</text:span></text:span></text:p>
      <text:p text:style-name="P2"><text:span text:style-name="Source_20_Text"><text:span text:style-name="T3"><text:s text:c="12"/>if(prices[i] &lt; lsf){</text:span></text:span></text:p>
      <text:p text:style-name="P2"><text:span text:style-name="Source_20_Text"><text:span text:style-name="T3"><text:s text:c="16"/>lsf = prices[i];</text:span></text:span></text:p>
      <text:p text:style-name="P2"><text:span text:style-name="Source_20_Text"><text:span text:style-name="T3"><text:s text:c="12"/>}</text:span></text:span></text:p>
      <text:p text:style-name="P2"><text:span text:style-name="Source_20_Text"><text:span text:style-name="T3"><text:s text:c="12"/>pist = prices[i] - lsf;</text:span></text:span></text:p>
      <text:p text:style-name="P2"><text:span text:style-name="Source_20_Text"><text:span text:style-name="T3"><text:s text:c="12"/>if(op &lt; pist){</text:span></text:span></text:p>
      <text:p text:style-name="P2"><text:span text:style-name="Source_20_Text"><text:span text:style-name="T3"><text:s text:c="16"/>op = pist;</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return op;</text:span></text:span></text:p>
      <text:p text:style-name="P2"><text:span text:style-name="Source_20_Text"><text:span text:style-name="T3"><text:s text:c="4"/>} }</text:span></text:span></text:p>
      <text:p text:style-name="P2"><text:span text:style-name="Source_20_Text"/></text:p>
      <text:p text:style-name="P9"><text:soft-page-break/><text:span text:style-name="Source_20_Text"><text:span text:style-name="T54">Question 9: </text:span></text:span><text:a xlink:type="simple" xlink:href="https://leetcode.com/problems/min-cost-climbing-stairs/" text:style-name="Internet_20_link" text:visited-style-name="Visited_20_Internet_20_Link"><text:span text:style-name="Source_20_Text"><text:span text:style-name="T54">Min Cost Climbing Stairs</text:span></text:span></text:a><text:span text:style-name="Source_20_Text"><text:span text:style-name="T54"><text:line-break/>You are given an integer array </text:span></text:span><text:span text:style-name="Source_20_Text"><text:span text:style-name="T55">cost</text:span></text:span><text:span text:style-name="Source_20_Text"><text:span text:style-name="T54"> where </text:span></text:span><text:span text:style-name="Source_20_Text"><text:span text:style-name="T55">cost[i]</text:span></text:span><text:span text:style-name="Source_20_Text"><text:span text:style-name="T54"> is the cost of </text:span></text:span><text:span text:style-name="Source_20_Text"><text:span text:style-name="T55">i</text:span></text:span><text:span text:style-name="Source_20_Text"><text:span text:style-name="T54">th step on a staircase. Once you pay the cost, you can either climb one or two steps. </text:span></text:span>You can either start from the step with index <text:span text:style-name="Source_20_Text"><text:span text:style-name="T44">0</text:span></text:span>, or the step with index <text:span text:style-name="Source_20_Text"><text:span text:style-name="T44">1</text:span></text:span>. Return <text:span text:style-name="Emphasis"><text:span text:style-name="T3">the minimum cost to reach the top of the floor</text:span></text:span>.</text:p>
      <text:p text:style-name="P32"><text:span text:style-name="T57">Ans: </text:span><text:span text:style-name="Source_20_Text"><text:span text:style-name="T3">class Solution {</text:span></text:span></text:p>
      <text:p text:style-name="P2"><text:span text:style-name="Source_20_Text"><text:span text:style-name="T3"><text:s text:c="4"/>public int minCostClimbingStairs(int[] cost) {</text:span></text:span></text:p>
      <text:p text:style-name="P2"><text:span text:style-name="Source_20_Text"><text:span text:style-name="T3"><text:s text:c="8"/>int n = cost.length;</text:span></text:span></text:p>
      <text:p text:style-name="P2"><text:span text:style-name="Source_20_Text"><text:span text:style-name="T3"><text:s text:c="8"/>int[] dp = new int[n];</text:span></text:span></text:p>
      <text:p text:style-name="P2"/>
      <text:p text:style-name="P2"><text:span text:style-name="Source_20_Text"><text:span text:style-name="T3"><text:s text:c="8"/>dp[0] = cost[0];</text:span></text:span></text:p>
      <text:p text:style-name="P2"><text:span text:style-name="Source_20_Text"><text:span text:style-name="T3"><text:s text:c="8"/>dp[1] = cost[1];</text:span></text:span></text:p>
      <text:p text:style-name="P2"/>
      <text:p text:style-name="P2"><text:span text:style-name="Source_20_Text"><text:span text:style-name="T3"><text:s text:c="8"/>for (int i = 2; i &lt; n; i++) {</text:span></text:span></text:p>
      <text:p text:style-name="P2"><text:span text:style-name="Source_20_Text"><text:span text:style-name="T3"><text:s text:c="12"/>dp[i] = cost[i] + Math.min(dp[i - 1], dp[i - 2]);</text:span></text:span></text:p>
      <text:p text:style-name="P2"><text:span text:style-name="Source_20_Text"><text:span text:style-name="T3"><text:s text:c="8"/>}</text:span></text:span></text:p>
      <text:p text:style-name="P2"/>
      <text:p text:style-name="P2"><text:span text:style-name="Source_20_Text"><text:span text:style-name="T3"><text:s text:c="8"/>return Math.min(dp[n - 1], dp[n - 2]);</text:span></text:span></text:p>
      <text:p text:style-name="P2"><text:span text:style-name="Source_20_Text"><text:span text:style-name="T3"><text:s text:c="4"/>}</text:span></text:span></text:p>
      <text:p text:style-name="P1"><text:span text:style-name="Source_20_Text"><text:span text:style-name="T3">}</text:span></text:span></text:p>
      <text:p text:style-name="P32"><text:span text:style-name="T57">Question 10: </text:span><text:a xlink:type="simple" xlink:href="https://leetcode.com/problems/divisor-game/" text:style-name="Internet_20_link" text:visited-style-name="Visited_20_Internet_20_Link"><text:span text:style-name="T3">Divisor Game</text:span></text:a><text:line-break/>Alice and Bob take turns playing a game, with Alice starting first. Initially, there is a number <text:span text:style-name="Source_20_Text"><text:span text:style-name="T44">n</text:span></text:span> on the chalkboard. On each player's turn, that player makes a move consisting of:</text:p>
      <text:list xml:id="list1635475802" text:style-name="L3">
        <text:list-item>
          <text:p text:style-name="P34">Choosing any <text:span text:style-name="Source_20_Text"><text:span text:style-name="T44">x</text:span></text:span> with <text:span text:style-name="Source_20_Text"><text:span text:style-name="T44">0 &lt; x &lt; n</text:span></text:span> and <text:span text:style-name="Source_20_Text"><text:span text:style-name="T44">n % x == 0</text:span></text:span>.</text:p>
        </text:list-item>
        <text:list-item>
          <text:p text:style-name="P35">Replacing the number <text:span text:style-name="Source_20_Text"><text:span text:style-name="T44">n</text:span></text:span> on the chalkboard with <text:span text:style-name="Source_20_Text"><text:span text:style-name="T44">n - x</text:span></text:span>.</text:p>
        </text:list-item>
      </text:list>
      <text:p text:style-name="P23">Also, if a player cannot make a move, they lose the game. Return <text:span text:style-name="Source_20_Text"><text:span text:style-name="T44">true</text:span></text:span> <text:span text:style-name="Emphasis"><text:span text:style-name="T3">if and only if Alice wins the game, assuming both players play optimally</text:span></text:span>.</text:p>
      <text:p text:style-name="P33"><text:span text:style-name="T57">Ans: </text:span><text:span text:style-name="Source_20_Text"><text:span text:style-name="T3">class Solution {</text:span></text:span></text:p>
      <text:p text:style-name="P2"><text:span text:style-name="Source_20_Text"><text:span text:style-name="T3"><text:s text:c="4"/>public boolean divisorGame(int n) {</text:span></text:span></text:p>
      <text:p text:style-name="P2"><text:span text:style-name="Source_20_Text"><text:span text:style-name="T3"><text:s text:c="8"/>if(n%2 == 0) return true;</text:span></text:span></text:p>
      <text:p text:style-name="P2"><text:span text:style-name="Source_20_Text"><text:span text:style-name="T3"><text:s text:c="8"/>return false;</text:span></text:span></text:p>
      <text:p text:style-name="P2"><text:span text:style-name="Source_20_Text"><text:span text:style-name="T3"><text:s text:c="4"/>}</text:span></text:span></text:p>
      <text:p text:style-name="P1"><text:span text:style-name="Source_20_Text"><text:span text:style-name="T3">}</text:span></text:span></text:p>
      <text:p text:style-name="P33"><text:span text:style-name="T57">Question 11: </text:span><text:a xlink:type="simple" xlink:href="https://leetcode.com/problems/decode-ways/" text:style-name="Internet_20_link" text:visited-style-name="Visited_20_Internet_20_Link"><text:span text:style-name="T3">Decode Ways</text:span></text:a><text:line-break/>A message containing letters from <text:span text:style-name="Source_20_Text"><text:span text:style-name="T44">A-Z</text:span></text:span> can be <text:span text:style-name="Strong_20_Emphasis"><text:span text:style-name="T3">encoded</text:span></text:span> into numbers using the following mapping:</text:p>
      <text:p text:style-name="P2">'A' -&gt; "1"</text:p>
      <text:p text:style-name="P2">'B' -&gt; "2"</text:p>
      <text:p text:style-name="P2">...</text:p>
      <text:p text:style-name="P1">'Z' -&gt; "26"</text:p>
      <text:p text:style-name="P23">To <text:span text:style-name="Strong_20_Emphasis"><text:span text:style-name="T3">decode</text:span></text:span> an encoded message, all the digits must be grouped then mapped back into letters using the reverse of the mapping above (there may be multiple ways). For example, <text:span text:style-name="Source_20_Text"><text:span text:style-name="T44">"11106"</text:span></text:span> can be mapped into:</text:p>
      <text:list xml:id="list4260789127" text:style-name="L4">
        <text:list-item>
          <text:p text:style-name="P37"><text:soft-page-break/><text:span text:style-name="Source_20_Text"><text:span text:style-name="T44">"AAJF"</text:span></text:span> with the grouping <text:span text:style-name="Source_20_Text"><text:span text:style-name="T44">(1 1 10 6)</text:span></text:span></text:p>
        </text:list-item>
        <text:list-item>
          <text:p text:style-name="P38"><text:span text:style-name="Source_20_Text"><text:span text:style-name="T44">"KJF"</text:span></text:span> with the grouping <text:span text:style-name="Source_20_Text"><text:span text:style-name="T44">(11 10 6)</text:span></text:span></text:p>
        </text:list-item>
      </text:list>
      <text:p text:style-name="P23">Note that the grouping <text:span text:style-name="Source_20_Text"><text:span text:style-name="T44">(1 11 06)</text:span></text:span> is invalid because <text:span text:style-name="Source_20_Text"><text:span text:style-name="T44">"06"</text:span></text:span> cannot be mapped into <text:span text:style-name="Source_20_Text"><text:span text:style-name="T44">'F'</text:span></text:span> since <text:span text:style-name="Source_20_Text"><text:span text:style-name="T44">"6"</text:span></text:span> is different from <text:span text:style-name="Source_20_Text"><text:span text:style-name="T44">"06"</text:span></text:span>.</text:p>
      <text:p text:style-name="P23">Given a string <text:span text:style-name="Source_20_Text"><text:span text:style-name="T44">s</text:span></text:span> containing only digits, return <text:span text:style-name="Emphasis"><text:span text:style-name="T3">the </text:span></text:span><text:span text:style-name="Emphasis"><text:span text:style-name="Strong_20_Emphasis"><text:span text:style-name="T3">number</text:span></text:span></text:span><text:span text:style-name="Emphasis"><text:span text:style-name="T3"> of ways to </text:span></text:span><text:span text:style-name="Emphasis"><text:span text:style-name="Strong_20_Emphasis"><text:span text:style-name="T3">decode</text:span></text:span></text:span><text:span text:style-name="Emphasis"><text:span text:style-name="T3"> it</text:span></text:span>.</text:p>
      <text:p text:style-name="P33"><text:span text:style-name="T57">Ans: </text:span><text:span text:style-name="Source_20_Text"><text:span text:style-name="T3">public int numDecodings(String s) {</text:span></text:span></text:p>
      <text:p text:style-name="P2"><text:span text:style-name="Source_20_Text"><text:span text:style-name="T3"><text:s text:c="8"/>return s.length()==0?0:numDecodings(0,s); <text:s text:c="5"/></text:span></text:span></text:p>
      <text:p text:style-name="P2"><text:span text:style-name="Source_20_Text"><text:span text:style-name="T3"><text:s text:c="4"/>}</text:span></text:span></text:p>
      <text:p text:style-name="P2"><text:span text:style-name="Source_20_Text"><text:span text:style-name="T3"><text:s text:c="4"/>private int numDecodings(int p, String s) {</text:span></text:span></text:p>
      <text:p text:style-name="P2"><text:span text:style-name="Source_20_Text"><text:span text:style-name="T3"><text:s text:c="8"/>int n=s.length();</text:span></text:span></text:p>
      <text:p text:style-name="P2"><text:span text:style-name="Source_20_Text"><text:span text:style-name="T3"><text:s text:c="8"/>if(p==n) return 1;</text:span></text:span></text:p>
      <text:p text:style-name="P2"><text:span text:style-name="Source_20_Text"><text:span text:style-name="T3"><text:s text:c="8"/>if(s.charAt(p)=='0') return 0;</text:span></text:span></text:p>
      <text:p text:style-name="P2"><text:span text:style-name="Source_20_Text"><text:span text:style-name="T3"><text:s text:c="8"/>int res=numDecodings(p+1,s);</text:span></text:span></text:p>
      <text:p text:style-name="P2"><text:span text:style-name="Source_20_Text"><text:span text:style-name="T3"><text:s text:c="8"/>if(p&lt;n-1&amp;&amp;(s.charAt(p)=='1'||s.charAt(p)=='2'&amp;&amp;s.charAt(p+1)&lt;'7')) </text:span></text:span></text:p>
      <text:p text:style-name="P2"><text:span text:style-name="Source_20_Text"><text:span text:style-name="T3"><text:s text:c="24"/>res+=numDecodings(p+2,s);</text:span></text:span></text:p>
      <text:p text:style-name="P2"><text:span text:style-name="Source_20_Text"><text:span text:style-name="T3"><text:s text:c="8"/>return res;</text:span></text:span></text:p>
      <text:p text:style-name="P1"><text:span text:style-name="Source_20_Text"><text:span text:style-name="T3"><text:s text:c="4"/>}</text:span></text:span></text:p>
      <text:p text:style-name="P40"><text:span text:style-name="T58">Question 12:</text:span><text:a xlink:type="simple" xlink:href="https://leetcode.com/problems/unique-binary-search-trees/" text:style-name="Internet_20_link" text:visited-style-name="Visited_20_Internet_20_Link"><text:span text:style-name="T3">Unique Binary Search Trees</text:span></text:a><text:line-break/><text:span text:style-name="T4">Given an integer </text:span><text:span text:style-name="Source_20_Text"><text:span text:style-name="T44">n</text:span></text:span><text:span text:style-name="T4">, return </text:span><text:span text:style-name="Emphasis"><text:span text:style-name="T3">the number of structurally unique </text:span></text:span><text:span text:style-name="Emphasis"><text:span text:style-name="Strong_20_Emphasis"><text:span text:style-name="T3">BST'</text:span></text:span></text:span><text:span text:style-name="Emphasis"><text:span text:style-name="T3">s (binary search trees) which has exactly </text:span></text:span><text:span text:style-name="Source_20_Text"><text:span text:style-name="T44">n</text:span></text:span><text:span text:style-name="Emphasis"><text:span text:style-name="T3"> nodes of unique values from</text:span></text:span><text:span text:style-name="T16"> </text:span><text:span text:style-name="Source_20_Text"><text:span text:style-name="T44">1</text:span></text:span><text:span text:style-name="T16"> </text:span><text:span text:style-name="Emphasis"><text:span text:style-name="T3">to</text:span></text:span><text:span text:style-name="T16"> </text:span><text:span text:style-name="Source_20_Text"><text:span text:style-name="T44">n</text:span></text:span><text:span text:style-name="T4">.</text:span></text:p>
      <text:p text:style-name="P39">Ans: <text:span text:style-name="Source_20_Text"><text:span text:style-name="T3">public int numTrees(int n) {</text:span></text:span></text:p>
      <text:p text:style-name="P2"><text:span text:style-name="Source_20_Text"><text:span text:style-name="T3"><text:s text:c="2"/>int [] G = new int[n+1];</text:span></text:span></text:p>
      <text:p text:style-name="P2"><text:span text:style-name="Source_20_Text"><text:span text:style-name="T3"><text:s text:c="2"/>G[0] = G[1] = 1;</text:span></text:span></text:p>
      <text:p text:style-name="P2"><text:span text:style-name="Source_20_Text"><text:span text:style-name="T3"><text:s text:c="4"/></text:span></text:span></text:p>
      <text:p text:style-name="P2"><text:span text:style-name="Source_20_Text"><text:span text:style-name="T3"><text:s text:c="2"/>for(int i=2; i&lt;=n; ++i) {</text:span></text:span></text:p>
      <text:p text:style-name="P2"><text:span text:style-name="Source_20_Text"><text:span text:style-name="T3"><text:s text:c="4"/>for(int j=1; j&lt;=i; ++j) {</text:span></text:span></text:p>
      <text:p text:style-name="P2"><text:span text:style-name="Source_20_Text"><text:span text:style-name="T3"><text:s text:c="6"/>G[i] += G[j-1] * G[i-j];</text:span></text:span></text:p>
      <text:p text:style-name="P2"><text:span text:style-name="Source_20_Text"><text:span text:style-name="T3"><text:s text:c="4"/>}</text:span></text:span></text:p>
      <text:p text:style-name="P2"><text:span text:style-name="Source_20_Text"><text:span text:style-name="T3"><text:s text:c="2"/>}</text:span></text:span></text:p>
      <text:p text:style-name="P2"><text:span text:style-name="Source_20_Text"><text:span text:style-name="T3"><text:s text:c="2"/>return G[n];</text:span></text:span></text:p>
      <text:p text:style-name="P1"><text:span text:style-name="Source_20_Text"><text:span text:style-name="T3">}</text:span></text:span></text:p>
      <text:p text:style-name="P40"><text:span text:style-name="T58">Question 13: </text:span><text:a xlink:type="simple" xlink:href="https://leetcode.com/problems/house-robber/" text:style-name="Internet_20_link" text:visited-style-name="Visited_20_Internet_20_Link"><text:span text:style-name="T3">House Robber</text:span></text:a><text:line-break/>You are a professional robber planning to rob houses along a street. Each house has a certain amount of money stashed, the only constraint stopping you from robbing each of them is that adjacent houses have security systems connected and <text:span text:style-name="T59">it will automatically contact the police if two adjacent houses were broken into on the same night</text:span>. Given an integer array <text:span text:style-name="Source_20_Text"><text:span text:style-name="T44">nums</text:span></text:span> representing the amount of money of each house, return <text:span text:style-name="Emphasis"><text:span text:style-name="T3">the maximum amount of money you can rob tonight </text:span></text:span><text:span text:style-name="Emphasis"><text:span text:style-name="T59">without alerting the police</text:span></text:span></text:p>
      <text:p text:style-name="P40"><text:span text:style-name="T58">Ans: </text:span><text:span text:style-name="Source_20_Text"><text:span text:style-name="T3">class Solution {</text:span></text:span></text:p>
      <text:p text:style-name="P2"><text:span text:style-name="Source_20_Text"><text:span text:style-name="T3"><text:s text:c="4"/>public int rob(int[] nums) {</text:span></text:span></text:p>
      <text:p text:style-name="P2"><text:span text:style-name="Source_20_Text"><text:span text:style-name="T3"><text:s text:c="8"/>int dp[]=new int[nums.length+1];</text:span></text:span></text:p>
      <text:p text:style-name="P2"><text:span text:style-name="Source_20_Text"><text:span text:style-name="T3"><text:s text:c="8"/>Arrays.fill(dp,-1);</text:span></text:span></text:p>
      <text:p text:style-name="P2"><text:span text:style-name="Source_20_Text"><text:span text:style-name="T3"><text:s text:c="8"/>return solve(0,nums,dp);</text:span></text:span></text:p>
      <text:p text:style-name="P2"><text:span text:style-name="Source_20_Text"><text:span text:style-name="T3"><text:s text:c="4"/>}</text:span></text:span></text:p>
      <text:p text:style-name="P2"><text:soft-page-break/><text:span text:style-name="Source_20_Text"><text:span text:style-name="T3"><text:s text:c="4"/>public static int solve(int i,int[] nums,int dp[]){</text:span></text:span></text:p>
      <text:p text:style-name="P2"><text:span text:style-name="Source_20_Text"><text:span text:style-name="T3"><text:s text:c="8"/>if(i&gt;=nums.length) return 0;</text:span></text:span></text:p>
      <text:p text:style-name="P2"><text:span text:style-name="Source_20_Text"><text:span text:style-name="T3"><text:s text:c="8"/>if(dp[i]!=-1)return dp[i];</text:span></text:span></text:p>
      <text:p text:style-name="P2"><text:span text:style-name="Source_20_Text"><text:span text:style-name="T3"><text:s text:c="8"/>int left=0;</text:span></text:span></text:p>
      <text:p text:style-name="P2"><text:span text:style-name="Source_20_Text"><text:span text:style-name="T3"><text:s text:c="8"/>int right=0;</text:span></text:span></text:p>
      <text:p text:style-name="P2"><text:span text:style-name="Source_20_Text"><text:span text:style-name="T3"><text:s text:c="8"/>if(i&lt;nums.length)</text:span></text:span></text:p>
      <text:p text:style-name="P2"><text:span text:style-name="Source_20_Text"><text:span text:style-name="T3"><text:s text:c="7"/>left= nums[i]+solve(i+2,nums,dp);</text:span></text:span></text:p>
      <text:p text:style-name="P2"><text:span text:style-name="Source_20_Text"><text:span text:style-name="T3"><text:s text:c="7"/>if(i+1&lt;nums.length)</text:span></text:span></text:p>
      <text:p text:style-name="P2"><text:span text:style-name="Source_20_Text"><text:span text:style-name="T3"><text:s text:c="9"/>right=nums[i+1]+solve(i+3,nums,dp);</text:span></text:span></text:p>
      <text:p text:style-name="P2"><text:span text:style-name="Source_20_Text"><text:span text:style-name="T3"><text:s text:c="8"/>return dp[i]=Math.max(left,right);</text:span></text:span></text:p>
      <text:p text:style-name="P2"><text:span text:style-name="Source_20_Text"><text:span text:style-name="T3">} }</text:span></text:span></text:p>
      <text:p text:style-name="P40"><text:span text:style-name="T58">Question 14: </text:span><text:a xlink:type="simple" xlink:href="https://leetcode.com/problems/perfect-squares/" text:style-name="Internet_20_link" text:visited-style-name="Visited_20_Internet_20_Link"><text:span text:style-name="T3">Perfect Squares</text:span></text:a><text:line-break/>Given an integer <text:span text:style-name="Source_20_Text"><text:span text:style-name="T44">n</text:span></text:span>, return <text:span text:style-name="Emphasis"><text:span text:style-name="T3">the least number of perfect square numbers that sum to</text:span></text:span> <text:span text:style-name="Source_20_Text"><text:span text:style-name="T44">n</text:span></text:span>. A <text:span text:style-name="Strong_20_Emphasis"><text:span text:style-name="T3">perfect square</text:span></text:span> is an integer that is the square of an integer; in other words, it is the product of some integer with itself. For example, <text:span text:style-name="Source_20_Text"><text:span text:style-name="T44">1</text:span></text:span>, <text:span text:style-name="Source_20_Text"><text:span text:style-name="T44">4</text:span></text:span>, <text:span text:style-name="Source_20_Text"><text:span text:style-name="T44">9</text:span></text:span>, and <text:span text:style-name="Source_20_Text"><text:span text:style-name="T44">16</text:span></text:span> are perfect squares while <text:span text:style-name="Source_20_Text"><text:span text:style-name="T44">3</text:span></text:span> and <text:span text:style-name="Source_20_Text"><text:span text:style-name="T44">11</text:span></text:span> are not</text:p>
      <text:p text:style-name="P40"><text:span text:style-name="T58">Ans: </text:span><text:span text:style-name="Source_20_Text"><text:span text:style-name="T3">class Solution {</text:span></text:span></text:p>
      <text:p text:style-name="P2"><text:span text:style-name="Source_20_Text"><text:span text:style-name="T3"><text:s text:c="4"/>public int numSquares(int n) {</text:span></text:span></text:p>
      <text:p text:style-name="P2"><text:span text:style-name="Source_20_Text"><text:span text:style-name="T3"><text:s text:c="8"/>Queue&lt;Integer&gt; queue= new LinkedList&lt;&gt;();</text:span></text:span></text:p>
      <text:p text:style-name="P2"><text:span text:style-name="Source_20_Text"><text:span text:style-name="T3"><text:s text:c="8"/>HashSet &lt;Integer&gt; visit= new HashSet&lt;&gt;(); // To remove duplicate values in queue</text:span></text:span></text:p>
      <text:p text:style-name="P2"><text:span text:style-name="Source_20_Text"><text:span text:style-name="T3"><text:s text:c="8"/>if (n&gt;0)</text:span></text:span></text:p>
      <text:p text:style-name="P2"><text:span text:style-name="Source_20_Text"><text:span text:style-name="T3"><text:s text:c="12"/>queue.add(n);</text:span></text:span></text:p>
      <text:p text:style-name="P2"><text:span text:style-name="Source_20_Text"><text:span text:style-name="T3"><text:s text:c="8"/>int count=0;</text:span></text:span></text:p>
      <text:p text:style-name="P2"><text:span text:style-name="Source_20_Text"><text:span text:style-name="T3"><text:s text:c="8"/></text:span></text:span></text:p>
      <text:p text:style-name="P2"><text:span text:style-name="Source_20_Text"><text:span text:style-name="T3"><text:s text:c="8"/>while (!queue.isEmpty())</text:span></text:span></text:p>
      <text:p text:style-name="P2"><text:span text:style-name="Source_20_Text"><text:span text:style-name="T3"><text:s text:c="8"/>{</text:span></text:span></text:p>
      <text:p text:style-name="P2"><text:span text:style-name="Source_20_Text"><text:span text:style-name="T3"><text:s text:c="12"/>count++;</text:span></text:span></text:p>
      <text:p text:style-name="P2"><text:span text:style-name="Source_20_Text"><text:span text:style-name="T3"><text:s text:c="12"/>// Level Order Traversal</text:span></text:span></text:p>
      <text:p text:style-name="P2"><text:span text:style-name="Source_20_Text"><text:span text:style-name="T3"><text:s text:c="12"/>int size= queue.size();</text:span></text:span></text:p>
      <text:p text:style-name="P2"><text:span text:style-name="Source_20_Text"><text:span text:style-name="T3"><text:s text:c="12"/>for (int j=1; j&lt;=size; j++)</text:span></text:span></text:p>
      <text:p text:style-name="P2"><text:span text:style-name="Source_20_Text"><text:span text:style-name="T3"><text:s text:c="11"/>{ <text:s/></text:span></text:span></text:p>
      <text:p text:style-name="P2"><text:span text:style-name="Source_20_Text"><text:span text:style-name="T3"><text:s text:c="16"/>int value= queue.poll();</text:span></text:span></text:p>
      <text:p text:style-name="P2"><text:span text:style-name="Source_20_Text"><text:span text:style-name="T3"><text:s text:c="16"/>int div= (int)Math.sqrt(value);</text:span></text:span></text:p>
      <text:p text:style-name="P2"><text:span text:style-name="Source_20_Text"><text:span text:style-name="T3"><text:s text:c="16"/></text:span></text:span></text:p>
      <text:p text:style-name="P2"><text:span text:style-name="Source_20_Text"><text:span text:style-name="T3"><text:s text:c="16"/>for (int i=1; i&lt;= div; i++)</text:span></text:span></text:p>
      <text:p text:style-name="P2"><text:span text:style-name="Source_20_Text"><text:span text:style-name="T3"><text:s text:c="16"/>{ <text:s text:c="2"/></text:span></text:span></text:p>
      <text:p text:style-name="P2"><text:span text:style-name="Source_20_Text"><text:span text:style-name="T3"><text:s text:c="20"/>if ((value-i*i)==0)</text:span></text:span></text:p>
      <text:p text:style-name="P2"><text:span text:style-name="Source_20_Text"><text:span text:style-name="T3"><text:s text:c="24"/>return count;</text:span></text:span></text:p>
      <text:p text:style-name="P2"/>
      <text:p text:style-name="P2"><text:span text:style-name="Source_20_Text"><text:span text:style-name="T3"><text:s text:c="20"/>else if(visit.add(value-i*i))</text:span></text:span></text:p>
      <text:p text:style-name="P2"><text:span text:style-name="Source_20_Text"><text:span text:style-name="T3"><text:s text:c="24"/>queue.add(value-i*i);</text:span></text:span></text:p>
      <text:p text:style-name="P2"><text:span text:style-name="Source_20_Text"><text:span text:style-name="T3"><text:s text:c="16"/>} } }</text:span></text:span></text:p>
      <text:p text:style-name="P2"><text:span text:style-name="Source_20_Text"><text:span text:style-name="T3"><text:s text:c="7"/>return count;</text:span></text:span></text:p>
      <text:p text:style-name="P2"><text:span text:style-name="Source_20_Text"><text:span text:style-name="T3"><text:s text:c="8"/>} }</text:span></text:span></text:p>
      <text:p text:style-name="P40"><text:span text:style-name="T58">Question 15: </text:span><text:a xlink:type="simple" xlink:href="https://leetcode.com/problems/best-time-to-buy-and-sell-stock-with-cooldown/" text:style-name="Internet_20_link" text:visited-style-name="Visited_20_Internet_20_Link"><text:span text:style-name="T3"> Best Time to Buy and Sell Stock with Cooldown</text:span></text:a><text:line-break/>You are given an array <text:span text:style-name="Source_20_Text"><text:span text:style-name="T44">prices</text:span></text:span> where <text:span text:style-name="Source_20_Text"><text:span text:style-name="T44">prices[i]</text:span></text:span> is the price of a given stock on the <text:span text:style-name="Source_20_Text"><text:span text:style-name="T44">i</text:span></text:span><text:span text:style-name="Source_20_Text"><text:span text:style-name="T3">th</text:span></text:span> day. Find the maximum profit you can achieve. You may complete as many transactions as you like (i.e., buy one and sell one share of the stock multiple times) with the following restrictions: After you sell your stock, you cannot buy stock on the next day (i.e., cooldown one day).</text:p>
      <text:p text:style-name="P40"><text:span text:style-name="T58">Ans: </text:span><text:span text:style-name="Source_20_Text"><text:span text:style-name="T3">class Solution {</text:span></text:span></text:p>
      <text:p text:style-name="P2"><text:span text:style-name="Source_20_Text"><text:span text:style-name="T3"><text:s text:c="4"/>public static int ans(int a[],int n,int b,int dp[][]){</text:span></text:span></text:p>
      <text:p text:style-name="P2"><text:soft-page-break/><text:span text:style-name="Source_20_Text"><text:span text:style-name="T3"><text:s text:c="8"/>if(n&gt;=a.length) return 0;</text:span></text:span></text:p>
      <text:p text:style-name="P2"><text:span text:style-name="Source_20_Text"><text:span text:style-name="T3"><text:s text:c="8"/>if(dp[n][b]!=-1) return dp[n][b];</text:span></text:span></text:p>
      <text:p text:style-name="P2"><text:span text:style-name="Source_20_Text"><text:span text:style-name="T3"><text:s text:c="8"/>//int p=0,q=0;</text:span></text:span></text:p>
      <text:p text:style-name="P2"><text:span text:style-name="Source_20_Text"><text:span text:style-name="T3"><text:s text:c="8"/>if(b==0){ </text:span></text:span></text:p>
      <text:p text:style-name="P2"><text:span text:style-name="Source_20_Text"><text:span text:style-name="T3"><text:s text:c="12"/>return dp[n][b]=Math.max(ans(a,n+2,1,dp)+a[n],ans(a,n+1,0,dp));</text:span></text:span></text:p>
      <text:p text:style-name="P2"><text:span text:style-name="Source_20_Text"><text:span text:style-name="T3"><text:s text:c="8"/>}</text:span></text:span></text:p>
      <text:p text:style-name="P2"><text:span text:style-name="Source_20_Text"><text:span text:style-name="T3"><text:s text:c="8"/>else {</text:span></text:span></text:p>
      <text:p text:style-name="P2"><text:span text:style-name="Source_20_Text"><text:span text:style-name="T3"><text:s text:c="12"/>return dp[n][b]=Math.max(ans(a,n+1,0,dp)-a[n],ans(a,n+1,1,dp));</text:span></text:span></text:p>
      <text:p text:style-name="P2"><text:span text:style-name="Source_20_Text"><text:span text:style-name="T3"><text:s text:c="8"/>}</text:span></text:span></text:p>
      <text:p text:style-name="P2"><text:span text:style-name="Source_20_Text"><text:span text:style-name="T3"><text:s text:c="4"/>}</text:span></text:span></text:p>
      <text:p text:style-name="P2"><text:span text:style-name="Source_20_Text"><text:span text:style-name="T3"><text:s text:c="4"/>public int maxProfit(int[] prices) {</text:span></text:span></text:p>
      <text:p text:style-name="P2"><text:span text:style-name="Source_20_Text"><text:span text:style-name="T3"><text:s text:c="8"/>int dp[][]=new int[prices.length][2];</text:span></text:span></text:p>
      <text:p text:style-name="P2"><text:span text:style-name="Source_20_Text"><text:span text:style-name="T3"><text:s text:c="8"/>for(int i=0;i&lt;prices.length;i++){</text:span></text:span></text:p>
      <text:p text:style-name="P2"><text:span text:style-name="Source_20_Text"><text:span text:style-name="T3"><text:s text:c="12"/>for(int j=0;j&lt;2;j++) dp[i][j]=-1;</text:span></text:span></text:p>
      <text:p text:style-name="P2"><text:span text:style-name="Source_20_Text"><text:span text:style-name="T3"><text:s text:c="8"/>}</text:span></text:span></text:p>
      <text:p text:style-name="P2"><text:span text:style-name="Source_20_Text"><text:span text:style-name="T3"><text:s text:c="8"/>return ans(prices,0,1,dp);</text:span></text:span></text:p>
      <text:p text:style-name="P2"><text:span text:style-name="Source_20_Text"><text:span text:style-name="T3"><text:s text:c="4"/>}</text:span></text:span></text:p>
      <text:p text:style-name="P1"><text:span text:style-name="Source_20_Text"><text:span text:style-name="T3">}</text:span></text:span></text:p>
      <text:p text:style-name="P40"><text:span text:style-name="T58">Question 16: </text:span><text:a xlink:type="simple" xlink:href="https://leetcode.com/problems/counting-bits/" text:style-name="Internet_20_link" text:visited-style-name="Visited_20_Internet_20_Link"><text:span text:style-name="T3">Counting Bits</text:span></text:a><text:line-break/><text:span text:style-name="T4">Given an integer </text:span><text:span text:style-name="Source_20_Text"><text:span text:style-name="T44">n</text:span></text:span><text:span text:style-name="T4">, return </text:span><text:span text:style-name="Emphasis"><text:span text:style-name="T3">an array </text:span></text:span><text:span text:style-name="Source_20_Text"><text:span text:style-name="T44">ans</text:span></text:span><text:span text:style-name="Emphasis"><text:span text:style-name="T3"> of length </text:span></text:span><text:span text:style-name="Source_20_Text"><text:span text:style-name="T44">n + 1</text:span></text:span><text:span text:style-name="Emphasis"><text:span text:style-name="T3"> such that for each </text:span></text:span><text:span text:style-name="Source_20_Text"><text:span text:style-name="T44">i</text:span></text:span><text:span text:style-name="Emphasis"><text:span text:style-name="T3"> </text:span></text:span><text:span text:style-name="T4">(</text:span><text:span text:style-name="Source_20_Text"><text:span text:style-name="T44">0 &lt;= i &lt;= n</text:span></text:span><text:span text:style-name="T4">)</text:span><text:span text:style-name="Emphasis"><text:span text:style-name="T3">, </text:span></text:span><text:span text:style-name="Source_20_Text"><text:span text:style-name="T44">ans[i]</text:span></text:span><text:span text:style-name="Emphasis"><text:span text:style-name="T3"> is the </text:span></text:span><text:span text:style-name="Emphasis"><text:span text:style-name="Strong_20_Emphasis"><text:span text:style-name="T3">number of </text:span></text:span></text:span><text:span text:style-name="Source_20_Text"><text:span text:style-name="T44">1</text:span></text:span><text:span text:style-name="Emphasis"><text:span text:style-name="Strong_20_Emphasis"><text:span text:style-name="T3">'s</text:span></text:span></text:span><text:span text:style-name="Emphasis"><text:span text:style-name="T3"> in the binary representation of </text:span></text:span><text:span text:style-name="Source_20_Text"><text:span text:style-name="T44">i</text:span></text:span><text:span text:style-name="T4">.</text:span></text:p>
      <text:p text:style-name="P39"><text:span text:style-name="T4">Ans:</text:span></text:p>
      <text:p text:style-name="P10"><text:span text:style-name="Source_20_Text"><text:span text:style-name="T19">class Solution {</text:span></text:span></text:p>
      <text:p text:style-name="P2"><text:span text:style-name="Source_20_Text"><text:span text:style-name="T3"><text:s text:c="4"/>public int[] countBits(int n) {</text:span></text:span></text:p>
      <text:p text:style-name="P2"><text:span text:style-name="Source_20_Text"><text:span text:style-name="T3"><text:s text:c="8"/>int res[] = new int[n+1];</text:span></text:span></text:p>
      <text:p text:style-name="P2"><text:span text:style-name="Source_20_Text"><text:span text:style-name="T3"><text:s text:c="8"/>for(int num = 0; num &lt;= n; num++){</text:span></text:span></text:p>
      <text:p text:style-name="P2"><text:span text:style-name="Source_20_Text"><text:span text:style-name="T3"><text:s text:c="12"/>res[num] = (bitCnt(num));</text:span></text:span></text:p>
      <text:p text:style-name="P2"><text:span text:style-name="Source_20_Text"><text:span text:style-name="T3"><text:s text:c="8"/>}</text:span></text:span></text:p>
      <text:p text:style-name="P2"><text:span text:style-name="Source_20_Text"><text:span text:style-name="T3"><text:s text:c="8"/>return res;</text:span></text:span></text:p>
      <text:p text:style-name="P2"><text:span text:style-name="Source_20_Text"><text:span text:style-name="T3"><text:s text:c="4"/>}</text:span></text:span></text:p>
      <text:p text:style-name="P2"><text:span text:style-name="Source_20_Text"><text:span text:style-name="T3"><text:s text:c="4"/>private int bitCnt(int num){</text:span></text:span></text:p>
      <text:p text:style-name="P2"><text:span text:style-name="Source_20_Text"><text:span text:style-name="T3"><text:s text:c="9"/>int cnt = 0;</text:span></text:span></text:p>
      <text:p text:style-name="P2"><text:span text:style-name="Source_20_Text"><text:span text:style-name="T3"><text:s text:c="8"/>while(num &gt; 0){</text:span></text:span></text:p>
      <text:p text:style-name="P2"><text:span text:style-name="Source_20_Text"><text:span text:style-name="T3"><text:s text:c="12"/>cnt++;</text:span></text:span></text:p>
      <text:p text:style-name="P2"><text:span text:style-name="Source_20_Text"><text:span text:style-name="T3"><text:s text:c="12"/>num &amp;= (num-1);</text:span></text:span></text:p>
      <text:p text:style-name="P2"><text:span text:style-name="Source_20_Text"><text:span text:style-name="T3"><text:s text:c="8"/>}</text:span></text:span></text:p>
      <text:p text:style-name="P2"><text:span text:style-name="Source_20_Text"><text:span text:style-name="T3"><text:s text:c="8"/>return cnt;</text:span></text:span></text:p>
      <text:p text:style-name="P2"><text:span text:style-name="Source_20_Text"><text:span text:style-name="T3"><text:s text:c="4"/>} }</text:span></text:span></text:p>
      <text:p text:style-name="P11"><text:span text:style-name="Source_20_Text"><text:span text:style-name="T58">Question 17: </text:span></text:span><text:a xlink:type="simple" xlink:href="https://leetcode.com/problems/integer-break/" text:style-name="Internet_20_link" text:visited-style-name="Visited_20_Internet_20_Link"><text:span text:style-name="Source_20_Text"><text:span text:style-name="T3"> Integer Break</text:span></text:span></text:a><text:span text:style-name="Source_20_Text"><text:line-break/>Given an integer </text:span><text:span text:style-name="Source_20_Text"><text:span text:style-name="T44">n</text:span></text:span><text:span text:style-name="Source_20_Text">, break it into the sum of </text:span><text:span text:style-name="Source_20_Text"><text:span text:style-name="T44">k</text:span></text:span><text:span text:style-name="Source_20_Text"> </text:span><text:span text:style-name="Source_20_Text"><text:span text:style-name="Strong_20_Emphasis"><text:span text:style-name="T3">positive integers</text:span></text:span></text:span><text:span text:style-name="Source_20_Text">, where </text:span><text:span text:style-name="Source_20_Text"><text:span text:style-name="T44">k &gt;= 2</text:span></text:span><text:span text:style-name="Source_20_Text">, and maximize the product of those integers.</text:span></text:p>
      <text:p text:style-name="P23">Return <text:span text:style-name="Emphasis"><text:span text:style-name="T3">the maximum product you can get</text:span></text:span>.</text:p>
      <text:p text:style-name="P40"><text:span text:style-name="Source_20_Text"><text:span text:style-name="T58">Ans:</text:span></text:span></text:p>
      <text:p text:style-name="P11"><text:span text:style-name="Source_20_Text"><text:span text:style-name="T3">class Solution {</text:span></text:span></text:p>
      <text:p text:style-name="P2"><text:span text:style-name="Source_20_Text"><text:span text:style-name="T3">public:</text:span></text:span></text:p>
      <text:p text:style-name="P2"><text:span text:style-name="Source_20_Text"><text:span text:style-name="T3"><text:s text:c="4"/>int integerBreak(int n) {</text:span></text:span></text:p>
      <text:p text:style-name="P2"><text:span text:style-name="Source_20_Text"><text:span text:style-name="T3"><text:s text:c="8"/>if (n &lt;= 3) return n - 1;</text:span></text:span></text:p>
      <text:p text:style-name="P2"><text:span text:style-name="Source_20_Text"><text:span text:style-name="T3"><text:s text:c="8"/></text:span></text:span></text:p>
      <text:p text:style-name="P2"><text:span text:style-name="Source_20_Text"><text:span text:style-name="T3"><text:s text:c="8"/>vector&lt;int&gt; dp(n + 1, 0);</text:span></text:span></text:p>
      <text:p text:style-name="P2"><text:span text:style-name="Source_20_Text"><text:span text:style-name="T3"><text:s text:c="8"/>dp[2] = 2;</text:span></text:span></text:p>
      <text:p text:style-name="P2"><text:span text:style-name="Source_20_Text"><text:span text:style-name="T3"><text:s text:c="8"/>dp[3] = 3;</text:span></text:span></text:p>
      <text:p text:style-name="P2"><text:span text:style-name="Source_20_Text"><text:span text:style-name="T3"><text:s text:c="8"/></text:span></text:span></text:p>
      <text:p text:style-name="P2"><text:soft-page-break/><text:span text:style-name="Source_20_Text"><text:span text:style-name="T3"><text:s text:c="8"/>for (int i = 4; i &lt;= n; ++i) {</text:span></text:span></text:p>
      <text:p text:style-name="P2"><text:span text:style-name="Source_20_Text"><text:span text:style-name="T3"><text:s text:c="12"/>dp[i] = max(dp[i - 2] * 2, dp[i - 3] * 3);</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return dp[n];</text:span></text:span></text:p>
      <text:p text:style-name="P2"><text:span text:style-name="Source_20_Text"><text:span text:style-name="T3"><text:s text:c="4"/>}</text:span></text:span></text:p>
      <text:p text:style-name="P1"><text:span text:style-name="Source_20_Text"><text:span text:style-name="T3">};</text:span></text:span></text:p>
      <text:p text:style-name="P40"><text:span text:style-name="Source_20_Text"><text:span text:style-name="T58">Question 18: </text:span></text:span><text:a xlink:type="simple" xlink:href="https://leetcode.com/problems/count-numbers-with-unique-digits/" text:style-name="Internet_20_link" text:visited-style-name="Visited_20_Internet_20_Link"><text:span text:style-name="Source_20_Text"><text:span text:style-name="T3">Count Numbers with Unique Digits</text:span></text:span></text:a><text:span text:style-name="Source_20_Text"><text:line-break/></text:span><text:span text:style-name="Source_20_Text"><text:span text:style-name="T4">Given an integer </text:span></text:span><text:span text:style-name="Source_20_Text"><text:span text:style-name="T44">n</text:span></text:span><text:span text:style-name="Source_20_Text"><text:span text:style-name="T4">, return the count of all numbers with unique digits, </text:span></text:span><text:span text:style-name="Source_20_Text"><text:span text:style-name="T44">x</text:span></text:span><text:span text:style-name="Source_20_Text"><text:span text:style-name="T4">, where </text:span></text:span><text:span text:style-name="Source_20_Text"><text:span text:style-name="T44">0 &lt;= x &lt; 10</text:span></text:span><text:span text:style-name="Source_20_Text"><text:span text:style-name="T3">n</text:span></text:span><text:span text:style-name="Source_20_Text"><text:span text:style-name="T4">.</text:span></text:span></text:p>
      <text:p text:style-name="P41"><text:span text:style-name="Source_20_Text"><text:span text:style-name="T22">Ans: </text:span></text:span><text:span text:style-name="Source_20_Text"><text:span text:style-name="T23">class Solution {</text:span></text:span></text:p>
      <text:p text:style-name="P2"><text:span text:style-name="Source_20_Text"><text:span text:style-name="T3"><text:s text:c="4"/>int[] dp = new int[9];</text:span></text:span></text:p>
      <text:p text:style-name="P2"><text:span text:style-name="Source_20_Text"><text:span text:style-name="T3"><text:s text:c="4"/>public Solution() {</text:span></text:span></text:p>
      <text:p text:style-name="P2"><text:span text:style-name="Source_20_Text"><text:span text:style-name="T3"><text:s text:c="8"/>dp[0] = 1;</text:span></text:span></text:p>
      <text:p text:style-name="P2"><text:span text:style-name="Source_20_Text"><text:span text:style-name="T3"><text:s text:c="8"/>dp[1] = 10;</text:span></text:span></text:p>
      <text:p text:style-name="P2"><text:span text:style-name="Source_20_Text"><text:span text:style-name="T3"><text:s text:c="8"/>dp[2] = 91;</text:span></text:span></text:p>
      <text:p text:style-name="P2"><text:span text:style-name="Source_20_Text"><text:span text:style-name="T3"><text:s text:c="8"/>for(int i=3; i&lt;9; i++) {</text:span></text:span></text:p>
      <text:p text:style-name="P2"><text:span text:style-name="Source_20_Text"><text:span text:style-name="T3"><text:s text:c="12"/>int count = 9;</text:span></text:span></text:p>
      <text:p text:style-name="P2"><text:span text:style-name="Source_20_Text"><text:span text:style-name="T3"><text:s text:c="12"/>int ans = 9;</text:span></text:span></text:p>
      <text:p text:style-name="P2"><text:span text:style-name="Source_20_Text"><text:span text:style-name="T3"><text:s text:c="12"/>for(int j=1; j&lt;i; j++) {</text:span></text:span></text:p>
      <text:p text:style-name="P2"><text:span text:style-name="Source_20_Text"><text:span text:style-name="T3"><text:s text:c="16"/>ans = ans * count;</text:span></text:span></text:p>
      <text:p text:style-name="P2"><text:span text:style-name="Source_20_Text"><text:span text:style-name="T3"><text:s text:c="16"/>count--;</text:span></text:span></text:p>
      <text:p text:style-name="P2"><text:span text:style-name="Source_20_Text"><text:span text:style-name="T3"><text:s text:c="12"/>}</text:span></text:span></text:p>
      <text:p text:style-name="P2"><text:span text:style-name="Source_20_Text"><text:span text:style-name="T3"><text:s text:c="12"/>dp[i] = dp[i - 1] + ans;</text:span></text:span></text:p>
      <text:p text:style-name="P2"><text:span text:style-name="Source_20_Text"><text:span text:style-name="T3"><text:s text:c="8"/>}</text:span></text:span></text:p>
      <text:p text:style-name="P2"><text:span text:style-name="Source_20_Text"><text:span text:style-name="T3"><text:s text:c="4"/>}</text:span></text:span></text:p>
      <text:p text:style-name="P2"><text:span text:style-name="Source_20_Text"><text:span text:style-name="T3"><text:s text:c="4"/>public int countNumbersWithUniqueDigits(int n) {</text:span></text:span></text:p>
      <text:p text:style-name="P2"><text:span text:style-name="Source_20_Text"><text:span text:style-name="T3"><text:s text:c="8"/>return dp[n];</text:span></text:span></text:p>
      <text:p text:style-name="P2"><text:span text:style-name="Source_20_Text"><text:span text:style-name="T3"><text:s text:c="4"/>}</text:span></text:span></text:p>
      <text:p text:style-name="P1"><text:span text:style-name="Source_20_Text"><text:span text:style-name="T3">}</text:span></text:span></text:p>
      <text:p text:style-name="P41"><text:span text:style-name="Source_20_Text"><text:span text:style-name="T22">Question 19:</text:span></text:span><text:a xlink:type="simple" xlink:href="https://leetcode.com/problems/wiggle-subsequence/" text:style-name="Internet_20_link" text:visited-style-name="Visited_20_Internet_20_Link"><text:span text:style-name="Source_20_Text"><text:span text:style-name="T23">. Wiggle Subsequence</text:span></text:span></text:a><text:span text:style-name="Source_20_Text"><text:span text:style-name="T22"><text:line-break/>A </text:span></text:span><text:span text:style-name="Source_20_Text"><text:span text:style-name="Strong_20_Emphasis"><text:span text:style-name="T28">wiggle sequence</text:span></text:span></text:span><text:span text:style-name="Source_20_Text"><text:span text:style-name="T22"> is a sequence where the differences between successive numbers strictly alternate between positive and negative. The first difference (if one exists) may be either positive or negative. A sequence with one element and a sequence with two non-equal elements are trivially wiggle sequences.</text:span></text:span></text:p>
      <text:list xml:id="list1393971033" text:style-name="L6">
        <text:list-item>
          <text:p text:style-name="P42">For example, <text:span text:style-name="Source_20_Text"><text:span text:style-name="T44">[1, 7, 4, 9, 2, 5]</text:span></text:span> is a <text:span text:style-name="Strong_20_Emphasis"><text:span text:style-name="T3">wiggle sequence</text:span></text:span> because the differences <text:span text:style-name="Source_20_Text"><text:span text:style-name="T44">(6, -3, 5, -7, 3)</text:span></text:span> alternate between positive and negative.</text:p>
        </text:list-item>
        <text:list-item>
          <text:p text:style-name="P43">In contrast, <text:span text:style-name="Source_20_Text"><text:span text:style-name="T44">[1, 4, 7, 2, 5]</text:span></text:span> and <text:span text:style-name="Source_20_Text"><text:span text:style-name="T44">[1, 7, 4, 5, 5]</text:span></text:span> are not wiggle sequences. The first is not because its first two differences are positive, and the second is not because its last difference is zero.</text:p>
        </text:list-item>
      </text:list>
      <text:p text:style-name="P23">A <text:span text:style-name="Strong_20_Emphasis"><text:span text:style-name="T3">subsequence</text:span></text:span> is obtained by deleting some elements (possibly zero) from the original sequence, leaving the remaining elements in their original order.</text:p>
      <text:p text:style-name="P23">Given an integer array <text:span text:style-name="Source_20_Text"><text:span text:style-name="T44">nums</text:span></text:span>, return <text:span text:style-name="Emphasis"><text:span text:style-name="T3">the length of the longest </text:span></text:span><text:span text:style-name="Emphasis"><text:span text:style-name="Strong_20_Emphasis"><text:span text:style-name="T3">wiggle subsequence</text:span></text:span></text:span><text:span text:style-name="Emphasis"><text:span text:style-name="T3"> of </text:span></text:span><text:span text:style-name="Source_20_Text"><text:span text:style-name="T44">nums</text:span></text:span>.</text:p>
      <text:p text:style-name="P41"><text:span text:style-name="Source_20_Text"><text:span text:style-name="T22">Ans:</text:span></text:span><text:span text:style-name="Source_20_Text"><text:span text:style-name="T23">class Solution {</text:span></text:span></text:p>
      <text:p text:style-name="P2"><text:span text:style-name="Source_20_Text"><text:span text:style-name="T3"><text:s text:c="4"/>public int wiggleMaxLength(int[] nums) {</text:span></text:span></text:p>
      <text:p text:style-name="P2"><text:soft-page-break/><text:span text:style-name="Source_20_Text"><text:span text:style-name="T3"><text:s text:c="8"/>if(nums.length&lt;2)</text:span></text:span></text:p>
      <text:p text:style-name="P2"><text:span text:style-name="Source_20_Text"><text:span text:style-name="T3"><text:s text:c="11"/>return 1;</text:span></text:span></text:p>
      <text:p text:style-name="P2"><text:span text:style-name="Source_20_Text"><text:span text:style-name="T3"><text:s text:c="8"/>int inc = 1;</text:span></text:span></text:p>
      <text:p text:style-name="P2"><text:span text:style-name="Source_20_Text"><text:span text:style-name="T3"><text:s text:c="8"/>int dec = 1;</text:span></text:span></text:p>
      <text:p text:style-name="P2"><text:span text:style-name="Source_20_Text"><text:span text:style-name="T3"><text:s text:c="8"/></text:span></text:span></text:p>
      <text:p text:style-name="P2"><text:span text:style-name="Source_20_Text"><text:span text:style-name="T3"><text:s text:c="8"/>for(int i=1; i&lt;nums.length; i++) {</text:span></text:span></text:p>
      <text:p text:style-name="P2"><text:span text:style-name="Source_20_Text"><text:span text:style-name="T3"><text:s text:c="12"/>if(nums[i] &gt; nums[i-1])</text:span></text:span></text:p>
      <text:p text:style-name="P2"><text:span text:style-name="Source_20_Text"><text:span text:style-name="T3"><text:s text:c="15"/>inc = dec+1;</text:span></text:span></text:p>
      <text:p text:style-name="P2"><text:span text:style-name="Source_20_Text"><text:span text:style-name="T3"><text:s text:c="12"/>else if(nums[i] &lt; nums[i-1])</text:span></text:span></text:p>
      <text:p text:style-name="P2"><text:span text:style-name="Source_20_Text"><text:span text:style-name="T3"><text:s text:c="15"/>dec = inc + 1;</text:span></text:span></text:p>
      <text:p text:style-name="P2"><text:span text:style-name="Source_20_Text"><text:span text:style-name="T3"><text:s text:c="8"/>}</text:span></text:span></text:p>
      <text:p text:style-name="P2"/>
      <text:p text:style-name="P2"><text:span text:style-name="Source_20_Text"><text:span text:style-name="T3"><text:s text:c="8"/>return Math.max(inc,dec);</text:span></text:span></text:p>
      <text:p text:style-name="P2"><text:span text:style-name="Source_20_Text"><text:span text:style-name="T3"><text:s text:c="4"/>}</text:span></text:span></text:p>
      <text:p text:style-name="P1"><text:span text:style-name="Source_20_Text"><text:span text:style-name="T3">}</text:span></text:span></text:p>
      <text:p text:style-name="P41"><text:span text:style-name="Source_20_Text"><text:span text:style-name="T22">Question 20:</text:span></text:span><text:a xlink:type="simple" xlink:href="https://leetcode.com/problems/partition-equal-subset-sum/" text:style-name="Internet_20_link" text:visited-style-name="Visited_20_Internet_20_Link"><text:span text:style-name="Source_20_Text"><text:span text:style-name="T23">. Partition Equal Subset Sum</text:span></text:span></text:a><text:span text:style-name="Source_20_Text"><text:span text:style-name="T22"><text:line-break/></text:span></text:span><text:span text:style-name="Source_20_Text"><text:span text:style-name="T9">Given an integer array </text:span></text:span><text:span text:style-name="Source_20_Text"><text:span text:style-name="T24">nums</text:span></text:span><text:span text:style-name="Source_20_Text"><text:span text:style-name="T9">, return </text:span></text:span><text:span text:style-name="Source_20_Text"><text:span text:style-name="T24">true</text:span></text:span><text:span text:style-name="Source_20_Text"><text:span text:style-name="T22"> </text:span></text:span><text:span text:style-name="Source_20_Text"><text:span text:style-name="Emphasis"><text:span text:style-name="T30">if you can partition the array into two subsets such that the sum of the elements in both subsets is equal or </text:span></text:span></text:span><text:span text:style-name="Source_20_Text"><text:span text:style-name="T24">false</text:span></text:span><text:span text:style-name="Source_20_Text"><text:span text:style-name="Emphasis"><text:span text:style-name="T30"> otherwise</text:span></text:span></text:span><text:span text:style-name="Source_20_Text"><text:span text:style-name="T9">.</text:span></text:span></text:p>
      <text:p text:style-name="P41"><text:span text:style-name="Source_20_Text"><text:span text:style-name="T61">Ans: </text:span></text:span><text:span text:style-name="Source_20_Text"><text:span text:style-name="T3">class Solution {</text:span></text:span></text:p>
      <text:p text:style-name="P2"><text:span text:style-name="Source_20_Text"><text:span text:style-name="T3"><text:s text:c="4"/>public boolean canPartition(int[] nums) {</text:span></text:span></text:p>
      <text:p text:style-name="P2"><text:span text:style-name="Source_20_Text"><text:span text:style-name="T3"><text:s text:c="7"/></text:span></text:span></text:p>
      <text:p text:style-name="P2"><text:span text:style-name="Source_20_Text"><text:span text:style-name="T3"><text:s text:c="8"/>int sum=0;</text:span></text:span></text:p>
      <text:p text:style-name="P2"><text:span text:style-name="Source_20_Text"><text:span text:style-name="T3"><text:s text:c="8"/>for(int n:nums){</text:span></text:span></text:p>
      <text:p text:style-name="P2"><text:span text:style-name="Source_20_Text"><text:span text:style-name="T3"><text:s text:c="12"/>sum+=n;</text:span></text:span></text:p>
      <text:p text:style-name="P2"><text:span text:style-name="Source_20_Text"><text:span text:style-name="T3"><text:s text:c="8"/>}</text:span></text:span></text:p>
      <text:p text:style-name="P2"><text:span text:style-name="Source_20_Text"><text:span text:style-name="T3"><text:s text:c="8"/>if(sum%2!=0) return false;</text:span></text:span></text:p>
      <text:p text:style-name="P2"><text:span text:style-name="Source_20_Text"><text:span text:style-name="T3"><text:s text:c="8"/>sum=sum/2;</text:span></text:span></text:p>
      <text:p text:style-name="P2"><text:span text:style-name="Source_20_Text"><text:span text:style-name="T3"><text:s text:c="8"/>int[][] dp=new int[nums.length][sum+1];</text:span></text:span></text:p>
      <text:p text:style-name="P2"><text:span text:style-name="Source_20_Text"><text:span text:style-name="T3"><text:s text:c="7"/>int y= help(nums,0,sum,dp);</text:span></text:span></text:p>
      <text:p text:style-name="P2"><text:span text:style-name="Source_20_Text"><text:span text:style-name="T3"><text:s text:c="7"/>if(y==1) return true;</text:span></text:span></text:p>
      <text:p text:style-name="P2"><text:span text:style-name="Source_20_Text"><text:span text:style-name="T3"><text:s text:c="7"/>return false;</text:span></text:span></text:p>
      <text:p text:style-name="P2"><text:span text:style-name="Source_20_Text"><text:span text:style-name="T3"><text:s text:c="4"/>}</text:span></text:span></text:p>
      <text:p text:style-name="P2"><text:span text:style-name="Source_20_Text"><text:span text:style-name="T3">int help(int[] n,int i,int s,int[][] dp){</text:span></text:span></text:p>
      <text:p text:style-name="P2"><text:span text:style-name="Source_20_Text"><text:span text:style-name="T3"><text:s text:c="4"/>if(s==0) return 1;</text:span></text:span></text:p>
      <text:p text:style-name="P2"><text:span text:style-name="Source_20_Text"><text:span text:style-name="T3"><text:s text:c="4"/>if(i&gt;=n.length) return 2;</text:span></text:span></text:p>
      <text:p text:style-name="P2"><text:span text:style-name="Source_20_Text"><text:span text:style-name="T3"><text:s text:c="4"/>if(dp[i][s]!=0) return dp[i][s];</text:span></text:span></text:p>
      <text:p text:style-name="P2"><text:span text:style-name="Source_20_Text"><text:span text:style-name="T3"><text:s text:c="4"/>if(n[i]&lt;=s){</text:span></text:span></text:p>
      <text:p text:style-name="P2"><text:span text:style-name="Source_20_Text"><text:span text:style-name="T3"><text:s text:c="8"/>int h=help(n,i+1,s-n[i],dp);</text:span></text:span></text:p>
      <text:p text:style-name="P2"><text:span text:style-name="Source_20_Text"><text:span text:style-name="T3"><text:s text:c="8"/>int g=help(n,i+1,s,dp);</text:span></text:span></text:p>
      <text:p text:style-name="P2"><text:span text:style-name="Source_20_Text"><text:span text:style-name="T3"><text:s text:c="8"/>if(h==1&amp;&amp;g==2||h==2&amp;&amp;g==1||h==1&amp;&amp;g==1) dp[i][s]=1;</text:span></text:span></text:p>
      <text:p text:style-name="P2"><text:span text:style-name="Source_20_Text"><text:span text:style-name="T3"><text:s text:c="7"/>else dp[i][s]=2;</text:span></text:span></text:p>
      <text:p text:style-name="P2"><text:span text:style-name="Source_20_Text"><text:span text:style-name="T3"><text:s text:c="4"/>}</text:span></text:span></text:p>
      <text:p text:style-name="P2"><text:span text:style-name="Source_20_Text"><text:span text:style-name="T3"><text:s text:c="4"/>else dp[i][s]= help(n,i+1,s,dp);</text:span></text:span></text:p>
      <text:p text:style-name="P2"><text:span text:style-name="Source_20_Text"><text:span text:style-name="T3"><text:s text:c="4"/></text:span></text:span></text:p>
      <text:p text:style-name="P2"><text:span text:style-name="Source_20_Text"><text:span text:style-name="T3"><text:s text:c="4"/>return dp[i][s];</text:span></text:span></text:p>
      <text:p text:style-name="P2"><text:span text:style-name="Source_20_Text"><text:span text:style-name="T3">}</text:span></text:span></text:p>
      <text:p text:style-name="P1"><text:span text:style-name="Source_20_Text"><text:span text:style-name="T3">}</text:span></text:span></text:p>
      <text:p text:style-name="P41"><text:span text:style-name="Source_20_Text"><text:span text:style-name="T61">Question 21:</text:span></text:span><text:a xlink:type="simple" xlink:href="https://leetcode.com/problems/maximum-length-of-pair-chain/" text:style-name="Internet_20_link" text:visited-style-name="Visited_20_Internet_20_Link"><text:span text:style-name="Source_20_Text"><text:span text:style-name="T3">Maximum Length of Pair Chain</text:span></text:span></text:a><text:span text:style-name="Source_20_Text"><text:line-break/>You are given an array of </text:span><text:span text:style-name="Source_20_Text"><text:span text:style-name="T44">n</text:span></text:span><text:span text:style-name="Source_20_Text"> pairs </text:span><text:span text:style-name="Source_20_Text"><text:span text:style-name="T44">pairs</text:span></text:span><text:span text:style-name="Source_20_Text"> where </text:span><text:span text:style-name="Source_20_Text"><text:span text:style-name="T44">pairs[i] = [left</text:span></text:span><text:span text:style-name="Source_20_Text"><text:span text:style-name="T3">i</text:span></text:span><text:span text:style-name="Source_20_Text"><text:span text:style-name="T44">, right</text:span></text:span><text:span text:style-name="Source_20_Text"><text:span text:style-name="T3">i</text:span></text:span><text:span text:style-name="Source_20_Text"><text:span text:style-name="T44">]</text:span></text:span><text:span text:style-name="Source_20_Text"> and </text:span><text:span text:style-name="Source_20_Text"><text:span text:style-name="T44">left</text:span></text:span><text:span text:style-name="Source_20_Text"><text:span text:style-name="T3">i</text:span></text:span><text:span text:style-name="Source_20_Text"><text:span text:style-name="T44"> &lt; right</text:span></text:span><text:span text:style-name="Source_20_Text"><text:span text:style-name="T3">i</text:span></text:span><text:span text:style-name="Source_20_Text">. </text:span>A pair <text:span text:style-name="Source_20_Text"><text:span text:style-name="T44">p2 = [c, d]</text:span></text:span> <text:span text:style-name="Strong_20_Emphasis"><text:span text:style-name="T3">follows</text:span></text:span> a pair <text:span text:style-name="Source_20_Text"><text:span text:style-name="T44">p1 = [a, </text:span></text:span><text:soft-page-break/><text:span text:style-name="Source_20_Text"><text:span text:style-name="T44">b]</text:span></text:span> if <text:span text:style-name="Source_20_Text"><text:span text:style-name="T44">b &lt; c</text:span></text:span>. A <text:span text:style-name="Strong_20_Emphasis"><text:span text:style-name="T3">chain</text:span></text:span> of pairs can be formed in this fashion.Return <text:span text:style-name="Emphasis"><text:span text:style-name="T3">the length longest chain which can be formed</text:span></text:span>. You do not need to use up all the given intervals. You can select pairs in any order.</text:p>
      <text:p text:style-name="P41"><text:span text:style-name="Source_20_Text"><text:span text:style-name="T61">Ans: </text:span></text:span><text:span text:style-name="Source_20_Text"><text:span text:style-name="T3">public class Solution {</text:span></text:span></text:p>
      <text:p text:style-name="P2"><text:span text:style-name="Source_20_Text"><text:span text:style-name="T3"><text:s text:c="4"/>public int findLongestChain(int[][] pairs) {</text:span></text:span></text:p>
      <text:p text:style-name="P2"><text:span text:style-name="Source_20_Text"><text:span text:style-name="T3"><text:s text:c="8"/>Arrays.sort(pairs, (a, b) -&gt; Integer.compare(a[1], b[1]));</text:span></text:span></text:p>
      <text:p text:style-name="P2"><text:span text:style-name="Source_20_Text"><text:span text:style-name="T3"><text:s text:c="8"/></text:span></text:span></text:p>
      <text:p text:style-name="P2"><text:span text:style-name="Source_20_Text"><text:span text:style-name="T3"><text:s text:c="8"/>int cur = Integer.MIN_VALUE, ans = 0;</text:span></text:span></text:p>
      <text:p text:style-name="P2"><text:span text:style-name="Source_20_Text"><text:span text:style-name="T3"><text:s text:c="8"/></text:span></text:span></text:p>
      <text:p text:style-name="P2"><text:span text:style-name="Source_20_Text"><text:span text:style-name="T3"><text:s text:c="8"/>for (int[] pair : pairs) {</text:span></text:span></text:p>
      <text:p text:style-name="P2"><text:span text:style-name="Source_20_Text"><text:span text:style-name="T3"><text:s text:c="12"/>if (cur &lt; pair[0]) {</text:span></text:span></text:p>
      <text:p text:style-name="P2"><text:span text:style-name="Source_20_Text"><text:span text:style-name="T3"><text:s text:c="16"/>cur = pair[1];</text:span></text:span></text:p>
      <text:p text:style-name="P2"><text:span text:style-name="Source_20_Text"><text:span text:style-name="T3"><text:s text:c="16"/>ans++;</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return ans;</text:span></text:span></text:p>
      <text:p text:style-name="P2"><text:span text:style-name="Source_20_Text"><text:span text:style-name="T3"><text:s text:c="4"/>}</text:span></text:span></text:p>
      <text:p text:style-name="P1"><text:span text:style-name="Source_20_Text"><text:span text:style-name="T3">}</text:span></text:span></text:p>
      <text:p text:style-name="P41"><text:span text:style-name="Source_20_Text"><text:span text:style-name="T61">Question 22:</text:span></text:span><text:a xlink:type="simple" xlink:href="https://leetcode.com/problems/best-time-to-buy-and-sell-stock-with-transaction-fee/" text:style-name="Internet_20_link" text:visited-style-name="Visited_20_Internet_20_Link"><text:span text:style-name="Source_20_Text"><text:span text:style-name="T3"> Best Time to Buy and Sell Stock with Transaction Fee</text:span></text:span></text:a><text:span text:style-name="Source_20_Text"><text:line-break/>You are given an array </text:span><text:span text:style-name="Source_20_Text"><text:span text:style-name="T44">prices</text:span></text:span><text:span text:style-name="Source_20_Text"> where </text:span><text:span text:style-name="Source_20_Text"><text:span text:style-name="T44">prices[i]</text:span></text:span><text:span text:style-name="Source_20_Text"> is the price of a given stock on the </text:span><text:span text:style-name="Source_20_Text"><text:span text:style-name="T44">i</text:span></text:span><text:span text:style-name="Source_20_Text"><text:span text:style-name="T3">th</text:span></text:span><text:span text:style-name="Source_20_Text"> day, and an integer </text:span><text:span text:style-name="Source_20_Text"><text:span text:style-name="T44">fee</text:span></text:span><text:span text:style-name="Source_20_Text"> representing a transaction fee. </text:span>Find the maximum profit you can achieve. You may complete as many transactions as you like, but you need to pay the transaction fee for each transaction.</text:p>
      <text:p text:style-name="P41"><text:span text:style-name="Source_20_Text"><text:span text:style-name="T61">Ans:</text:span></text:span><text:span text:style-name="Source_20_Text"><text:span text:style-name="T3">class Solution {</text:span></text:span></text:p>
      <text:p text:style-name="P2"><text:span text:style-name="Source_20_Text"><text:span text:style-name="T3"><text:s text:c="4"/>public int maxProfit(int[] prices, int fee) {</text:span></text:span></text:p>
      <text:p text:style-name="P2"><text:span text:style-name="Source_20_Text"><text:span text:style-name="T3"><text:s text:c="8"/>int buy = Integer.MIN_VALUE;</text:span></text:span></text:p>
      <text:p text:style-name="P2"><text:span text:style-name="Source_20_Text"><text:span text:style-name="T3"><text:s text:c="8"/>int sell = 0;</text:span></text:span></text:p>
      <text:p text:style-name="P2"/>
      <text:p text:style-name="P2"><text:span text:style-name="Source_20_Text"><text:span text:style-name="T3"><text:s text:c="8"/>for (int price : prices) {</text:span></text:span></text:p>
      <text:p text:style-name="P2"><text:span text:style-name="Source_20_Text"><text:span text:style-name="T3"><text:s text:c="12"/>buy = Math.max(buy, sell - price);</text:span></text:span></text:p>
      <text:p text:style-name="P2"><text:span text:style-name="Source_20_Text"><text:span text:style-name="T3"><text:s text:c="12"/>sell = Math.max(sell, buy + price - fee);</text:span></text:span></text:p>
      <text:p text:style-name="P2"><text:span text:style-name="Source_20_Text"><text:span text:style-name="T3"><text:s text:c="8"/>}</text:span></text:span></text:p>
      <text:p text:style-name="P2"/>
      <text:p text:style-name="P2"><text:span text:style-name="Source_20_Text"><text:span text:style-name="T3"><text:s text:c="8"/>return sell;</text:span></text:span></text:p>
      <text:p text:style-name="P2"><text:span text:style-name="Source_20_Text"><text:span text:style-name="T3"><text:s text:c="4"/>}</text:span></text:span></text:p>
      <text:p text:style-name="P1"><text:span text:style-name="Source_20_Text"><text:span text:style-name="T3">}</text:span></text:span></text:p>
      <text:p text:style-name="P41"><text:span text:style-name="Source_20_Text"><text:span text:style-name="T61">Question 23:</text:span></text:span><text:a xlink:type="simple" xlink:href="https://leetcode.com/problems/delete-and-earn/" text:style-name="Internet_20_link" text:visited-style-name="Visited_20_Internet_20_Link"><text:span text:style-name="Source_20_Text"><text:span text:style-name="T3">Delete and Earn</text:span></text:span></text:a><text:span text:style-name="Source_20_Text"><text:line-break/>You are given an integer array </text:span><text:span text:style-name="Source_20_Text"><text:span text:style-name="T44">nums</text:span></text:span><text:span text:style-name="Source_20_Text">. You want to maximize the number of points you get by performing the following operation any number of times:</text:span></text:p>
      <text:list xml:id="list369508320" text:style-name="L7">
        <text:list-item>
          <text:p text:style-name="P44">Pick any <text:span text:style-name="Source_20_Text"><text:span text:style-name="T44">nums[i]</text:span></text:span> and delete it to earn <text:span text:style-name="Source_20_Text"><text:span text:style-name="T44">nums[i]</text:span></text:span> points. Afterwards, you must delete <text:span text:style-name="T59">every</text:span> element equal to <text:span text:style-name="Source_20_Text"><text:span text:style-name="T44">nums[i] - 1</text:span></text:span> and <text:span text:style-name="Strong_20_Emphasis"><text:span text:style-name="T3">every</text:span></text:span> element equal to <text:span text:style-name="Source_20_Text"><text:span text:style-name="T44">nums[i] + 1</text:span></text:span>.</text:p>
        </text:list-item>
      </text:list>
      <text:p text:style-name="P23">Return <text:span text:style-name="Emphasis"><text:span text:style-name="T3">the </text:span></text:span><text:span text:style-name="Emphasis"><text:span text:style-name="Strong_20_Emphasis"><text:span text:style-name="T3">maximum number of points</text:span></text:span></text:span><text:span text:style-name="Emphasis"><text:span text:style-name="T3"> you can earn by applying the above operation some number of times</text:span></text:span>.</text:p>
      <text:p text:style-name="P41"><text:soft-page-break/><text:span text:style-name="Source_20_Text"><text:span text:style-name="T61">Ans:</text:span></text:span><text:span text:style-name="Source_20_Text"><text:span text:style-name="T3">class Solution {</text:span></text:span></text:p>
      <text:p text:style-name="P2"><text:span text:style-name="Source_20_Text"><text:span text:style-name="T3"><text:s text:c="10"/>public int deleteAndEarn(int[] nums) {</text:span></text:span></text:p>
      <text:p text:style-name="P2"><text:span text:style-name="Source_20_Text"><text:span text:style-name="T3"><text:s text:c="10"/>Arrays.sort(nums);</text:span></text:span></text:p>
      <text:p text:style-name="P2"><text:span text:style-name="Source_20_Text"><text:span text:style-name="T3"><text:s text:c="10"/>HashMap&lt;Integer,Integer&gt; hm = new HashMap&lt;&gt;();</text:span></text:span></text:p>
      <text:p text:style-name="P2"><text:span text:style-name="Source_20_Text"><text:span text:style-name="T3"><text:s text:c="10"/>for(int i : nums){ <text:s text:c="2"/>hm.put(i,hm.getOrDefault(i, 0) + 1); <text:s text:c="4"/>}</text:span></text:span></text:p>
      <text:p text:style-name="P2"><text:span text:style-name="Source_20_Text"><text:span text:style-name="T3"><text:s text:c="10"/>Integer dp[][]=new Integer[nums.length + 1][100];</text:span></text:span></text:p>
      <text:p text:style-name="P2"><text:span text:style-name="Source_20_Text"><text:span text:style-name="T3"><text:s text:c="10"/>return help(nums, hm, 0, dp, 0);</text:span></text:span></text:p>
      <text:p text:style-name="P2"><text:span text:style-name="Source_20_Text"><text:span text:style-name="T3"><text:s text:c="4"/>}</text:span></text:span></text:p>
      <text:p text:style-name="P2"><text:span text:style-name="Source_20_Text"><text:span text:style-name="T3"><text:s text:c="5"/>public int help(int nums[], HashMap&lt;Integer, Integer&gt; hm, int i, Integer dp[][], int prev){</text:span></text:span></text:p>
      <text:p text:style-name="P2"><text:span text:style-name="Source_20_Text"><text:span text:style-name="T3"><text:s text:c="9"/>if(i &gt;= nums.length){</text:span></text:span></text:p>
      <text:p text:style-name="P2"><text:span text:style-name="Source_20_Text"><text:span text:style-name="T3"><text:s text:c="12"/>return 0;</text:span></text:span></text:p>
      <text:p text:style-name="P2"><text:span text:style-name="Source_20_Text"><text:span text:style-name="T3"><text:s text:c="9"/>}</text:span></text:span></text:p>
      <text:p text:style-name="P2"><text:span text:style-name="Source_20_Text"><text:span text:style-name="T3"><text:s text:c="8"/>if(dp[i][prev] != null){</text:span></text:span></text:p>
      <text:p text:style-name="P2"><text:span text:style-name="Source_20_Text"><text:span text:style-name="T3"><text:s text:c="10"/>return dp[i][prev];</text:span></text:span></text:p>
      <text:p text:style-name="P2"><text:span text:style-name="Source_20_Text"><text:span text:style-name="T3"><text:s text:c="7"/>}</text:span></text:span></text:p>
      <text:p text:style-name="P2"><text:span text:style-name="Source_20_Text"><text:span text:style-name="T3"><text:s text:c="8"/>boolean f1 = false;</text:span></text:span></text:p>
      <text:p text:style-name="P2"><text:span text:style-name="Source_20_Text"><text:span text:style-name="T3"><text:s text:c="8"/>int pick = 0, n_pick = 0, freq = 0;</text:span></text:span></text:p>
      <text:p text:style-name="P2"><text:span text:style-name="Source_20_Text"><text:span text:style-name="T3"><text:s text:c="8"/>if(hm.get(nums[i]) &gt; 0){</text:span></text:span></text:p>
      <text:p text:style-name="P2"><text:span text:style-name="Source_20_Text"><text:span text:style-name="T3"><text:s text:c="12"/>hm.put(nums[i], hm.get(nums[i]) - 1);</text:span></text:span></text:p>
      <text:p text:style-name="P2"><text:span text:style-name="Source_20_Text"><text:span text:style-name="T3"><text:s text:c="12"/>if(hm.containsKey(nums[i] + 1)){</text:span></text:span></text:p>
      <text:p text:style-name="P2"><text:span text:style-name="Source_20_Text"><text:span text:style-name="T3"><text:s text:c="16"/>freq = hm.get(nums[i] + 1);</text:span></text:span></text:p>
      <text:p text:style-name="P2"><text:span text:style-name="Source_20_Text"><text:span text:style-name="T3"><text:s text:c="16"/>hm.put(nums[i] + 1, <text:s/>0);</text:span></text:span></text:p>
      <text:p text:style-name="P2"><text:span text:style-name="Source_20_Text"><text:span text:style-name="T3"><text:s text:c="16"/>f1 = true;</text:span></text:span></text:p>
      <text:p text:style-name="P2"><text:span text:style-name="Source_20_Text"><text:span text:style-name="T3"><text:s text:c="12"/>}</text:span></text:span></text:p>
      <text:p text:style-name="P2"><text:span text:style-name="Source_20_Text"><text:span text:style-name="T3"><text:s text:c="12"/>pick = nums[i] + help(nums, hm, i + 1, dp, nums[i] % 100);</text:span></text:span></text:p>
      <text:p text:style-name="P2"><text:span text:style-name="Source_20_Text"><text:span text:style-name="T3"><text:s text:c="12"/>hm.put(nums[i], hm.get(nums[i]) + 1);</text:span></text:span></text:p>
      <text:p text:style-name="P2"><text:span text:style-name="Source_20_Text"><text:span text:style-name="T3"><text:s text:c="12"/>if(f1){</text:span></text:span></text:p>
      <text:p text:style-name="P2"><text:span text:style-name="Source_20_Text"><text:span text:style-name="T3"><text:s text:c="16"/>hm.put(nums[i] + 1, freq);</text:span></text:span></text:p>
      <text:p text:style-name="P2"><text:span text:style-name="Source_20_Text"><text:span text:style-name="T3"><text:s text:c="12"/>}</text:span></text:span></text:p>
      <text:p text:style-name="P2"><text:span text:style-name="Source_20_Text"><text:span text:style-name="T3"><text:s text:c="12"/>n_pick = Math.max(n_pick, help(nums, hm, i + 1, dp, prev));</text:span></text:span></text:p>
      <text:p text:style-name="P2"><text:span text:style-name="Source_20_Text"><text:span text:style-name="T3"><text:s text:c="8"/>}</text:span></text:span></text:p>
      <text:p text:style-name="P2"><text:span text:style-name="Source_20_Text"><text:span text:style-name="T3"><text:s text:c="9"/>else{</text:span></text:span></text:p>
      <text:p text:style-name="P2"><text:span text:style-name="Source_20_Text"><text:span text:style-name="T3"><text:s text:c="13"/>n_pick = Math.max(n_pick, help(nums, hm, i + 1, dp, prev));</text:span></text:span></text:p>
      <text:p text:style-name="P2"><text:span text:style-name="Source_20_Text"><text:span text:style-name="T3"><text:s text:c="9"/>}</text:span></text:span></text:p>
      <text:p text:style-name="P2"><text:span text:style-name="Source_20_Text"><text:span text:style-name="T3"><text:s text:c="8"/>return dp[i][prev] = Math.max(pick, n_pick);</text:span></text:span></text:p>
      <text:p text:style-name="P2"><text:span text:style-name="Source_20_Text"><text:span text:style-name="T3"><text:s text:c="7"/>}</text:span></text:span></text:p>
      <text:p text:style-name="P1"><text:span text:style-name="Source_20_Text"><text:span text:style-name="T3"><text:s text:c="5"/>}</text:span></text:span></text:p>
      <text:p text:style-name="P41"><text:span text:style-name="Source_20_Text"><text:span text:style-name="T61">Question 24:</text:span></text:span><text:a xlink:type="simple" xlink:href="https://leetcode.com/problems/domino-and-tromino-tiling/" text:style-name="Internet_20_link" text:visited-style-name="Visited_20_Internet_20_Link"><text:span text:style-name="Source_20_Text"><text:span text:style-name="T3"> Domino and Tromino Tiling</text:span></text:span></text:a><text:span text:style-name="Source_20_Text"><text:line-break/></text:span><text:span text:style-name="Source_20_Text"><text:span text:style-name="T4">You have two types of tiles: a </text:span></text:span><text:span text:style-name="Source_20_Text"><text:span text:style-name="T44">2 x 1</text:span></text:span><text:span text:style-name="Source_20_Text"><text:span text:style-name="T16"> </text:span></text:span><text:span text:style-name="Source_20_Text"><text:span text:style-name="T4">domino shape and a tromino shape. You may rotate these shapes.</text:span></text:span><text:span text:style-name="Source_20_Text"><text:span text:style-name="T18">Given an integer n, return </text:span></text:span><text:span text:style-name="Source_20_Text"><text:span text:style-name="Emphasis"><text:span text:style-name="T31">the number of ways to tile an</text:span></text:span></text:span><text:span text:style-name="Source_20_Text"><text:span text:style-name="T18"> </text:span></text:span><text:span text:style-name="Source_20_Text"><text:span text:style-name="T20">2 x n</text:span></text:span><text:span text:style-name="Source_20_Text"><text:span text:style-name="T18"> </text:span></text:span><text:span text:style-name="Source_20_Text"><text:span text:style-name="Emphasis"><text:span text:style-name="T31">board</text:span></text:span></text:span><text:span text:style-name="Source_20_Text"><text:span text:style-name="T18">. Since the answer may be very large, return it </text:span></text:span><text:span text:style-name="Source_20_Text"><text:span text:style-name="Strong_20_Emphasis"><text:span text:style-name="T29">modulo</text:span></text:span></text:span><text:span text:style-name="Source_20_Text"><text:span text:style-name="T18"> </text:span></text:span><text:span text:style-name="Source_20_Text"><text:span text:style-name="T20">10</text:span></text:span><text:span text:style-name="Source_20_Text"><text:span text:style-name="T19">9</text:span></text:span><text:span text:style-name="Source_20_Text"><text:span text:style-name="T20"> + 7</text:span></text:span><text:span text:style-name="Source_20_Text"><text:span text:style-name="T18">.</text:span></text:span></text:p>
      <text:p text:style-name="P23">In a tiling, every square must be covered by a tile. Two tilings are different if and only if there are two 4-directionally adjacent cells on the board such that exactly one of the tilings has both squares occupied by a tile.</text:p>
      <text:p text:style-name="P41"><text:span text:style-name="T61">Ans: </text:span><text:span text:style-name="Source_20_Text"><text:span text:style-name="T19">class Solution {</text:span></text:span></text:p>
      <text:p text:style-name="P2"><text:span text:style-name="Source_20_Text"><text:span text:style-name="T3"><text:s text:c="4"/>private long[] dp;</text:span></text:span></text:p>
      <text:p text:style-name="P2"><text:span text:style-name="Source_20_Text"><text:span text:style-name="T3"><text:s text:c="4"/>int MOD = (int)Math.pow(10 , 9) + 7;</text:span></text:span></text:p>
      <text:p text:style-name="P2"><text:span text:style-name="Source_20_Text"><text:span text:style-name="T3"><text:s text:c="4"/>public long solve(int n){</text:span></text:span></text:p>
      <text:p text:style-name="P2"><text:span text:style-name="Source_20_Text"><text:span text:style-name="T3"><text:s text:c="8"/>if(n==0) return 1;</text:span></text:span></text:p>
      <text:p text:style-name="P2"><text:span text:style-name="Source_20_Text"><text:span text:style-name="T3"><text:s text:c="8"/>if(n&lt;3) return n;</text:span></text:span></text:p>
      <text:p text:style-name="P2"/>
      <text:p text:style-name="P2"><text:soft-page-break/><text:span text:style-name="Source_20_Text"><text:span text:style-name="T3"><text:s text:c="8"/>if(dp[n]!=-1) return dp[n];</text:span></text:span></text:p>
      <text:p text:style-name="P2"/>
      <text:p text:style-name="P2"><text:span text:style-name="Source_20_Text"><text:span text:style-name="T3"><text:s text:c="8"/>return dp[n] = 2*solve(n-1)%MOD+solve(n-3)%MOD;</text:span></text:span></text:p>
      <text:p text:style-name="P2"><text:span text:style-name="Source_20_Text"><text:span text:style-name="T3"><text:s text:c="4"/>}</text:span></text:span></text:p>
      <text:p text:style-name="P2"><text:span text:style-name="Source_20_Text"><text:span text:style-name="T3"><text:s text:c="4"/>public int numTilings(int n) {</text:span></text:span></text:p>
      <text:p text:style-name="P2"><text:span text:style-name="Source_20_Text"><text:span text:style-name="T3"><text:s text:c="8"/>this.dp = new long[n+1];</text:span></text:span></text:p>
      <text:p text:style-name="P2"><text:span text:style-name="Source_20_Text"><text:span text:style-name="T3"><text:s text:c="8"/>Arrays.fill(dp , -1);</text:span></text:span></text:p>
      <text:p text:style-name="P2"/>
      <text:p text:style-name="P2"><text:span text:style-name="Source_20_Text"><text:span text:style-name="T3"><text:s text:c="8"/>return (int)solve(n)%MOD;</text:span></text:span></text:p>
      <text:p text:style-name="P2"><text:span text:style-name="Source_20_Text"><text:span text:style-name="T3"><text:s text:c="4"/>}</text:span></text:span></text:p>
      <text:p text:style-name="P1"><text:span text:style-name="Source_20_Text"><text:span text:style-name="T3">}</text:span></text:span></text:p>
      <text:p text:style-name="P41"><text:span text:style-name="Source_20_Text"><text:span text:style-name="T22">Question 25: </text:span></text:span><text:a xlink:type="simple" xlink:href="https://leetcode.com/problems/knight-dialer/" text:style-name="Internet_20_link" text:visited-style-name="Visited_20_Internet_20_Link"><text:span text:style-name="Source_20_Text"><text:span text:style-name="T23">Knight Dialer</text:span></text:span></text:a><text:span text:style-name="Source_20_Text"><text:span text:style-name="T22"><text:line-break/>The chess knight has a </text:span></text:span><text:span text:style-name="Source_20_Text"><text:span text:style-name="Strong_20_Emphasis"><text:span text:style-name="T28">unique movement</text:span></text:span></text:span><text:span text:style-name="Source_20_Text"><text:span text:style-name="T22">, it may move two squares vertically and one square horizontally, or two squares horizontally and one square vertically (with both forming the shape of an </text:span></text:span><text:span text:style-name="Source_20_Text"><text:span text:style-name="Strong_20_Emphasis"><text:span text:style-name="T28">L</text:span></text:span></text:span><text:span text:style-name="Source_20_Text"><text:span text:style-name="T22">). The possible movements of chess knight are shown in this diagaram:</text:span></text:span></text:p>
      <text:p text:style-name="P23">A chess knight can move as indicated in the chess diagram below:</text:p>
      <text:p text:style-name="P41"><text:span text:style-name="Source_20_Text"><text:span text:style-name="T22">Given an integer </text:span></text:span><text:span text:style-name="Source_20_Text"><text:span text:style-name="T24">n</text:span></text:span><text:span text:style-name="Source_20_Text"><text:span text:style-name="T22">, return how many distinct phone numbers of length </text:span></text:span><text:span text:style-name="Source_20_Text"><text:span text:style-name="T24">n</text:span></text:span><text:span text:style-name="Source_20_Text"><text:span text:style-name="T22"> we can dial.</text:span></text:span></text:p>
      <text:p text:style-name="P23">You are allowed to place the knight <text:span text:style-name="Strong_20_Emphasis"><text:span text:style-name="T3">on any numeric cell</text:span></text:span> initially and then you should perform <text:span text:style-name="Source_20_Text"><text:span text:style-name="T44">n - 1</text:span></text:span> jumps to dial a number of length <text:span text:style-name="Source_20_Text"><text:span text:style-name="T44">n</text:span></text:span>. All jumps should be <text:span text:style-name="Strong_20_Emphasis"><text:span text:style-name="T3">valid</text:span></text:span> knight jumps.</text:p>
      <text:p text:style-name="P23">As the answer may be very large, <text:span text:style-name="Strong_20_Emphasis"><text:span text:style-name="T3">return the answer modulo</text:span></text:span> <text:span text:style-name="Source_20_Text"><text:span text:style-name="T44">10</text:span></text:span><text:span text:style-name="Source_20_Text"><text:span text:style-name="T3">9</text:span></text:span><text:span text:style-name="Source_20_Text"><text:span text:style-name="T44"> + 7</text:span></text:span>.</text:p>
      <text:p text:style-name="P41"><text:span text:style-name="Source_20_Text"><text:span text:style-name="T22">Ans: </text:span></text:span><text:span text:style-name="Source_20_Text"><text:span text:style-name="T23">class Solution {</text:span></text:span></text:p>
      <text:p text:style-name="P2"><text:span text:style-name="Source_20_Text"><text:span text:style-name="T3"><text:s text:c="4"/>public int knightDialer(int n) {</text:span></text:span></text:p>
      <text:p text:style-name="P2"><text:span text:style-name="Source_20_Text"><text:span text:style-name="T3"><text:s text:c="8"/>final int MOD = 1_000_000_007;</text:span></text:span></text:p>
      <text:p text:style-name="P2"><text:span text:style-name="Source_20_Text"><text:span text:style-name="T3"><text:s text:c="8"/>int[][] moves = {{4, 6}, {6, 8}, {7, 9}, {4, 8}, {0, 3, 9}, {}, {0, 1, 7}, {2, 6}, {1, 3}, {2, 4}};</text:span></text:span></text:p>
      <text:p text:style-name="P2"><text:span text:style-name="Source_20_Text"><text:span text:style-name="T3"><text:s text:c="8"/>int[][] dp = new int[n][10];</text:span></text:span></text:p>
      <text:p text:style-name="P2"><text:span text:style-name="Source_20_Text"><text:span text:style-name="T3"><text:s text:c="8"/>Arrays.fill(dp[0], 1);</text:span></text:span></text:p>
      <text:p text:style-name="P2"/>
      <text:p text:style-name="P2"><text:span text:style-name="Source_20_Text"><text:span text:style-name="T3"><text:s text:c="8"/>for (int i = 1; i &lt; n; i++) {</text:span></text:span></text:p>
      <text:p text:style-name="P2"><text:span text:style-name="Source_20_Text"><text:span text:style-name="T3"><text:s text:c="12"/>for (int j = 0; j &lt; 10; j++) {</text:span></text:span></text:p>
      <text:p text:style-name="P2"><text:span text:style-name="Source_20_Text"><text:span text:style-name="T3"><text:s text:c="16"/>for (int next : moves[j]) {</text:span></text:span></text:p>
      <text:p text:style-name="P2"><text:span text:style-name="Source_20_Text"><text:span text:style-name="T3"><text:s text:c="20"/>dp[i][j] = (dp[i][j] + dp[i - 1][next]) % MOD;</text:span></text:span></text:p>
      <text:p text:style-name="P2"><text:span text:style-name="Source_20_Text"><text:span text:style-name="T3"><text:s text:c="16"/>}</text:span></text:span></text:p>
      <text:p text:style-name="P2"><text:span text:style-name="Source_20_Text"><text:span text:style-name="T3"><text:s text:c="12"/>}</text:span></text:span></text:p>
      <text:p text:style-name="P2"><text:span text:style-name="Source_20_Text"><text:span text:style-name="T3"><text:s text:c="8"/>}</text:span></text:span></text:p>
      <text:p text:style-name="P2"/>
      <text:p text:style-name="P2"><text:span text:style-name="Source_20_Text"><text:span text:style-name="T3"><text:s text:c="8"/>int result = 0;</text:span></text:span></text:p>
      <text:p text:style-name="P2"><text:span text:style-name="Source_20_Text"><text:span text:style-name="T3"><text:s text:c="8"/>for (int count : dp[n - 1]) {</text:span></text:span></text:p>
      <text:p text:style-name="P2"><text:span text:style-name="Source_20_Text"><text:span text:style-name="T3"><text:s text:c="12"/>result = (result + count) % MOD;</text:span></text:span></text:p>
      <text:p text:style-name="P2"><text:span text:style-name="Source_20_Text"><text:span text:style-name="T3"><text:s text:c="8"/>}</text:span></text:span></text:p>
      <text:p text:style-name="P2"/>
      <text:p text:style-name="P2"><text:span text:style-name="Source_20_Text"><text:span text:style-name="T3"><text:s text:c="8"/>return result;</text:span></text:span></text:p>
      <text:p text:style-name="P2"><text:span text:style-name="Source_20_Text"><text:span text:style-name="T3"><text:s text:c="4"/>}</text:span></text:span></text:p>
      <text:p text:style-name="P1"><text:span text:style-name="Source_20_Text"><text:span text:style-name="T3">}</text:span></text:span></text:p>
      <text:p text:style-name="P41"><text:span text:style-name="Source_20_Text"><text:span text:style-name="T22">Question 26:</text:span></text:span><text:a xlink:type="simple" xlink:href="https://leetcode.com/problems/minimum-cost-for-tickets/" text:style-name="Internet_20_link" text:visited-style-name="Visited_20_Internet_20_Link"><text:span text:style-name="Source_20_Text"><text:span text:style-name="T23">Minimum Cost For Tickets</text:span></text:span></text:a><text:span text:style-name="Source_20_Text"><text:span text:style-name="T22"><text:line-break/>You have planned some train traveling one year in advance. The days of the year </text:span></text:span><text:soft-page-break/><text:span text:style-name="Source_20_Text"><text:span text:style-name="T22">in which you will travel are given as an integer array </text:span></text:span><text:span text:style-name="Source_20_Text"><text:span text:style-name="T24">days</text:span></text:span><text:span text:style-name="Source_20_Text"><text:span text:style-name="T22">. Each day is an integer from </text:span></text:span><text:span text:style-name="Source_20_Text"><text:span text:style-name="T24">1</text:span></text:span><text:span text:style-name="Source_20_Text"><text:span text:style-name="T22"> to </text:span></text:span><text:span text:style-name="Source_20_Text"><text:span text:style-name="T24">365</text:span></text:span><text:span text:style-name="Source_20_Text"><text:span text:style-name="T22">.</text:span></text:span></text:p>
      <text:p text:style-name="P23">Train tickets are sold in <text:span text:style-name="Strong_20_Emphasis"><text:span text:style-name="T3">three different ways</text:span></text:span>:</text:p>
      <text:list xml:id="list865893066" text:style-name="L8">
        <text:list-item>
          <text:p text:style-name="P45">a <text:span text:style-name="Strong_20_Emphasis"><text:span text:style-name="T3">1-day</text:span></text:span> pass is sold for <text:span text:style-name="Source_20_Text"><text:span text:style-name="T44">costs[0]</text:span></text:span> dollars,</text:p>
        </text:list-item>
        <text:list-item>
          <text:p text:style-name="P45">a <text:span text:style-name="Strong_20_Emphasis"><text:span text:style-name="T3">7-day</text:span></text:span> pass is sold for <text:span text:style-name="Source_20_Text"><text:span text:style-name="T44">costs[1]</text:span></text:span> dollars, and</text:p>
        </text:list-item>
        <text:list-item>
          <text:p text:style-name="P46">a <text:span text:style-name="Strong_20_Emphasis"><text:span text:style-name="T3">30-day</text:span></text:span> pass is sold for <text:span text:style-name="Source_20_Text"><text:span text:style-name="T44">costs[2]</text:span></text:span> dollars.</text:p>
        </text:list-item>
      </text:list>
      <text:p text:style-name="P23">The passes allow that many days of consecutive travel.</text:p>
      <text:list xml:id="list225405958" text:style-name="L9">
        <text:list-item>
          <text:p text:style-name="P47">For example, if we get a <text:span text:style-name="Strong_20_Emphasis"><text:span text:style-name="T3">7-day</text:span></text:span> pass on day <text:span text:style-name="Source_20_Text"><text:span text:style-name="T44">2</text:span></text:span>, then we can travel for <text:span text:style-name="Source_20_Text"><text:span text:style-name="T44">7</text:span></text:span> days: <text:span text:style-name="Source_20_Text"><text:span text:style-name="T44">2</text:span></text:span>, <text:span text:style-name="Source_20_Text"><text:span text:style-name="T44">3</text:span></text:span>, <text:span text:style-name="Source_20_Text"><text:span text:style-name="T44">4</text:span></text:span>, <text:span text:style-name="Source_20_Text"><text:span text:style-name="T44">5</text:span></text:span>, <text:span text:style-name="Source_20_Text"><text:span text:style-name="T44">6</text:span></text:span>, <text:span text:style-name="Source_20_Text"><text:span text:style-name="T44">7</text:span></text:span>, and <text:span text:style-name="Source_20_Text"><text:span text:style-name="T44">8</text:span></text:span>.</text:p>
        </text:list-item>
      </text:list>
      <text:p text:style-name="P23">Return <text:span text:style-name="Emphasis"><text:span text:style-name="T3">the minimum number of dollars you need to travel every day in the given list of days</text:span></text:span>.</text:p>
      <text:p text:style-name="P41"><text:span text:style-name="Source_20_Text"><text:span text:style-name="T22">Ans: </text:span></text:span><text:span text:style-name="Source_20_Text"><text:span text:style-name="T23">class Solution {</text:span></text:span></text:p>
      <text:p text:style-name="P2"><text:span text:style-name="Source_20_Text"><text:span text:style-name="T3"><text:s text:c="4"/>public int mincostTickets(int[] days, int[] costs) {</text:span></text:span></text:p>
      <text:p text:style-name="P2"><text:span text:style-name="Source_20_Text"><text:span text:style-name="T3"><text:s text:c="8"/>int[] dp = new int[366];</text:span></text:span></text:p>
      <text:p text:style-name="P2"><text:span text:style-name="Source_20_Text"><text:span text:style-name="T3"><text:s text:c="8"/>for (int i = 0; i &lt; days.length; i++) {</text:span></text:span></text:p>
      <text:p text:style-name="P2"><text:span text:style-name="Source_20_Text"><text:span text:style-name="T3"><text:s text:c="12"/>dp[days[i]] = 1; //mark the days to travel</text:span></text:span></text:p>
      <text:p text:style-name="P2"><text:span text:style-name="Source_20_Text"><text:span text:style-name="T3"><text:s text:c="8"/>}</text:span></text:span></text:p>
      <text:p text:style-name="P2"/>
      <text:p text:style-name="P2"><text:span text:style-name="Source_20_Text"><text:span text:style-name="T3"><text:s text:c="8"/>for (int i = 1; i &lt;= days[days.length - 1]; i++) {</text:span></text:span></text:p>
      <text:p text:style-name="P2"><text:span text:style-name="Source_20_Text"><text:span text:style-name="T3"><text:s text:c="12"/>if (dp[i] == 0) { //we don't need to have a ticket, just skip</text:span></text:span></text:p>
      <text:p text:style-name="P2"><text:span text:style-name="Source_20_Text"><text:span text:style-name="T3"><text:s text:c="16"/>dp[i] = dp[i - 1];</text:span></text:span></text:p>
      <text:p text:style-name="P2"><text:span text:style-name="Source_20_Text"><text:span text:style-name="T3"><text:s text:c="16"/>continue;</text:span></text:span></text:p>
      <text:p text:style-name="P2"><text:span text:style-name="Source_20_Text"><text:span text:style-name="T3"><text:s text:c="12"/>}</text:span></text:span></text:p>
      <text:p text:style-name="P2"/>
      <text:p text:style-name="P2"><text:span text:style-name="Source_20_Text"><text:span text:style-name="T3"><text:s text:c="12"/>//looking for the minimum amount of money to travel for the current moment</text:span></text:span></text:p>
      <text:p text:style-name="P2"><text:span text:style-name="Source_20_Text"><text:span text:style-name="T3"><text:s text:c="12"/>int cur = dp[i - 1] + costs[0];</text:span></text:span></text:p>
      <text:p text:style-name="P2"><text:span text:style-name="Source_20_Text"><text:span text:style-name="T3"><text:s text:c="12"/>cur = Math.min(cur, dp[Math.max(0, i - 7)] + costs[1]);</text:span></text:span></text:p>
      <text:p text:style-name="P2"><text:span text:style-name="Source_20_Text"><text:span text:style-name="T3"><text:s text:c="12"/>cur = Math.min(cur, dp[Math.max(0, i - 30)] + costs[2]);</text:span></text:span></text:p>
      <text:p text:style-name="P2"/>
      <text:p text:style-name="P2"><text:span text:style-name="Source_20_Text"><text:span text:style-name="T3"><text:s text:c="12"/>dp[i] = cur;</text:span></text:span></text:p>
      <text:p text:style-name="P2"><text:span text:style-name="Source_20_Text"><text:span text:style-name="T3"><text:s text:c="8"/>}</text:span></text:span></text:p>
      <text:p text:style-name="P2"/>
      <text:p text:style-name="P2"><text:span text:style-name="Source_20_Text"><text:span text:style-name="T3"><text:s text:c="8"/>return dp[days[days.length - 1]];</text:span></text:span></text:p>
      <text:p text:style-name="P2"><text:span text:style-name="Source_20_Text"><text:span text:style-name="T3"><text:s text:c="4"/>}</text:span></text:span></text:p>
      <text:p text:style-name="P1"><text:span text:style-name="Source_20_Text"><text:span text:style-name="T3">}</text:span></text:span></text:p>
      <text:p text:style-name="P41"><text:span text:style-name="Source_20_Text"><text:span text:style-name="T22">Question 27:</text:span></text:span><text:a xlink:type="simple" xlink:href="https://leetcode.com/problems/partition-array-for-maximum-sum/" text:style-name="Internet_20_link" text:visited-style-name="Visited_20_Internet_20_Link"><text:span text:style-name="Source_20_Text"><text:span text:style-name="T23">Partition Array for Maximum Sum</text:span></text:span></text:a><text:span text:style-name="Source_20_Text"><text:span text:style-name="T22"><text:line-break/>Given an integer array </text:span></text:span><text:span text:style-name="Source_20_Text"><text:span text:style-name="T24">arr</text:span></text:span><text:span text:style-name="Source_20_Text"><text:span text:style-name="T22">, partition the array into (contiguous) subarrays of length </text:span></text:span><text:span text:style-name="Source_20_Text"><text:span text:style-name="Strong_20_Emphasis"><text:span text:style-name="T28">at most</text:span></text:span></text:span><text:span text:style-name="Source_20_Text"><text:span text:style-name="T22"> </text:span></text:span><text:span text:style-name="Source_20_Text"><text:span text:style-name="T24">k</text:span></text:span><text:span text:style-name="Source_20_Text"><text:span text:style-name="T22">. After partitioning, each subarray has their values changed to become the maximum value of that subarray.</text:span></text:span></text:p>
      <text:p text:style-name="P23">Return <text:span text:style-name="Emphasis"><text:span text:style-name="T3">the largest sum of the given array after partitioning. Test cases are generated so that the answer fits in a </text:span></text:span><text:span text:style-name="Emphasis"><text:span text:style-name="Strong_20_Emphasis"><text:span text:style-name="T3">32-bit</text:span></text:span></text:span><text:span text:style-name="Emphasis"><text:span text:style-name="T3"> integer.</text:span></text:span></text:p>
      <text:p text:style-name="P41"><text:span text:style-name="Source_20_Text"><text:span text:style-name="T22">Ans: </text:span></text:span><text:span text:style-name="Source_20_Text"><text:span text:style-name="T23">class Solution {</text:span></text:span></text:p>
      <text:p text:style-name="P2"><text:span text:style-name="Source_20_Text"><text:span text:style-name="T3"><text:s text:c="4"/>public int maxSumAfterPartitioning(int[] arr, int k) {</text:span></text:span></text:p>
      <text:p text:style-name="P2"><text:span text:style-name="Source_20_Text"><text:span text:style-name="T3"><text:s text:c="8"/>int n = arr.length; // Length of the input array</text:span></text:span></text:p>
      <text:p text:style-name="P2"><text:soft-page-break/><text:span text:style-name="Source_20_Text"><text:span text:style-name="T3"><text:s text:c="8"/>int[] dp = new int[n]; // Initialize an array to store maximum sums</text:span></text:span></text:p>
      <text:p text:style-name="P2"><text:span text:style-name="Source_20_Text"><text:span text:style-name="T3"><text:s text:c="8"/></text:span></text:span></text:p>
      <text:p text:style-name="P2"><text:span text:style-name="Source_20_Text"><text:span text:style-name="T3"><text:s text:c="8"/>for (int i = 0; i &lt; n; i++) {</text:span></text:span></text:p>
      <text:p text:style-name="P2"><text:span text:style-name="Source_20_Text"><text:span text:style-name="T3"><text:s text:c="12"/>int maxPartitionSum = Integer.MIN_VALUE; // Initialize the maximum sum for the current element</text:span></text:span></text:p>
      <text:p text:style-name="P2"><text:span text:style-name="Source_20_Text"><text:span text:style-name="T3"><text:s text:c="12"/>int maxElement = Integer.MIN_VALUE; // Initialize the maximum element within the current group</text:span></text:span></text:p>
      <text:p text:style-name="P2"><text:span text:style-name="Source_20_Text"><text:span text:style-name="T3"><text:s text:c="12"/></text:span></text:span></text:p>
      <text:p text:style-name="P2"><text:span text:style-name="Source_20_Text"><text:span text:style-name="T3"><text:s text:c="12"/>// Iterate over possible partitions of the current element</text:span></text:span></text:p>
      <text:p text:style-name="P2"><text:span text:style-name="Source_20_Text"><text:span text:style-name="T3"><text:s text:c="12"/>for (int j = i; j &gt;= (i - k + 1) &amp;&amp; j &gt;= 0; j--) {</text:span></text:span></text:p>
      <text:p text:style-name="P2"><text:span text:style-name="Source_20_Text"><text:span text:style-name="T3"><text:s text:c="16"/>int partitionLength = i - j + 1; // Length of the current partition</text:span></text:span></text:p>
      <text:p text:style-name="P2"><text:span text:style-name="Source_20_Text"><text:span text:style-name="T3"><text:s text:c="16"/>maxElement = Math.max(maxElement, arr[j]); // Find the maximum element in the partition</text:span></text:span></text:p>
      <text:p text:style-name="P2"><text:span text:style-name="Source_20_Text"><text:span text:style-name="T3"><text:s text:c="16"/>int currentPartitionSum = maxElement * partitionLength; // Calculate the sum of the current group</text:span></text:span></text:p>
      <text:p text:style-name="P2"><text:span text:style-name="Source_20_Text"><text:span text:style-name="T3"><text:s text:c="16"/></text:span></text:span></text:p>
      <text:p text:style-name="P2"><text:span text:style-name="Source_20_Text"><text:span text:style-name="T3"><text:s text:c="16"/>if (j == 0) {</text:span></text:span></text:p>
      <text:p text:style-name="P2"><text:span text:style-name="Source_20_Text"><text:span text:style-name="T3"><text:s text:c="20"/>maxPartitionSum = Math.max(maxPartitionSum, currentPartitionSum);</text:span></text:span></text:p>
      <text:p text:style-name="P2"><text:span text:style-name="Source_20_Text"><text:span text:style-name="T3"><text:s text:c="16"/>} else {</text:span></text:span></text:p>
      <text:p text:style-name="P2"><text:span text:style-name="Source_20_Text"><text:span text:style-name="T3"><text:s text:c="20"/>int previousMaxSum = dp[j - 1]; // Maximum sum before the current partition</text:span></text:span></text:p>
      <text:p text:style-name="P2"><text:span text:style-name="Source_20_Text"><text:span text:style-name="T3"><text:s text:c="20"/>maxPartitionSum = Math.max(maxPartitionSum, previousMaxSum + currentPartitionSum);</text:span></text:span></text:p>
      <text:p text:style-name="P2"><text:span text:style-name="Source_20_Text"><text:span text:style-name="T3"><text:s text:c="16"/>}</text:span></text:span></text:p>
      <text:p text:style-name="P2"><text:span text:style-name="Source_20_Text"><text:span text:style-name="T3"><text:s text:c="12"/>}</text:span></text:span></text:p>
      <text:p text:style-name="P2"><text:span text:style-name="Source_20_Text"><text:span text:style-name="T3"><text:s text:c="12"/></text:span></text:span></text:p>
      <text:p text:style-name="P2"><text:span text:style-name="Source_20_Text"><text:span text:style-name="T3"><text:s text:c="12"/>dp[i] = maxPartitionSum; // Store the maximum sum up to the current element</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return dp[n - 1]; // Return the maximum sum after partitioning</text:span></text:span></text:p>
      <text:p text:style-name="P2"><text:span text:style-name="Source_20_Text"><text:span text:style-name="T3"><text:s text:c="4"/>}</text:span></text:span></text:p>
      <text:p text:style-name="P1"><text:span text:style-name="Source_20_Text"><text:span text:style-name="T3">}</text:span></text:span></text:p>
      <text:p text:style-name="P48"><text:span text:style-name="Source_20_Text"><text:span text:style-name="T25">Question 28:</text:span></text:span><text:a xlink:type="simple" xlink:href="https://leetcode.com/problems/filling-bookcase-shelves/" text:style-name="Internet_20_link" text:visited-style-name="Visited_20_Internet_20_Link"><text:span text:style-name="Source_20_Text"><text:span text:style-name="T26"> Filling Bookcase Shelves</text:span></text:span></text:a><text:span text:style-name="Source_20_Text"><text:span text:style-name="T25"><text:line-break/>You are given an array </text:span></text:span><text:span text:style-name="Source_20_Text"><text:span text:style-name="T27">books</text:span></text:span><text:span text:style-name="Source_20_Text"><text:span text:style-name="T25"> where </text:span></text:span><text:span text:style-name="Source_20_Text"><text:span text:style-name="T27">books[i] = [thickness</text:span></text:span><text:span text:style-name="Source_20_Text"><text:span text:style-name="T26">i</text:span></text:span><text:span text:style-name="Source_20_Text"><text:span text:style-name="T27">, height</text:span></text:span><text:span text:style-name="Source_20_Text"><text:span text:style-name="T26">i</text:span></text:span><text:span text:style-name="Source_20_Text"><text:span text:style-name="T27">]</text:span></text:span><text:span text:style-name="Source_20_Text"><text:span text:style-name="T25"> indicates the thickness and height of the </text:span></text:span><text:span text:style-name="Source_20_Text"><text:span text:style-name="T27">i</text:span></text:span><text:span text:style-name="Source_20_Text"><text:span text:style-name="T26">th</text:span></text:span><text:span text:style-name="Source_20_Text"><text:span text:style-name="T25"> book. You are also given an integer </text:span></text:span><text:span text:style-name="Source_20_Text"><text:span text:style-name="T27">shelfWidth</text:span></text:span><text:span text:style-name="Source_20_Text"><text:span text:style-name="T25">.</text:span></text:span></text:p>
      <text:p text:style-name="P23">We want to place these books in order onto bookcase shelves that have a total width <text:span text:style-name="Source_20_Text"><text:span text:style-name="T44">shelfWidth</text:span></text:span>.</text:p>
      <text:p text:style-name="P23">We choose some of the books to place on this shelf such that the sum of their thickness is less than or equal to <text:span text:style-name="Source_20_Text"><text:span text:style-name="T44">shelfWidth</text:span></text:span>, then build another level of the shelf of the bookcase so that the total height of the bookcase has increased by the maximum height of the books we just put down. We repeat this process until there are no more books to place.</text:p>
      <text:p text:style-name="P23">Note that at each step of the above process, the order of the books we place is the same order as the given sequence of books.</text:p>
      <text:list xml:id="list3243596643" text:style-name="L10">
        <text:list-item>
          <text:p text:style-name="P50">For example, if we have an ordered list of <text:span text:style-name="Source_20_Text"><text:span text:style-name="T44">5</text:span></text:span> books, we might place the first and second book onto the first shelf, the third book on the second shelf, and the fourth and fifth book on the last shelf.</text:p>
        </text:list-item>
      </text:list>
      <text:p text:style-name="P23"><text:soft-page-break/>Return <text:span text:style-name="Emphasis"><text:span text:style-name="T3">the minimum possible height that the total bookshelf can be after placing shelves in this manner</text:span></text:span>.</text:p>
      <text:p text:style-name="P48"><text:span text:style-name="Source_20_Text"><text:span text:style-name="T25">Ans: </text:span></text:span><text:span text:style-name="Source_20_Text"><text:span text:style-name="T26">class Solution {</text:span></text:span></text:p>
      <text:p text:style-name="P2"><text:span text:style-name="Source_20_Text"><text:span text:style-name="T3"><text:s text:c="4"/>class State implements Cloneable, Comparable&lt;State&gt; {</text:span></text:span></text:p>
      <text:p text:style-name="P2"><text:span text:style-name="Source_20_Text"><text:span text:style-name="T3"><text:s text:c="8"/>int height;</text:span></text:span></text:p>
      <text:p text:style-name="P2"><text:span text:style-name="Source_20_Text"><text:span text:style-name="T3"><text:s text:c="8"/>int lastHeight;</text:span></text:span></text:p>
      <text:p text:style-name="P2"><text:span text:style-name="Source_20_Text"><text:span text:style-name="T3"><text:s text:c="8"/>int restWidth;</text:span></text:span></text:p>
      <text:p text:style-name="P2"><text:span text:style-name="Source_20_Text"><text:span text:style-name="T3"><text:s text:c="8"/>int shelfWidth;</text:span></text:span></text:p>
      <text:p text:style-name="P2"><text:span text:style-name="Source_20_Text"><text:span text:style-name="T3"><text:s text:c="8"/>State(int sw){</text:span></text:span></text:p>
      <text:p text:style-name="P2"><text:span text:style-name="Source_20_Text"><text:span text:style-name="T3"><text:s text:c="12"/>height = 0;</text:span></text:span></text:p>
      <text:p text:style-name="P2"><text:span text:style-name="Source_20_Text"><text:span text:style-name="T3"><text:s text:c="12"/>lastHeight = 0;</text:span></text:span></text:p>
      <text:p text:style-name="P2"><text:span text:style-name="Source_20_Text"><text:span text:style-name="T3"><text:s text:c="12"/>restWidth = 0;</text:span></text:span></text:p>
      <text:p text:style-name="P2"><text:span text:style-name="Source_20_Text"><text:span text:style-name="T3"><text:s text:c="12"/>shelfWidth = sw;</text:span></text:span></text:p>
      <text:p text:style-name="P2"><text:span text:style-name="Source_20_Text"><text:span text:style-name="T3"><text:s text:c="8"/>}</text:span></text:span></text:p>
      <text:p text:style-name="P2"><text:span text:style-name="Source_20_Text"><text:span text:style-name="T3"><text:s text:c="8"/>@Override public Object clone(){</text:span></text:span></text:p>
      <text:p text:style-name="P2"><text:span text:style-name="Source_20_Text"><text:span text:style-name="T3"><text:s text:c="12"/>try{</text:span></text:span></text:p>
      <text:p text:style-name="P2"><text:span text:style-name="Source_20_Text"><text:span text:style-name="T3"><text:s text:c="16"/>return super.clone(); <text:s text:c="11"/></text:span></text:span></text:p>
      <text:p text:style-name="P2"><text:span text:style-name="Source_20_Text"><text:span text:style-name="T3"><text:s text:c="12"/>} catch(Exception e){</text:span></text:span></text:p>
      <text:p text:style-name="P2"><text:span text:style-name="Source_20_Text"><text:span text:style-name="T3"><text:s text:c="16"/>throw new InternalError(e);</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Override public int compareTo(State o){</text:span></text:span></text:p>
      <text:p text:style-name="P2"><text:span text:style-name="Source_20_Text"><text:span text:style-name="T3"><text:s text:c="12"/>int r = height - o.height;</text:span></text:span></text:p>
      <text:p text:style-name="P2"><text:span text:style-name="Source_20_Text"><text:span text:style-name="T3"><text:s text:c="12"/>if(r != 0){ return r;}</text:span></text:span></text:p>
      <text:p text:style-name="P2"><text:span text:style-name="Source_20_Text"><text:span text:style-name="T3"><text:s text:c="12"/>return o.restWidth - restWidth;</text:span></text:span></text:p>
      <text:p text:style-name="P2"><text:span text:style-name="Source_20_Text"><text:span text:style-name="T3"><text:s text:c="8"/>}</text:span></text:span></text:p>
      <text:p text:style-name="P2"><text:span text:style-name="Source_20_Text"><text:span text:style-name="T3"><text:s text:c="8"/>public List&lt;State&gt; add(int[] book){</text:span></text:span></text:p>
      <text:p text:style-name="P2"><text:span text:style-name="Source_20_Text"><text:span text:style-name="T3"><text:s text:c="12"/>List&lt;State&gt; ret = new ArrayList&lt;State&gt;();</text:span></text:span></text:p>
      <text:p text:style-name="P2"><text:span text:style-name="Source_20_Text"><text:span text:style-name="T3"><text:s text:c="12"/>if(restWidth &gt;= book[0]){</text:span></text:span></text:p>
      <text:p text:style-name="P2"><text:span text:style-name="Source_20_Text"><text:span text:style-name="T3"><text:s text:c="16"/>State r = (State)clone();</text:span></text:span></text:p>
      <text:p text:style-name="P2"><text:span text:style-name="Source_20_Text"><text:span text:style-name="T3"><text:s text:c="16"/>if(book[1]&gt; lastHeight){</text:span></text:span></text:p>
      <text:p text:style-name="P2"><text:span text:style-name="Source_20_Text"><text:span text:style-name="T3"><text:s text:c="20"/>r.height += book[1]-lastHeight;</text:span></text:span></text:p>
      <text:p text:style-name="P2"><text:span text:style-name="Source_20_Text"><text:span text:style-name="T3"><text:s text:c="20"/>r.lastHeight = book[1];</text:span></text:span></text:p>
      <text:p text:style-name="P2"><text:span text:style-name="Source_20_Text"><text:span text:style-name="T3"><text:s text:c="16"/>}</text:span></text:span></text:p>
      <text:p text:style-name="P2"><text:span text:style-name="Source_20_Text"><text:span text:style-name="T3"><text:s text:c="16"/>r.restWidth -= book[0];</text:span></text:span></text:p>
      <text:p text:style-name="P2"><text:span text:style-name="Source_20_Text"><text:span text:style-name="T3"><text:s text:c="16"/>ret.add(r);</text:span></text:span></text:p>
      <text:p text:style-name="P2"><text:span text:style-name="Source_20_Text"><text:span text:style-name="T3"><text:s text:c="12"/>}</text:span></text:span></text:p>
      <text:p text:style-name="P2"><text:span text:style-name="Source_20_Text"><text:span text:style-name="T3"><text:s text:c="12"/>height += book[1];</text:span></text:span></text:p>
      <text:p text:style-name="P2"><text:span text:style-name="Source_20_Text"><text:span text:style-name="T3"><text:s text:c="12"/>lastHeight = book[1];</text:span></text:span></text:p>
      <text:p text:style-name="P2"><text:span text:style-name="Source_20_Text"><text:span text:style-name="T3"><text:s text:c="12"/>restWidth = shelfWidth - book[0];</text:span></text:span></text:p>
      <text:p text:style-name="P2"><text:span text:style-name="Source_20_Text"><text:span text:style-name="T3"><text:s text:c="12"/>ret.add(this);</text:span></text:span></text:p>
      <text:p text:style-name="P2"><text:span text:style-name="Source_20_Text"><text:span text:style-name="T3"><text:s text:c="12"/>return ret;</text:span></text:span></text:p>
      <text:p text:style-name="P2"><text:span text:style-name="Source_20_Text"><text:span text:style-name="T3"><text:s text:c="8"/>}</text:span></text:span></text:p>
      <text:p text:style-name="P2"><text:span text:style-name="Source_20_Text"><text:span text:style-name="T3"><text:s text:c="8"/>public String toString(){</text:span></text:span></text:p>
      <text:p text:style-name="P2"><text:span text:style-name="Source_20_Text"><text:span text:style-name="T3"><text:s text:c="12"/>return "height:"+height+ " restWidth:"+ restWidth+ " lastHeight:"+ lastHeight;</text:span></text:span></text:p>
      <text:p text:style-name="P2"><text:span text:style-name="Source_20_Text"><text:span text:style-name="T3"><text:s text:c="8"/>}</text:span></text:span></text:p>
      <text:p text:style-name="P2"><text:span text:style-name="Source_20_Text"><text:span text:style-name="T3"><text:s text:c="4"/>}</text:span></text:span></text:p>
      <text:p text:style-name="P2"><text:span text:style-name="Source_20_Text"><text:span text:style-name="T3"><text:s text:c="4"/>public int minHeightShelves(int[][] books, int shelfWidth) {</text:span></text:span></text:p>
      <text:p text:style-name="P2"><text:span text:style-name="Source_20_Text"><text:span text:style-name="T3"><text:s text:c="8"/>TreeSet&lt;State&gt; current = new TreeSet&lt;&gt;();</text:span></text:span></text:p>
      <text:p text:style-name="P2"><text:span text:style-name="Source_20_Text"><text:span text:style-name="T3"><text:s text:c="8"/>current.add(new State(shelfWidth));</text:span></text:span></text:p>
      <text:p text:style-name="P2"><text:span text:style-name="Source_20_Text"><text:span text:style-name="T3"><text:s text:c="8"/>for(int[] b: books){</text:span></text:span></text:p>
      <text:p text:style-name="P2"><text:span text:style-name="Source_20_Text"><text:span text:style-name="T3"><text:s text:c="12"/>TreeSet&lt;State&gt; ncu = new TreeSet&lt;&gt;();</text:span></text:span></text:p>
      <text:p text:style-name="P2"><text:span text:style-name="Source_20_Text"><text:span text:style-name="T3"><text:s text:c="12"/>for(State s: current){</text:span></text:span></text:p>
      <text:p text:style-name="P2"><text:span text:style-name="Source_20_Text"><text:span text:style-name="T3"><text:s text:c="16"/>for(State ns: s.add(b)){</text:span></text:span></text:p>
      <text:p text:style-name="P2"><text:span text:style-name="Source_20_Text"><text:span text:style-name="T3"><text:s text:c="20"/>boolean addflag = true;</text:span></text:span></text:p>
      <text:p text:style-name="P2"><text:span text:style-name="Source_20_Text"><text:span text:style-name="T3"><text:s text:c="20"/>for(State cs: ncu){</text:span></text:span></text:p>
      <text:p text:style-name="P2"><text:soft-page-break/><text:span text:style-name="Source_20_Text"><text:span text:style-name="T3"><text:s text:c="24"/>if(ns.height &gt;= cs.height &amp;&amp; ns.restWidth &lt;= cs.restWidth){</text:span></text:span></text:p>
      <text:p text:style-name="P2"><text:span text:style-name="Source_20_Text"><text:span text:style-name="T3"><text:s text:c="28"/>addflag = false;</text:span></text:span></text:p>
      <text:p text:style-name="P2"><text:span text:style-name="Source_20_Text"><text:span text:style-name="T3"><text:s text:c="24"/>}</text:span></text:span></text:p>
      <text:p text:style-name="P2"><text:span text:style-name="Source_20_Text"><text:span text:style-name="T3"><text:s text:c="20"/>}</text:span></text:span></text:p>
      <text:p text:style-name="P2"><text:span text:style-name="Source_20_Text"><text:span text:style-name="T3"><text:s text:c="20"/>if(addflag){ncu.add(ns);}</text:span></text:span></text:p>
      <text:p text:style-name="P2"><text:span text:style-name="Source_20_Text"><text:span text:style-name="T3"><text:s text:c="16"/>}</text:span></text:span></text:p>
      <text:p text:style-name="P2"><text:span text:style-name="Source_20_Text"><text:span text:style-name="T3"><text:s text:c="12"/>}</text:span></text:span></text:p>
      <text:p text:style-name="P2"><text:span text:style-name="Source_20_Text"><text:span text:style-name="T3"><text:s text:c="12"/>current = ncu;</text:span></text:span></text:p>
      <text:p text:style-name="P2"><text:span text:style-name="Source_20_Text"><text:span text:style-name="T3"><text:s text:c="12"/>System.out.println(current);</text:span></text:span></text:p>
      <text:p text:style-name="P2"><text:span text:style-name="Source_20_Text"><text:span text:style-name="T3"><text:s text:c="8"/>}</text:span></text:span></text:p>
      <text:p text:style-name="P2"><text:span text:style-name="Source_20_Text"><text:span text:style-name="T3"><text:s text:c="8"/>int ret = Integer.MAX_VALUE;</text:span></text:span></text:p>
      <text:p text:style-name="P2"><text:span text:style-name="Source_20_Text"><text:span text:style-name="T3"><text:s text:c="8"/>for(State s: current){</text:span></text:span></text:p>
      <text:p text:style-name="P2"><text:span text:style-name="Source_20_Text"><text:span text:style-name="T3"><text:s text:c="12"/>ret = Math.min(s.height, ret);</text:span></text:span></text:p>
      <text:p text:style-name="P2"><text:span text:style-name="Source_20_Text"><text:span text:style-name="T3"><text:s text:c="8"/>}</text:span></text:span></text:p>
      <text:p text:style-name="P2"><text:span text:style-name="Source_20_Text"><text:span text:style-name="T3"><text:s text:c="8"/>return ret;</text:span></text:span></text:p>
      <text:p text:style-name="P2"><text:span text:style-name="Source_20_Text"><text:span text:style-name="T3"><text:s text:c="4"/>}</text:span></text:span></text:p>
      <text:p text:style-name="P1"><text:span text:style-name="Source_20_Text"><text:span text:style-name="T3">}</text:span></text:span></text:p>
      <text:p text:style-name="P48"><text:span text:style-name="Source_20_Text"><text:span text:style-name="T25">Question 29:</text:span></text:span><text:a xlink:type="simple" xlink:href="https://leetcode.com/problems/longest-arithmetic-subsequence-of-given-difference/" text:style-name="Internet_20_link" text:visited-style-name="Visited_20_Internet_20_Link"><text:span text:style-name="Source_20_Text"><text:span text:style-name="T26"> Longest Arithmetic Subsequence of Given Difference</text:span></text:span></text:a></text:p>
      <text:p text:style-name="P40"><text:span text:style-name="Source_20_Text">Given an integer array </text:span><text:span text:style-name="Source_20_Text"><text:span text:style-name="T44">arr</text:span></text:span><text:span text:style-name="Source_20_Text"> and an integer </text:span><text:span text:style-name="Source_20_Text"><text:span text:style-name="T44">difference</text:span></text:span><text:span text:style-name="Source_20_Text">, return the length of the longest subsequence in </text:span><text:span text:style-name="Source_20_Text"><text:span text:style-name="T44">arr</text:span></text:span><text:span text:style-name="Source_20_Text"> which is an arithmetic sequence such that the difference between adjacent elements in the subsequence equals </text:span><text:span text:style-name="Source_20_Text"><text:span text:style-name="T44">difference</text:span></text:span><text:span text:style-name="Source_20_Text">.</text:span></text:p>
      <text:p text:style-name="P23">A <text:span text:style-name="Strong_20_Emphasis"><text:span text:style-name="T3">subsequence</text:span></text:span> is a sequence that can be derived from <text:span text:style-name="Source_20_Text"><text:span text:style-name="T44">arr</text:span></text:span> by deleting some or no elements without changing the order of the remaining elements.</text:p>
      <text:p text:style-name="P12"><text:span text:style-name="Source_20_Text"><text:span text:style-name="T62">Ans: </text:span></text:span><text:span text:style-name="Source_20_Text"><text:span text:style-name="T3">class Solution {</text:span></text:span></text:p>
      <text:p text:style-name="P2"><text:span text:style-name="Source_20_Text"><text:span text:style-name="T3"><text:s text:c="4"/>public int longestSubsequence(int[] arr, int difference) {</text:span></text:span></text:p>
      <text:p text:style-name="P2"/>
      <text:p text:style-name="P2"><text:span text:style-name="Source_20_Text"><text:span text:style-name="T3"><text:s text:c="4"/>int N = arr.length;</text:span></text:span></text:p>
      <text:p text:style-name="P2"><text:span text:style-name="Source_20_Text"><text:span text:style-name="T3"><text:s text:c="4"/>Map&lt;Integer,Integer&gt; map = new HashMap&lt;&gt;();</text:span></text:span></text:p>
      <text:p text:style-name="P2"><text:span text:style-name="Source_20_Text"><text:span text:style-name="T3"><text:s text:c="4"/>map.put(arr[N-1],0);</text:span></text:span></text:p>
      <text:p text:style-name="P2"><text:span text:style-name="Source_20_Text"><text:span text:style-name="T3"><text:s text:c="4"/>int ans = 0;</text:span></text:span></text:p>
      <text:p text:style-name="P2"/>
      <text:p text:style-name="P2"><text:span text:style-name="Source_20_Text"><text:span text:style-name="T3"><text:s text:c="8"/>for(int i=N-2; i&gt;=0; i--){</text:span></text:span></text:p>
      <text:p text:style-name="P2"><text:span text:style-name="Source_20_Text"><text:span text:style-name="T3"><text:s text:c="12"/>if(map.containsKey(arr[i]+difference)){</text:span></text:span></text:p>
      <text:p text:style-name="P2"><text:span text:style-name="Source_20_Text"><text:span text:style-name="T3"><text:s text:c="16"/>int temp = map.get(arr[i]+difference)+1;</text:span></text:span></text:p>
      <text:p text:style-name="P2"><text:span text:style-name="Source_20_Text"><text:span text:style-name="T3"><text:s text:c="16"/>map.put(arr[i],temp);</text:span></text:span></text:p>
      <text:p text:style-name="P2"><text:span text:style-name="Source_20_Text"><text:span text:style-name="T3"><text:s text:c="16"/>ans = Math.max(ans,temp);</text:span></text:span></text:p>
      <text:p text:style-name="P2"><text:span text:style-name="Source_20_Text"><text:span text:style-name="T3"><text:s text:c="12"/>}</text:span></text:span></text:p>
      <text:p text:style-name="P2"><text:span text:style-name="Source_20_Text"><text:span text:style-name="T3"><text:s text:c="12"/>else</text:span></text:span></text:p>
      <text:p text:style-name="P2"><text:span text:style-name="Source_20_Text"><text:span text:style-name="T3"><text:s text:c="16"/>map.put(arr[i],0);</text:span></text:span></text:p>
      <text:p text:style-name="P2"><text:span text:style-name="Source_20_Text"><text:span text:style-name="T3"><text:s text:c="8"/>}</text:span></text:span></text:p>
      <text:p text:style-name="P2"/>
      <text:p text:style-name="P2"><text:span text:style-name="Source_20_Text"><text:span text:style-name="T3"><text:s text:c="8"/>return ans+1;</text:span></text:span></text:p>
      <text:p text:style-name="P2"/>
      <text:p text:style-name="P2"><text:span text:style-name="Source_20_Text"><text:span text:style-name="T3"><text:s text:c="4"/>}</text:span></text:span></text:p>
      <text:p text:style-name="P1"><text:span text:style-name="Source_20_Text"><text:span text:style-name="T3">}</text:span></text:span></text:p>
      <text:p text:style-name="P12"><text:span text:style-name="Source_20_Text"><text:span text:style-name="T62">Question 30:</text:span></text:span><text:a xlink:type="simple" xlink:href="https://leetcode.com/problems/greatest-sum-divisible-by-three/" text:style-name="Internet_20_link" text:visited-style-name="Visited_20_Internet_20_Link"><text:span text:style-name="Source_20_Text"><text:span text:style-name="T3">Greatest Sum Divisible by Three</text:span></text:span></text:a><text:span text:style-name="Source_20_Text"><text:line-break/>Given an integer array </text:span><text:span text:style-name="Source_20_Text"><text:span text:style-name="T44">nums</text:span></text:span><text:span text:style-name="Source_20_Text">, return </text:span><text:span text:style-name="Source_20_Text"><text:span text:style-name="Emphasis"><text:span text:style-name="T3">the </text:span></text:span></text:span><text:span text:style-name="Source_20_Text"><text:span text:style-name="Emphasis"><text:span text:style-name="Strong_20_Emphasis"><text:span text:style-name="T3">maximum possible sum </text:span></text:span></text:span></text:span><text:span text:style-name="Source_20_Text"><text:span text:style-name="Emphasis"><text:span text:style-name="T3">of elements of the array such that it is divisible by three</text:span></text:span></text:span><text:span text:style-name="Source_20_Text">.</text:span></text:p>
      <text:p text:style-name="Text_20_body"><text:span text:style-name="T62">Ans: </text:span><text:span text:style-name="Source_20_Text"><text:span text:style-name="T3">class Solution {</text:span></text:span></text:p>
      <text:p text:style-name="P2"><text:soft-page-break/><text:span text:style-name="Source_20_Text"><text:span text:style-name="T3"><text:s text:c="4"/>int maxi = 0;</text:span></text:span></text:p>
      <text:p text:style-name="P2"><text:span text:style-name="Source_20_Text"><text:span text:style-name="T3"><text:s text:c="4"/>private void solveRec(int[] nums, int idx, int sum){</text:span></text:span></text:p>
      <text:p text:style-name="P2"><text:span text:style-name="Source_20_Text"><text:span text:style-name="T3"><text:s text:c="8"/>//Base case</text:span></text:span></text:p>
      <text:p text:style-name="P2"><text:span text:style-name="Source_20_Text"><text:span text:style-name="T3"><text:s text:c="8"/>if(idx == nums.length){</text:span></text:span></text:p>
      <text:p text:style-name="P2"><text:span text:style-name="Source_20_Text"><text:span text:style-name="T3"><text:s text:c="12"/>if(sum%3 == 0) maxi = Math.max(maxi, sum);</text:span></text:span></text:p>
      <text:p text:style-name="P2"><text:span text:style-name="Source_20_Text"><text:span text:style-name="T3"><text:s text:c="12"/>return ;</text:span></text:span></text:p>
      <text:p text:style-name="P2"><text:span text:style-name="Source_20_Text"><text:span text:style-name="T3"><text:s text:c="8"/>}</text:span></text:span></text:p>
      <text:p text:style-name="P2"/>
      <text:p text:style-name="P2"><text:span text:style-name="Source_20_Text"><text:span text:style-name="T3"><text:s text:c="8"/>solveRec(nums, idx+1, sum+nums[idx]);</text:span></text:span></text:p>
      <text:p text:style-name="P2"><text:span text:style-name="Source_20_Text"><text:span text:style-name="T3"><text:s text:c="8"/>solveRec(nums, idx+1, sum+0);</text:span></text:span></text:p>
      <text:p text:style-name="P2"><text:span text:style-name="Source_20_Text"><text:span text:style-name="T3"><text:s text:c="4"/>}</text:span></text:span></text:p>
      <text:p text:style-name="P2"/>
      <text:p text:style-name="P2"/>
      <text:p text:style-name="P2"><text:span text:style-name="Source_20_Text"><text:span text:style-name="T3"><text:s text:c="4"/>public int maxSumDivThree(int[] nums) {</text:span></text:span></text:p>
      <text:p text:style-name="P2"><text:span text:style-name="Source_20_Text"><text:span text:style-name="T3">/*</text:span></text:span></text:p>
      <text:p text:style-name="P2"><text:span text:style-name="Source_20_Text"><text:span text:style-name="T3"><text:s text:c="8"/>solveRec(nums, 0, 0);</text:span></text:span></text:p>
      <text:p text:style-name="P2"><text:span text:style-name="Source_20_Text"><text:span text:style-name="T3"><text:s text:c="8"/>return maxi;</text:span></text:span></text:p>
      <text:p text:style-name="P2"><text:span text:style-name="Source_20_Text"><text:span text:style-name="T3">*/</text:span></text:span></text:p>
      <text:p text:style-name="P2"/>
      <text:p text:style-name="P2"><text:span text:style-name="Source_20_Text"><text:span text:style-name="T3"><text:s text:c="8"/>int[] dp = new int[3];</text:span></text:span></text:p>
      <text:p text:style-name="P2"><text:span text:style-name="Source_20_Text"><text:span text:style-name="T3"><text:s text:c="8"/>for(int num:nums){</text:span></text:span></text:p>
      <text:p text:style-name="P2"><text:span text:style-name="Source_20_Text"><text:span text:style-name="T3"><text:s text:c="12"/>for(int i:Arrays.copyOf(dp, dp.length)){</text:span></text:span></text:p>
      <text:p text:style-name="P2"><text:span text:style-name="Source_20_Text"><text:span text:style-name="T3"><text:s text:c="16"/>dp[(i+num)%3] = Math.max(dp[(i+num)%3], i+num);</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return dp[0];</text:span></text:span></text:p>
      <text:p text:style-name="P2"><text:span text:style-name="Source_20_Text"><text:span text:style-name="T3"><text:s text:c="4"/>}</text:span></text:span></text:p>
      <text:p text:style-name="P1"><text:span text:style-name="Source_20_Text"><text:span text:style-name="T3">}</text:span></text:span></text:p>
      <text:p text:style-name="P49"><text:span text:style-name="Source_20_Text"><text:span text:style-name="T62">Question 31:</text:span></text:span><text:a xlink:type="simple" xlink:href="https://leetcode.com/problems/best-time-to-buy-and-sell-stock-iii/" text:style-name="Internet_20_link" text:visited-style-name="Visited_20_Internet_20_Link"><text:span text:style-name="Source_20_Text"><text:span text:style-name="T3">Best Time to Buy and Sell Stock III</text:span></text:span></text:a><text:span text:style-name="Source_20_Text"><text:line-break/>You are given an array </text:span><text:span text:style-name="Source_20_Text"><text:span text:style-name="T44">prices</text:span></text:span><text:span text:style-name="Source_20_Text"> where </text:span><text:span text:style-name="Source_20_Text"><text:span text:style-name="T44">prices[i]</text:span></text:span><text:span text:style-name="Source_20_Text"> is the price of a given stock on the </text:span><text:span text:style-name="Source_20_Text"><text:span text:style-name="T44">i</text:span></text:span><text:span text:style-name="Source_20_Text"><text:span text:style-name="T3">th</text:span></text:span><text:span text:style-name="Source_20_Text"> day.</text:span>Find the maximum profit you can achieve. You may complete <text:span text:style-name="Strong_20_Emphasis"><text:span text:style-name="T3">at most two transactions</text:span></text:span>.</text:p>
      <text:p text:style-name="P49"><text:span text:style-name="Source_20_Text"><text:span text:style-name="T62">Ans: </text:span></text:span><text:span text:style-name="Source_20_Text"><text:span text:style-name="T3">class Solution {</text:span></text:span></text:p>
      <text:p text:style-name="P2"/>
      <text:p text:style-name="P2"><text:span text:style-name="Source_20_Text"><text:span text:style-name="T3"><text:s text:c="4"/>static int dp[][][];</text:span></text:span></text:p>
      <text:p text:style-name="P2"><text:span text:style-name="Source_20_Text"><text:span text:style-name="T3"><text:s text:c="4"/>static int helper(int arr[], int i, int k, int flag){</text:span></text:span></text:p>
      <text:p text:style-name="P2"><text:span text:style-name="Source_20_Text"><text:span text:style-name="T3"><text:s text:c="8"/>if(i==arr.length) return 0;</text:span></text:span></text:p>
      <text:p text:style-name="P2"/>
      <text:p text:style-name="P2"><text:span text:style-name="Source_20_Text"><text:span text:style-name="T3"><text:s text:c="8"/>if(dp[flag][k][i]!=-1) return dp[flag][k][i];</text:span></text:span></text:p>
      <text:p text:style-name="P2"/>
      <text:p text:style-name="P2"><text:span text:style-name="Source_20_Text"><text:span text:style-name="T3"><text:s text:c="8"/>int ans = Integer.MIN_VALUE;</text:span></text:span></text:p>
      <text:p text:style-name="P2"><text:span text:style-name="Source_20_Text"><text:span text:style-name="T3"><text:s text:c="8"/>ans = helper(arr,i+1,k,flag); <text:s text:c="2"/>// leave thar stock</text:span></text:span></text:p>
      <text:p text:style-name="P2"/>
      <text:p text:style-name="P2"><text:span text:style-name="Source_20_Text"><text:span text:style-name="T3"><text:s text:c="8"/>if(flag==1){</text:span></text:span></text:p>
      <text:p text:style-name="P2"><text:span text:style-name="Source_20_Text"><text:span text:style-name="T3"><text:s text:c="12"/>ans = Math.max(ans, helper(arr,i+1,k-1,0)+arr[i]); <text:s/>// sell</text:span></text:span></text:p>
      <text:p text:style-name="P2"><text:span text:style-name="Source_20_Text"><text:span text:style-name="T3"><text:s text:c="8"/>}else{</text:span></text:span></text:p>
      <text:p text:style-name="P2"><text:span text:style-name="Source_20_Text"><text:span text:style-name="T3"><text:s text:c="12"/>if(k&gt;0) ans = Math.max(ans,helper(arr,i+1,k,1)-arr[i]); <text:s/>// buy</text:span></text:span></text:p>
      <text:p text:style-name="P2"><text:span text:style-name="Source_20_Text"><text:span text:style-name="T3"><text:s text:c="8"/>}</text:span></text:span></text:p>
      <text:p text:style-name="P2"><text:span text:style-name="Source_20_Text"><text:span text:style-name="T3"><text:s text:c="8"/>return <text:s/>dp[flag][k][i] = ans;</text:span></text:span></text:p>
      <text:p text:style-name="P2"><text:span text:style-name="Source_20_Text"><text:span text:style-name="T3"><text:s text:c="4"/>}</text:span></text:span></text:p>
      <text:p text:style-name="P2"><text:span text:style-name="Source_20_Text"><text:span text:style-name="T3"><text:s text:c="4"/>public int maxProfit(int[] arr) {</text:span></text:span></text:p>
      <text:p text:style-name="P2"><text:span text:style-name="Source_20_Text"><text:span text:style-name="T3"><text:s text:c="8"/>dp = new int[2][3][100005];</text:span></text:span></text:p>
      <text:p text:style-name="P2"><text:span text:style-name="Source_20_Text"><text:span text:style-name="T3"><text:s text:c="8"/>for(var a : dp){</text:span></text:span></text:p>
      <text:p text:style-name="P2"><text:span text:style-name="Source_20_Text"><text:span text:style-name="T3"><text:s text:c="12"/>for(var b : a) Arrays.fill(b,-1);</text:span></text:span></text:p>
      <text:p text:style-name="P2"><text:soft-page-break/><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return helper(arr,0,2,0);</text:span></text:span></text:p>
      <text:p text:style-name="P2"><text:span text:style-name="Source_20_Text"><text:span text:style-name="T3"><text:s text:c="4"/>}</text:span></text:span></text:p>
      <text:p text:style-name="P1"><text:span text:style-name="Source_20_Text"><text:span text:style-name="T3">}</text:span></text:span></text:p>
      <text:p text:style-name="P49"><text:span text:style-name="Source_20_Text"><text:span text:style-name="T62">Question 32: </text:span></text:span><text:a xlink:type="simple" xlink:href="https://leetcode.com/problems/student-attendance-record-ii/" text:style-name="Internet_20_link" text:visited-style-name="Visited_20_Internet_20_Link"><text:span text:style-name="Source_20_Text"><text:span text:style-name="T3">Student Attendance Record II</text:span></text:span></text:a><text:span text:style-name="Source_20_Text"><text:line-break/>An attendance record for a student can be represented as a string where each character signifies whether the student was absent, late, or present on that day. The record only contains the following three characters:</text:span></text:p>
      <text:list xml:id="list3726132381" text:style-name="L11">
        <text:list-item>
          <text:p text:style-name="P51"><text:span text:style-name="Source_20_Text"><text:span text:style-name="T44">'A'</text:span></text:span>: Absent.</text:p>
        </text:list-item>
        <text:list-item>
          <text:p text:style-name="P51"><text:span text:style-name="Source_20_Text"><text:span text:style-name="T44">'L'</text:span></text:span>: Late.</text:p>
        </text:list-item>
        <text:list-item>
          <text:p text:style-name="P52"><text:span text:style-name="Source_20_Text"><text:span text:style-name="T44">'P'</text:span></text:span>: Present.</text:p>
        </text:list-item>
      </text:list>
      <text:p text:style-name="P23">Any student is eligible for an attendance award if they meet <text:span text:style-name="Strong_20_Emphasis"><text:span text:style-name="T3">both</text:span></text:span> of the following criteria:</text:p>
      <text:list xml:id="list1298693470" text:style-name="L12">
        <text:list-item>
          <text:p text:style-name="P53">The student was absent (<text:span text:style-name="Source_20_Text"><text:span text:style-name="T44">'A'</text:span></text:span>) for <text:span text:style-name="Strong_20_Emphasis"><text:span text:style-name="T3">strictly</text:span></text:span> fewer than 2 days <text:span text:style-name="Strong_20_Emphasis"><text:span text:style-name="T3">total</text:span></text:span>.</text:p>
        </text:list-item>
        <text:list-item>
          <text:p text:style-name="P54">The student was <text:span text:style-name="Strong_20_Emphasis"><text:span text:style-name="T3">never</text:span></text:span> late (<text:span text:style-name="Source_20_Text"><text:span text:style-name="T44">'L'</text:span></text:span>) for 3 or more <text:span text:style-name="Strong_20_Emphasis"><text:span text:style-name="T3">consecutive</text:span></text:span> days.</text:p>
        </text:list-item>
      </text:list>
      <text:p text:style-name="P23">Given an integer <text:span text:style-name="Source_20_Text"><text:span text:style-name="T44">n</text:span></text:span>, return <text:span text:style-name="Emphasis"><text:span text:style-name="T3">the </text:span></text:span><text:span text:style-name="Emphasis"><text:span text:style-name="Strong_20_Emphasis"><text:span text:style-name="T3">number</text:span></text:span></text:span><text:span text:style-name="Emphasis"><text:span text:style-name="T3"> of possible attendance records of length</text:span></text:span> <text:span text:style-name="Source_20_Text"><text:span text:style-name="T44">n</text:span></text:span><text:span text:style-name="Emphasis"><text:span text:style-name="T3"> that make a student eligible for an attendance award. The answer may be very large, so return it </text:span></text:span><text:span text:style-name="Emphasis"><text:span text:style-name="Strong_20_Emphasis"><text:span text:style-name="T3">modulo</text:span></text:span></text:span><text:span text:style-name="Emphasis"><text:span text:style-name="T3"> </text:span></text:span><text:span text:style-name="Source_20_Text"><text:span text:style-name="T44">10</text:span></text:span><text:span text:style-name="Source_20_Text"><text:span text:style-name="T3">9</text:span></text:span><text:span text:style-name="Source_20_Text"><text:span text:style-name="T44"> + 7</text:span></text:span>.</text:p>
      <text:p text:style-name="P49"><text:span text:style-name="Source_20_Text"><text:span text:style-name="T62">Ans: </text:span></text:span><text:span text:style-name="Source_20_Text"><text:span text:style-name="T3">class Solution {</text:span></text:span></text:p>
      <text:p text:style-name="P2"><text:span text:style-name="Source_20_Text"><text:span text:style-name="T3"><text:s text:c="4"/>final int MOD = 1000000007;</text:span></text:span></text:p>
      <text:p text:style-name="P2"><text:span text:style-name="Source_20_Text"><text:span text:style-name="T3"><text:s text:c="4"/>final int M = 6;</text:span></text:span></text:p>
      <text:p text:style-name="P2"/>
      <text:p text:style-name="P2"><text:span text:style-name="Source_20_Text"><text:span text:style-name="T3"><text:s text:c="4"/>int[][] mul(int[][] A, int[][] B) {</text:span></text:span></text:p>
      <text:p text:style-name="P2"><text:span text:style-name="Source_20_Text"><text:span text:style-name="T3"><text:s text:c="8"/>int[][] C = new int[M][M];</text:span></text:span></text:p>
      <text:p text:style-name="P2"><text:span text:style-name="Source_20_Text"><text:span text:style-name="T3"><text:s text:c="8"/>for (int i = 0; i &lt; M; i++)</text:span></text:span></text:p>
      <text:p text:style-name="P2"><text:span text:style-name="Source_20_Text"><text:span text:style-name="T3"><text:s text:c="12"/>for (int j = 0; j &lt; M; j++)</text:span></text:span></text:p>
      <text:p text:style-name="P2"><text:span text:style-name="Source_20_Text"><text:span text:style-name="T3"><text:s text:c="16"/>for (int k = 0; k &lt; M; k++)</text:span></text:span></text:p>
      <text:p text:style-name="P2"><text:span text:style-name="Source_20_Text"><text:span text:style-name="T3"><text:s text:c="20"/>C[i][j] = (int) ((C[i][j] + (long) A[i][k] * B[k][j]) % MOD);</text:span></text:span></text:p>
      <text:p text:style-name="P2"><text:span text:style-name="Source_20_Text"><text:span text:style-name="T3"><text:s text:c="8"/>return C;</text:span></text:span></text:p>
      <text:p text:style-name="P2"><text:span text:style-name="Source_20_Text"><text:span text:style-name="T3"><text:s text:c="4"/>}</text:span></text:span></text:p>
      <text:p text:style-name="P2"><text:span text:style-name="Source_20_Text"><text:span text:style-name="T3"><text:s text:c="4"/>int[][] pow(int[][] A, int n) {</text:span></text:span></text:p>
      <text:p text:style-name="P2"><text:span text:style-name="Source_20_Text"><text:span text:style-name="T3"><text:s text:c="8"/>int[][] res = new int[M][M];</text:span></text:span></text:p>
      <text:p text:style-name="P2"><text:span text:style-name="Source_20_Text"><text:span text:style-name="T3"><text:s text:c="8"/>for (int i = 0; i &lt; M; i++)</text:span></text:span></text:p>
      <text:p text:style-name="P2"><text:span text:style-name="Source_20_Text"><text:span text:style-name="T3"><text:s text:c="12"/>res[i][i] = 1;</text:span></text:span></text:p>
      <text:p text:style-name="P2"><text:span text:style-name="Source_20_Text"><text:span text:style-name="T3"><text:s text:c="8"/>while (n &gt; 0) {</text:span></text:span></text:p>
      <text:p text:style-name="P2"><text:span text:style-name="Source_20_Text"><text:span text:style-name="T3"><text:s text:c="12"/>if (n % 2 == 1)</text:span></text:span></text:p>
      <text:p text:style-name="P2"><text:span text:style-name="Source_20_Text"><text:span text:style-name="T3"><text:s text:c="16"/>res = mul(res, A);</text:span></text:span></text:p>
      <text:p text:style-name="P2"><text:span text:style-name="Source_20_Text"><text:span text:style-name="T3"><text:s text:c="12"/>A = mul(A, A);</text:span></text:span></text:p>
      <text:p text:style-name="P2"><text:span text:style-name="Source_20_Text"><text:span text:style-name="T3"><text:s text:c="12"/>n /= 2;</text:span></text:span></text:p>
      <text:p text:style-name="P2"><text:span text:style-name="Source_20_Text"><text:span text:style-name="T3"><text:s text:c="8"/>}</text:span></text:span></text:p>
      <text:p text:style-name="P2"><text:span text:style-name="Source_20_Text"><text:span text:style-name="T3"><text:s text:c="8"/>return res;</text:span></text:span></text:p>
      <text:p text:style-name="P2"><text:span text:style-name="Source_20_Text"><text:span text:style-name="T3"><text:s text:c="4"/>}</text:span></text:span></text:p>
      <text:p text:style-name="P2"><text:span text:style-name="Source_20_Text"><text:span text:style-name="T3"><text:s text:c="4"/>public int checkRecord(int n) {</text:span></text:span></text:p>
      <text:p text:style-name="P2"><text:span text:style-name="Source_20_Text"><text:span text:style-name="T3"><text:s text:c="8"/>int[][] A = {</text:span></text:span></text:p>
      <text:p text:style-name="P2"><text:span text:style-name="Source_20_Text"><text:span text:style-name="T3"><text:s text:c="16"/>{0, 0, 1, 0, 0, 0},</text:span></text:span></text:p>
      <text:p text:style-name="P2"><text:span text:style-name="Source_20_Text"><text:span text:style-name="T3"><text:s text:c="16"/>{1, 0, 1, 0, 0, 0},</text:span></text:span></text:p>
      <text:p text:style-name="P2"><text:span text:style-name="Source_20_Text"><text:span text:style-name="T3"><text:s text:c="16"/>{0, 1, 1, 0, 0, 0},</text:span></text:span></text:p>
      <text:p text:style-name="P2"><text:soft-page-break/><text:span text:style-name="Source_20_Text"><text:span text:style-name="T3"><text:s text:c="16"/>{0, 0, 1, 0, 0, 1},</text:span></text:span></text:p>
      <text:p text:style-name="P2"><text:span text:style-name="Source_20_Text"><text:span text:style-name="T3"><text:s text:c="16"/>{0, 0, 1, 1, 0, 1},</text:span></text:span></text:p>
      <text:p text:style-name="P2"><text:span text:style-name="Source_20_Text"><text:span text:style-name="T3"><text:s text:c="16"/>{0, 0, 1, 0, 1, 1},</text:span></text:span></text:p>
      <text:p text:style-name="P2"><text:span text:style-name="Source_20_Text"><text:span text:style-name="T3"><text:s text:c="8"/>};</text:span></text:span></text:p>
      <text:p text:style-name="P2"><text:span text:style-name="Source_20_Text"><text:span text:style-name="T3"><text:s text:c="8"/>return pow(A, n + 1)[5][2];</text:span></text:span></text:p>
      <text:p text:style-name="P2"><text:span text:style-name="Source_20_Text"><text:span text:style-name="T3"><text:s text:c="4"/>}</text:span></text:span></text:p>
      <text:p text:style-name="P1"><text:span text:style-name="Source_20_Text"><text:span text:style-name="T3">}</text:span></text:span></text:p>
      <text:p text:style-name="P49"><text:span text:style-name="Source_20_Text"><text:span text:style-name="T62">Question 33: </text:span></text:span><text:a xlink:type="simple" xlink:href="https://leetcode.com/problems/decode-ways-ii/" text:style-name="Internet_20_link" text:visited-style-name="Visited_20_Internet_20_Link"><text:span text:style-name="Source_20_Text"><text:span text:style-name="T3"> Decode Ways II</text:span></text:span></text:a><text:span text:style-name="Source_20_Text"><text:line-break/>A message containing letters from </text:span><text:span text:style-name="Source_20_Text"><text:span text:style-name="T44">A-Z</text:span></text:span><text:span text:style-name="Source_20_Text"> can be </text:span><text:span text:style-name="Source_20_Text"><text:span text:style-name="Strong_20_Emphasis"><text:span text:style-name="T3">encoded</text:span></text:span></text:span><text:span text:style-name="Source_20_Text"> into numbers using the following mapping:</text:span></text:p>
      <text:p text:style-name="P2">'A' -&gt; "1"</text:p>
      <text:p text:style-name="P2">'B' -&gt; "2"</text:p>
      <text:p text:style-name="P2">...</text:p>
      <text:p text:style-name="P1">'Z' -&gt; "26"</text:p>
      <text:p text:style-name="P23">To <text:span text:style-name="Strong_20_Emphasis"><text:span text:style-name="T3">decode</text:span></text:span> an encoded message, all the digits must be grouped then mapped back into letters using the reverse of the mapping above (there may be multiple ways). For example, <text:span text:style-name="Source_20_Text"><text:span text:style-name="T44">"11106"</text:span></text:span> can be mapped into:</text:p>
      <text:list xml:id="list3120570325" text:style-name="L13">
        <text:list-item>
          <text:p text:style-name="P55"><text:span text:style-name="Source_20_Text"><text:span text:style-name="T44">"AAJF"</text:span></text:span> with the grouping <text:span text:style-name="Source_20_Text"><text:span text:style-name="T44">(1 1 10 6)</text:span></text:span></text:p>
        </text:list-item>
        <text:list-item>
          <text:p text:style-name="P56"><text:span text:style-name="Source_20_Text"><text:span text:style-name="T44">"KJF"</text:span></text:span> with the grouping <text:span text:style-name="Source_20_Text"><text:span text:style-name="T44">(11 10 6)</text:span></text:span></text:p>
        </text:list-item>
      </text:list>
      <text:p text:style-name="P23">Note that the grouping <text:span text:style-name="Source_20_Text"><text:span text:style-name="T44">(1 11 06)</text:span></text:span> is invalid because <text:span text:style-name="Source_20_Text"><text:span text:style-name="T44">"06"</text:span></text:span> cannot be mapped into <text:span text:style-name="Source_20_Text"><text:span text:style-name="T44">'F'</text:span></text:span> since <text:span text:style-name="Source_20_Text"><text:span text:style-name="T44">"6"</text:span></text:span> is different from <text:span text:style-name="Source_20_Text"><text:span text:style-name="T44">"06"</text:span></text:span>.</text:p>
      <text:p text:style-name="P23"><text:span text:style-name="Strong_20_Emphasis"><text:span text:style-name="T3">In addition</text:span></text:span> to the mapping above, an encoded message may contain the <text:span text:style-name="Source_20_Text"><text:span text:style-name="T44">'*'</text:span></text:span> character, which can represent any digit from <text:span text:style-name="Source_20_Text"><text:span text:style-name="T44">'1'</text:span></text:span> to <text:span text:style-name="Source_20_Text"><text:span text:style-name="T44">'9'</text:span></text:span> (<text:span text:style-name="Source_20_Text"><text:span text:style-name="T44">'0'</text:span></text:span> is excluded). For example, the encoded message <text:span text:style-name="Source_20_Text"><text:span text:style-name="T44">"1*"</text:span></text:span> may represent any of the encoded messages <text:span text:style-name="Source_20_Text"><text:span text:style-name="T44">"11"</text:span></text:span>, <text:span text:style-name="Source_20_Text"><text:span text:style-name="T44">"12"</text:span></text:span>, <text:span text:style-name="Source_20_Text"><text:span text:style-name="T44">"13"</text:span></text:span>, <text:span text:style-name="Source_20_Text"><text:span text:style-name="T44">"14"</text:span></text:span>, <text:span text:style-name="Source_20_Text"><text:span text:style-name="T44">"15"</text:span></text:span>, <text:span text:style-name="Source_20_Text"><text:span text:style-name="T44">"16"</text:span></text:span>, <text:span text:style-name="Source_20_Text"><text:span text:style-name="T44">"17"</text:span></text:span>, <text:span text:style-name="Source_20_Text"><text:span text:style-name="T44">"18"</text:span></text:span>, or <text:span text:style-name="Source_20_Text"><text:span text:style-name="T44">"19"</text:span></text:span>. Decoding <text:span text:style-name="Source_20_Text"><text:span text:style-name="T44">"1*"</text:span></text:span> is equivalent to decoding <text:span text:style-name="Strong_20_Emphasis"><text:span text:style-name="T3">any</text:span></text:span> of the encoded messages it can represent.</text:p>
      <text:p text:style-name="P23">Given a string <text:span text:style-name="Source_20_Text"><text:span text:style-name="T44">s</text:span></text:span> consisting of digits and <text:span text:style-name="Source_20_Text"><text:span text:style-name="T44">'*'</text:span></text:span> characters, return <text:span text:style-name="Emphasis"><text:span text:style-name="T3">the </text:span></text:span><text:span text:style-name="Emphasis"><text:span text:style-name="Strong_20_Emphasis"><text:span text:style-name="T3">number</text:span></text:span></text:span><text:span text:style-name="Emphasis"><text:span text:style-name="T3"> of ways to </text:span></text:span><text:span text:style-name="Emphasis"><text:span text:style-name="Strong_20_Emphasis"><text:span text:style-name="T3">decode</text:span></text:span></text:span><text:span text:style-name="Emphasis"><text:span text:style-name="T3"> it</text:span></text:span>.</text:p>
      <text:p text:style-name="P49"><text:span text:style-name="Source_20_Text"><text:span text:style-name="T62">Ans: </text:span></text:span><text:span text:style-name="Source_20_Text"><text:span text:style-name="T3">class Solution {</text:span></text:span></text:p>
      <text:p text:style-name="P2"><text:span text:style-name="Source_20_Text"><text:span text:style-name="T3"><text:s text:c="4"/>private static final int MOD = 1000000007;</text:span></text:span></text:p>
      <text:p text:style-name="P2"><text:span text:style-name="Source_20_Text"><text:span text:style-name="T3"><text:s text:c="4"/>public int numDecodings(String s) {</text:span></text:span></text:p>
      <text:p text:style-name="P2"><text:span text:style-name="Source_20_Text"><text:span text:style-name="T3"><text:s text:c="8"/>if (s == null) {</text:span></text:span></text:p>
      <text:p text:style-name="P2"><text:span text:style-name="Source_20_Text"><text:span text:style-name="T3"><text:s text:c="12"/>throw new IllegalArgumentException("Input string is null");</text:span></text:span></text:p>
      <text:p text:style-name="P2"><text:span text:style-name="Source_20_Text"><text:span text:style-name="T3"><text:s text:c="8"/>}</text:span></text:span></text:p>
      <text:p text:style-name="P2"><text:span text:style-name="Source_20_Text"><text:span text:style-name="T3"><text:s text:c="8"/>int len = s.length();</text:span></text:span></text:p>
      <text:p text:style-name="P2"><text:span text:style-name="Source_20_Text"><text:span text:style-name="T3"><text:s text:c="8"/>if (len == 0 || s.charAt(0) == '0') {</text:span></text:span></text:p>
      <text:p text:style-name="P2"><text:span text:style-name="Source_20_Text"><text:span text:style-name="T3"><text:s text:c="12"/>return 0;</text:span></text:span></text:p>
      <text:p text:style-name="P2"><text:span text:style-name="Source_20_Text"><text:span text:style-name="T3"><text:s text:c="8"/>}</text:span></text:span></text:p>
      <text:p text:style-name="P2"><text:span text:style-name="Source_20_Text"><text:span text:style-name="T3"><text:s text:c="8"/>char preChar = s.charAt(0);</text:span></text:span></text:p>
      <text:p text:style-name="P2"><text:span text:style-name="Source_20_Text"><text:span text:style-name="T3"><text:s text:c="8"/>long pre = 1;</text:span></text:span></text:p>
      <text:p text:style-name="P2"><text:span text:style-name="Source_20_Text"><text:span text:style-name="T3"><text:s text:c="8"/>long cur = preChar == '*' ? 9 : 1;</text:span></text:span></text:p>
      <text:p text:style-name="P2"><text:span text:style-name="Source_20_Text"><text:span text:style-name="T3"><text:s text:c="8"/></text:span></text:span></text:p>
      <text:p text:style-name="P2"><text:span text:style-name="Source_20_Text"><text:span text:style-name="T3"><text:s text:c="8"/>for (int i = 1; i &lt; len; i++) {</text:span></text:span></text:p>
      <text:p text:style-name="P2"><text:span text:style-name="Source_20_Text"><text:span text:style-name="T3"><text:s text:c="12"/>char curChar = s.charAt(i);</text:span></text:span></text:p>
      <text:p text:style-name="P2"><text:soft-page-break/><text:span text:style-name="Source_20_Text"><text:span text:style-name="T3"><text:s text:c="12"/>if (preChar == '0' &amp;&amp; curChar == '0') {</text:span></text:span></text:p>
      <text:p text:style-name="P2"><text:span text:style-name="Source_20_Text"><text:span text:style-name="T3"><text:s text:c="16"/>return 0;</text:span></text:span></text:p>
      <text:p text:style-name="P2"><text:span text:style-name="Source_20_Text"><text:span text:style-name="T3"><text:s text:c="12"/>}</text:span></text:span></text:p>
      <text:p text:style-name="P2"><text:span text:style-name="Source_20_Text"><text:span text:style-name="T3"><text:s text:c="12"/>long ways = 0;</text:span></text:span></text:p>
      <text:p text:style-name="P2"><text:span text:style-name="Source_20_Text"><text:span text:style-name="T3"><text:s text:c="12"/>if (curChar != '0') {</text:span></text:span></text:p>
      <text:p text:style-name="P2"><text:span text:style-name="Source_20_Text"><text:span text:style-name="T3"><text:s text:c="16"/>ways += cur * (curChar == '*' ? 9 : 1);</text:span></text:span></text:p>
      <text:p text:style-name="P2"><text:span text:style-name="Source_20_Text"><text:span text:style-name="T3"><text:s text:c="12"/>}</text:span></text:span></text:p>
      <text:p text:style-name="P2"><text:span text:style-name="Source_20_Text"><text:span text:style-name="T3"><text:s text:c="12"/>if (preChar == '*') {</text:span></text:span></text:p>
      <text:p text:style-name="P2"><text:span text:style-name="Source_20_Text"><text:span text:style-name="T3"><text:s text:c="16"/>if (curChar == '*') {</text:span></text:span></text:p>
      <text:p text:style-name="P2"><text:span text:style-name="Source_20_Text"><text:span text:style-name="T3"><text:s text:c="20"/>ways += 15 * pre;</text:span></text:span></text:p>
      <text:p text:style-name="P2"><text:span text:style-name="Source_20_Text"><text:span text:style-name="T3"><text:s text:c="16"/>} else if (curChar &lt;= '6') {</text:span></text:span></text:p>
      <text:p text:style-name="P2"><text:span text:style-name="Source_20_Text"><text:span text:style-name="T3"><text:s text:c="20"/>ways += 2 * pre;</text:span></text:span></text:p>
      <text:p text:style-name="P2"><text:span text:style-name="Source_20_Text"><text:span text:style-name="T3"><text:s text:c="16"/>} else {</text:span></text:span></text:p>
      <text:p text:style-name="P2"><text:span text:style-name="Source_20_Text"><text:span text:style-name="T3"><text:s text:c="20"/>ways += pre;</text:span></text:span></text:p>
      <text:p text:style-name="P2"><text:span text:style-name="Source_20_Text"><text:span text:style-name="T3"><text:s text:c="16"/>}</text:span></text:span></text:p>
      <text:p text:style-name="P2"><text:span text:style-name="Source_20_Text"><text:span text:style-name="T3"><text:s text:c="12"/>} else if (preChar == '2') {</text:span></text:span></text:p>
      <text:p text:style-name="P2"><text:span text:style-name="Source_20_Text"><text:span text:style-name="T3"><text:s text:c="16"/>if (curChar == '*') {</text:span></text:span></text:p>
      <text:p text:style-name="P2"><text:span text:style-name="Source_20_Text"><text:span text:style-name="T3"><text:s text:c="20"/>ways += 6 * pre;</text:span></text:span></text:p>
      <text:p text:style-name="P2"><text:span text:style-name="Source_20_Text"><text:span text:style-name="T3"><text:s text:c="16"/>} else if (curChar &lt;= '6') {</text:span></text:span></text:p>
      <text:p text:style-name="P2"><text:span text:style-name="Source_20_Text"><text:span text:style-name="T3"><text:s text:c="20"/>ways += pre;</text:span></text:span></text:p>
      <text:p text:style-name="P2"><text:span text:style-name="Source_20_Text"><text:span text:style-name="T3"><text:s text:c="16"/>}</text:span></text:span></text:p>
      <text:p text:style-name="P2"><text:span text:style-name="Source_20_Text"><text:span text:style-name="T3"><text:s text:c="12"/>} else if (preChar == '1') {</text:span></text:span></text:p>
      <text:p text:style-name="P2"><text:span text:style-name="Source_20_Text"><text:span text:style-name="T3"><text:s text:c="16"/>ways += pre * (curChar == '*' ? 9 : 1);</text:span></text:span></text:p>
      <text:p text:style-name="P2"><text:span text:style-name="Source_20_Text"><text:span text:style-name="T3"><text:s text:c="12"/>}</text:span></text:span></text:p>
      <text:p text:style-name="P2"><text:span text:style-name="Source_20_Text"><text:span text:style-name="T3"><text:s text:c="12"/>pre = cur;</text:span></text:span></text:p>
      <text:p text:style-name="P2"><text:span text:style-name="Source_20_Text"><text:span text:style-name="T3"><text:s text:c="12"/>cur = ways % MOD;</text:span></text:span></text:p>
      <text:p text:style-name="P2"><text:span text:style-name="Source_20_Text"><text:span text:style-name="T3"><text:s text:c="12"/>preChar = curChar;</text:span></text:span></text:p>
      <text:p text:style-name="P2"><text:span text:style-name="Source_20_Text"><text:span text:style-name="T3"><text:s text:c="8"/>}</text:span></text:span></text:p>
      <text:p text:style-name="P2"><text:span text:style-name="Source_20_Text"><text:span text:style-name="T3"><text:s text:c="8"/>return (int) cur;</text:span></text:span></text:p>
      <text:p text:style-name="P2"><text:span text:style-name="Source_20_Text"><text:span text:style-name="T3"><text:s text:c="4"/>}</text:span></text:span></text:p>
      <text:p text:style-name="P1"><text:span text:style-name="Source_20_Text"><text:span text:style-name="T3">}</text:span></text:span></text:p>
      <text:p text:style-name="P49"><text:span text:style-name="Source_20_Text"><text:span text:style-name="T62">Question 34:</text:span></text:span><text:a xlink:type="simple" xlink:href="https://leetcode.com/problems/triples-with-bitwise-and-equal-to-zero/" text:style-name="Internet_20_link" text:visited-style-name="Visited_20_Internet_20_Link"><text:span text:style-name="Source_20_Text"><text:span text:style-name="T3"> Triples with Bitwise AND Equal To Zero</text:span></text:span></text:a><text:span text:style-name="Source_20_Text"><text:line-break/>Given an integer array nums, return </text:span><text:span text:style-name="Source_20_Text"><text:span text:style-name="Emphasis"><text:span text:style-name="T3">the number of </text:span></text:span></text:span><text:span text:style-name="Source_20_Text"><text:span text:style-name="Emphasis"><text:span text:style-name="Strong_20_Emphasis"><text:span text:style-name="T3">AND triples</text:span></text:span></text:span></text:span><text:span text:style-name="Source_20_Text">.</text:span></text:p>
      <text:p text:style-name="P23">An <text:span text:style-name="Strong_20_Emphasis"><text:span text:style-name="T3">AND triple</text:span></text:span> is a triple of indices <text:span text:style-name="Source_20_Text"><text:span text:style-name="T44">(i, j, k)</text:span></text:span> such that:</text:p>
      <text:list xml:id="list2774426744" text:style-name="L14">
        <text:list-item>
          <text:p text:style-name="P57"><text:span text:style-name="Source_20_Text"><text:span text:style-name="T44">0 &lt;= i &lt; nums.length</text:span></text:span></text:p>
        </text:list-item>
        <text:list-item>
          <text:p text:style-name="P57"><text:span text:style-name="Source_20_Text"><text:span text:style-name="T44">0 &lt;= j &lt; nums.length</text:span></text:span></text:p>
        </text:list-item>
        <text:list-item>
          <text:p text:style-name="P57"><text:span text:style-name="Source_20_Text"><text:span text:style-name="T44">0 &lt;= k &lt; nums.length</text:span></text:span></text:p>
        </text:list-item>
        <text:list-item>
          <text:p text:style-name="P58"><text:span text:style-name="Source_20_Text"><text:span text:style-name="T44">nums[i] &amp; nums[j] &amp; nums[k] == 0</text:span></text:span>, where <text:span text:style-name="Source_20_Text"><text:span text:style-name="T44">&amp;</text:span></text:span> represents the bitwise-AND operator.</text:p>
        </text:list-item>
      </text:list>
      <text:p text:style-name="P49"><text:span text:style-name="Source_20_Text"><text:span text:style-name="T62">Ans: </text:span></text:span><text:span text:style-name="Source_20_Text"><text:span text:style-name="T3">class Solution {</text:span></text:span></text:p>
      <text:p text:style-name="P2"><text:span text:style-name="Source_20_Text"><text:span text:style-name="T3"><text:s text:c="4"/>public int countTriplets(int[] nums) {</text:span></text:span></text:p>
      <text:p text:style-name="P2"><text:span text:style-name="Source_20_Text"><text:span text:style-name="T3"><text:s text:c="8"/>int max = 0;</text:span></text:span></text:p>
      <text:p text:style-name="P2"><text:span text:style-name="Source_20_Text"><text:span text:style-name="T3"><text:s text:c="8"/>for (int num : nums) {</text:span></text:span></text:p>
      <text:p text:style-name="P2"><text:span text:style-name="Source_20_Text"><text:span text:style-name="T3"><text:s text:c="12"/>max = Math.max(max, num);</text:span></text:span></text:p>
      <text:p text:style-name="P2"><text:span text:style-name="Source_20_Text"><text:span text:style-name="T3"><text:s text:c="8"/>}</text:span></text:span></text:p>
      <text:p text:style-name="P2"><text:span text:style-name="Source_20_Text"><text:span text:style-name="T3"><text:s text:c="8"/>int N = 1;</text:span></text:span></text:p>
      <text:p text:style-name="P2"><text:span text:style-name="Source_20_Text"><text:span text:style-name="T3"><text:s text:c="8"/>while (N &lt;= max) {</text:span></text:span></text:p>
      <text:p text:style-name="P2"><text:span text:style-name="Source_20_Text"><text:span text:style-name="T3"><text:s text:c="12"/>N &lt;&lt;= 1;</text:span></text:span></text:p>
      <text:p text:style-name="P2"><text:span text:style-name="Source_20_Text"><text:span text:style-name="T3"><text:s text:c="8"/>}</text:span></text:span></text:p>
      <text:p text:style-name="P2"><text:span text:style-name="Source_20_Text"><text:span text:style-name="T3"><text:s text:c="8"/>int[] cnt = new int[N];</text:span></text:span></text:p>
      <text:p text:style-name="P2"><text:span text:style-name="Source_20_Text"><text:span text:style-name="T3"><text:s text:c="8"/>for (int x : nums) {</text:span></text:span></text:p>
      <text:p text:style-name="P2"><text:span text:style-name="Source_20_Text"><text:span text:style-name="T3"><text:s text:c="12"/>for (int y : nums) {</text:span></text:span></text:p>
      <text:p text:style-name="P2"><text:soft-page-break/><text:span text:style-name="Source_20_Text"><text:span text:style-name="T3"><text:s text:c="16"/>cnt[x &amp; y]++;</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int ans = 0;</text:span></text:span></text:p>
      <text:p text:style-name="P2"><text:span text:style-name="Source_20_Text"><text:span text:style-name="T3"><text:s text:c="8"/>for (int num : nums) {</text:span></text:span></text:p>
      <text:p text:style-name="P2"><text:span text:style-name="Source_20_Text"><text:span text:style-name="T3"><text:s text:c="12"/>int subset = num ^ (N - 1);</text:span></text:span></text:p>
      <text:p text:style-name="P2"><text:span text:style-name="Source_20_Text"><text:span text:style-name="T3"><text:s text:c="12"/>ans += cnt[0];</text:span></text:span></text:p>
      <text:p text:style-name="P2"><text:span text:style-name="Source_20_Text"><text:span text:style-name="T3"><text:s text:c="12"/>for (int i = subset; i &gt; 0; i = subset &amp; (i - 1)) {</text:span></text:span></text:p>
      <text:p text:style-name="P2"><text:span text:style-name="Source_20_Text"><text:span text:style-name="T3"><text:s text:c="16"/>ans += cnt[i];</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return ans;</text:span></text:span></text:p>
      <text:p text:style-name="P2"><text:span text:style-name="Source_20_Text"><text:span text:style-name="T3"><text:s text:c="4"/>}</text:span></text:span></text:p>
      <text:p text:style-name="P1"><text:span text:style-name="Source_20_Text"><text:span text:style-name="T3">}</text:span></text:span></text:p>
      <text:p text:style-name="P49"><text:span text:style-name="Source_20_Text"><text:span text:style-name="T62">Question 35: </text:span></text:span><text:a xlink:type="simple" xlink:href="https://leetcode.com/problems/maximum-profit-in-job-scheduling/" text:style-name="Internet_20_link" text:visited-style-name="Visited_20_Internet_20_Link"><text:span text:style-name="Source_20_Text"><text:span text:style-name="T3">Maximum Profit in Job Scheduling</text:span></text:span></text:a><text:span text:style-name="Source_20_Text"><text:line-break/>We have </text:span><text:span text:style-name="Source_20_Text"><text:span text:style-name="T44">n</text:span></text:span><text:span text:style-name="Source_20_Text"> jobs, where every job is scheduled to be done from </text:span><text:span text:style-name="Source_20_Text"><text:span text:style-name="T44">startTime[i]</text:span></text:span><text:span text:style-name="Source_20_Text"> to </text:span><text:span text:style-name="Source_20_Text"><text:span text:style-name="T44">endTime[i]</text:span></text:span><text:span text:style-name="Source_20_Text">, obtaining a profit of </text:span><text:span text:style-name="Source_20_Text"><text:span text:style-name="T44">profit[i]</text:span></text:span><text:span text:style-name="Source_20_Text">.</text:span></text:p>
      <text:p text:style-name="P23">You're given the <text:span text:style-name="Source_20_Text"><text:span text:style-name="T44">startTime</text:span></text:span>, <text:span text:style-name="Source_20_Text"><text:span text:style-name="T44">endTime</text:span></text:span> and <text:span text:style-name="Source_20_Text"><text:span text:style-name="T44">profit</text:span></text:span> arrays, return the maximum profit you can take such that there are no two jobs in the subset with overlapping time range.</text:p>
      <text:p text:style-name="P23">If you choose a job that ends at time <text:span text:style-name="Source_20_Text"><text:span text:style-name="T44">X</text:span></text:span> you will be able to start another job that starts at time <text:span text:style-name="Source_20_Text"><text:span text:style-name="T44">X</text:span></text:span>.</text:p>
      <text:p text:style-name="P49"><text:span text:style-name="Source_20_Text"><text:span text:style-name="T62">Ans: </text:span></text:span><text:span text:style-name="Source_20_Text"><text:span text:style-name="T3">class Solution {</text:span></text:span></text:p>
      <text:p text:style-name="P2"><text:span text:style-name="Source_20_Text"><text:span text:style-name="T3"><text:s text:c="4"/>int n;</text:span></text:span></text:p>
      <text:p text:style-name="P2"><text:span text:style-name="Source_20_Text"><text:span text:style-name="T3"><text:s text:c="4"/></text:span></text:span></text:p>
      <text:p text:style-name="P2"><text:span text:style-name="Source_20_Text"><text:span text:style-name="T3"><text:s text:c="4"/>private int getNext(ArrayList&lt;int[]&gt; nums, int low, int target) {</text:span></text:span></text:p>
      <text:p text:style-name="P2"><text:span text:style-name="Source_20_Text"><text:span text:style-name="T3"><text:s text:c="8"/>int high = n - 1;</text:span></text:span></text:p>
      <text:p text:style-name="P2"><text:span text:style-name="Source_20_Text"><text:span text:style-name="T3"><text:s text:c="8"/>while (low &lt;= high) {</text:span></text:span></text:p>
      <text:p text:style-name="P2"><text:span text:style-name="Source_20_Text"><text:span text:style-name="T3"><text:s text:c="12"/>int mid = low + ((high - low) &gt;&gt; 1);</text:span></text:span></text:p>
      <text:p text:style-name="P2"><text:span text:style-name="Source_20_Text"><text:span text:style-name="T3"><text:s text:c="12"/>if (nums.get(mid)[0] &gt;= target) {</text:span></text:span></text:p>
      <text:p text:style-name="P2"><text:span text:style-name="Source_20_Text"><text:span text:style-name="T3"><text:s text:c="16"/>high = mid - 1;</text:span></text:span></text:p>
      <text:p text:style-name="P2"><text:span text:style-name="Source_20_Text"><text:span text:style-name="T3"><text:s text:c="12"/>} else {</text:span></text:span></text:p>
      <text:p text:style-name="P2"><text:span text:style-name="Source_20_Text"><text:span text:style-name="T3"><text:s text:c="16"/>low = mid + 1;</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return low;</text:span></text:span></text:p>
      <text:p text:style-name="P2"><text:span text:style-name="Source_20_Text"><text:span text:style-name="T3"><text:s text:c="4"/>}</text:span></text:span></text:p>
      <text:p text:style-name="P2"><text:span text:style-name="Source_20_Text"><text:span text:style-name="T3"><text:s text:c="4"/></text:span></text:span></text:p>
      <text:p text:style-name="P2"><text:span text:style-name="Source_20_Text"><text:span text:style-name="T3"><text:s text:c="4"/>private int solve(int i, ArrayList&lt;int[]&gt; nums, int[] dp) {</text:span></text:span></text:p>
      <text:p text:style-name="P2"><text:span text:style-name="Source_20_Text"><text:span text:style-name="T3"><text:s text:c="8"/>if (i &gt;= n) {</text:span></text:span></text:p>
      <text:p text:style-name="P2"><text:span text:style-name="Source_20_Text"><text:span text:style-name="T3"><text:s text:c="12"/>return 0;</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if (dp[i] != -1) return dp[i];</text:span></text:span></text:p>
      <text:p text:style-name="P2"><text:span text:style-name="Source_20_Text"><text:span text:style-name="T3"><text:s text:c="8"/></text:span></text:span></text:p>
      <text:p text:style-name="P2"><text:span text:style-name="Source_20_Text"><text:span text:style-name="T3"><text:s text:c="8"/>int next = getNext(nums, i + 1, nums.get(i)[1]);</text:span></text:span></text:p>
      <text:p text:style-name="P2"><text:span text:style-name="Source_20_Text"><text:span text:style-name="T3"><text:s text:c="8"/>int pick = nums.get(i)[2] + solve(next, nums, dp);</text:span></text:span></text:p>
      <text:p text:style-name="P2"><text:span text:style-name="Source_20_Text"><text:span text:style-name="T3"><text:s text:c="8"/>int notPick = 0 + solve(i + 1, nums, dp);</text:span></text:span></text:p>
      <text:p text:style-name="P2"><text:span text:style-name="Source_20_Text"><text:span text:style-name="T3"><text:s text:c="8"/></text:span></text:span></text:p>
      <text:p text:style-name="P2"><text:span text:style-name="Source_20_Text"><text:span text:style-name="T3"><text:s text:c="8"/>return dp[i] = Math.max(pick, notPick);</text:span></text:span></text:p>
      <text:p text:style-name="P2"><text:span text:style-name="Source_20_Text"><text:span text:style-name="T3"><text:s text:c="4"/>}</text:span></text:span></text:p>
      <text:p text:style-name="P2"><text:span text:style-name="Source_20_Text"><text:span text:style-name="T3"><text:s text:c="4"/></text:span></text:span></text:p>
      <text:p text:style-name="P2"><text:span text:style-name="Source_20_Text"><text:span text:style-name="T3"><text:s text:c="4"/>public int jobScheduling(int[] startTime, int[] endTime, int[] profit) {</text:span></text:span></text:p>
      <text:p text:style-name="P2"><text:span text:style-name="Source_20_Text"><text:span text:style-name="T3"><text:s text:c="8"/>n = startTime.length;</text:span></text:span></text:p>
      <text:p text:style-name="P2"><text:soft-page-break/><text:span text:style-name="Source_20_Text"><text:span text:style-name="T3"><text:s text:c="8"/>int[] dp = new int[n + 1];</text:span></text:span></text:p>
      <text:p text:style-name="P2"><text:span text:style-name="Source_20_Text"><text:span text:style-name="T3"><text:s text:c="8"/>Arrays.fill(dp, -1);</text:span></text:span></text:p>
      <text:p text:style-name="P2"><text:span text:style-name="Source_20_Text"><text:span text:style-name="T3"><text:s text:c="8"/></text:span></text:span></text:p>
      <text:p text:style-name="P2"><text:span text:style-name="Source_20_Text"><text:span text:style-name="T3"><text:s text:c="8"/>ArrayList&lt;int[]&gt; nums = new ArrayList&lt;&gt;();</text:span></text:span></text:p>
      <text:p text:style-name="P2"><text:span text:style-name="Source_20_Text"><text:span text:style-name="T3"><text:s text:c="8"/>for (int i = 0; i &lt; n; i++) {</text:span></text:span></text:p>
      <text:p text:style-name="P2"><text:span text:style-name="Source_20_Text"><text:span text:style-name="T3"><text:s text:c="12"/>nums.add(new int[]{startTime[i], endTime[i], profit[i]});</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Collections.sort(nums, (a, b) -&gt; a[0] - b[0]);</text:span></text:span></text:p>
      <text:p text:style-name="P2"><text:span text:style-name="Source_20_Text"><text:span text:style-name="T3"><text:s text:c="8"/></text:span></text:span></text:p>
      <text:p text:style-name="P2"><text:span text:style-name="Source_20_Text"><text:span text:style-name="T3"><text:s text:c="8"/>return solve(0, nums, dp);</text:span></text:span></text:p>
      <text:p text:style-name="P2"><text:span text:style-name="Source_20_Text"><text:span text:style-name="T3"><text:s text:c="4"/>}</text:span></text:span></text:p>
      <text:p text:style-name="P1"><text:span text:style-name="Source_20_Text"><text:span text:style-name="T3">}</text:span></text:span></text:p>
      <text:p text:style-name="P49"><text:span text:style-name="Source_20_Text"><text:span text:style-name="T62">Question 36: </text:span></text:span><text:a xlink:type="simple" xlink:href="https://leetcode.com/problems/minimum-number-of-taps-to-open-to-water-a-garden/" text:style-name="Internet_20_link" text:visited-style-name="Visited_20_Internet_20_Link"><text:span text:style-name="Source_20_Text"><text:span text:style-name="T3"> Minimum Number of Taps to Open to Water a Garden</text:span></text:span></text:a><text:span text:style-name="Source_20_Text"><text:line-break/>There is a one-dimensional garden on the x-axis. The garden starts at the point </text:span><text:span text:style-name="Source_20_Text"><text:span text:style-name="T44">0</text:span></text:span><text:span text:style-name="Source_20_Text"> and ends at the point </text:span><text:span text:style-name="Source_20_Text"><text:span text:style-name="T44">n</text:span></text:span><text:span text:style-name="Source_20_Text">. (i.e., the length of the garden is </text:span><text:span text:style-name="Source_20_Text"><text:span text:style-name="T44">n</text:span></text:span><text:span text:style-name="Source_20_Text">). </text:span>There are <text:span text:style-name="Source_20_Text"><text:span text:style-name="T44">n + 1</text:span></text:span> taps located at points <text:span text:style-name="Source_20_Text"><text:span text:style-name="T44">[0, 1, ..., n]</text:span></text:span> in the garden.</text:p>
      <text:p text:style-name="P23">Given an integer <text:span text:style-name="Source_20_Text"><text:span text:style-name="T44">n</text:span></text:span> and an integer array <text:span text:style-name="Source_20_Text"><text:span text:style-name="T44">ranges</text:span></text:span> of length <text:span text:style-name="Source_20_Text"><text:span text:style-name="T44">n + 1</text:span></text:span> where <text:span text:style-name="Source_20_Text"><text:span text:style-name="T44">ranges[i]</text:span></text:span> (0-indexed) means the <text:span text:style-name="Source_20_Text"><text:span text:style-name="T44">i-th</text:span></text:span> tap can water the area <text:span text:style-name="Source_20_Text"><text:span text:style-name="T44">[i - ranges[i], i + ranges[i]]</text:span></text:span> if it was open.</text:p>
      <text:p text:style-name="P23">Return <text:span text:style-name="Emphasis"><text:span text:style-name="T3">the minimum number of taps</text:span></text:span> that should be open to water the whole garden, If the garden cannot be watered return <text:span text:style-name="Strong_20_Emphasis"><text:span text:style-name="T3">-1</text:span></text:span>.</text:p>
      <text:p text:style-name="P49"><text:span text:style-name="Source_20_Text"><text:span text:style-name="T62">Ans: </text:span></text:span><text:span text:style-name="Source_20_Text"><text:span text:style-name="T3">class Solution {</text:span></text:span></text:p>
      <text:p text:style-name="P2"><text:span text:style-name="Source_20_Text"><text:span text:style-name="T3"><text:s text:c="4"/>public int minTaps(int n, int[] ranges) {</text:span></text:span></text:p>
      <text:p text:style-name="P2"><text:span text:style-name="Source_20_Text"><text:span text:style-name="T3"><text:s text:c="8"/>int[] maxReach = new int[n+1];</text:span></text:span></text:p>
      <text:p text:style-name="P2"><text:span text:style-name="Source_20_Text"><text:span text:style-name="T3"><text:s text:c="8"/></text:span></text:span></text:p>
      <text:p text:style-name="P2"><text:span text:style-name="Source_20_Text"><text:span text:style-name="T3"><text:s text:c="8"/>for(int i=0;i&lt;ranges.length;i++) {</text:span></text:span></text:p>
      <text:p text:style-name="P2"><text:span text:style-name="Source_20_Text"><text:span text:style-name="T3"><text:s text:c="12"/>int s = Math.max(0, i - ranges[i]), e = i + ranges[i]; <text:s text:c="2"/></text:span></text:span></text:p>
      <text:p text:style-name="P2"><text:span text:style-name="Source_20_Text"><text:span text:style-name="T3"><text:s text:c="12"/>maxReach[s] = e;</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int tap = 0, currEnd = 0, nextEnd = 0; <text:s text:c="4"/></text:span></text:span></text:p>
      <text:p text:style-name="P2"><text:span text:style-name="Source_20_Text"><text:span text:style-name="T3"><text:s text:c="8"/>for(int i=0;i&lt;=n;i++) {</text:span></text:span></text:p>
      <text:p text:style-name="P2"><text:span text:style-name="Source_20_Text"><text:span text:style-name="T3"><text:s text:c="12"/>if(i &gt; nextEnd) return -1;</text:span></text:span></text:p>
      <text:p text:style-name="P2"><text:span text:style-name="Source_20_Text"><text:span text:style-name="T3"><text:s text:c="12"/>if(i &gt; currEnd) {</text:span></text:span></text:p>
      <text:p text:style-name="P2"><text:span text:style-name="Source_20_Text"><text:span text:style-name="T3"><text:s text:c="16"/>tap++;</text:span></text:span></text:p>
      <text:p text:style-name="P2"><text:span text:style-name="Source_20_Text"><text:span text:style-name="T3"><text:s text:c="16"/>currEnd = nextEnd;</text:span></text:span></text:p>
      <text:p text:style-name="P2"><text:span text:style-name="Source_20_Text"><text:span text:style-name="T3"><text:s text:c="12"/>}</text:span></text:span></text:p>
      <text:p text:style-name="P2"><text:span text:style-name="Source_20_Text"><text:span text:style-name="T3"><text:s text:c="12"/>nextEnd = Math.max(nextEnd, maxReach[i]);</text:span></text:span></text:p>
      <text:p text:style-name="P2"><text:span text:style-name="Source_20_Text"><text:span text:style-name="T3"><text:s text:c="8"/>}</text:span></text:span></text:p>
      <text:p text:style-name="P2"><text:span text:style-name="Source_20_Text"><text:span text:style-name="T3"><text:s text:c="8"/>return tap;</text:span></text:span></text:p>
      <text:p text:style-name="P1"><text:span text:style-name="Source_20_Text"><text:span text:style-name="T3"><text:s text:c="4"/>} </text:span></text:span><text:span text:style-name="Source_20_Text"><text:span text:style-name="T63">}</text:span></text:span></text:p>
      <text:p text:style-name="P13"><text:span text:style-name="Source_20_Text"><text:span text:style-name="T63">Question 37:</text:span></text:span><text:a xlink:type="simple" xlink:href="https://leetcode.com/problems/count-all-valid-pickup-and-delivery-options/" text:style-name="Internet_20_link" text:visited-style-name="Visited_20_Internet_20_Link"><text:span text:style-name="Source_20_Text"><text:span text:style-name="T63">Count All Valid Pickup and Delivery Options</text:span></text:span></text:a><text:span text:style-name="Source_20_Text"><text:span text:style-name="T63"><text:line-break/>Given </text:span></text:span><text:span text:style-name="Source_20_Text"><text:span text:style-name="T64">n</text:span></text:span><text:span text:style-name="Source_20_Text"><text:span text:style-name="T63"> orders, each order consists of a pickup and a delivery service. </text:span></text:span>Count all valid pickup/delivery possible sequences such that delivery(i) is always after of pickup(i). Since the answer may be too large, return it modulo 10^9 + 7.</text:p>
      <text:p text:style-name="P14"><text:span text:style-name="Source_20_Text"><text:span text:style-name="T65">Ans: class Solution {</text:span></text:span></text:p>
      <text:p text:style-name="P2"><text:span text:style-name="Source_20_Text"><text:span text:style-name="T3"><text:s text:c="4"/>public int countOrders(int n) {</text:span></text:span></text:p>
      <text:p text:style-name="P2"><text:soft-page-break/><text:span text:style-name="Source_20_Text"><text:span text:style-name="T3"><text:s text:c="8"/>long[] dp = new long[n + 1];</text:span></text:span></text:p>
      <text:p text:style-name="P2"><text:span text:style-name="Source_20_Text"><text:span text:style-name="T3"><text:s text:c="8"/>dp[0] = 1;</text:span></text:span></text:p>
      <text:p text:style-name="P2"><text:span text:style-name="Source_20_Text"><text:span text:style-name="T3"><text:s text:c="8"/></text:span></text:span></text:p>
      <text:p text:style-name="P2"><text:span text:style-name="Source_20_Text"><text:span text:style-name="T3"><text:s text:c="8"/>for (int i = 1; i &lt; dp.length; i++) {</text:span></text:span></text:p>
      <text:p text:style-name="P2"><text:span text:style-name="Source_20_Text"><text:span text:style-name="T3"><text:s text:c="12"/>long k = i * (i + (i - 1));</text:span></text:span></text:p>
      <text:p text:style-name="P2"><text:span text:style-name="Source_20_Text"><text:span text:style-name="T3"><text:s text:c="12"/>dp[i] = (dp[i - 1] * k) % 1000000007;</text:span></text:span></text:p>
      <text:p text:style-name="P2"><text:span text:style-name="Source_20_Text"><text:span text:style-name="T3"><text:s text:c="8"/>}</text:span></text:span></text:p>
      <text:p text:style-name="P2"><text:span text:style-name="Source_20_Text"><text:span text:style-name="T3"><text:s text:c="8"/>return (int) dp[dp.length - 1];</text:span></text:span></text:p>
      <text:p text:style-name="P2"><text:span text:style-name="Source_20_Text"><text:span text:style-name="T3"><text:s text:c="4"/>}</text:span></text:span></text:p>
      <text:p text:style-name="P1"><text:span text:style-name="Source_20_Text"><text:span text:style-name="T3">}</text:span></text:span></text:p>
      <text:p text:style-name="P14"><text:span text:style-name="Source_20_Text"><text:span text:style-name="T65">Question 38: </text:span></text:span><text:a xlink:type="simple" xlink:href="https://leetcode.com/problems/stone-game-iii/" text:style-name="Internet_20_link" text:visited-style-name="Visited_20_Internet_20_Link"><text:span text:style-name="Source_20_Text"><text:span text:style-name="T65"> Stone Game III</text:span></text:span></text:a><text:span text:style-name="Source_20_Text"><text:span text:style-name="T65"><text:line-break/>Alice and Bob continue their games with piles of stones. There are several stones </text:span></text:span><text:span text:style-name="Source_20_Text"><text:span text:style-name="Strong_20_Emphasis"><text:span text:style-name="T65">arranged in a row</text:span></text:span></text:span><text:span text:style-name="Source_20_Text"><text:span text:style-name="T65">, and each stone has an associated value which is an integer given in the array </text:span></text:span><text:span text:style-name="Source_20_Text"><text:span text:style-name="T66">stoneValue</text:span></text:span><text:span text:style-name="Source_20_Text"><text:span text:style-name="T65">.</text:span></text:span></text:p>
      <text:p text:style-name="P23">Alice and Bob take turns, with Alice starting first. On each player's turn, that player can take <text:span text:style-name="Source_20_Text"><text:span text:style-name="T44">1</text:span></text:span>, <text:span text:style-name="Source_20_Text"><text:span text:style-name="T44">2</text:span></text:span>, or <text:span text:style-name="Source_20_Text"><text:span text:style-name="T44">3</text:span></text:span> stones from the <text:span text:style-name="Strong_20_Emphasis"><text:span text:style-name="T3">first</text:span></text:span> remaining stones in the row.</text:p>
      <text:p text:style-name="P23">The score of each player is the sum of the values of the stones taken. The score of each player is <text:span text:style-name="Source_20_Text"><text:span text:style-name="T44">0</text:span></text:span> initially.</text:p>
      <text:p text:style-name="P23">The objective of the game is to end with the highest score, and the winner is the player with the highest score and there could be a tie. The game continues until all the stones have been taken.</text:p>
      <text:p text:style-name="P23">Assume Alice and Bob <text:span text:style-name="Strong_20_Emphasis"><text:span text:style-name="T3">play optimally</text:span></text:span>.</text:p>
      <text:p text:style-name="P23">Return <text:span text:style-name="Source_20_Text"><text:span text:style-name="T44">"Alice"</text:span></text:span><text:span text:style-name="Emphasis"><text:span text:style-name="T3"> if Alice will win, </text:span></text:span><text:span text:style-name="Source_20_Text"><text:span text:style-name="T44">"Bob"</text:span></text:span><text:span text:style-name="Emphasis"><text:span text:style-name="T3"> if Bob will win, or </text:span></text:span><text:span text:style-name="Source_20_Text"><text:span text:style-name="T44">"Tie"</text:span></text:span><text:span text:style-name="Emphasis"><text:span text:style-name="T3"> if they will end the game with the same score</text:span></text:span>.</text:p>
      <text:p text:style-name="P14"><text:span text:style-name="Source_20_Text"><text:span text:style-name="T65">Ans: class Solution {</text:span></text:span></text:p>
      <text:p text:style-name="P2"><text:span text:style-name="Source_20_Text"><text:span text:style-name="T3"><text:s text:c="4"/>public String stoneGameIII(int[] stoneValue) {</text:span></text:span></text:p>
      <text:p text:style-name="P2"><text:span text:style-name="Source_20_Text"><text:span text:style-name="T3"><text:s text:c="8"/>int n = stoneValue.length;</text:span></text:span></text:p>
      <text:p text:style-name="P2"><text:span text:style-name="Source_20_Text"><text:span text:style-name="T3"><text:s text:c="8"/>Integer[] memo = new Integer[n];</text:span></text:span></text:p>
      <text:p text:style-name="P2"><text:span text:style-name="Source_20_Text"><text:span text:style-name="T3"><text:s text:c="8"/>int dif = f(stoneValue, n, 0, memo);</text:span></text:span></text:p>
      <text:p text:style-name="P2"><text:span text:style-name="Source_20_Text"><text:span text:style-name="T3"><text:s text:c="8"/>if (dif &gt; 0) {</text:span></text:span></text:p>
      <text:p text:style-name="P2"><text:span text:style-name="Source_20_Text"><text:span text:style-name="T3"><text:s text:c="12"/>return "Alice";</text:span></text:span></text:p>
      <text:p text:style-name="P2"><text:span text:style-name="Source_20_Text"><text:span text:style-name="T3"><text:s text:c="8"/>} else if (dif &lt; 0) {</text:span></text:span></text:p>
      <text:p text:style-name="P2"><text:span text:style-name="Source_20_Text"><text:span text:style-name="T3"><text:s text:c="12"/>return "Bob";</text:span></text:span></text:p>
      <text:p text:style-name="P2"><text:span text:style-name="Source_20_Text"><text:span text:style-name="T3"><text:s text:c="8"/>} else {</text:span></text:span></text:p>
      <text:p text:style-name="P2"><text:span text:style-name="Source_20_Text"><text:span text:style-name="T3"><text:s text:c="12"/>return "Tie";</text:span></text:span></text:p>
      <text:p text:style-name="P2"><text:span text:style-name="Source_20_Text"><text:span text:style-name="T3"><text:s text:c="8"/>}</text:span></text:span></text:p>
      <text:p text:style-name="P2"><text:span text:style-name="Source_20_Text"><text:span text:style-name="T3"><text:s text:c="4"/>}</text:span></text:span></text:p>
      <text:p text:style-name="P2"><text:span text:style-name="Source_20_Text"><text:span text:style-name="T3"><text:s text:c="4"/>private int f(int[] stoneValue, int n, int i, Integer[] memo) {</text:span></text:span></text:p>
      <text:p text:style-name="P2"><text:span text:style-name="Source_20_Text"><text:span text:style-name="T3"><text:s text:c="8"/>if (i == n) {</text:span></text:span></text:p>
      <text:p text:style-name="P2"><text:span text:style-name="Source_20_Text"><text:span text:style-name="T3"><text:s text:c="12"/>return 0;</text:span></text:span></text:p>
      <text:p text:style-name="P2"><text:span text:style-name="Source_20_Text"><text:span text:style-name="T3"><text:s text:c="8"/>}</text:span></text:span></text:p>
      <text:p text:style-name="P2"><text:span text:style-name="Source_20_Text"><text:span text:style-name="T3"><text:s text:c="8"/>if (memo[i] != null) {</text:span></text:span></text:p>
      <text:p text:style-name="P2"><text:span text:style-name="Source_20_Text"><text:span text:style-name="T3"><text:s text:c="12"/>return memo[i];</text:span></text:span></text:p>
      <text:p text:style-name="P2"><text:span text:style-name="Source_20_Text"><text:span text:style-name="T3"><text:s text:c="8"/>}</text:span></text:span></text:p>
      <text:p text:style-name="P2"><text:span text:style-name="Source_20_Text"><text:span text:style-name="T3"><text:s text:c="8"/>int result = stoneValue[i] - f(stoneValue, n, i + 1, memo);</text:span></text:span></text:p>
      <text:p text:style-name="P2"><text:span text:style-name="Source_20_Text"><text:span text:style-name="T3"><text:s text:c="8"/>if (i + 2 &lt;= n) {</text:span></text:span></text:p>
      <text:p text:style-name="P2"><text:span text:style-name="Source_20_Text"><text:span text:style-name="T3"><text:s text:c="12"/>result = Math.max(result, stoneValue[i]</text:span></text:span></text:p>
      <text:p text:style-name="P2"><text:span text:style-name="Source_20_Text"><text:span text:style-name="T3"><text:s text:c="16"/>+ stoneValue[i + 1] - f(stoneValue, n, i + 2, memo));</text:span></text:span></text:p>
      <text:p text:style-name="P2"><text:span text:style-name="Source_20_Text"><text:span text:style-name="T3"><text:s text:c="8"/>}</text:span></text:span></text:p>
      <text:p text:style-name="P2"><text:soft-page-break/><text:span text:style-name="Source_20_Text"><text:span text:style-name="T3"><text:s text:c="8"/>if (i + 3 &lt;= n) {</text:span></text:span></text:p>
      <text:p text:style-name="P2"><text:span text:style-name="Source_20_Text"><text:span text:style-name="T3"><text:s text:c="12"/>result = Math.max(result, stoneValue[i] + stoneValue[i + 1]</text:span></text:span></text:p>
      <text:p text:style-name="P2"><text:span text:style-name="Source_20_Text"><text:span text:style-name="T3"><text:s text:c="16"/>+ stoneValue[i + 2] - f(stoneValue, n, i + 3, memo));</text:span></text:span></text:p>
      <text:p text:style-name="P2"><text:span text:style-name="Source_20_Text"><text:span text:style-name="T3"><text:s text:c="8"/>}</text:span></text:span></text:p>
      <text:p text:style-name="P2"><text:span text:style-name="Source_20_Text"><text:span text:style-name="T3"><text:s text:c="8"/>memo[i] = result;</text:span></text:span></text:p>
      <text:p text:style-name="P2"><text:span text:style-name="Source_20_Text"><text:span text:style-name="T3"><text:s text:c="8"/>return result;</text:span></text:span></text:p>
      <text:p text:style-name="P2"><text:span text:style-name="Source_20_Text"><text:span text:style-name="T3"><text:s text:c="4"/>}</text:span></text:span></text:p>
      <text:p text:style-name="P1"><text:span text:style-name="Source_20_Text"><text:span text:style-name="T3">}</text:span></text:span></text:p>
      <text:p text:style-name="P14"><text:span text:style-name="Source_20_Text"><text:span text:style-name="T65">Question 39: </text:span></text:span><text:a xlink:type="simple" xlink:href="https://leetcode.com/problems/restore-the-array/" text:style-name="Internet_20_link" text:visited-style-name="Visited_20_Internet_20_Link"><text:span text:style-name="Source_20_Text"><text:span text:style-name="T65">Restore The Array</text:span></text:span></text:a><text:span text:style-name="Source_20_Text"><text:span text:style-name="T65"><text:line-break/>A program was supposed to print an array of integers. The program forgot to print whitespaces and the array is printed as a string of digits </text:span></text:span><text:span text:style-name="Source_20_Text"><text:span text:style-name="T66">s</text:span></text:span><text:span text:style-name="Source_20_Text"><text:span text:style-name="T65"> and all we know is that all integers in the array were in the range </text:span></text:span><text:span text:style-name="Source_20_Text"><text:span text:style-name="T66">[1, k]</text:span></text:span><text:span text:style-name="Source_20_Text"><text:span text:style-name="T65"> and there are no leading zeros in the array. </text:span></text:span>Given the string <text:span text:style-name="Source_20_Text"><text:span text:style-name="T44">s</text:span></text:span> and the integer <text:span text:style-name="Source_20_Text"><text:span text:style-name="T44">k</text:span></text:span>, return <text:span text:style-name="Emphasis"><text:span text:style-name="T3">the number of the possible arrays that can be printed as </text:span></text:span><text:span text:style-name="Source_20_Text"><text:span text:style-name="T44">s</text:span></text:span><text:span text:style-name="Emphasis"><text:span text:style-name="T3"> using the mentioned program</text:span></text:span>. Since the answer may be very large, return it <text:span text:style-name="Strong_20_Emphasis"><text:span text:style-name="T3">modulo</text:span></text:span> <text:span text:style-name="Source_20_Text"><text:span text:style-name="T44">10</text:span></text:span><text:span text:style-name="Source_20_Text"><text:span text:style-name="T3">9</text:span></text:span><text:span text:style-name="Source_20_Text"><text:span text:style-name="T44"> + 7</text:span></text:span>.</text:p>
      <text:p text:style-name="P14"><text:span text:style-name="Source_20_Text"><text:span text:style-name="T65">Ans: class Solution {</text:span></text:span></text:p>
      <text:p text:style-name="P2"><text:span text:style-name="Source_20_Text"><text:span text:style-name="T3"><text:s text:c="4"/>public int numberOfArrays(String s, int k) {</text:span></text:span></text:p>
      <text:p text:style-name="P2"><text:span text:style-name="Source_20_Text"><text:span text:style-name="T3"><text:s text:c="8"/>int mod = <text:s/>1_000_000_007;</text:span></text:span></text:p>
      <text:p text:style-name="P2"><text:span text:style-name="Source_20_Text"><text:span text:style-name="T3"><text:s text:c="8"/>int n = <text:s/>s.length();</text:span></text:span></text:p>
      <text:p text:style-name="P2"><text:span text:style-name="Source_20_Text"><text:span text:style-name="T3"><text:s text:c="8"/>int dp[] = <text:s/>new int[n+1];</text:span></text:span></text:p>
      <text:p text:style-name="P2"><text:span text:style-name="Source_20_Text"><text:span text:style-name="T3"><text:s text:c="8"/>dp[0] = <text:s/>1;</text:span></text:span></text:p>
      <text:p text:style-name="P2"><text:span text:style-name="Source_20_Text"><text:span text:style-name="T3"><text:s text:c="8"/></text:span></text:span></text:p>
      <text:p text:style-name="P2"><text:span text:style-name="Source_20_Text"><text:span text:style-name="T3"><text:s text:c="8"/>// dp[i] = <text:s/>count of <text:s/>possible arrays for i length string</text:span></text:span></text:p>
      <text:p text:style-name="P2"><text:span text:style-name="Source_20_Text"><text:span text:style-name="T3"><text:s text:c="8"/></text:span></text:span></text:p>
      <text:p text:style-name="P2"><text:span text:style-name="Source_20_Text"><text:span text:style-name="T3"><text:s text:c="8"/>for(int i=1;i&lt;=n;i++){ </text:span></text:span></text:p>
      <text:p text:style-name="P2"><text:span text:style-name="Source_20_Text"><text:span text:style-name="T3"><text:s text:c="12"/>int ans = 0;</text:span></text:span></text:p>
      <text:p text:style-name="P2"><text:span text:style-name="Source_20_Text"><text:span text:style-name="T3"><text:s text:c="12"/>int start = <text:s/>n-i;// reading string from end </text:span></text:span></text:p>
      <text:p text:style-name="P2"><text:span text:style-name="Source_20_Text"><text:span text:style-name="T3"><text:s text:c="12"/></text:span></text:span></text:p>
      <text:p text:style-name="P2"><text:span text:style-name="Source_20_Text"><text:span text:style-name="T3"><text:s text:c="12"/>// taking min beacuse we can have maximum 9 digit number </text:span></text:span></text:p>
      <text:p text:style-name="P2"><text:span text:style-name="Source_20_Text"><text:span text:style-name="T3"><text:s text:c="12"/>for(int j = start ; j &lt; Math.min(n,start+9) ;j++ ){ </text:span></text:span></text:p>
      <text:p text:style-name="P2"><text:span text:style-name="Source_20_Text"><text:span text:style-name="T3"><text:s text:c="16"/></text:span></text:span></text:p>
      <text:p text:style-name="P2"><text:span text:style-name="Source_20_Text"><text:span text:style-name="T3"><text:s text:c="16"/>String num = <text:s/>s.substring(start,j+1);</text:span></text:span></text:p>
      <text:p text:style-name="P2"><text:span text:style-name="Source_20_Text"><text:span text:style-name="T3"><text:s text:c="16"/></text:span></text:span></text:p>
      <text:p text:style-name="P2"><text:span text:style-name="Source_20_Text"><text:span text:style-name="T3"><text:s text:c="16"/>if(num.charAt(0)=='0') continue;</text:span></text:span></text:p>
      <text:p text:style-name="P2"><text:span text:style-name="Source_20_Text"><text:span text:style-name="T3"><text:s text:c="16"/></text:span></text:span></text:p>
      <text:p text:style-name="P2"><text:span text:style-name="Source_20_Text"><text:span text:style-name="T3"><text:s text:c="15"/>int val = <text:s/>Integer.parseInt(num);</text:span></text:span></text:p>
      <text:p text:style-name="P2"><text:span text:style-name="Source_20_Text"><text:span text:style-name="T3"><text:s text:c="16"/></text:span></text:span></text:p>
      <text:p text:style-name="P2"><text:span text:style-name="Source_20_Text"><text:span text:style-name="T3"><text:s text:c="16"/>if(val&lt;=k){ // if numver is valid </text:span></text:span></text:p>
      <text:p text:style-name="P2"><text:span text:style-name="Source_20_Text"><text:span text:style-name="T3"><text:s text:c="20"/>ans = (ans + dp[n-j-1])%mod;</text:span></text:span></text:p>
      <text:p text:style-name="P2"><text:span text:style-name="Source_20_Text"><text:span text:style-name="T3"><text:s text:c="16"/>}</text:span></text:span></text:p>
      <text:p text:style-name="P2"><text:span text:style-name="Source_20_Text"><text:span text:style-name="T3"><text:s text:c="16"/>else{</text:span></text:span></text:p>
      <text:p text:style-name="P2"><text:span text:style-name="Source_20_Text"><text:span text:style-name="T3"><text:s text:c="20"/>// if current number is greater than k <text:s/>, then number formed after this number</text:span></text:span></text:p>
      <text:p text:style-name="P2"><text:span text:style-name="Source_20_Text"><text:span text:style-name="T3"><text:s text:c="20"/>// also greater than k , so break loop</text:span></text:span></text:p>
      <text:p text:style-name="P2"><text:span text:style-name="Source_20_Text"><text:span text:style-name="T3"><text:s text:c="20"/>break;</text:span></text:span></text:p>
      <text:p text:style-name="P2"><text:span text:style-name="Source_20_Text"><text:span text:style-name="T3"><text:s text:c="16"/>}</text:span></text:span></text:p>
      <text:p text:style-name="P2"><text:span text:style-name="Source_20_Text"><text:span text:style-name="T3"><text:s text:c="16"/></text:span></text:span></text:p>
      <text:p text:style-name="P2"><text:span text:style-name="Source_20_Text"><text:span text:style-name="T3"><text:s text:c="12"/>}</text:span></text:span></text:p>
      <text:p text:style-name="P2"><text:span text:style-name="Source_20_Text"><text:span text:style-name="T3"><text:s text:c="12"/></text:span></text:span></text:p>
      <text:p text:style-name="P2"><text:span text:style-name="Source_20_Text"><text:span text:style-name="T3"><text:s text:c="12"/>dp[i] = ans%mod;</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return dp[s.length()];// return answer for n len string </text:span></text:span></text:p>
      <text:p text:style-name="P2"><text:soft-page-break/><text:span text:style-name="Source_20_Text"><text:span text:style-name="T3"><text:s text:c="4"/>}</text:span></text:span></text:p>
      <text:p text:style-name="P1"><text:span text:style-name="Source_20_Text"><text:span text:style-name="T3">}</text:span></text:span></text:p>
      <text:p text:style-name="P14"><text:span text:style-name="Source_20_Text"><text:span text:style-name="T65">Question 40:</text:span></text:span><text:a xlink:type="simple" xlink:href="https://leetcode.com/problems/form-largest-integer-with-digits-that-add-up-to-target/" text:style-name="Internet_20_link" text:visited-style-name="Visited_20_Internet_20_Link"><text:span text:style-name="Source_20_Text"><text:span text:style-name="T65">Form Largest Integer With Digits That Add up to Target</text:span></text:span></text:a><text:span text:style-name="Source_20_Text"><text:span text:style-name="T65"><text:line-break/>Given an array of integers </text:span></text:span><text:span text:style-name="Source_20_Text"><text:span text:style-name="T66">cost</text:span></text:span><text:span text:style-name="Source_20_Text"><text:span text:style-name="T65"> and an integer </text:span></text:span><text:span text:style-name="Source_20_Text"><text:span text:style-name="T66">target</text:span></text:span><text:span text:style-name="Source_20_Text"><text:span text:style-name="T65">, return </text:span></text:span><text:span text:style-name="Source_20_Text"><text:span text:style-name="Emphasis"><text:span text:style-name="T65">the </text:span></text:span></text:span><text:span text:style-name="Source_20_Text"><text:span text:style-name="Emphasis"><text:span text:style-name="Strong_20_Emphasis"><text:span text:style-name="T65">maximum</text:span></text:span></text:span></text:span><text:span text:style-name="Source_20_Text"><text:span text:style-name="Emphasis"><text:span text:style-name="T65"> integer you can paint under the following rules</text:span></text:span></text:span><text:span text:style-name="Source_20_Text"><text:span text:style-name="T65">:</text:span></text:span></text:p>
      <text:list xml:id="list3229472795" text:style-name="L15">
        <text:list-item>
          <text:p text:style-name="P59">The cost of painting a digit <text:span text:style-name="Source_20_Text"><text:span text:style-name="T44">(i + 1)</text:span></text:span> is given by <text:span text:style-name="Source_20_Text"><text:span text:style-name="T44">cost[i]</text:span></text:span> (<text:span text:style-name="Strong_20_Emphasis"><text:span text:style-name="T3">0-indexed</text:span></text:span>).</text:p>
        </text:list-item>
        <text:list-item>
          <text:p text:style-name="P59">The total cost used must be equal to <text:span text:style-name="Source_20_Text"><text:span text:style-name="T44">target</text:span></text:span>.</text:p>
        </text:list-item>
        <text:list-item>
          <text:p text:style-name="P60">The integer does not have <text:span text:style-name="Source_20_Text"><text:span text:style-name="T44">0</text:span></text:span> digits.</text:p>
        </text:list-item>
      </text:list>
      <text:p text:style-name="P23">Since the answer may be very large, return it as a string. If there is no way to paint any integer given the condition, return <text:span text:style-name="Source_20_Text"><text:span text:style-name="T44">"0"</text:span></text:span>.</text:p>
      <text:p text:style-name="P14"><text:span text:style-name="Source_20_Text"><text:span text:style-name="T65">Ans: String[] dp;</text:span></text:span></text:p>
      <text:p text:style-name="P2"><text:span text:style-name="Source_20_Text"><text:span text:style-name="T3"><text:s text:c="4"/></text:span></text:span></text:p>
      <text:p text:style-name="P2"><text:span text:style-name="Source_20_Text"><text:span text:style-name="T3"><text:s text:c="4"/>public String func(int[]cost,int t){</text:span></text:span></text:p>
      <text:p text:style-name="P2"><text:span text:style-name="Source_20_Text"><text:span text:style-name="T3"><text:s text:c="8"/>if(t==0){</text:span></text:span></text:p>
      <text:p text:style-name="P2"><text:span text:style-name="Source_20_Text"><text:span text:style-name="T3"><text:s text:c="12"/>return "";</text:span></text:span></text:p>
      <text:p text:style-name="P2"><text:span text:style-name="Source_20_Text"><text:span text:style-name="T3"><text:s text:c="8"/>}</text:span></text:span></text:p>
      <text:p text:style-name="P2"><text:span text:style-name="Source_20_Text"><text:span text:style-name="T3"><text:s text:c="8"/>if(dp[t]!=null){</text:span></text:span></text:p>
      <text:p text:style-name="P2"><text:span text:style-name="Source_20_Text"><text:span text:style-name="T3"><text:s text:c="12"/>return dp[t];</text:span></text:span></text:p>
      <text:p text:style-name="P2"><text:span text:style-name="Source_20_Text"><text:span text:style-name="T3"><text:s text:c="8"/>}</text:span></text:span></text:p>
      <text:p text:style-name="P2"><text:span text:style-name="Source_20_Text"><text:span text:style-name="T3"><text:s text:c="8"/>String max="0";</text:span></text:span></text:p>
      <text:p text:style-name="P2"><text:span text:style-name="Source_20_Text"><text:span text:style-name="T3"><text:s text:c="8"/>for(int i=0;i&lt;9;i++){</text:span></text:span></text:p>
      <text:p text:style-name="P2"><text:span text:style-name="Source_20_Text"><text:span text:style-name="T3"><text:s text:c="12"/>if(t&gt;=cost[i]){</text:span></text:span></text:p>
      <text:p text:style-name="P2"><text:span text:style-name="Source_20_Text"><text:span text:style-name="T3"><text:s text:c="16"/>String curr=func(cost,t-cost[i]);</text:span></text:span></text:p>
      <text:p text:style-name="P2"><text:span text:style-name="Source_20_Text"><text:span text:style-name="T3"><text:s text:c="16"/>if(curr.equals("0")){</text:span></text:span></text:p>
      <text:p text:style-name="P2"><text:span text:style-name="Source_20_Text"><text:span text:style-name="T3"><text:s text:c="20"/>continue;</text:span></text:span></text:p>
      <text:p text:style-name="P2"><text:span text:style-name="Source_20_Text"><text:span text:style-name="T3"><text:s text:c="16"/>}</text:span></text:span></text:p>
      <text:p text:style-name="P2"><text:span text:style-name="Source_20_Text"><text:span text:style-name="T3"><text:s text:c="16"/>curr=(i+1)+curr;</text:span></text:span></text:p>
      <text:p text:style-name="P2"><text:span text:style-name="Source_20_Text"><text:span text:style-name="T3"><text:s text:c="16"/>if((curr.length()&gt;=max.length()&amp;&amp;max.compareTo(curr)&lt;0)){</text:span></text:span></text:p>
      <text:p text:style-name="P2"><text:span text:style-name="Source_20_Text"><text:span text:style-name="T3"><text:s text:c="20"/>max=curr;</text:span></text:span></text:p>
      <text:p text:style-name="P2"><text:span text:style-name="Source_20_Text"><text:span text:style-name="T3"><text:s text:c="16"/>}</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return dp[t]=max;</text:span></text:span></text:p>
      <text:p text:style-name="P2"><text:span text:style-name="Source_20_Text"><text:span text:style-name="T3"><text:s text:c="4"/>} </text:span></text:span></text:p>
      <text:p text:style-name="P2"><text:span text:style-name="Source_20_Text"><text:span text:style-name="T3"><text:s text:c="4"/></text:span></text:span></text:p>
      <text:p text:style-name="P2"><text:span text:style-name="Source_20_Text"><text:span text:style-name="T3"><text:s text:c="4"/>public String largestNumber(int[] cost, int target) {</text:span></text:span></text:p>
      <text:p text:style-name="P2"><text:span text:style-name="Source_20_Text"><text:span text:style-name="T3"><text:s text:c="8"/>dp=new String[target+1];</text:span></text:span></text:p>
      <text:p text:style-name="P2"><text:span text:style-name="Source_20_Text"><text:span text:style-name="T3"><text:s text:c="8"/>return func(cost,target);</text:span></text:span></text:p>
      <text:p text:style-name="P1"><text:span text:style-name="Source_20_Text"><text:span text:style-name="T3"><text:s text:c="4"/>}</text:span></text:span></text:p>
      <text:p text:style-name="P14"><text:span text:style-name="Source_20_Text"><text:span text:style-name="T65">Quesrtion 41: </text:span></text:span><text:a xlink:type="simple" xlink:href="https://leetcode.com/problems/stone-game-iv/" text:style-name="Internet_20_link" text:visited-style-name="Visited_20_Internet_20_Link"><text:span text:style-name="Source_20_Text"><text:span text:style-name="T65">Stone Game IV</text:span></text:span></text:a><text:span text:style-name="Source_20_Text"><text:span text:style-name="T65"><text:line-break/>Alice and Bob take turns playing a game, with Alice starting first.</text:span></text:span></text:p>
      <text:p text:style-name="P23">Initially, there are <text:span text:style-name="Source_20_Text"><text:span text:style-name="T44">n</text:span></text:span> stones in a pile. On each player's turn, that player makes a <text:span text:style-name="Emphasis"><text:span text:style-name="T3">move</text:span></text:span> consisting of removing <text:span text:style-name="Strong_20_Emphasis"><text:span text:style-name="T3">any</text:span></text:span> non-zero <text:span text:style-name="Strong_20_Emphasis"><text:span text:style-name="T3">square number</text:span></text:span> of stones in the pile.</text:p>
      <text:p text:style-name="P23">Also, if a player cannot make a move, he/she loses the game.</text:p>
      <text:p text:style-name="P23"><text:soft-page-break/>Given a positive integer <text:span text:style-name="Source_20_Text"><text:span text:style-name="T44">n</text:span></text:span>, return <text:span text:style-name="Source_20_Text"><text:span text:style-name="T44">true</text:span></text:span> if and only if Alice wins the game otherwise return <text:span text:style-name="Source_20_Text"><text:span text:style-name="T44">false</text:span></text:span>, assuming both players play optimally.</text:p>
      <text:p text:style-name="P14"><text:span text:style-name="Source_20_Text"><text:span text:style-name="T65">Ans: class Solution {</text:span></text:span></text:p>
      <text:p text:style-name="P2"><text:span text:style-name="Source_20_Text"><text:span text:style-name="T3"><text:s text:c="4"/>Boolean[] dp = new Boolean[100001];</text:span></text:span></text:p>
      <text:p text:style-name="P2"/>
      <text:p text:style-name="P2"><text:span text:style-name="Source_20_Text"><text:span text:style-name="T3"><text:s text:c="8"/>public boolean winnerSquareGame(int n) {</text:span></text:span></text:p>
      <text:p text:style-name="P2"><text:span text:style-name="Source_20_Text"><text:span text:style-name="T3"><text:s text:c="12"/>if (n == 0) return false;</text:span></text:span></text:p>
      <text:p text:style-name="P2"><text:span text:style-name="Source_20_Text"><text:span text:style-name="T3"><text:s text:c="12"/>if (dp[n] != null) return dp[n];</text:span></text:span></text:p>
      <text:p text:style-name="P2"><text:span text:style-name="Source_20_Text"><text:span text:style-name="T3"><text:s text:c="12"/>boolean winner = false;</text:span></text:span></text:p>
      <text:p text:style-name="P2"><text:span text:style-name="Source_20_Text"><text:span text:style-name="T3"><text:s text:c="12"/>for (int i = 1; i * i &lt;= n; i++) {</text:span></text:span></text:p>
      <text:p text:style-name="P2"><text:span text:style-name="Source_20_Text"><text:span text:style-name="T3"><text:s text:c="16"/>if (!winnerSquareGame(n - i * i)) {</text:span></text:span></text:p>
      <text:p text:style-name="P2"><text:span text:style-name="Source_20_Text"><text:span text:style-name="T3"><text:s text:c="20"/>winner = true;</text:span></text:span></text:p>
      <text:p text:style-name="P2"><text:span text:style-name="Source_20_Text"><text:span text:style-name="T3"><text:s text:c="20"/>break;</text:span></text:span></text:p>
      <text:p text:style-name="P2"/>
      <text:p text:style-name="P2"><text:span text:style-name="Source_20_Text"><text:span text:style-name="T3"><text:s text:c="16"/>}</text:span></text:span></text:p>
      <text:p text:style-name="P2"><text:span text:style-name="Source_20_Text"><text:span text:style-name="T3"><text:s text:c="12"/>}</text:span></text:span></text:p>
      <text:p text:style-name="P2"><text:span text:style-name="Source_20_Text"><text:span text:style-name="T3"><text:s text:c="12"/>return dp[n] = winner;</text:span></text:span></text:p>
      <text:p text:style-name="P2"><text:span text:style-name="Source_20_Text"><text:span text:style-name="T3"><text:s text:c="8"/>}</text:span></text:span></text:p>
      <text:p text:style-name="P1"><text:span text:style-name="Source_20_Text"><text:span text:style-name="T3">}</text:span></text:span></text:p>
      <text:p text:style-name="P14"><text:span text:style-name="Source_20_Text"><text:span text:style-name="T65">Question 42:</text:span></text:span><text:a xlink:type="simple" xlink:href="https://leetcode.com/problems/coin-change-ii/" text:style-name="Internet_20_link" text:visited-style-name="Visited_20_Internet_20_Link"><text:span text:style-name="Source_20_Text"><text:span text:style-name="T65"> Coin Change II</text:span></text:span></text:a><text:span text:style-name="Source_20_Text"><text:span text:style-name="T65"><text:line-break/>You are given an integer array </text:span></text:span><text:span text:style-name="Source_20_Text"><text:span text:style-name="T66">coins</text:span></text:span><text:span text:style-name="Source_20_Text"><text:span text:style-name="T65"> representing coins of different denominations and an integer </text:span></text:span><text:span text:style-name="Source_20_Text"><text:span text:style-name="T66">amount</text:span></text:span><text:span text:style-name="Source_20_Text"><text:span text:style-name="T65"> representing a total amount of money.</text:span></text:span></text:p>
      <text:p text:style-name="P23">Return <text:span text:style-name="Emphasis"><text:span text:style-name="T3">the number of combinations that make up that amount</text:span></text:span>. If that amount of money cannot be made up by any combination of the coins, return <text:span text:style-name="Source_20_Text"><text:span text:style-name="T44">0</text:span></text:span>.</text:p>
      <text:p text:style-name="P23">You may assume that you have an infinite number of each kind of coin.</text:p>
      <text:p text:style-name="P14"><text:span text:style-name="Source_20_Text"><text:span text:style-name="T65">Ans:</text:span></text:span></text:p>
      <text:p text:style-name="P14"><text:span text:style-name="Source_20_Text"><text:span text:style-name="T65">class Solution {</text:span></text:span></text:p>
      <text:p text:style-name="P2"/>
      <text:p text:style-name="P2"><text:span text:style-name="Source_20_Text"><text:span text:style-name="T3"><text:s text:c="4"/>public int count(int i,int[][] dp,int[] coins,int amount){</text:span></text:span></text:p>
      <text:p text:style-name="P2"><text:span text:style-name="Source_20_Text"><text:span text:style-name="T3"><text:s text:c="8"/>if(amount==0)</text:span></text:span></text:p>
      <text:p text:style-name="P2"><text:span text:style-name="Source_20_Text"><text:span text:style-name="T3"><text:s text:c="12"/>return 1;</text:span></text:span></text:p>
      <text:p text:style-name="P2"><text:span text:style-name="Source_20_Text"><text:span text:style-name="T3"><text:s text:c="8"/>if(i&lt;coins.length){</text:span></text:span></text:p>
      <text:p text:style-name="P2"><text:span text:style-name="Source_20_Text"><text:span text:style-name="T3"><text:s text:c="8"/>if(dp[i][amount]==-1){</text:span></text:span></text:p>
      <text:p text:style-name="P2"><text:span text:style-name="Source_20_Text"><text:span text:style-name="T3"><text:s text:c="8"/>if(coins[i]&gt;amount)</text:span></text:span></text:p>
      <text:p text:style-name="P2"><text:span text:style-name="Source_20_Text"><text:span text:style-name="T3"><text:s text:c="12"/>return 0;</text:span></text:span></text:p>
      <text:p text:style-name="P2"><text:span text:style-name="Source_20_Text"><text:span text:style-name="T3"><text:s text:c="8"/>return dp[i][amount]=count(i,dp,coins,amount-coins[i])+count(i+1,dp,coins,amount);</text:span></text:span></text:p>
      <text:p text:style-name="P2"><text:span text:style-name="Source_20_Text"><text:span text:style-name="T3"><text:s text:c="8"/>}</text:span></text:span></text:p>
      <text:p text:style-name="P2"><text:span text:style-name="Source_20_Text"><text:span text:style-name="T3"><text:s text:c="8"/>return dp[i][amount];</text:span></text:span></text:p>
      <text:p text:style-name="P2"><text:span text:style-name="Source_20_Text"><text:span text:style-name="T3"><text:s text:c="8"/>}</text:span></text:span></text:p>
      <text:p text:style-name="P2"><text:span text:style-name="Source_20_Text"><text:span text:style-name="T3"><text:s text:c="8"/>return 0;</text:span></text:span></text:p>
      <text:p text:style-name="P2"><text:span text:style-name="Source_20_Text"><text:span text:style-name="T3"><text:s text:c="4"/>}</text:span></text:span></text:p>
      <text:p text:style-name="P2"/>
      <text:p text:style-name="P2"><text:span text:style-name="Source_20_Text"><text:span text:style-name="T3"><text:s text:c="4"/>public int change(int amount, int[] coins) { </text:span></text:span></text:p>
      <text:p text:style-name="P2"><text:span text:style-name="Source_20_Text"><text:span text:style-name="T3"><text:s text:c="4"/>int n=coins.length;</text:span></text:span></text:p>
      <text:p text:style-name="P2"><text:span text:style-name="Source_20_Text"><text:span text:style-name="T3"><text:s text:c="4"/>int[][] dp=new int[n][amount+1];</text:span></text:span></text:p>
      <text:p text:style-name="P2"><text:span text:style-name="Source_20_Text"><text:span text:style-name="T3"><text:s text:c="4"/>for(int i=0;i&lt;n;i++)</text:span></text:span></text:p>
      <text:p text:style-name="P2"><text:span text:style-name="Source_20_Text"><text:span text:style-name="T3"><text:s text:c="4"/>Arrays.fill(dp[i],-1);</text:span></text:span></text:p>
      <text:p text:style-name="P2"><text:soft-page-break/><text:span text:style-name="Source_20_Text"><text:span text:style-name="T3"><text:s text:c="4"/>Arrays.sort(coins);</text:span></text:span></text:p>
      <text:p text:style-name="P2"><text:span text:style-name="Source_20_Text"><text:span text:style-name="T3"><text:s text:c="4"/>return count(0,dp,coins,amount);</text:span></text:span></text:p>
      <text:p text:style-name="P2"><text:span text:style-name="Source_20_Text"><text:span text:style-name="T3"><text:s text:c="4"/>}</text:span></text:span></text:p>
      <text:p text:style-name="P1"><text:span text:style-name="Source_20_Text"><text:span text:style-name="T3">}</text:span></text:span></text:p>
      <text:p text:style-name="P15"><text:span text:style-name="Source_20_Text"><text:span text:style-name="T60">Part-2 <text:s/></text:span></text:span><text:span text:style-name="Source_20_Text"><text:span text:style-name="T37">Knapsack</text:span></text:span></text:p>
      <text:p text:style-name="P15"><text:span text:style-name="Source_20_Text"><text:span text:style-name="T37">Question 1: </text:span></text:span><text:a xlink:type="simple" xlink:href="https://leetcode.com/problems/house-robber-ii/" text:style-name="Internet_20_link" text:visited-style-name="Visited_20_Internet_20_Link"><text:span text:style-name="Source_20_Text">House Robber II</text:span></text:a><text:span text:style-name="Source_20_Text"><text:span text:style-name="T37"><text:line-break/>You are a professional robber planning to rob houses along a street. Each house has a certain amount of money stashed. All houses at this place are </text:span></text:span><text:span text:style-name="Source_20_Text"><text:span text:style-name="Strong_20_Emphasis"><text:span text:style-name="T36">arranged in a circle.</text:span></text:span></text:span><text:span text:style-name="Source_20_Text"><text:span text:style-name="T37"> That means the first house is the neighbor of the last one. Meanwhile, adjacent houses have a security system connected, and it will automatically contact the police if two adjacent houses were broken into on the same night.</text:span></text:span></text:p>
      <text:p text:style-name="P23">Given an integer array <text:span text:style-name="Source_20_Text"><text:span text:style-name="T44">nums</text:span></text:span> representing the amount of money of each house, return <text:span text:style-name="Emphasis"><text:span text:style-name="T3">the maximum amount of money you can rob tonight </text:span></text:span><text:span text:style-name="Emphasis"><text:span text:style-name="Strong_20_Emphasis"><text:span text:style-name="T3">without alerting the police</text:span></text:span></text:span>.</text:p>
      <text:p text:style-name="Text_20_body"><text:line-break/><text:span text:style-name="Source_20_Text"><text:span text:style-name="T37">Ans: </text:span></text:span><text:span text:style-name="Source_20_Text"><text:span text:style-name="T40">class Solution {</text:span></text:span></text:p>
      <text:p text:style-name="P2"><text:span text:style-name="Source_20_Text"><text:span text:style-name="T3"><text:s text:c="4"/>public int rob(int[] nums) {</text:span></text:span></text:p>
      <text:p text:style-name="P2"><text:span text:style-name="Source_20_Text"><text:span text:style-name="T3"><text:s text:c="8"/>int ind=nums.length-1;</text:span></text:span></text:p>
      <text:p text:style-name="P2"><text:span text:style-name="Source_20_Text"><text:span text:style-name="T3"><text:s text:c="8"/>HashMap&lt;Pair,Integer&gt; map=new HashMap&lt;&gt;();</text:span></text:span></text:p>
      <text:p text:style-name="P2"><text:span text:style-name="Source_20_Text"><text:span text:style-name="T3"><text:s text:c="8"/>if(ind==0)</text:span></text:span></text:p>
      <text:p text:style-name="P2"><text:span text:style-name="Source_20_Text"><text:span text:style-name="T3"><text:s text:c="8"/>return nums[0];</text:span></text:span></text:p>
      <text:p text:style-name="P2"><text:span text:style-name="Source_20_Text"><text:span text:style-name="T3"><text:s text:c="8"/>else</text:span></text:span></text:p>
      <text:p text:style-name="P2"><text:span text:style-name="Source_20_Text"><text:span text:style-name="T3"><text:s text:c="8"/>return Math.max(f(ind-1,nums,0,map),f(ind,nums,nums[ind],map)); </text:span></text:span></text:p>
      <text:p text:style-name="P2"><text:span text:style-name="Source_20_Text"><text:span text:style-name="T3"><text:s text:c="4"/>}</text:span></text:span></text:p>
      <text:p text:style-name="P2"><text:span text:style-name="Source_20_Text"><text:span text:style-name="T3"><text:s text:c="4"/>public static int f(int i,int nums[],int curr,HashMap&lt;Pair,Integer&gt; map){</text:span></text:span></text:p>
      <text:p text:style-name="P2"><text:span text:style-name="Source_20_Text"><text:span text:style-name="T3"><text:s text:c="8"/>Pair key=new Pair(i,curr);</text:span></text:span></text:p>
      <text:p text:style-name="P2"><text:span text:style-name="Source_20_Text"><text:span text:style-name="T3"><text:s text:c="11"/>if(map.containsKey(key))</text:span></text:span></text:p>
      <text:p text:style-name="P2"><text:span text:style-name="Source_20_Text"><text:span text:style-name="T3"><text:s text:c="8"/>return map.get(key);</text:span></text:span></text:p>
      <text:p text:style-name="P2"><text:span text:style-name="Source_20_Text"><text:span text:style-name="T3"><text:s text:c="8"/>if(i&lt;0)</text:span></text:span></text:p>
      <text:p text:style-name="P2"><text:span text:style-name="Source_20_Text"><text:span text:style-name="T3"><text:s text:c="8"/>return 0;</text:span></text:span></text:p>
      <text:p text:style-name="P2"><text:span text:style-name="Source_20_Text"><text:span text:style-name="T3"><text:s text:c="8"/>if(i==0){</text:span></text:span></text:p>
      <text:p text:style-name="P2"><text:span text:style-name="Source_20_Text"><text:span text:style-name="T3"><text:s text:c="12"/>if(curr==0)</text:span></text:span></text:p>
      <text:p text:style-name="P2"><text:span text:style-name="Source_20_Text"><text:span text:style-name="T3"><text:s text:c="12"/>return nums[0];</text:span></text:span></text:p>
      <text:p text:style-name="P2"><text:span text:style-name="Source_20_Text"><text:span text:style-name="T3"><text:s text:c="12"/>else</text:span></text:span></text:p>
      <text:p text:style-name="P2"><text:span text:style-name="Source_20_Text"><text:span text:style-name="T3"><text:s text:c="12"/>return 0;</text:span></text:span></text:p>
      <text:p text:style-name="P2"><text:span text:style-name="Source_20_Text"><text:span text:style-name="T3"><text:s text:c="8"/>}</text:span></text:span></text:p>
      <text:p text:style-name="P2"><text:span text:style-name="Source_20_Text"><text:span text:style-name="T3"><text:s text:c="10"/>int take=f(i-2,nums,curr,map)+nums[i];</text:span></text:span></text:p>
      <text:p text:style-name="P2"><text:span text:style-name="Source_20_Text"><text:span text:style-name="T3"><text:s text:c="10"/>int nottake=f(i-1,nums,curr,map);</text:span></text:span></text:p>
      <text:p text:style-name="P2"><text:span text:style-name="Source_20_Text"><text:span text:style-name="T3"><text:s text:c="10"/>map.put(key,Math.max(take,nottake));</text:span></text:span></text:p>
      <text:p text:style-name="P2"><text:span text:style-name="Source_20_Text"><text:span text:style-name="T3"><text:s text:c="10"/>return Math.max(take,nottake);</text:span></text:span></text:p>
      <text:p text:style-name="P2"/>
      <text:p text:style-name="P2"><text:span text:style-name="Source_20_Text"><text:span text:style-name="T3"><text:s text:c="4"/>}</text:span></text:span></text:p>
      <text:p text:style-name="P1"><text:span text:style-name="Source_20_Text"><text:span text:style-name="T3">}</text:span></text:span></text:p>
      <text:p text:style-name="P61"><text:span text:style-name="Source_20_Text"><text:span text:style-name="T37">Question 2: </text:span></text:span><text:a xlink:type="simple" xlink:href="https://leetcode.com/problems/ones-and-zeroes/" text:style-name="Internet_20_link" text:visited-style-name="Visited_20_Internet_20_Link"><text:span text:style-name="Source_20_Text">Ones and Zeroes</text:span></text:a><text:span text:style-name="Source_20_Text"><text:span text:style-name="T37"><text:line-break/>You are given an array of binary strings </text:span></text:span><text:span text:style-name="Source_20_Text"><text:span text:style-name="T41">strs</text:span></text:span><text:span text:style-name="Source_20_Text"><text:span text:style-name="T37"> and two integers </text:span></text:span><text:span text:style-name="Source_20_Text"><text:span text:style-name="T41">m</text:span></text:span><text:span text:style-name="Source_20_Text"><text:span text:style-name="T37"> and </text:span></text:span><text:span text:style-name="Source_20_Text"><text:span text:style-name="T41">n</text:span></text:span><text:span text:style-name="Source_20_Text"><text:span text:style-name="T37">.</text:span></text:span></text:p>
      <text:p text:style-name="P23">Return <text:span text:style-name="Emphasis"><text:span text:style-name="T3">the size of the largest subset of </text:span></text:span><text:span text:style-name="Emphasis"><text:span text:style-name="Source_20_Text"><text:span text:style-name="T44">strs</text:span></text:span></text:span><text:span text:style-name="Emphasis"><text:span text:style-name="T3"> such that there are </text:span></text:span><text:span text:style-name="Emphasis"><text:span text:style-name="Strong_20_Emphasis"><text:span text:style-name="T3">at most</text:span></text:span></text:span><text:span text:style-name="Emphasis"><text:span text:style-name="T3"> </text:span></text:span><text:span text:style-name="Source_20_Text"><text:span text:style-name="T44">m</text:span></text:span><text:span text:style-name="Emphasis"><text:span text:style-name="T3"> </text:span></text:span><text:span text:style-name="Source_20_Text"><text:span text:style-name="T44">0</text:span></text:span><text:span text:style-name="Emphasis"><text:span text:style-name="T3">'s and </text:span></text:span><text:span text:style-name="Source_20_Text"><text:span text:style-name="T44">n</text:span></text:span><text:span text:style-name="Emphasis"><text:span text:style-name="T3"> </text:span></text:span><text:span text:style-name="Source_20_Text"><text:span text:style-name="T44">1</text:span></text:span><text:span text:style-name="Emphasis"><text:span text:style-name="T3">'s in the subset</text:span></text:span>.</text:p>
      <text:p text:style-name="P23">A set <text:span text:style-name="Source_20_Text"><text:span text:style-name="T44">x</text:span></text:span> is a <text:span text:style-name="Strong_20_Emphasis"><text:span text:style-name="T3">subset</text:span></text:span> of a set <text:span text:style-name="Source_20_Text"><text:span text:style-name="T44">y</text:span></text:span> if all elements of <text:span text:style-name="Source_20_Text"><text:span text:style-name="T44">x</text:span></text:span> are also elements of <text:span text:style-name="Source_20_Text"><text:span text:style-name="T44">y</text:span></text:span>.</text:p>
      <text:p text:style-name="P61"><text:soft-page-break/><text:span text:style-name="Source_20_Text"><text:span text:style-name="T37"><text:s/>Ans: </text:span></text:span><text:span text:style-name="Source_20_Text"><text:span text:style-name="T40">class Pair{</text:span></text:span></text:p>
      <text:p text:style-name="P2"><text:span text:style-name="Source_20_Text"><text:span text:style-name="T3"><text:s text:c="4"/>int zero;</text:span></text:span></text:p>
      <text:p text:style-name="P2"><text:span text:style-name="Source_20_Text"><text:span text:style-name="T3"><text:s text:c="4"/>int ones;</text:span></text:span></text:p>
      <text:p text:style-name="P2"><text:span text:style-name="Source_20_Text"><text:span text:style-name="T3"><text:s text:c="4"/>Pair(int zero,int ones){</text:span></text:span></text:p>
      <text:p text:style-name="P2"><text:span text:style-name="Source_20_Text"><text:span text:style-name="T3"><text:s text:c="8"/>this.zero = zero;</text:span></text:span></text:p>
      <text:p text:style-name="P2"><text:span text:style-name="Source_20_Text"><text:span text:style-name="T3"><text:s text:c="8"/>this.ones = ones;</text:span></text:span></text:p>
      <text:p text:style-name="P2"><text:span text:style-name="Source_20_Text"><text:span text:style-name="T3"><text:s text:c="4"/>}</text:span></text:span></text:p>
      <text:p text:style-name="P2"><text:span text:style-name="Source_20_Text"><text:span text:style-name="T3">}</text:span></text:span></text:p>
      <text:p text:style-name="P2"/>
      <text:p text:style-name="P2"><text:span text:style-name="Source_20_Text"><text:span text:style-name="T3">class Solution {</text:span></text:span></text:p>
      <text:p text:style-name="P2"><text:span text:style-name="Source_20_Text"><text:span text:style-name="T3"><text:s text:c="4"/>public int findMaxForm(String[] strs, int m, int n) {</text:span></text:span></text:p>
      <text:p text:style-name="P2"><text:span text:style-name="Source_20_Text"><text:span text:style-name="T3"><text:s text:c="8"/>HashMap&lt;String,Pair&gt; map = new HashMap&lt;&gt;();</text:span></text:span></text:p>
      <text:p text:style-name="P2"><text:span text:style-name="Source_20_Text"><text:span text:style-name="T3"><text:s text:c="8"/>updateMap(strs,map);</text:span></text:span></text:p>
      <text:p text:style-name="P2"><text:span text:style-name="Source_20_Text"><text:span text:style-name="T3"><text:s text:c="8"/>int size = strs.length;</text:span></text:span></text:p>
      <text:p text:style-name="P2"><text:span text:style-name="Source_20_Text"><text:span text:style-name="T3"><text:s text:c="8"/>int[][][] dp = new int[size][m+1][n+1];</text:span></text:span></text:p>
      <text:p text:style-name="P2"><text:span text:style-name="Source_20_Text"><text:span text:style-name="T3"><text:s text:c="8"/>for(int[][] matrix:dp) for(int[] rows:matrix) Arrays.fill(rows,-1);</text:span></text:span></text:p>
      <text:p text:style-name="P2"><text:span text:style-name="Source_20_Text"><text:span text:style-name="T3"><text:s text:c="8"/>return function(strs,0,m,n,map,size,dp);</text:span></text:span></text:p>
      <text:p text:style-name="P2"><text:span text:style-name="Source_20_Text"><text:span text:style-name="T3"><text:s text:c="4"/>}</text:span></text:span></text:p>
      <text:p text:style-name="P2"/>
      <text:p text:style-name="P2"><text:span text:style-name="Source_20_Text"><text:span text:style-name="T3"><text:s text:c="4"/>public void updateMap(String[] strs,HashMap&lt;String,Pair&gt; map){</text:span></text:span></text:p>
      <text:p text:style-name="P2"/>
      <text:p text:style-name="P2"><text:span text:style-name="Source_20_Text"><text:span text:style-name="T3"><text:s text:c="8"/>for(String s:strs){</text:span></text:span></text:p>
      <text:p text:style-name="P2"><text:span text:style-name="Source_20_Text"><text:span text:style-name="T3"><text:s text:c="12"/>int zero = 0;</text:span></text:span></text:p>
      <text:p text:style-name="P2"><text:span text:style-name="Source_20_Text"><text:span text:style-name="T3"><text:s text:c="12"/>int one = 0;</text:span></text:span></text:p>
      <text:p text:style-name="P2"><text:span text:style-name="Source_20_Text"><text:span text:style-name="T3"><text:s text:c="12"/>for(int i=0;i&lt;s.length();i++){</text:span></text:span></text:p>
      <text:p text:style-name="P2"><text:span text:style-name="Source_20_Text"><text:span text:style-name="T3"><text:s text:c="16"/>if(s.charAt(i)=='0') zero++;</text:span></text:span></text:p>
      <text:p text:style-name="P2"><text:span text:style-name="Source_20_Text"><text:span text:style-name="T3"><text:s text:c="16"/>else one++;</text:span></text:span></text:p>
      <text:p text:style-name="P2"><text:span text:style-name="Source_20_Text"><text:span text:style-name="T3"><text:s text:c="12"/>}</text:span></text:span></text:p>
      <text:p text:style-name="P2"><text:span text:style-name="Source_20_Text"><text:span text:style-name="T3"><text:s text:c="12"/>map.put(s,new Pair(zero,one));</text:span></text:span></text:p>
      <text:p text:style-name="P2"><text:span text:style-name="Source_20_Text"><text:span text:style-name="T3"><text:s text:c="8"/>}</text:span></text:span></text:p>
      <text:p text:style-name="P2"/>
      <text:p text:style-name="P2"><text:span text:style-name="Source_20_Text"><text:span text:style-name="T3"><text:s text:c="4"/>}</text:span></text:span></text:p>
      <text:p text:style-name="P2"/>
      <text:p text:style-name="P2"><text:span text:style-name="Source_20_Text"><text:span text:style-name="T3"><text:s text:c="4"/>public int function(String[] strs,int ind,int zeroes,int ones,HashMap&lt;String,Pair&gt; map,int size,int[][][] dp){</text:span></text:span></text:p>
      <text:p text:style-name="P2"/>
      <text:p text:style-name="P2"><text:span text:style-name="Source_20_Text"><text:span text:style-name="T3"><text:s text:c="8"/>if(zeroes==0 &amp;&amp; ones==0 || ind==size) return 0;</text:span></text:span></text:p>
      <text:p text:style-name="P2"/>
      <text:p text:style-name="P2"><text:span text:style-name="Source_20_Text"><text:span text:style-name="T3"><text:s text:c="8"/>if(dp[ind][zeroes][ones]!=-1) return dp[ind][zeroes][ones];</text:span></text:span></text:p>
      <text:p text:style-name="P2"/>
      <text:p text:style-name="P2"><text:span text:style-name="Source_20_Text"><text:span text:style-name="T3"><text:s text:c="8"/>int curr_zeroes = 0;</text:span></text:span></text:p>
      <text:p text:style-name="P2"><text:span text:style-name="Source_20_Text"><text:span text:style-name="T3"><text:s text:c="8"/>int curr_ones = 0;</text:span></text:span></text:p>
      <text:p text:style-name="P2"/>
      <text:p text:style-name="P2"><text:span text:style-name="Source_20_Text"><text:span text:style-name="T3"><text:s text:c="8"/>int take = Integer.MIN_VALUE;</text:span></text:span></text:p>
      <text:p text:style-name="P2"><text:span text:style-name="Source_20_Text"><text:span text:style-name="T3"><text:s text:c="8"/>String s = strs[ind];</text:span></text:span></text:p>
      <text:p text:style-name="P2"/>
      <text:p text:style-name="P2"><text:span text:style-name="Source_20_Text"><text:span text:style-name="T3"><text:s text:c="8"/>if(map.get(s).zero&lt;=zeroes &amp;&amp; map.get(s).ones&lt;=ones){</text:span></text:span></text:p>
      <text:p text:style-name="P2"><text:span text:style-name="Source_20_Text"><text:span text:style-name="T3"><text:s text:c="12"/>take = 1 + function(strs,ind+1,zeroes-map.get(s).zero,ones-map.get(s).ones,map,size,dp);</text:span></text:span></text:p>
      <text:p text:style-name="P2"><text:span text:style-name="Source_20_Text"><text:span text:style-name="T3"><text:s text:c="8"/>}</text:span></text:span></text:p>
      <text:p text:style-name="P2"/>
      <text:p text:style-name="P2"><text:span text:style-name="Source_20_Text"><text:span text:style-name="T3"><text:s text:c="8"/>int not_take = function(strs,ind+1,zeroes,ones,map,size,dp);</text:span></text:span></text:p>
      <text:p text:style-name="P2"/>
      <text:p text:style-name="P2"><text:span text:style-name="Source_20_Text"><text:span text:style-name="T3"><text:s text:c="8"/>return dp[ind][zeroes][ones]= Math.max(take,not_take);</text:span></text:span></text:p>
      <text:p text:style-name="P2"><text:span text:style-name="Source_20_Text"><text:span text:style-name="T3"><text:s text:c="4"/>}</text:span></text:span></text:p>
      <text:p text:style-name="P2"/>
      <text:p text:style-name="P1"><text:span text:style-name="Source_20_Text"><text:span text:style-name="T3">}</text:span></text:span></text:p>
      <text:p text:style-name="P61"><text:soft-page-break/><text:span text:style-name="Source_20_Text"><text:span text:style-name="T37">Question 3: </text:span></text:span><text:a xlink:type="simple" xlink:href="https://leetcode.com/problems/target-sum/" text:style-name="Internet_20_link" text:visited-style-name="Visited_20_Internet_20_Link"><text:span text:style-name="Source_20_Text"> Target Sum</text:span></text:a><text:span text:style-name="Source_20_Text"><text:span text:style-name="T37"><text:line-break/>You are given an integer array </text:span></text:span><text:span text:style-name="Source_20_Text"><text:span text:style-name="T41">nums</text:span></text:span><text:span text:style-name="Source_20_Text"><text:span text:style-name="T37"> and an integer </text:span></text:span><text:span text:style-name="Source_20_Text"><text:span text:style-name="T41">target</text:span></text:span><text:span text:style-name="Source_20_Text"><text:span text:style-name="T37">.</text:span></text:span></text:p>
      <text:p text:style-name="P23">You want to build an <text:span text:style-name="Strong_20_Emphasis"><text:span text:style-name="T3">expression</text:span></text:span> out of nums by adding one of the symbols <text:span text:style-name="Source_20_Text"><text:span text:style-name="T44">'+'</text:span></text:span> and <text:span text:style-name="Source_20_Text"><text:span text:style-name="T44">'-'</text:span></text:span> before each integer in nums and then concatenate all the integers.</text:p>
      <text:list xml:id="list1292285738" text:style-name="L16">
        <text:list-item>
          <text:p text:style-name="P62">For example, if <text:span text:style-name="Source_20_Text"><text:span text:style-name="T44">nums = [2, 1]</text:span></text:span>, you can add a <text:span text:style-name="Source_20_Text"><text:span text:style-name="T44">'+'</text:span></text:span> before <text:span text:style-name="Source_20_Text"><text:span text:style-name="T44">2</text:span></text:span> and a <text:span text:style-name="Source_20_Text"><text:span text:style-name="T44">'-'</text:span></text:span> before <text:span text:style-name="Source_20_Text"><text:span text:style-name="T44">1</text:span></text:span> and concatenate them to build the expression <text:span text:style-name="Source_20_Text"><text:span text:style-name="T44">"+2-1"</text:span></text:span>.</text:p>
        </text:list-item>
      </text:list>
      <text:p text:style-name="P23">Return the number of different <text:span text:style-name="Strong_20_Emphasis"><text:span text:style-name="T3">expressions</text:span></text:span> that you can build, which evaluates to <text:span text:style-name="Source_20_Text"><text:span text:style-name="T44">target</text:span></text:span>.</text:p>
      <text:p text:style-name="P61"><text:span text:style-name="Source_20_Text"><text:span text:style-name="T37">Ans: </text:span></text:span><text:span text:style-name="Source_20_Text"><text:span text:style-name="T40">class Solution {</text:span></text:span></text:p>
      <text:p text:style-name="P2"><text:span text:style-name="Source_20_Text"><text:span text:style-name="T3"><text:s text:c="4"/>public int findTargetSumWays(int[] nums, int target) {</text:span></text:span></text:p>
      <text:p text:style-name="P2"><text:span text:style-name="Source_20_Text"><text:span text:style-name="T3"><text:s text:c="8"/>return helper(nums, 0, 0, target);</text:span></text:span></text:p>
      <text:p text:style-name="P2"><text:span text:style-name="Source_20_Text"><text:span text:style-name="T3"><text:s text:c="4"/>}</text:span></text:span></text:p>
      <text:p text:style-name="P2"/>
      <text:p text:style-name="P2"><text:span text:style-name="Source_20_Text"><text:span text:style-name="T3"><text:s text:c="4"/>private int helper(int[] nums, int index, int curSum, int target) {</text:span></text:span></text:p>
      <text:p text:style-name="P2"><text:span text:style-name="Source_20_Text"><text:span text:style-name="T3"><text:s text:c="8"/>// Base case: when we reach the end of the array</text:span></text:span></text:p>
      <text:p text:style-name="P2"><text:span text:style-name="Source_20_Text"><text:span text:style-name="T3"><text:s text:c="8"/>if (index == nums.length) {</text:span></text:span></text:p>
      <text:p text:style-name="P2"><text:span text:style-name="Source_20_Text"><text:span text:style-name="T3"><text:s text:c="12"/>// Check if we have reached the target sum</text:span></text:span></text:p>
      <text:p text:style-name="P2"><text:span text:style-name="Source_20_Text"><text:span text:style-name="T3"><text:s text:c="12"/>if (curSum == target) {</text:span></text:span></text:p>
      <text:p text:style-name="P2"><text:span text:style-name="Source_20_Text"><text:span text:style-name="T3"><text:s text:c="16"/>return 1; // Return 1 to indicate that we have found a valid combination</text:span></text:span></text:p>
      <text:p text:style-name="P2"><text:span text:style-name="Source_20_Text"><text:span text:style-name="T3"><text:s text:c="12"/>} else {</text:span></text:span></text:p>
      <text:p text:style-name="P2"><text:span text:style-name="Source_20_Text"><text:span text:style-name="T3"><text:s text:c="16"/>return 0; // Return 0 to indicate that we have not found a valid combination</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 Recursive case: we can either add or subtract the current number to the current sum</text:span></text:span></text:p>
      <text:p text:style-name="P2"><text:span text:style-name="Source_20_Text"><text:span text:style-name="T3"><text:s text:c="8"/>int left = helper(nums, index + 1, curSum + nums[index], target); // Add the current number to the current sum</text:span></text:span></text:p>
      <text:p text:style-name="P2"><text:span text:style-name="Source_20_Text"><text:span text:style-name="T3"><text:s text:c="8"/>int right = helper(nums, index + 1, curSum - nums[index], target); // Subtract the current number from the current sum</text:span></text:span></text:p>
      <text:p text:style-name="P2"><text:span text:style-name="Source_20_Text"><text:span text:style-name="T3"><text:s text:c="8"/>return left + right; // Return the sum of the results obtained from the left and right subproblems</text:span></text:span></text:p>
      <text:p text:style-name="P2"><text:span text:style-name="Source_20_Text"><text:span text:style-name="T3"><text:s text:c="4"/>}</text:span></text:span></text:p>
      <text:p text:style-name="P1"><text:span text:style-name="Source_20_Text"><text:span text:style-name="T3">}</text:span></text:span></text:p>
      <text:p text:style-name="P61"><text:span text:style-name="Source_20_Text"><text:span text:style-name="T37">Question 4: </text:span></text:span><text:a xlink:type="simple" xlink:href="https://leetcode.com/problems/shopping-offers/" text:style-name="Internet_20_link" text:visited-style-name="Visited_20_Internet_20_Link"><text:span text:style-name="Source_20_Text">Shopping Offers</text:span></text:a><text:span text:style-name="Source_20_Text"><text:span text:style-name="T37"><text:line-break/>In LeetCode Store, there are </text:span></text:span><text:span text:style-name="Source_20_Text"><text:span text:style-name="T41">n</text:span></text:span><text:span text:style-name="Source_20_Text"><text:span text:style-name="T37"> items to sell. Each item has a price. However, there are some special offers, and a special offer consists of one or more different kinds of items with a sale price.</text:span></text:span></text:p>
      <text:p text:style-name="P23">You are given an integer array <text:span text:style-name="Source_20_Text"><text:span text:style-name="T44">price</text:span></text:span> where <text:span text:style-name="Source_20_Text"><text:span text:style-name="T44">price[i]</text:span></text:span> is the price of the <text:span text:style-name="Source_20_Text"><text:span text:style-name="T44">i</text:span></text:span><text:span text:style-name="Source_20_Text"><text:span text:style-name="T3">th</text:span></text:span> item, and an integer array <text:span text:style-name="Source_20_Text"><text:span text:style-name="T44">needs</text:span></text:span> where <text:span text:style-name="Source_20_Text"><text:span text:style-name="T44">needs[i]</text:span></text:span> is the number of pieces of the <text:span text:style-name="Source_20_Text"><text:span text:style-name="T44">i</text:span></text:span><text:span text:style-name="Source_20_Text"><text:span text:style-name="T3">th</text:span></text:span> item you want to buy.</text:p>
      <text:p text:style-name="P23">You are also given an array <text:span text:style-name="Source_20_Text"><text:span text:style-name="T44">special</text:span></text:span> where <text:span text:style-name="Source_20_Text"><text:span text:style-name="T44">special[i]</text:span></text:span> is of size <text:span text:style-name="Source_20_Text"><text:span text:style-name="T44">n + 1</text:span></text:span> where <text:span text:style-name="Source_20_Text"><text:span text:style-name="T44">special[i][j]</text:span></text:span> is the number of pieces of the <text:span text:style-name="Source_20_Text"><text:span text:style-name="T44">j</text:span></text:span><text:span text:style-name="Source_20_Text"><text:span text:style-name="T3">th</text:span></text:span> item in the <text:span text:style-name="Source_20_Text"><text:span text:style-name="T44">i</text:span></text:span><text:span text:style-name="Source_20_Text"><text:span text:style-name="T3">th</text:span></text:span> offer and <text:span text:style-name="Source_20_Text"><text:span text:style-name="T44">special[i][n]</text:span></text:span> (i.e., the last integer in the array) is the price of the <text:span text:style-name="Source_20_Text"><text:span text:style-name="T44">i</text:span></text:span><text:span text:style-name="Source_20_Text"><text:span text:style-name="T3">th</text:span></text:span> offer.</text:p>
      <text:p text:style-name="P23"><text:soft-page-break/>Return <text:span text:style-name="Emphasis"><text:span text:style-name="T3">the lowest price you have to pay for exactly certain items as given, where you could make optimal use of the special offers</text:span></text:span>. You are not allowed to buy more items than you want, even if that would lower the overall price. You could use any of the special offers as many times as you want.</text:p>
      <text:p text:style-name="P61"><text:span text:style-name="Source_20_Text"><text:span text:style-name="T37">Ans: </text:span></text:span><text:span text:style-name="Source_20_Text"><text:span text:style-name="T40">class Solution {</text:span></text:span></text:p>
      <text:p text:style-name="P2"><text:span text:style-name="Source_20_Text"><text:span text:style-name="T3"><text:s text:c="4"/>int min = Integer.MAX_VALUE;</text:span></text:span></text:p>
      <text:p text:style-name="P2"><text:span text:style-name="Source_20_Text"><text:span text:style-name="T3"><text:s text:c="4"/></text:span></text:span></text:p>
      <text:p text:style-name="P2"><text:span text:style-name="Source_20_Text"><text:span text:style-name="T3"><text:s text:c="4"/>public int shoppingOffers(List&lt;Integer&gt; price, List&lt;List&lt;Integer&gt;&gt; special, List&lt;Integer&gt; needs) {</text:span></text:span></text:p>
      <text:p text:style-name="P2"><text:span text:style-name="Source_20_Text"><text:span text:style-name="T3"><text:s text:c="8"/>solve(0, price, special, needs, 0);</text:span></text:span></text:p>
      <text:p text:style-name="P2"><text:span text:style-name="Source_20_Text"><text:span text:style-name="T3"><text:s text:c="8"/>return min;</text:span></text:span></text:p>
      <text:p text:style-name="P2"><text:span text:style-name="Source_20_Text"><text:span text:style-name="T3"><text:s text:c="4"/>}</text:span></text:span></text:p>
      <text:p text:style-name="P2"><text:span text:style-name="Source_20_Text"><text:span text:style-name="T3"><text:s text:c="4"/></text:span></text:span></text:p>
      <text:p text:style-name="P2"><text:span text:style-name="Source_20_Text"><text:span text:style-name="T3"><text:s text:c="4"/>public void solve(int idx, List&lt;Integer&gt; price, List&lt;List&lt;Integer&gt;&gt; special, List&lt;Integer&gt; needs, int bought) {</text:span></text:span></text:p>
      <text:p text:style-name="P2"><text:span text:style-name="Source_20_Text"><text:span text:style-name="T3"><text:s text:c="8"/>if (isFulfilled(needs)) {</text:span></text:span></text:p>
      <text:p text:style-name="P2"><text:span text:style-name="Source_20_Text"><text:span text:style-name="T3"><text:s text:c="12"/>min = Math.min(min, bought);</text:span></text:span></text:p>
      <text:p text:style-name="P2"><text:span text:style-name="Source_20_Text"><text:span text:style-name="T3"><text:s text:c="12"/>return;</text:span></text:span></text:p>
      <text:p text:style-name="P2"><text:span text:style-name="Source_20_Text"><text:span text:style-name="T3"><text:s text:c="8"/>}</text:span></text:span></text:p>
      <text:p text:style-name="P2"><text:span text:style-name="Source_20_Text"><text:span text:style-name="T3"><text:s text:c="8"/>if (idx &gt;= special.size()) {</text:span></text:span></text:p>
      <text:p text:style-name="P2"><text:span text:style-name="Source_20_Text"><text:span text:style-name="T3"><text:s text:c="12"/>//if we didnt use any special offers the we buy them individually </text:span></text:span></text:p>
      <text:p text:style-name="P2"><text:span text:style-name="Source_20_Text"><text:span text:style-name="T3"><text:s text:c="12"/>int total = bought;</text:span></text:span></text:p>
      <text:p text:style-name="P2"><text:span text:style-name="Source_20_Text"><text:span text:style-name="T3"><text:s text:c="12"/>for (int i = 0; i &lt; needs.size(); i++) {</text:span></text:span></text:p>
      <text:p text:style-name="P2"><text:span text:style-name="Source_20_Text"><text:span text:style-name="T3"><text:s text:c="16"/>total += needs.get(i) * price.get(i);</text:span></text:span></text:p>
      <text:p text:style-name="P2"><text:span text:style-name="Source_20_Text"><text:span text:style-name="T3"><text:s text:c="12"/>}</text:span></text:span></text:p>
      <text:p text:style-name="P2"><text:span text:style-name="Source_20_Text"><text:span text:style-name="T3"><text:s text:c="12"/>min = Math.min(min, total);</text:span></text:span></text:p>
      <text:p text:style-name="P2"><text:span text:style-name="Source_20_Text"><text:span text:style-name="T3"><text:s text:c="12"/>return;</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Skip the current special offer.</text:span></text:span></text:p>
      <text:p text:style-name="P2"><text:span text:style-name="Source_20_Text"><text:span text:style-name="T3"><text:s text:c="8"/>solve(idx + 1, price, special, needs, bought);</text:span></text:span></text:p>
      <text:p text:style-name="P2"><text:span text:style-name="Source_20_Text"><text:span text:style-name="T3"><text:s text:c="8"/></text:span></text:span></text:p>
      <text:p text:style-name="P2"><text:span text:style-name="Source_20_Text"><text:span text:style-name="T3"><text:s text:c="8"/>//Try to buy the current special offer.</text:span></text:span></text:p>
      <text:p text:style-name="P2"><text:span text:style-name="Source_20_Text"><text:span text:style-name="T3"><text:s text:c="8"/>if (canBuy(needs, special.get(idx))) {</text:span></text:span></text:p>
      <text:p text:style-name="P2"><text:span text:style-name="Source_20_Text"><text:span text:style-name="T3"><text:s text:c="12"/>List&lt;Integer&gt; newNeeds = buyProduct(needs, special.get(idx));</text:span></text:span></text:p>
      <text:p text:style-name="P2"><text:span text:style-name="Source_20_Text"><text:span text:style-name="T3"><text:s text:c="12"/>solve(idx, price, special, newNeeds, bought + special.get(idx).get(needs.size()));</text:span></text:span></text:p>
      <text:p text:style-name="P2"><text:span text:style-name="Source_20_Text"><text:span text:style-name="T3"><text:s text:c="8"/>}</text:span></text:span></text:p>
      <text:p text:style-name="P2"><text:span text:style-name="Source_20_Text"><text:span text:style-name="T3"><text:s text:c="4"/>}</text:span></text:span></text:p>
      <text:p text:style-name="P2"><text:span text:style-name="Source_20_Text"><text:span text:style-name="T3"><text:s text:c="4"/></text:span></text:span></text:p>
      <text:p text:style-name="P2"><text:span text:style-name="Source_20_Text"><text:span text:style-name="T3"><text:s text:c="4"/>public boolean isFulfilled(List&lt;Integer&gt; needs) {</text:span></text:span></text:p>
      <text:p text:style-name="P2"><text:span text:style-name="Source_20_Text"><text:span text:style-name="T3"><text:s text:c="8"/>for (int need : needs) {</text:span></text:span></text:p>
      <text:p text:style-name="P2"><text:span text:style-name="Source_20_Text"><text:span text:style-name="T3"><text:s text:c="12"/>if (need != 0) {</text:span></text:span></text:p>
      <text:p text:style-name="P2"><text:span text:style-name="Source_20_Text"><text:span text:style-name="T3"><text:s text:c="16"/>return false;</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return true;</text:span></text:span></text:p>
      <text:p text:style-name="P2"><text:span text:style-name="Source_20_Text"><text:span text:style-name="T3"><text:s text:c="4"/>}</text:span></text:span></text:p>
      <text:p text:style-name="P2"><text:span text:style-name="Source_20_Text"><text:span text:style-name="T3"><text:s text:c="4"/></text:span></text:span></text:p>
      <text:p text:style-name="P2"><text:span text:style-name="Source_20_Text"><text:span text:style-name="T3"><text:s text:c="4"/>public boolean canBuy(List&lt;Integer&gt; needs, List&lt;Integer&gt; offer) {</text:span></text:span></text:p>
      <text:p text:style-name="P2"><text:span text:style-name="Source_20_Text"><text:span text:style-name="T3"><text:s text:c="8"/>for (int i = 0; i &lt; needs.size(); i++) {</text:span></text:span></text:p>
      <text:p text:style-name="P2"><text:span text:style-name="Source_20_Text"><text:span text:style-name="T3"><text:s text:c="12"/>if (needs.get(i) &lt; offer.get(i)) {</text:span></text:span></text:p>
      <text:p text:style-name="P2"><text:span text:style-name="Source_20_Text"><text:span text:style-name="T3"><text:s text:c="16"/>return false;</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return true;</text:span></text:span></text:p>
      <text:p text:style-name="P2"><text:span text:style-name="Source_20_Text"><text:span text:style-name="T3"><text:s text:c="4"/>}</text:span></text:span></text:p>
      <text:p text:style-name="P2"><text:span text:style-name="Source_20_Text"><text:span text:style-name="T3"><text:s text:c="4"/></text:span></text:span></text:p>
      <text:p text:style-name="P2"><text:soft-page-break/><text:span text:style-name="Source_20_Text"><text:span text:style-name="T3"><text:s text:c="4"/>public List&lt;Integer&gt; buyProduct(List&lt;Integer&gt; needs, List&lt;Integer&gt; offer) {</text:span></text:span></text:p>
      <text:p text:style-name="P2"><text:span text:style-name="Source_20_Text"><text:span text:style-name="T3"><text:s text:c="8"/>List&lt;Integer&gt; newNeeds = new ArrayList&lt;&gt;(needs);</text:span></text:span></text:p>
      <text:p text:style-name="P2"><text:span text:style-name="Source_20_Text"><text:span text:style-name="T3"><text:s text:c="8"/>for (int i = 0; i &lt; needs.size(); i++) {</text:span></text:span></text:p>
      <text:p text:style-name="P2"><text:span text:style-name="Source_20_Text"><text:span text:style-name="T3"><text:s text:c="12"/>newNeeds.set(i, needs.get(i) - offer.get(i));</text:span></text:span></text:p>
      <text:p text:style-name="P2"><text:span text:style-name="Source_20_Text"><text:span text:style-name="T3"><text:s text:c="8"/>}</text:span></text:span></text:p>
      <text:p text:style-name="P2"><text:span text:style-name="Source_20_Text"><text:span text:style-name="T3"><text:s text:c="8"/>return newNeeds;</text:span></text:span></text:p>
      <text:p text:style-name="P2"><text:span text:style-name="Source_20_Text"><text:span text:style-name="T3"><text:s text:c="4"/>}</text:span></text:span></text:p>
      <text:p text:style-name="P1"><text:span text:style-name="Source_20_Text"><text:span text:style-name="T3">}</text:span></text:span></text:p>
      <text:p text:style-name="P61"><text:span text:style-name="Source_20_Text"><text:span text:style-name="T37">Question 5: </text:span></text:span><text:a xlink:type="simple" xlink:href="https://leetcode.com/problems/2-keys-keyboard/" text:style-name="Internet_20_link" text:visited-style-name="Visited_20_Internet_20_Link"><text:span text:style-name="Source_20_Text">2 Keys Keyboard</text:span></text:a><text:span text:style-name="Source_20_Text"><text:span text:style-name="T37"><text:line-break/>There is only one character </text:span></text:span><text:span text:style-name="Source_20_Text"><text:span text:style-name="T41">'A'</text:span></text:span><text:span text:style-name="Source_20_Text"><text:span text:style-name="T37"> on the screen of a notepad. You can perform one of two operations on this notepad for each step:</text:span></text:span></text:p>
      <text:list xml:id="list873152504" text:style-name="L17">
        <text:list-item>
          <text:p text:style-name="P63">Copy All: You can copy all the characters present on the screen (a partial copy is not allowed).</text:p>
        </text:list-item>
        <text:list-item>
          <text:p text:style-name="P64">Paste: You can paste the characters which are copied last time.</text:p>
        </text:list-item>
      </text:list>
      <text:p text:style-name="P23">Given an integer <text:span text:style-name="Source_20_Text"><text:span text:style-name="T44">n</text:span></text:span>, return <text:span text:style-name="Emphasis"><text:span text:style-name="T3">the minimum number of operations to get the character</text:span></text:span> <text:span text:style-name="Source_20_Text"><text:span text:style-name="T44">'A'</text:span></text:span> <text:span text:style-name="Emphasis"><text:span text:style-name="T3">exactly</text:span></text:span> <text:span text:style-name="Source_20_Text"><text:span text:style-name="T44">n</text:span></text:span> <text:span text:style-name="Emphasis"><text:span text:style-name="T3">times on the screen</text:span></text:span>.</text:p>
      <text:p text:style-name="P61"><text:span text:style-name="Source_20_Text"><text:span text:style-name="T37">Ans: </text:span></text:span><text:span text:style-name="Source_20_Text"><text:span text:style-name="T40">class Solution {</text:span></text:span></text:p>
      <text:p text:style-name="P2"><text:span text:style-name="Source_20_Text"><text:span text:style-name="T3"><text:s text:c="5"/>public int gpf(int n)</text:span></text:span></text:p>
      <text:p text:style-name="P2"><text:span text:style-name="Source_20_Text"><text:span text:style-name="T3"><text:s text:c="5"/>{ <text:s text:c="2"/>int ans=1;</text:span></text:span></text:p>
      <text:p text:style-name="P2"><text:span text:style-name="Source_20_Text"><text:span text:style-name="T3"><text:s text:c="9"/>int i;</text:span></text:span></text:p>
      <text:p text:style-name="P2"><text:span text:style-name="Source_20_Text"><text:span text:style-name="T3"><text:s text:c="9"/>for(i=2;i&lt;n;i++)</text:span></text:span></text:p>
      <text:p text:style-name="P2"><text:span text:style-name="Source_20_Text"><text:span text:style-name="T3"><text:s text:c="9"/>{</text:span></text:span></text:p>
      <text:p text:style-name="P2"><text:span text:style-name="Source_20_Text"><text:span text:style-name="T3"><text:s text:c="13"/>if(n%i==0)</text:span></text:span></text:p>
      <text:p text:style-name="P2"><text:span text:style-name="Source_20_Text"><text:span text:style-name="T3"><text:s text:c="13"/>{</text:span></text:span></text:p>
      <text:p text:style-name="P2"><text:span text:style-name="Source_20_Text"><text:span text:style-name="T3"><text:s text:c="21"/>ans=i;</text:span></text:span></text:p>
      <text:p text:style-name="P2"><text:span text:style-name="Source_20_Text"><text:span text:style-name="T3"><text:s text:c="13"/>}</text:span></text:span></text:p>
      <text:p text:style-name="P2"><text:span text:style-name="Source_20_Text"><text:span text:style-name="T3"><text:s text:c="9"/>}</text:span></text:span></text:p>
      <text:p text:style-name="P2"><text:span text:style-name="Source_20_Text"><text:span text:style-name="T3"><text:s text:c="6"/>return ans;</text:span></text:span></text:p>
      <text:p text:style-name="P2"><text:span text:style-name="Source_20_Text"><text:span text:style-name="T3"><text:s text:c="5"/>}</text:span></text:span></text:p>
      <text:p text:style-name="P2"><text:span text:style-name="Source_20_Text"><text:span text:style-name="T3"><text:s text:c="5"/>public boolean isPrime(int n)</text:span></text:span></text:p>
      <text:p text:style-name="P2"><text:span text:style-name="Source_20_Text"><text:span text:style-name="T3"><text:s text:c="4"/>{</text:span></text:span></text:p>
      <text:p text:style-name="P2"><text:span text:style-name="Source_20_Text"><text:span text:style-name="T3"><text:s text:c="8"/>if (n &lt;= 1)</text:span></text:span></text:p>
      <text:p text:style-name="P2"><text:span text:style-name="Source_20_Text"><text:span text:style-name="T3"><text:s text:c="12"/>return false;</text:span></text:span></text:p>
      <text:p text:style-name="P2"><text:span text:style-name="Source_20_Text"><text:span text:style-name="T3"><text:s text:c="8"/>else if (n == 2)</text:span></text:span></text:p>
      <text:p text:style-name="P2"><text:span text:style-name="Source_20_Text"><text:span text:style-name="T3"><text:s text:c="12"/>return true;</text:span></text:span></text:p>
      <text:p text:style-name="P2"><text:span text:style-name="Source_20_Text"><text:span text:style-name="T3"><text:s text:c="8"/>else if (n % 2 == 0)</text:span></text:span></text:p>
      <text:p text:style-name="P2"><text:span text:style-name="Source_20_Text"><text:span text:style-name="T3"><text:s text:c="12"/>return false;</text:span></text:span></text:p>
      <text:p text:style-name="P2"><text:span text:style-name="Source_20_Text"><text:span text:style-name="T3"><text:s text:c="8"/>for (int i = 3; i &lt;= Math.sqrt(n); i += 2) {</text:span></text:span></text:p>
      <text:p text:style-name="P2"><text:span text:style-name="Source_20_Text"><text:span text:style-name="T3"><text:s text:c="12"/>if (n % i == 0)</text:span></text:span></text:p>
      <text:p text:style-name="P2"><text:span text:style-name="Source_20_Text"><text:span text:style-name="T3"><text:s text:c="16"/>return false;</text:span></text:span></text:p>
      <text:p text:style-name="P2"><text:span text:style-name="Source_20_Text"><text:span text:style-name="T3"><text:s text:c="8"/>}</text:span></text:span></text:p>
      <text:p text:style-name="P2"><text:span text:style-name="Source_20_Text"><text:span text:style-name="T3"><text:s text:c="8"/>return true;</text:span></text:span></text:p>
      <text:p text:style-name="P2"><text:span text:style-name="Source_20_Text"><text:span text:style-name="T3"><text:s text:c="4"/>}</text:span></text:span></text:p>
      <text:p text:style-name="P2"><text:span text:style-name="Source_20_Text"><text:span text:style-name="T3"><text:s text:c="4"/>public int minSteps(int n) {</text:span></text:span></text:p>
      <text:p text:style-name="P2"><text:span text:style-name="Source_20_Text"><text:span text:style-name="T3"><text:s text:c="8"/>int min=0;</text:span></text:span></text:p>
      <text:p text:style-name="P2"><text:span text:style-name="Source_20_Text"><text:span text:style-name="T3"><text:s text:c="8"/>if(n==1)</text:span></text:span></text:p>
      <text:p text:style-name="P2"><text:span text:style-name="Source_20_Text"><text:span text:style-name="T3"><text:s text:c="12"/>return 0;</text:span></text:span></text:p>
      <text:p text:style-name="P2"><text:span text:style-name="Source_20_Text"><text:span text:style-name="T3"><text:s text:c="8"/>else if((n&amp;1)==0)</text:span></text:span></text:p>
      <text:p text:style-name="P2"><text:span text:style-name="Source_20_Text"><text:span text:style-name="T3"><text:s text:c="8"/>{</text:span></text:span></text:p>
      <text:p text:style-name="P2"><text:span text:style-name="Source_20_Text"><text:span text:style-name="T3"><text:s text:c="12"/>return min+2+minSteps(n/2);</text:span></text:span></text:p>
      <text:p text:style-name="P2"><text:span text:style-name="Source_20_Text"><text:span text:style-name="T3"><text:s text:c="8"/>}</text:span></text:span></text:p>
      <text:p text:style-name="P2"><text:span text:style-name="Source_20_Text"><text:span text:style-name="T3"><text:s text:c="8"/>else if(isPrime(n))</text:span></text:span></text:p>
      <text:p text:style-name="P2"><text:span text:style-name="Source_20_Text"><text:span text:style-name="T3"><text:s text:c="12"/>return n;</text:span></text:span></text:p>
      <text:p text:style-name="P2"><text:soft-page-break/><text:span text:style-name="Source_20_Text"><text:span text:style-name="T3"><text:s text:c="8"/>else</text:span></text:span></text:p>
      <text:p text:style-name="P2"><text:span text:style-name="Source_20_Text"><text:span text:style-name="T3"><text:s text:c="8"/>{</text:span></text:span></text:p>
      <text:p text:style-name="P2"><text:span text:style-name="Source_20_Text"><text:span text:style-name="T3"><text:s text:c="12"/>int x=gpf(n);</text:span></text:span></text:p>
      <text:p text:style-name="P2"><text:span text:style-name="Source_20_Text"><text:span text:style-name="T3"><text:s text:c="12"/>return minSteps(x)+n/x;</text:span></text:span></text:p>
      <text:p text:style-name="P2"><text:span text:style-name="Source_20_Text"><text:span text:style-name="T3"><text:s text:c="8"/>} <text:s text:c="3"/></text:span></text:span></text:p>
      <text:p text:style-name="P2"><text:span text:style-name="Source_20_Text"><text:span text:style-name="T3"><text:s text:c="9"/></text:span></text:span></text:p>
      <text:p text:style-name="P2"><text:span text:style-name="Source_20_Text"><text:span text:style-name="T3"><text:s text:c="4"/>}</text:span></text:span></text:p>
      <text:p text:style-name="P1"><text:span text:style-name="Source_20_Text"><text:span text:style-name="T3">}</text:span></text:span></text:p>
      <text:p text:style-name="P61"><text:span text:style-name="Source_20_Text"><text:span text:style-name="T37">Question 6: </text:span></text:span><text:a xlink:type="simple" xlink:href="https://leetcode.com/problems/minimum-swaps-to-make-sequences-increasing/" text:style-name="Internet_20_link" text:visited-style-name="Visited_20_Internet_20_Link"><text:span text:style-name="Source_20_Text">Minimum Swaps To Make Sequences Increasing</text:span></text:a><text:span text:style-name="Source_20_Text"><text:span text:style-name="T37"><text:line-break/>You are given two integer arrays of the same length </text:span></text:span><text:span text:style-name="Source_20_Text"><text:span text:style-name="T41">nums1</text:span></text:span><text:span text:style-name="Source_20_Text"><text:span text:style-name="T37"> and </text:span></text:span><text:span text:style-name="Source_20_Text"><text:span text:style-name="T41">nums2</text:span></text:span><text:span text:style-name="Source_20_Text"><text:span text:style-name="T37">. In one operation, you are allowed to swap </text:span></text:span><text:span text:style-name="Source_20_Text"><text:span text:style-name="T41">nums1[i]</text:span></text:span><text:span text:style-name="Source_20_Text"><text:span text:style-name="T37"> with </text:span></text:span><text:span text:style-name="Source_20_Text"><text:span text:style-name="T41">nums2[i]</text:span></text:span><text:span text:style-name="Source_20_Text"><text:span text:style-name="T37">.</text:span></text:span></text:p>
      <text:list xml:id="list4132493370" text:style-name="L18">
        <text:list-item>
          <text:p text:style-name="P65">For example, if <text:span text:style-name="Source_20_Text"><text:span text:style-name="T44">nums1 = [1,2,3,</text:span></text:span><text:span text:style-name="Source_20_Text"><text:span text:style-name="T67">8</text:span></text:span><text:span text:style-name="Source_20_Text"><text:span text:style-name="T44">]</text:span></text:span>, and <text:span text:style-name="Source_20_Text"><text:span text:style-name="T44">nums2 = [5,6,7,</text:span></text:span><text:span text:style-name="Source_20_Text"><text:span text:style-name="T67">4</text:span></text:span><text:span text:style-name="Source_20_Text"><text:span text:style-name="T44">]</text:span></text:span>, you can swap the element at <text:span text:style-name="Source_20_Text"><text:span text:style-name="T44">i = 3</text:span></text:span> to obtain <text:span text:style-name="Source_20_Text"><text:span text:style-name="T44">nums1 = [1,2,3,4]</text:span></text:span> and <text:span text:style-name="Source_20_Text"><text:span text:style-name="T44">nums2 = [5,6,7,8]</text:span></text:span>.</text:p>
        </text:list-item>
      </text:list>
      <text:p text:style-name="P23">Return <text:span text:style-name="Emphasis"><text:span text:style-name="T3">the minimum number of needed operations to make </text:span></text:span><text:span text:style-name="Source_20_Text"><text:span text:style-name="T44">nums1</text:span></text:span><text:span text:style-name="Emphasis"><text:span text:style-name="T3"> and </text:span></text:span><text:span text:style-name="Source_20_Text"><text:span text:style-name="T44">nums2</text:span></text:span><text:span text:style-name="Emphasis"><text:span text:style-name="T3"> </text:span></text:span><text:span text:style-name="Emphasis"><text:span text:style-name="Strong_20_Emphasis"><text:span text:style-name="T3">strictly increasing</text:span></text:span></text:span>. The test cases are generated so that the given input always makes it possible.</text:p>
      <text:p text:style-name="P23">An array <text:span text:style-name="Source_20_Text"><text:span text:style-name="T44">arr</text:span></text:span> is <text:span text:style-name="Strong_20_Emphasis"><text:span text:style-name="T3">strictly increasing</text:span></text:span> if and only if <text:span text:style-name="Source_20_Text"><text:span text:style-name="T44">arr[0] &lt; arr[1] &lt; arr[2] &lt; ... &lt; arr[arr.length - 1]</text:span></text:span></text:p>
      <text:p text:style-name="P61"><text:span text:style-name="Source_20_Text"><text:span text:style-name="T37">Ans:</text:span></text:span></text:p>
      <text:p text:style-name="P16"><text:span text:style-name="Source_20_Text"><text:span text:style-name="T40">class Solution {</text:span></text:span></text:p>
      <text:p text:style-name="P2"><text:span text:style-name="Source_20_Text"><text:span text:style-name="T3"><text:s text:c="4"/>public int minSwap(int[] A, int[] B) {</text:span></text:span></text:p>
      <text:p text:style-name="P2"><text:span text:style-name="Source_20_Text"><text:span text:style-name="T3"><text:s text:c="8"/>int swapRecord = 1, fixRecord = 0;</text:span></text:span></text:p>
      <text:p text:style-name="P2"><text:span text:style-name="Source_20_Text"><text:span text:style-name="T3"><text:s text:c="8"/>for (int i = 1; i &lt; A.length; i++) {</text:span></text:span></text:p>
      <text:p text:style-name="P2"><text:span text:style-name="Source_20_Text"><text:span text:style-name="T3"><text:s text:c="12"/>if (A[i - 1] &gt;= B[i] || B[i - 1] &gt;= A[i]) {</text:span></text:span></text:p>
      <text:p text:style-name="P2"><text:span text:style-name="Source_20_Text"><text:span text:style-name="T3"><text:s text:c="16"/>swapRecord++;</text:span></text:span></text:p>
      <text:p text:style-name="P2"><text:span text:style-name="Source_20_Text"><text:span text:style-name="T3"><text:s text:c="12"/>} else if (A[i - 1] &gt;= A[i] || B[i - 1] &gt;= B[i]) {</text:span></text:span></text:p>
      <text:p text:style-name="P2"><text:span text:style-name="Source_20_Text"><text:span text:style-name="T3"><text:s text:c="16"/>int temp = swapRecord;</text:span></text:span></text:p>
      <text:p text:style-name="P2"><text:span text:style-name="Source_20_Text"><text:span text:style-name="T3"><text:s text:c="16"/>swapRecord = fixRecord + 1;</text:span></text:span></text:p>
      <text:p text:style-name="P2"><text:span text:style-name="Source_20_Text"><text:span text:style-name="T3"><text:s text:c="16"/>fixRecord = temp;</text:span></text:span></text:p>
      <text:p text:style-name="P2"><text:span text:style-name="Source_20_Text"><text:span text:style-name="T3"><text:s text:c="12"/>} else {</text:span></text:span></text:p>
      <text:p text:style-name="P2"><text:span text:style-name="Source_20_Text"><text:span text:style-name="T3"><text:s text:c="16"/>int min = Math.min(swapRecord, fixRecord);</text:span></text:span></text:p>
      <text:p text:style-name="P2"><text:span text:style-name="Source_20_Text"><text:span text:style-name="T3"><text:s text:c="16"/>swapRecord = min + 1;</text:span></text:span></text:p>
      <text:p text:style-name="P2"><text:span text:style-name="Source_20_Text"><text:span text:style-name="T3"><text:s text:c="16"/>fixRecord = min;</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return Math.min(swapRecord, fixRecord);</text:span></text:span></text:p>
      <text:p text:style-name="P2"><text:span text:style-name="Source_20_Text"><text:span text:style-name="T3"><text:s text:c="4"/>}</text:span></text:span></text:p>
      <text:p text:style-name="P1"><text:span text:style-name="Source_20_Text"><text:span text:style-name="T3">}</text:span></text:span></text:p>
      <text:p text:style-name="P61"><text:span text:style-name="Source_20_Text"><text:span text:style-name="T37">Question 7:</text:span></text:span><text:a xlink:type="simple" xlink:href="https://leetcode.com/problems/best-team-with-no-conflicts/" text:style-name="Internet_20_link" text:visited-style-name="Visited_20_Internet_20_Link"><text:span text:style-name="Source_20_Text">Best Team With No Conflicts</text:span></text:a><text:span text:style-name="Source_20_Text"><text:span text:style-name="T37"><text:line-break/>You are the manager of a basketball team. For the upcoming tournament, you want to choose the team with the highest overall score. The score of the team is the </text:span></text:span><text:span text:style-name="Source_20_Text"><text:span text:style-name="Strong_20_Emphasis"><text:span text:style-name="T36">sum</text:span></text:span></text:span><text:span text:style-name="Source_20_Text"><text:span text:style-name="T37"> of scores of all the players in the team.</text:span></text:span></text:p>
      <text:p text:style-name="P23">However, the basketball team is not allowed to have <text:span text:style-name="Strong_20_Emphasis"><text:span text:style-name="T3">conflicts</text:span></text:span>. A <text:span text:style-name="Strong_20_Emphasis"><text:span text:style-name="T3">conflict</text:span></text:span> exists if a younger player has a <text:span text:style-name="Strong_20_Emphasis"><text:span text:style-name="T3">strictly higher</text:span></text:span> score than an older player. A conflict does <text:span text:style-name="Strong_20_Emphasis"><text:span text:style-name="T3">not</text:span></text:span> occur between players of the same age.</text:p>
      <text:p text:style-name="P23"><text:soft-page-break/>Given two lists, <text:span text:style-name="Source_20_Text"><text:span text:style-name="T44">scores</text:span></text:span> and <text:span text:style-name="Source_20_Text"><text:span text:style-name="T44">ages</text:span></text:span>, where each <text:span text:style-name="Source_20_Text"><text:span text:style-name="T44">scores[i]</text:span></text:span> and <text:span text:style-name="Source_20_Text"><text:span text:style-name="T44">ages[i]</text:span></text:span> represents the score and age of the <text:span text:style-name="Source_20_Text"><text:span text:style-name="T44">i</text:span></text:span><text:span text:style-name="Source_20_Text"><text:span text:style-name="T3">th</text:span></text:span> player, respectively, return <text:span text:style-name="Emphasis"><text:span text:style-name="T3">the highest overall score of all possible basketball teams</text:span></text:span>.</text:p>
      <text:p text:style-name="P61"><text:span text:style-name="Source_20_Text"><text:span text:style-name="T37">Ans: </text:span></text:span><text:span text:style-name="Source_20_Text"><text:span text:style-name="T40">class Solution {</text:span></text:span></text:p>
      <text:p text:style-name="P2"><text:span text:style-name="Source_20_Text"><text:span text:style-name="T3"><text:s text:c="4"/>int max=0;</text:span></text:span></text:p>
      <text:p text:style-name="P2"><text:span text:style-name="Source_20_Text"><text:span text:style-name="T3"><text:s text:c="4"/>public int bestTeamScore(int[] scores, int[] ages) {</text:span></text:span></text:p>
      <text:p text:style-name="P2"><text:span text:style-name="Source_20_Text"><text:span text:style-name="T3"><text:s text:c="8"/>int[][] arr = new int[scores.length][2];</text:span></text:span></text:p>
      <text:p text:style-name="P2"/>
      <text:p text:style-name="P2"><text:span text:style-name="Source_20_Text"><text:span text:style-name="T3"><text:s text:c="8"/>for(int i=0;i&lt;scores.length;i++)</text:span></text:span></text:p>
      <text:p text:style-name="P2"><text:span text:style-name="Source_20_Text"><text:span text:style-name="T3"><text:s text:c="12"/>arr[i]=new int[]{scores[i],ages[i]};</text:span></text:span></text:p>
      <text:p text:style-name="P2"><text:span text:style-name="Source_20_Text"><text:span text:style-name="T3"><text:s text:c="8"/>//we sort by age and solve the tie by the score </text:span></text:span></text:p>
      <text:p text:style-name="P2"><text:span text:style-name="Source_20_Text"><text:span text:style-name="T3"><text:s text:c="8"/>Arrays.sort(arr,new java.util.Comparator&lt;int[]&gt;() {</text:span></text:span></text:p>
      <text:p text:style-name="P2"><text:span text:style-name="Source_20_Text"><text:span text:style-name="T3"><text:s text:c="16"/>public int compare(int[] a, int[] b) {</text:span></text:span></text:p>
      <text:p text:style-name="P2"><text:span text:style-name="Source_20_Text"><text:span text:style-name="T3"><text:s text:c="20"/>if(a[1]==b[1])</text:span></text:span></text:p>
      <text:p text:style-name="P2"><text:span text:style-name="Source_20_Text"><text:span text:style-name="T3"><text:s text:c="24"/>return Integer.compare(a[0],b[0]);</text:span></text:span></text:p>
      <text:p text:style-name="P2"><text:span text:style-name="Source_20_Text"><text:span text:style-name="T3"><text:s text:c="20"/>return Integer.compare(a[1], b[1]);</text:span></text:span></text:p>
      <text:p text:style-name="P2"><text:span text:style-name="Source_20_Text"><text:span text:style-name="T3"><text:s text:c="24"/>}</text:span></text:span></text:p>
      <text:p text:style-name="P2"><text:span text:style-name="Source_20_Text"><text:span text:style-name="T3"><text:s text:c="16"/>});</text:span></text:span></text:p>
      <text:p text:style-name="P2"><text:span text:style-name="Source_20_Text"><text:span text:style-name="T3"><text:s text:c="8"/></text:span></text:span></text:p>
      <text:p text:style-name="P2"><text:span text:style-name="Source_20_Text"><text:span text:style-name="T3"><text:s text:c="8"/>int[] dp = new int[scores.length];</text:span></text:span></text:p>
      <text:p text:style-name="P2"><text:span text:style-name="Source_20_Text"><text:span text:style-name="T3"><text:s text:c="8"/>for(int i=scores.length-1;i&gt;=0;i--)</text:span></text:span></text:p>
      <text:p text:style-name="P2"><text:span text:style-name="Source_20_Text"><text:span text:style-name="T3"><text:s text:c="12"/>solve(i,arr,dp);</text:span></text:span></text:p>
      <text:p text:style-name="P2"><text:span text:style-name="Source_20_Text"><text:span text:style-name="T3"><text:s text:c="8"/>return max;</text:span></text:span></text:p>
      <text:p text:style-name="P2"><text:span text:style-name="Source_20_Text"><text:span text:style-name="T3"><text:s text:c="4"/>}</text:span></text:span></text:p>
      <text:p text:style-name="P2"/>
      <text:p text:style-name="P2"><text:span text:style-name="Source_20_Text"><text:span text:style-name="T3"><text:s text:c="4"/>public void solve(int i,int[][] arr,int[] dp)</text:span></text:span></text:p>
      <text:p text:style-name="P2"><text:span text:style-name="Source_20_Text"><text:span text:style-name="T3"><text:s text:c="4"/>{</text:span></text:span></text:p>
      <text:p text:style-name="P2"><text:span text:style-name="Source_20_Text"><text:span text:style-name="T3"><text:s text:c="8"/></text:span></text:span></text:p>
      <text:p text:style-name="P2"><text:span text:style-name="Source_20_Text"><text:span text:style-name="T3"><text:s text:c="8"/>int curr=arr[i][0];</text:span></text:span></text:p>
      <text:p text:style-name="P2"><text:span text:style-name="Source_20_Text"><text:span text:style-name="T3"><text:s text:c="8"/>int score=curr;</text:span></text:span></text:p>
      <text:p text:style-name="P2"><text:span text:style-name="Source_20_Text"><text:span text:style-name="T3"><text:s text:c="8"/>int currAge=arr[i][1];</text:span></text:span></text:p>
      <text:p text:style-name="P2"><text:span text:style-name="Source_20_Text"><text:span text:style-name="T3"><text:s text:c="8"/>// we check all the following players </text:span></text:span></text:p>
      <text:p text:style-name="P2"><text:span text:style-name="Source_20_Text"><text:span text:style-name="T3"><text:s text:c="8"/>//if they are of the same age or </text:span></text:span></text:p>
      <text:p text:style-name="P2"><text:span text:style-name="Source_20_Text"><text:span text:style-name="T3"><text:s text:c="8"/>//have a higher score or equal score to our current score we add it </text:span></text:span></text:p>
      <text:p text:style-name="P2"><text:span text:style-name="Source_20_Text"><text:span text:style-name="T3"><text:s text:c="8"/>//to the score of this player and update the current total score if it is greater</text:span></text:span></text:p>
      <text:p text:style-name="P2"><text:span text:style-name="Source_20_Text"><text:span text:style-name="T3"><text:s text:c="8"/>for(int j=i+1;j&lt;dp.length;j++)</text:span></text:span></text:p>
      <text:p text:style-name="P2"><text:span text:style-name="Source_20_Text"><text:span text:style-name="T3"><text:s text:c="8"/>{</text:span></text:span></text:p>
      <text:p text:style-name="P2"><text:span text:style-name="Source_20_Text"><text:span text:style-name="T3"><text:s text:c="12"/>int tscore = arr[j][0];</text:span></text:span></text:p>
      <text:p text:style-name="P2"><text:span text:style-name="Source_20_Text"><text:span text:style-name="T3"><text:s text:c="12"/>int age = arr[j][1];</text:span></text:span></text:p>
      <text:p text:style-name="P2"/>
      <text:p text:style-name="P2"><text:span text:style-name="Source_20_Text"><text:span text:style-name="T3"><text:s text:c="12"/>if(age==currAge || tscore&gt;=curr)</text:span></text:span></text:p>
      <text:p text:style-name="P2"><text:span text:style-name="Source_20_Text"><text:span text:style-name="T3"><text:s text:c="16"/>score = Math.max(score,curr+dp[j]);</text:span></text:span></text:p>
      <text:p text:style-name="P2"><text:span text:style-name="Source_20_Text"><text:span text:style-name="T3"><text:s text:c="8"/>}</text:span></text:span></text:p>
      <text:p text:style-name="P2"><text:span text:style-name="Source_20_Text"><text:span text:style-name="T3"><text:s text:c="8"/>dp[i]=score;</text:span></text:span></text:p>
      <text:p text:style-name="P2"><text:span text:style-name="Source_20_Text"><text:span text:style-name="T3"><text:s text:c="8"/></text:span></text:span></text:p>
      <text:p text:style-name="P2"><text:span text:style-name="Source_20_Text"><text:span text:style-name="T3"><text:s text:c="8"/>max = Math.max(dp[i],max);</text:span></text:span></text:p>
      <text:p text:style-name="P2"><text:span text:style-name="Source_20_Text"><text:span text:style-name="T3"><text:s text:c="4"/>}</text:span></text:span></text:p>
      <text:p text:style-name="P1"><text:span text:style-name="Source_20_Text"><text:span text:style-name="T3">}</text:span></text:span></text:p>
      <text:p text:style-name="P61"><text:span text:style-name="Source_20_Text"><text:span text:style-name="T37">Question 8: </text:span></text:span><text:a xlink:type="simple" xlink:href="https://leetcode.com/problems/profitable-schemes/" text:style-name="Internet_20_link" text:visited-style-name="Visited_20_Internet_20_Link"><text:span text:style-name="Source_20_Text">Profitable Schemes</text:span></text:a><text:span text:style-name="Source_20_Text"><text:span text:style-name="T37"><text:line-break/>There is a group of </text:span></text:span><text:span text:style-name="Source_20_Text"><text:span text:style-name="T41">n</text:span></text:span><text:span text:style-name="Source_20_Text"><text:span text:style-name="T37"> members, and a list of various crimes they could commit. The </text:span></text:span><text:span text:style-name="Source_20_Text"><text:span text:style-name="T41">i</text:span></text:span><text:span text:style-name="Source_20_Text"><text:span text:style-name="T40">th</text:span></text:span><text:span text:style-name="Source_20_Text"><text:span text:style-name="T37"> crime generates a </text:span></text:span><text:span text:style-name="Source_20_Text"><text:span text:style-name="T41">profit[i]</text:span></text:span><text:span text:style-name="Source_20_Text"><text:span text:style-name="T37"> and requires </text:span></text:span><text:span text:style-name="Source_20_Text"><text:span text:style-name="T41">group[i]</text:span></text:span><text:span text:style-name="Source_20_Text"><text:span text:style-name="T37"> members to </text:span></text:span><text:soft-page-break/><text:span text:style-name="Source_20_Text"><text:span text:style-name="T37">participate in it. If a member participates in one crime, that member can't participate in another crime.</text:span></text:span></text:p>
      <text:p text:style-name="P23">Let's call a <text:span text:style-name="Strong_20_Emphasis"><text:span text:style-name="T3">profitable scheme</text:span></text:span> any subset of these crimes that generates at least <text:span text:style-name="Source_20_Text"><text:span text:style-name="T44">minProfit</text:span></text:span> profit, and the total number of members participating in that subset of crimes is at most <text:span text:style-name="Source_20_Text"><text:span text:style-name="T44">n</text:span></text:span>.</text:p>
      <text:p text:style-name="P23">Return the number of schemes that can be chosen. Since the answer may be very large, <text:span text:style-name="Strong_20_Emphasis"><text:span text:style-name="T3">return it modulo</text:span></text:span> <text:span text:style-name="Source_20_Text"><text:span text:style-name="T44">10</text:span></text:span><text:span text:style-name="Source_20_Text"><text:span text:style-name="T3">9</text:span></text:span><text:span text:style-name="Source_20_Text"><text:span text:style-name="T44"> + 7</text:span></text:span>.</text:p>
      <text:p text:style-name="P61"><text:span text:style-name="Source_20_Text"><text:span text:style-name="T37">Ans: </text:span></text:span><text:span text:style-name="Source_20_Text"><text:span text:style-name="T40">class Solution {</text:span></text:span></text:p>
      <text:p text:style-name="P2"><text:span text:style-name="Source_20_Text"><text:span text:style-name="T3"><text:s text:c="4"/>public int profitableSchemes(int n, int minProfit, int[] group, int[] profit) {</text:span></text:span></text:p>
      <text:p text:style-name="P2"><text:span text:style-name="Source_20_Text"><text:span text:style-name="T3"><text:s text:c="8"/>int[][][] cache = new int[n+1][101][];</text:span></text:span></text:p>
      <text:p text:style-name="P2"><text:span text:style-name="Source_20_Text"><text:span text:style-name="T3"><text:s text:c="8"/>for (int i = 0; i &lt; cache.length; i++) {</text:span></text:span></text:p>
      <text:p text:style-name="P2"><text:span text:style-name="Source_20_Text"><text:span text:style-name="T3"><text:s text:c="12"/>for (int j = 0; j &lt; cache[0].length; j++) {</text:span></text:span></text:p>
      <text:p text:style-name="P2"><text:span text:style-name="Source_20_Text"><text:span text:style-name="T3"><text:s text:c="16"/>int[] tmp = new int[101];</text:span></text:span></text:p>
      <text:p text:style-name="P2"><text:span text:style-name="Source_20_Text"><text:span text:style-name="T3"><text:s text:c="16"/>Arrays.fill(tmp, -1);</text:span></text:span></text:p>
      <text:p text:style-name="P2"><text:span text:style-name="Source_20_Text"><text:span text:style-name="T3"><text:s text:c="16"/>cache[i][j] = tmp;</text:span></text:span></text:p>
      <text:p text:style-name="P2"><text:span text:style-name="Source_20_Text"><text:span text:style-name="T3"><text:s text:c="12"/>}</text:span></text:span></text:p>
      <text:p text:style-name="P2"><text:span text:style-name="Source_20_Text"><text:span text:style-name="T3"><text:s text:c="8"/>}</text:span></text:span></text:p>
      <text:p text:style-name="P2"><text:span text:style-name="Source_20_Text"><text:span text:style-name="T3"><text:s text:c="8"/></text:span></text:span></text:p>
      <text:p text:style-name="P2"><text:span text:style-name="Source_20_Text"><text:span text:style-name="T3"><text:s text:c="8"/>return dp(n, 0, 0, minProfit, group, profit, (int) (Math.pow(10, 9) + 7), cache);</text:span></text:span></text:p>
      <text:p text:style-name="P2"><text:span text:style-name="Source_20_Text"><text:span text:style-name="T3"><text:s text:c="4"/>}</text:span></text:span></text:p>
      <text:p text:style-name="P2"/>
      <text:p text:style-name="P2"><text:span text:style-name="Source_20_Text"><text:span text:style-name="T3"><text:s text:c="4"/>public static int dp(int n_remain, int start_i, int gain, int minProfit, int[] group, int[] profit, int mod, int[][][] cache) {</text:span></text:span></text:p>
      <text:p text:style-name="P2"><text:span text:style-name="Source_20_Text"><text:span text:style-name="T3"><text:s text:c="8"/>if (n_remain &lt; 0) return 0;</text:span></text:span></text:p>
      <text:p text:style-name="P2"><text:span text:style-name="Source_20_Text"><text:span text:style-name="T3"><text:s text:c="8"/></text:span></text:span></text:p>
      <text:p text:style-name="P2"><text:span text:style-name="Source_20_Text"><text:span text:style-name="T3"><text:s text:c="8"/>if (cache[n_remain][start_i][gain] != -1) return cache[n_remain][start_i][gain];</text:span></text:span></text:p>
      <text:p text:style-name="P2"/>
      <text:p text:style-name="P2"><text:span text:style-name="Source_20_Text"><text:span text:style-name="T3"><text:s text:c="8"/>int poss = gain &gt;= minProfit ? 1 : 0;</text:span></text:span></text:p>
      <text:p text:style-name="P2"/>
      <text:p text:style-name="P2"><text:span text:style-name="Source_20_Text"><text:span text:style-name="T3"><text:s text:c="8"/>if (start_i == group.length) return poss;</text:span></text:span></text:p>
      <text:p text:style-name="P2"/>
      <text:p text:style-name="P2"><text:span text:style-name="Source_20_Text"><text:span text:style-name="T3"><text:s text:c="8"/>for (int take = start_i; take &lt; group.length; take++) {</text:span></text:span></text:p>
      <text:p text:style-name="P2"><text:span text:style-name="Source_20_Text"><text:span text:style-name="T3"><text:s text:c="12"/>int tmp = gain + profit[take];</text:span></text:span></text:p>
      <text:p text:style-name="P2"><text:span text:style-name="Source_20_Text"><text:span text:style-name="T3"><text:s text:c="12"/>tmp = tmp &gt; 100 ? 100 : tmp;</text:span></text:span></text:p>
      <text:p text:style-name="P2"><text:span text:style-name="Source_20_Text"><text:span text:style-name="T3"><text:s text:c="12"/>poss = (poss + dp(n_remain - group[take], take + 1, tmp, minProfit, group, profit, mod, cache) % mod) % mod;</text:span></text:span></text:p>
      <text:p text:style-name="P2"><text:span text:style-name="Source_20_Text"><text:span text:style-name="T3"><text:s text:c="8"/>}</text:span></text:span></text:p>
      <text:p text:style-name="P2"/>
      <text:p text:style-name="P2"><text:span text:style-name="Source_20_Text"><text:span text:style-name="T3"><text:s text:c="8"/>cache[n_remain][start_i][gain] = poss;</text:span></text:span></text:p>
      <text:p text:style-name="P2"/>
      <text:p text:style-name="P2"><text:span text:style-name="Source_20_Text"><text:span text:style-name="T3"><text:s text:c="8"/>return poss;</text:span></text:span></text:p>
      <text:p text:style-name="P2"/>
      <text:p text:style-name="P2"><text:span text:style-name="Source_20_Text"><text:span text:style-name="T3"><text:s text:c="4"/>}</text:span></text:span></text:p>
      <text:p text:style-name="P1"><text:span text:style-name="Source_20_Text"><text:span text:style-name="T3">}</text:span></text:span></text:p>
      <text:p text:style-name="P66"><text:span text:style-name="Source_20_Text"><text:span text:style-name="T38">Question 9:</text:span></text:span><text:a xlink:type="simple" xlink:href="https://leetcode.com/problems/tallest-billboard/" text:style-name="Internet_20_link" text:visited-style-name="Visited_20_Internet_20_Link"><text:span text:style-name="Source_20_Text">Tallest Billboard</text:span></text:a><text:span text:style-name="Source_20_Text"><text:span text:style-name="T38"><text:line-break/>You are installing a billboard and want it to have the largest height. The billboard will have two steel supports, one on each side. Each steel support must be an equal height.</text:span></text:span></text:p>
      <text:p text:style-name="P23"><text:soft-page-break/>You are given a collection of <text:span text:style-name="Source_20_Text"><text:span text:style-name="T44">rods</text:span></text:span> that can be welded together. For example, if you have rods of lengths <text:span text:style-name="Source_20_Text"><text:span text:style-name="T44">1</text:span></text:span>, <text:span text:style-name="Source_20_Text"><text:span text:style-name="T44">2</text:span></text:span>, and <text:span text:style-name="Source_20_Text"><text:span text:style-name="T44">3</text:span></text:span>, you can weld them together to make a support of length <text:span text:style-name="Source_20_Text"><text:span text:style-name="T44">6</text:span></text:span>.</text:p>
      <text:p text:style-name="P23">Return <text:span text:style-name="Emphasis"><text:span text:style-name="T3">the largest possible height of your billboard installation</text:span></text:span>. If you cannot support the billboard, return <text:span text:style-name="Source_20_Text"><text:span text:style-name="T44">0</text:span></text:span>.</text:p>
      <text:p text:style-name="P66"><text:span text:style-name="Source_20_Text"><text:span text:style-name="T38">Ans: </text:span></text:span><text:span text:style-name="Source_20_Text"><text:span text:style-name="T42">class Solution {</text:span></text:span></text:p>
      <text:p text:style-name="P2"><text:span text:style-name="Source_20_Text"><text:span text:style-name="T3"><text:s text:c="4"/></text:span></text:span></text:p>
      <text:p text:style-name="P2"><text:span text:style-name="Source_20_Text"><text:span text:style-name="T3"><text:s text:c="4"/>public int tallestBillboard(int[] rods) {</text:span></text:span></text:p>
      <text:p text:style-name="P2"><text:span text:style-name="Source_20_Text"><text:span text:style-name="T3"><text:s text:c="8"/></text:span></text:span></text:p>
      <text:p text:style-name="P2"><text:span text:style-name="Source_20_Text"><text:span text:style-name="T3"><text:s text:c="8"/>Map&lt;String, Integer&gt; map = new HashMap&lt;&gt;();</text:span></text:span></text:p>
      <text:p text:style-name="P2"><text:span text:style-name="Source_20_Text"><text:span text:style-name="T3"><text:s text:c="8"/>int sum = 0;</text:span></text:span></text:p>
      <text:p text:style-name="P2"><text:span text:style-name="Source_20_Text"><text:span text:style-name="T3"><text:s text:c="8"/>for (int rod : rods) {</text:span></text:span></text:p>
      <text:p text:style-name="P2"><text:span text:style-name="Source_20_Text"><text:span text:style-name="T3"><text:s text:c="12"/>sum += rod;</text:span></text:span></text:p>
      <text:p text:style-name="P2"><text:span text:style-name="Source_20_Text"><text:span text:style-name="T3"><text:s text:c="8"/>}</text:span></text:span></text:p>
      <text:p text:style-name="P2"><text:span text:style-name="Source_20_Text"><text:span text:style-name="T3"><text:s text:c="8"/>return helper(rods, 0, 0, sum, map);</text:span></text:span></text:p>
      <text:p text:style-name="P2"><text:span text:style-name="Source_20_Text"><text:span text:style-name="T3"><text:s text:c="4"/>}</text:span></text:span></text:p>
      <text:p text:style-name="P2"/>
      <text:p text:style-name="P2"><text:span text:style-name="Source_20_Text"><text:span text:style-name="T3"><text:s text:c="4"/>private int helper(int[] rods, int index, int diff, </text:span></text:span></text:p>
      <text:p text:style-name="P2"><text:span text:style-name="Source_20_Text"><text:span text:style-name="T3"><text:s text:c="4"/>int sum, Map&lt;String, Integer&gt; map) {</text:span></text:span></text:p>
      <text:p text:style-name="P2"/>
      <text:p text:style-name="P2"><text:span text:style-name="Source_20_Text"><text:span text:style-name="T3"><text:s text:c="4"/>// Base case: no rods remaining</text:span></text:span></text:p>
      <text:p text:style-name="P2"><text:span text:style-name="Source_20_Text"><text:span text:style-name="T3"><text:s text:c="4"/>if (index == rods.length) return (diff == 0) ? 0 : Integer.MIN_VALUE;</text:span></text:span></text:p>
      <text:p text:style-name="P2"><text:span text:style-name="Source_20_Text"><text:span text:style-name="T3"><text:s text:c="4"/></text:span></text:span></text:p>
      <text:p text:style-name="P2"/>
      <text:p text:style-name="P2"><text:span text:style-name="Source_20_Text"><text:span text:style-name="T3"><text:s text:c="4"/>// Create a unique key for the current state</text:span></text:span></text:p>
      <text:p text:style-name="P2"><text:span text:style-name="Source_20_Text"><text:span text:style-name="T3"><text:s text:c="4"/>String key = index + "+" + diff;</text:span></text:span></text:p>
      <text:p text:style-name="P2"/>
      <text:p text:style-name="P2"><text:span text:style-name="Source_20_Text"><text:span text:style-name="T3"><text:s text:c="4"/>// Check if the result is already computed</text:span></text:span></text:p>
      <text:p text:style-name="P2"><text:span text:style-name="Source_20_Text"><text:span text:style-name="T3"><text:s text:c="4"/>if (map.containsKey(key)) return map.get(key);</text:span></text:span></text:p>
      <text:p text:style-name="P2"><text:span text:style-name="Source_20_Text"><text:span text:style-name="T3"><text:s text:c="4"/></text:span></text:span></text:p>
      <text:p text:style-name="P2"/>
      <text:p text:style-name="P2"><text:span text:style-name="Source_20_Text"><text:span text:style-name="T3"><text:s text:c="4"/>// Exclude the current rod</text:span></text:span></text:p>
      <text:p text:style-name="P2"><text:span text:style-name="Source_20_Text"><text:span text:style-name="T3"><text:s text:c="4"/>int exclude = helper(rods, index + 1, diff, sum, map);</text:span></text:span></text:p>
      <text:p text:style-name="P2"/>
      <text:p text:style-name="P2"><text:span text:style-name="Source_20_Text"><text:span text:style-name="T3"><text:s text:c="4"/>// Use the current rod on the taller support</text:span></text:span></text:p>
      <text:p text:style-name="P2"><text:span text:style-name="Source_20_Text"><text:span text:style-name="T3"><text:s text:c="4"/>int taller = helper(rods, index + 1, </text:span></text:span></text:p>
      <text:p text:style-name="P2"><text:span text:style-name="Source_20_Text"><text:span text:style-name="T3"><text:s text:c="4"/>diff + rods[index], sum, map) + rods[index];</text:span></text:span></text:p>
      <text:p text:style-name="P2"/>
      <text:p text:style-name="P2"><text:span text:style-name="Source_20_Text"><text:span text:style-name="T3"><text:s text:c="4"/>// Use the current rod on the shorter support</text:span></text:span></text:p>
      <text:p text:style-name="P2"><text:span text:style-name="Source_20_Text"><text:span text:style-name="T3"><text:s text:c="4"/>int shorter = helper(rods, index + 1, </text:span></text:span></text:p>
      <text:p text:style-name="P2"><text:span text:style-name="Source_20_Text"><text:span text:style-name="T3"><text:s text:c="4"/>diff - rods[index], sum, map);</text:span></text:span></text:p>
      <text:p text:style-name="P2"/>
      <text:p text:style-name="P2"><text:span text:style-name="Source_20_Text"><text:span text:style-name="T3"><text:s text:c="4"/>// Compute the maximum height for the current state</text:span></text:span></text:p>
      <text:p text:style-name="P2"><text:span text:style-name="Source_20_Text"><text:span text:style-name="T3"><text:s text:c="4"/>int maxHeight = Math.max(exclude, Math.max(taller, shorter));</text:span></text:span></text:p>
      <text:p text:style-name="P2"/>
      <text:p text:style-name="P2"><text:span text:style-name="Source_20_Text"><text:span text:style-name="T3"><text:s text:c="4"/>// Store the computed result in the map</text:span></text:span></text:p>
      <text:p text:style-name="P2"><text:span text:style-name="Source_20_Text"><text:span text:style-name="T3"><text:s text:c="4"/>map.put(key, maxHeight);</text:span></text:span></text:p>
      <text:p text:style-name="P2"><text:span text:style-name="Source_20_Text"><text:span text:style-name="T3"><text:s text:c="4"/>return maxHeight;</text:span></text:span></text:p>
      <text:p text:style-name="P2"><text:span text:style-name="Source_20_Text"><text:span text:style-name="T3"><text:s text:c="4"/>}</text:span></text:span></text:p>
      <text:p text:style-name="P1"><text:span text:style-name="Source_20_Text"><text:span text:style-name="T3">}</text:span></text:span></text:p>
      <text:p text:style-name="P66"><text:span text:style-name="Source_20_Text"><text:span text:style-name="T38">Question 10:</text:span></text:span><text:a xlink:type="simple" xlink:href="https://leetcode.com/problems/pizza-with-3n-slices/" text:style-name="Internet_20_link" text:visited-style-name="Visited_20_Internet_20_Link"><text:span text:style-name="Source_20_Text">Pizza With 3n Slices</text:span></text:a><text:span text:style-name="Source_20_Text"><text:span text:style-name="T38"><text:line-break/>There is a pizza with </text:span></text:span><text:span text:style-name="Source_20_Text"><text:span text:style-name="T43">3n</text:span></text:span><text:span text:style-name="Source_20_Text"><text:span text:style-name="T38"> slices of varying size, you and your friends will take slices of pizza as follows:</text:span></text:span></text:p>
      <text:list xml:id="list3226506737" text:style-name="L19">
        <text:list-item>
          <text:p text:style-name="P67"><text:soft-page-break/>You will pick <text:span text:style-name="Strong_20_Emphasis"><text:span text:style-name="T3">any</text:span></text:span> pizza slice.</text:p>
        </text:list-item>
        <text:list-item>
          <text:p text:style-name="P67">Your friend Alice will pick the next slice in the anti-clockwise direction of your pick.</text:p>
        </text:list-item>
        <text:list-item>
          <text:p text:style-name="P67">Your friend Bob will pick the next slice in the clockwise direction of your pick.</text:p>
        </text:list-item>
        <text:list-item>
          <text:p text:style-name="P68">Repeat until there are no more slices of pizzas.</text:p>
        </text:list-item>
      </text:list>
      <text:p text:style-name="P23">Given an integer array <text:span text:style-name="Source_20_Text"><text:span text:style-name="T44">slices</text:span></text:span> that represent the sizes of the pizza slices in a clockwise direction, return <text:span text:style-name="Emphasis"><text:span text:style-name="T3">the maximum possible sum of slice sizes that you can pick</text:span></text:span></text:p>
      <text:p text:style-name="P66"><text:span text:style-name="Source_20_Text"><text:span text:style-name="T38">Ans: </text:span></text:span><text:span text:style-name="Source_20_Text"><text:span text:style-name="T42"><text:s text:c="3"/>public final int maxSizeSlices(final int[] slices) {</text:span></text:span></text:p>
      <text:p text:style-name="P2"><text:span text:style-name="Source_20_Text"><text:span text:style-name="T3"><text:s text:c="8"/>final Map&lt;String, Integer&gt; dp = new HashMap&lt;&gt;();</text:span></text:span></text:p>
      <text:p text:style-name="P2"><text:span text:style-name="Source_20_Text"><text:span text:style-name="T3"><text:s text:c="8"/>return maxSizeSlices(slices, 0, slices.length - 1, slices.length / 3, 1, dp);</text:span></text:span></text:p>
      <text:p text:style-name="P2"><text:span text:style-name="Source_20_Text"><text:span text:style-name="T3"><text:s text:c="4"/>}</text:span></text:span></text:p>
      <text:p text:style-name="P2"/>
      <text:p text:style-name="P2"><text:span text:style-name="Source_20_Text"><text:span text:style-name="T3"><text:s text:c="4"/>private final int maxSizeSlices(final int[] slices, final int start, final int end,</text:span></text:span></text:p>
      <text:p text:style-name="P2"><text:span text:style-name="Source_20_Text"><text:span text:style-name="T3"><text:s text:c="36"/>final int n, final int cycle, final Map&lt;String, Integer&gt; dp) {</text:span></text:span></text:p>
      <text:p text:style-name="P2"><text:span text:style-name="Source_20_Text"><text:span text:style-name="T3"><text:s text:c="8"/>final String serialized = start + "$" + end + "$" + n + "$" + cycle;</text:span></text:span></text:p>
      <text:p text:style-name="P2"><text:span text:style-name="Source_20_Text"><text:span text:style-name="T3"><text:s text:c="8"/>if (dp.containsKey(serialized)) {</text:span></text:span></text:p>
      <text:p text:style-name="P2"><text:span text:style-name="Source_20_Text"><text:span text:style-name="T3"><text:s text:c="12"/>return dp.get(serialized);</text:span></text:span></text:p>
      <text:p text:style-name="P2"><text:span text:style-name="Source_20_Text"><text:span text:style-name="T3"><text:s text:c="8"/>}</text:span></text:span></text:p>
      <text:p text:style-name="P2"><text:span text:style-name="Source_20_Text"><text:span text:style-name="T3"><text:s text:c="8"/>if (n == 1) {</text:span></text:span></text:p>
      <text:p text:style-name="P2"><text:span text:style-name="Source_20_Text"><text:span text:style-name="T3"><text:s text:c="12"/>int max = Integer.MIN_VALUE;</text:span></text:span></text:p>
      <text:p text:style-name="P2"><text:span text:style-name="Source_20_Text"><text:span text:style-name="T3"><text:s text:c="12"/>for (int i = start; i &lt;= end; i++) {</text:span></text:span></text:p>
      <text:p text:style-name="P2"><text:span text:style-name="Source_20_Text"><text:span text:style-name="T3"><text:s text:c="16"/>max = Math.max(max, slices[i]);</text:span></text:span></text:p>
      <text:p text:style-name="P2"><text:span text:style-name="Source_20_Text"><text:span text:style-name="T3"><text:s text:c="12"/>}</text:span></text:span></text:p>
      <text:p text:style-name="P2"><text:span text:style-name="Source_20_Text"><text:span text:style-name="T3"><text:s text:c="12"/>dp.put(serialized, max);</text:span></text:span></text:p>
      <text:p text:style-name="P2"><text:span text:style-name="Source_20_Text"><text:span text:style-name="T3"><text:s text:c="12"/>return dp.get(serialized);</text:span></text:span></text:p>
      <text:p text:style-name="P2"><text:span text:style-name="Source_20_Text"><text:span text:style-name="T3"><text:s text:c="8"/>}</text:span></text:span></text:p>
      <text:p text:style-name="P2"><text:span text:style-name="Source_20_Text"><text:span text:style-name="T3"><text:s text:c="8"/>if (end - start + 1 &lt; n * 2 - 1) {</text:span></text:span></text:p>
      <text:p text:style-name="P2"><text:span text:style-name="Source_20_Text"><text:span text:style-name="T3"><text:s text:c="12"/>dp.put(serialized, Integer.MIN_VALUE);</text:span></text:span></text:p>
      <text:p text:style-name="P2"><text:span text:style-name="Source_20_Text"><text:span text:style-name="T3"><text:s text:c="12"/>return dp.get(serialized);</text:span></text:span></text:p>
      <text:p text:style-name="P2"><text:span text:style-name="Source_20_Text"><text:span text:style-name="T3"><text:s text:c="8"/>}</text:span></text:span></text:p>
      <text:p text:style-name="P2"><text:span text:style-name="Source_20_Text"><text:span text:style-name="T3"><text:s text:c="8"/>final int res = Math.max(maxSizeSlices(slices, start + cycle, end - 2, n - 1, 0, dp) + slices[end],</text:span></text:span></text:p>
      <text:p text:style-name="P2"><text:span text:style-name="Source_20_Text"><text:span text:style-name="T3"><text:s text:c="32"/>maxSizeSlices(slices, start, end - 1, n, 0, dp));</text:span></text:span></text:p>
      <text:p text:style-name="P2"><text:span text:style-name="Source_20_Text"><text:span text:style-name="T3"><text:s text:c="8"/>dp.put(serialized, res);</text:span></text:span></text:p>
      <text:p text:style-name="P2"><text:span text:style-name="Source_20_Text"><text:span text:style-name="T3"><text:s text:c="8"/>return dp.get(serialized);</text:span></text:span></text:p>
      <text:p text:style-name="P1"><text:span text:style-name="Source_20_Text"><text:span text:style-name="T3"><text:s text:c="4"/>}</text:span></text:span></text:p>
      <text:p text:style-name="P66"><text:span text:style-name="Source_20_Text"><text:span text:style-name="T38">Question 11:</text:span></text:span><text:a xlink:type="simple" xlink:href="https://leetcode.com/problems/reducing-dishes/" text:style-name="Internet_20_link" text:visited-style-name="Visited_20_Internet_20_Link"><text:span text:style-name="Source_20_Text">Reducing Dishes</text:span></text:a><text:span text:style-name="Source_20_Text"><text:span text:style-name="T38"><text:line-break/>A chef has collected data on the </text:span></text:span><text:span text:style-name="Source_20_Text"><text:span text:style-name="T43">satisfaction</text:span></text:span><text:span text:style-name="Source_20_Text"><text:span text:style-name="T38"> level of his </text:span></text:span><text:span text:style-name="Source_20_Text"><text:span text:style-name="T43">n</text:span></text:span><text:span text:style-name="Source_20_Text"><text:span text:style-name="T38"> dishes. Chef can cook any dish in 1 unit of time.</text:span></text:span></text:p>
      <text:p text:style-name="P23"><text:span text:style-name="Strong_20_Emphasis"><text:span text:style-name="T3">Like-time coefficient</text:span></text:span> of a dish is defined as the time taken to cook that dish including previous dishes multiplied by its satisfaction level i.e. <text:span text:style-name="Source_20_Text"><text:span text:style-name="T44">time[i] * satisfaction[i]</text:span></text:span>.</text:p>
      <text:p text:style-name="P23">Return the maximum sum of <text:span text:style-name="Strong_20_Emphasis"><text:span text:style-name="T3">like-time coefficient </text:span></text:span>that the chef can obtain after preparing some amount of dishes.</text:p>
      <text:p text:style-name="P23">Dishes can be prepared in <text:span text:style-name="Strong_20_Emphasis"><text:span text:style-name="T3">any </text:span></text:span>order and the chef can discard some dishes to get this maximum value.</text:p>
      <text:p text:style-name="P17"><text:span text:style-name="Source_20_Text"><text:span text:style-name="T42">class Solution {</text:span></text:span></text:p>
      <text:p text:style-name="P2"><text:soft-page-break/><text:span text:style-name="Source_20_Text"><text:span text:style-name="T3"><text:s text:c="4"/>public int maxSatisfaction(int[] satisfaction) {</text:span></text:span></text:p>
      <text:p text:style-name="P2"><text:span text:style-name="Source_20_Text"><text:span text:style-name="T3"><text:s text:c="8"/>PriorityQueue&lt;Integer&gt; pq = new PriorityQueue&lt;Integer&gt;(Collections.reverseOrder());</text:span></text:span></text:p>
      <text:p text:style-name="P2"><text:span text:style-name="Source_20_Text"><text:span text:style-name="T3"><text:s text:c="8"/>for (int i : satisfaction) {</text:span></text:span></text:p>
      <text:p text:style-name="P2"><text:span text:style-name="Source_20_Text"><text:span text:style-name="T3"><text:s text:c="12"/>pq.offer(i);</text:span></text:span></text:p>
      <text:p text:style-name="P2"><text:span text:style-name="Source_20_Text"><text:span text:style-name="T3"><text:s text:c="8"/>}</text:span></text:span></text:p>
      <text:p text:style-name="P2"><text:span text:style-name="Source_20_Text"><text:span text:style-name="T3"><text:s text:c="8"/>int ans = 0, curr = 0;</text:span></text:span></text:p>
      <text:p text:style-name="P2"><text:span text:style-name="Source_20_Text"><text:span text:style-name="T3"><text:s text:c="8"/>while (!pq.isEmpty() &amp;&amp; pq.peek() + curr &gt; 0) {</text:span></text:span></text:p>
      <text:p text:style-name="P2"><text:span text:style-name="Source_20_Text"><text:span text:style-name="T3"><text:s text:c="12"/>curr += pq.poll();</text:span></text:span></text:p>
      <text:p text:style-name="P2"><text:span text:style-name="Source_20_Text"><text:span text:style-name="T3"><text:s text:c="12"/>ans += curr;</text:span></text:span></text:p>
      <text:p text:style-name="P2"><text:span text:style-name="Source_20_Text"><text:span text:style-name="T3"><text:s text:c="8"/>}</text:span></text:span></text:p>
      <text:p text:style-name="P2"><text:span text:style-name="Source_20_Text"><text:span text:style-name="T3"><text:s text:c="8"/>return ans;</text:span></text:span></text:p>
      <text:p text:style-name="P2"><text:span text:style-name="Source_20_Text"><text:span text:style-name="T3"><text:s text:c="4"/>}</text:span></text:span></text:p>
      <text:p text:style-name="P1"><text:span text:style-name="Source_20_Text"><text:span text:style-name="T3">}</text:span></text:span></text:p>
      <text:p text:style-name="P66"><text:span text:style-name="Source_20_Text"><text:span text:style-name="T38"/></text:span></text:p>
      <text:p text:style-name="P61"><text:span text:style-name="Source_20_Text"><text:span text:style-name="T37"><text:s/></text:span></text:span></text:p>
      <text:p text:style-name="P61"><text:span text:style-name="Source_20_Text"><text:span text:style-name="T37"/></text:span></text:p>
      <text:p text:style-name="P61"><text:span text:style-name="Source_20_Text"><text:span text:style-name="T37"/></text:span></text:p>
      <text:p text:style-name="P61"><text:span text:style-name="Source_20_Text"><text:span text:style-name="T37"/></text:span></text:p>
      <text:p text:style-name="P61"><text:span text:style-name="Source_20_Text"><text:span text:style-name="T37"/></text:span></text:p>
      <text:p text:style-name="P61"><text:span text:style-name="Source_20_Text"><text:span text:style-name="T37"/></text:span></text:p>
      <text:p text:style-name="Text_20_body"><text:span text:style-name="Source_20_Text"><text:span text:style-name="T37"><text:s/></text:span></text:span></text:p>
      <text:p text:style-name="P15"><text:span text:style-name="Source_20_Text"><text:span text:style-name="T39"/></text:span></text:p>
      <text:p text:style-name="P39"><text:span text:style-name="T4"/></text:p>
      <text:p text:style-name="P39"/>
      <text:p text:style-name="P39"/>
      <text:p text:style-name="P40"/>
      <text:p text:style-name="P39"/>
      <text:p text:style-name="P39"/>
      <text:p text:style-name="P39"/>
      <text:p text:style-name="P39"/>
      <text:p text:style-name="Text_20_body"><text:line-break/></text:p>
      <text:p text:style-name="P36"/>
      <text:p text:style-name="P32"/>
      <text:p text:style-name="P32"><text:line-break/></text:p>
      <text:p text:style-name="P32"><text:soft-page-break/><text:line-break/></text:p>
      <text:p text:style-name="P9"><text:span text:style-name="Source_20_Text"><text:span text:style-name="T54"/></text:span></text:p>
      <text:p text:style-name="P9"><text:span text:style-name="Source_20_Text"><text:span text:style-name="T54"/></text:span></text:p>
      <text:p text:style-name="P9"><text:span text:style-name="Source_20_Text"><text:span text:style-name="T54"/></text:span></text:p>
      <text:p text:style-name="P7"><text:line-break/></text:p>
      <text:p text:style-name="P26"><text:line-break/></text:p>
      <text:p text:style-name="P20"><text:span text:style-name="T10"/></text:p>
      <text:p text:style-name="P18"><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style:font-face style:name="apple-system1" svg:font-family="apple-system, BlinkMacSystemFont, 'Segoe UI', 'PingFang SC', 'Hiragino Sans GB', 'Microsoft YaHei', 'Helvetica Neue',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00:08:16.613102468</meta:creation-date>
    <dc:date>2023-12-03T01:30:36.489338001</dc:date>
    <meta:editing-duration>PT9M43S</meta:editing-duration>
    <meta:editing-cycles>2</meta:editing-cycles>
    <meta:generator>LibreOffice/7.3.7.2$Linux_X86_64 LibreOffice_project/30$Build-2</meta:generator>
    <meta:document-statistic meta:table-count="0" meta:image-count="0" meta:object-count="0" meta:page-count="39" meta:paragraph-count="1536" meta:word-count="9418" meta:character-count="64851" meta:non-whitespace-character-count="45152"/>
  </office:meta>
</office:document-meta>
</file>